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piTimes_middle_fina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1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number-columns-repeated="77" table:default-cell-style-name="Default"/>
        <table:table-column table:style-name="co4" table:default-cell-style-name="Default"/>
        <table:table-column table:style-name="co3" table:number-columns-repeated="61" table:default-cell-style-name="Default"/>
        <table:table-column table:style-name="co5" table:default-cell-style-name="Default"/>
        <table:table-column table:style-name="co3" table:number-columns-repeated="56" table:default-cell-style-name="Default"/>
        <table:table-column table:style-name="co5" table:default-cell-style-name="Default"/>
        <table:table-column table:style-name="co3" table:number-columns-repeated="54" table:default-cell-style-name="Default"/>
        <table:table-column table:style-name="co4" table:default-cell-style-name="Default"/>
        <table:table-column table:style-name="co3" table:number-columns-repeated="28" table:default-cell-style-name="Default"/>
        <table:table-column table:style-name="co5" table:default-cell-style-name="Default"/>
        <table:table-column table:style-name="co3" table:number-columns-repeated="131" table:default-cell-style-name="Default"/>
        <table:table-column table:style-name="co5" table:default-cell-style-name="Default"/>
        <table:table-column table:style-name="co3" table:number-columns-repeated="60" table:default-cell-style-name="Default"/>
        <table:table-column table:style-name="co4" table:default-cell-style-name="Default"/>
        <table:table-column table:style-name="co3" table:number-columns-repeated="124" table:default-cell-style-name="Default"/>
        <table:table-column table:style-name="co4" table:default-cell-style-name="Default"/>
        <table:table-column table:style-name="co3" table:number-columns-repeated="86" table:default-cell-style-name="Default"/>
        <table:table-column table:style-name="co5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number-columns-repeated="167" table:default-cell-style-name="Default"/>
        <table:table-row table:style-name="ro1">
          <table:table-cell office:value-type="float" office:value="0.0001988411" calcext:value-type="float">
            <text:p>0,0001988411</text:p>
          </table:table-cell>
          <table:table-cell office:value-type="float" office:value="0.0000193119" calcext:value-type="float">
            <text:p>1,93119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02792" calcext:value-type="float">
            <text:p>3,02792E-05</text:p>
          </table:table-cell>
          <table:table-cell office:value-type="float" office:value="0.0000281334" calcext:value-type="float">
            <text:p>2,81334E-05</text:p>
          </table:table-cell>
          <table:table-cell office:value-type="float" office:value="0.0000243187" calcext:value-type="float">
            <text:p>2,43187E-05</text:p>
          </table:table-cell>
          <table:table-cell office:value-type="float" office:value="0.0000238419" calcext:value-type="float">
            <text:p>2,38419E-05</text:p>
          </table:table-cell>
          <table:table-cell office:value-type="float" office:value="0.0000226498" calcext:value-type="float">
            <text:p>2,26498E-05</text:p>
          </table:table-cell>
          <table:table-cell office:value-type="float" office:value="0.0000236034" calcext:value-type="float">
            <text:p>2,36034E-05</text:p>
          </table:table-cell>
          <table:table-cell office:value-type="float" office:value="0.0000238419" calcext:value-type="float">
            <text:p>2,38419E-05</text:p>
          </table:table-cell>
          <table:table-cell office:value-type="float" office:value="0.0000457764" calcext:value-type="float">
            <text:p>4,57764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243187" calcext:value-type="float">
            <text:p>2,43187E-05</text:p>
          </table:table-cell>
          <table:table-cell office:value-type="float" office:value="0.0000054836" calcext:value-type="float">
            <text:p>5,4836E-06</text:p>
          </table:table-cell>
          <table:table-cell table:number-columns-repeated="2" office:value-type="float" office:value="0.000023365" calcext:value-type="float">
            <text:p>2,3365E-05</text:p>
          </table:table-cell>
          <table:table-cell office:value-type="float" office:value="0.0000240803" calcext:value-type="float">
            <text:p>2,40803E-05</text:p>
          </table:table-cell>
          <table:table-cell office:value-type="float" office:value="0.0000226498" calcext:value-type="float">
            <text:p>2,26498E-05</text:p>
          </table:table-cell>
          <table:table-cell office:value-type="float" office:value="0.0000238419" calcext:value-type="float">
            <text:p>2,38419E-05</text:p>
          </table:table-cell>
          <table:table-cell office:value-type="float" office:value="0.0000054836" calcext:value-type="float">
            <text:p>5,4836E-06</text:p>
          </table:table-cell>
          <table:table-cell office:value-type="float" office:value="0.0000052452" calcext:value-type="float">
            <text:p>5,2452E-06</text:p>
          </table:table-cell>
          <table:table-cell table:number-columns-repeated="2" office:value-type="float" office:value="0.0000274181" calcext:value-type="float">
            <text:p>2,7418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23365" calcext:value-type="float">
            <text:p>2,3365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240803" calcext:value-type="float">
            <text:p>2,40803E-05</text:p>
          </table:table-cell>
          <table:table-cell office:value-type="float" office:value="0.0000517368" calcext:value-type="float">
            <text:p>5,17368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238419" calcext:value-type="float">
            <text:p>2,38419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231266" calcext:value-type="float">
            <text:p>2,31266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228882" calcext:value-type="float">
            <text:p>2,28882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228882" calcext:value-type="float">
            <text:p>2,28882E-05</text:p>
          </table:table-cell>
          <table:table-cell office:value-type="float" office:value="0.0000236034" calcext:value-type="float">
            <text:p>2,36034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114441" calcext:value-type="float">
            <text:p>1,14441E-05</text:p>
          </table:table-cell>
          <table:table-cell table:number-columns-repeated="2" office:value-type="float" office:value="0.0000119209" calcext:value-type="float">
            <text:p>1,19209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236034" calcext:value-type="float">
            <text:p>2,3603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472069" calcext:value-type="float">
            <text:p>4,7206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255108" calcext:value-type="float">
            <text:p>2,55108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236034" calcext:value-type="float">
            <text:p>2,36034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293255" calcext:value-type="float">
            <text:p>2,93255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112057" calcext:value-type="float">
            <text:p>1,12057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236034" calcext:value-type="float">
            <text:p>2,36034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290871" calcext:value-type="float">
            <text:p>2,9087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238419" calcext:value-type="float">
            <text:p>2,38419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112057" calcext:value-type="float">
            <text:p>1,12057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536442" calcext:value-type="float">
            <text:p>5,36442E-05</text:p>
          </table:table-cell>
          <table:table-cell office:value-type="float" office:value="0.0000522137" calcext:value-type="float">
            <text:p>5,22137E-05</text:p>
          </table:table-cell>
          <table:table-cell table:number-columns-repeated="2" office:value-type="float" office:value="0.000030756" calcext:value-type="float">
            <text:p>3,0756E-05</text:p>
          </table:table-cell>
          <table:table-cell office:value-type="float" office:value="0.0000255108" calcext:value-type="float">
            <text:p>2,55108E-05</text:p>
          </table:table-cell>
          <table:table-cell office:value-type="float" office:value="0.0000631809" calcext:value-type="float">
            <text:p>6,31809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61512" calcext:value-type="float">
            <text:p>6,1512E-05</text:p>
          </table:table-cell>
          <table:table-cell office:value-type="float" office:value="0.0000271797" calcext:value-type="float">
            <text:p>2,71797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154972" calcext:value-type="float">
            <text:p>1,5497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58651" calcext:value-type="float">
            <text:p>5,8651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510216" calcext:value-type="float">
            <text:p>5,10216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02792" calcext:value-type="float">
            <text:p>3,0279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243187" calcext:value-type="float">
            <text:p>2,43187E-05</text:p>
          </table:table-cell>
          <table:table-cell table:number-columns-repeated="2" office:value-type="float" office:value="0.0000238419" calcext:value-type="float">
            <text:p>2,38419E-05</text:p>
          </table:table-cell>
          <table:table-cell office:value-type="float" office:value="0.0000255108" calcext:value-type="float">
            <text:p>2,55108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579357" calcext:value-type="float">
            <text:p>5,79357E-05</text:p>
          </table:table-cell>
          <table:table-cell office:value-type="float" office:value="0.0000450611" calcext:value-type="float">
            <text:p>4,50611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14782" calcext:value-type="float">
            <text:p>1,4782E-05</text:p>
          </table:table-cell>
          <table:table-cell office:value-type="float" office:value="0.0000293255" calcext:value-type="float">
            <text:p>2,93255E-05</text:p>
          </table:table-cell>
          <table:table-cell office:value-type="float" office:value="0.0000462532" calcext:value-type="float">
            <text:p>4,62532E-05</text:p>
          </table:table-cell>
          <table:table-cell office:value-type="float" office:value="0.0000469685" calcext:value-type="float">
            <text:p>4,6968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238419" calcext:value-type="float">
            <text:p>2,38419E-05</text:p>
          </table:table-cell>
          <table:table-cell office:value-type="float" office:value="0.0000236034" calcext:value-type="float">
            <text:p>2,36034E-05</text:p>
          </table:table-cell>
          <table:table-cell office:value-type="float" office:value="0.0000491142" calcext:value-type="float">
            <text:p>4,91142E-05</text:p>
          </table:table-cell>
          <table:table-cell office:value-type="float" office:value="0.0000162125" calcext:value-type="float">
            <text:p>1,62125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607967" calcext:value-type="float">
            <text:p>6,07967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269413" calcext:value-type="float">
            <text:p>2,69413E-05</text:p>
          </table:table-cell>
          <table:table-cell office:value-type="float" office:value="0.0000228882" calcext:value-type="float">
            <text:p>2,28882E-05</text:p>
          </table:table-cell>
          <table:table-cell office:value-type="float" office:value="0.000023365" calcext:value-type="float">
            <text:p>2,3365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658035" calcext:value-type="float">
            <text:p>6,58035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431538" calcext:value-type="float">
            <text:p>4,31538E-05</text:p>
          </table:table-cell>
          <table:table-cell table:number-columns-repeated="3" office:value-type="float" office:value="0.0000343323" calcext:value-type="float">
            <text:p>3,43323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486374" calcext:value-type="float">
            <text:p>4,86374E-05</text:p>
          </table:table-cell>
          <table:table-cell office:value-type="float" office:value="0.00005126" calcext:value-type="float">
            <text:p>5,126E-05</text:p>
          </table:table-cell>
          <table:table-cell table:number-columns-repeated="2" office:value-type="float" office:value="0.0000386238" calcext:value-type="float">
            <text:p>3,86238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860691" calcext:value-type="float">
            <text:p>8,60691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26226" calcext:value-type="float">
            <text:p>2,6226E-05</text:p>
          </table:table-cell>
          <table:table-cell office:value-type="float" office:value="0.0000245571" calcext:value-type="float">
            <text:p>2,45571E-05</text:p>
          </table:table-cell>
          <table:table-cell office:value-type="float" office:value="0.000023365" calcext:value-type="float">
            <text:p>2,3365E-05</text:p>
          </table:table-cell>
          <table:table-cell table:number-columns-repeated="2" office:value-type="float" office:value="0.0000238419" calcext:value-type="float">
            <text:p>2,38419E-05</text:p>
          </table:table-cell>
          <table:table-cell office:value-type="float" office:value="0.000005722" calcext:value-type="float">
            <text:p>5,722E-06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271797" calcext:value-type="float">
            <text:p>2,71797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641346" calcext:value-type="float">
            <text:p>6,41346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2" office:value-type="float" office:value="0.0000236034" calcext:value-type="float">
            <text:p>2,36034E-05</text:p>
          </table:table-cell>
          <table:table-cell office:value-type="float" office:value="0.0000238419" calcext:value-type="float">
            <text:p>2,38419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257492" calcext:value-type="float">
            <text:p>2,57492E-05</text:p>
          </table:table-cell>
          <table:table-cell office:value-type="float" office:value="0.000023365" calcext:value-type="float">
            <text:p>2,3365E-05</text:p>
          </table:table-cell>
          <table:table-cell office:value-type="float" office:value="0.0000236034" calcext:value-type="float">
            <text:p>2,36034E-05</text:p>
          </table:table-cell>
          <table:table-cell office:value-type="float" office:value="0.0000154972" calcext:value-type="float">
            <text:p>1,54972E-05</text:p>
          </table:table-cell>
          <table:table-cell office:value-type="float" office:value="0.0000302792" calcext:value-type="float">
            <text:p>3,02792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462532" calcext:value-type="float">
            <text:p>4,62532E-05</text:p>
          </table:table-cell>
          <table:table-cell office:value-type="float" office:value="0.0000436306" calcext:value-type="float">
            <text:p>4,36306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288486" calcext:value-type="float">
            <text:p>2,88486E-05</text:p>
          </table:table-cell>
          <table:table-cell office:value-type="float" office:value="0.0000283718" calcext:value-type="float">
            <text:p>2,83718E-05</text:p>
          </table:table-cell>
          <table:table-cell office:value-type="float" office:value="0.0000243187" calcext:value-type="float">
            <text:p>2,43187E-05</text:p>
          </table:table-cell>
          <table:table-cell office:value-type="float" office:value="0.0000281334" calcext:value-type="float">
            <text:p>2,81334E-05</text:p>
          </table:table-cell>
          <table:table-cell office:value-type="float" office:value="0.0000069141" calcext:value-type="float">
            <text:p>6,9141E-06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293255" calcext:value-type="float">
            <text:p>2,93255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07391" calcext:value-type="float">
            <text:p>7,391E-06</text:p>
          </table:table-cell>
          <table:table-cell office:value-type="float" office:value="0.0000166893" calcext:value-type="float">
            <text:p>1,66893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269413" calcext:value-type="float">
            <text:p>2,69413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271797" calcext:value-type="float">
            <text:p>2,71797E-05</text:p>
          </table:table-cell>
          <table:table-cell office:value-type="float" office:value="0.0000092983" calcext:value-type="float">
            <text:p>9,2983E-06</text:p>
          </table:table-cell>
          <table:table-cell office:value-type="float" office:value="0.000014782" calcext:value-type="float">
            <text:p>1,4782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264645" calcext:value-type="float">
            <text:p>2,64645E-05</text:p>
          </table:table-cell>
          <table:table-cell office:value-type="float" office:value="0.0000450611" calcext:value-type="float">
            <text:p>4,50611E-05</text:p>
          </table:table-cell>
          <table:table-cell office:value-type="float" office:value="0.0000641346" calcext:value-type="float">
            <text:p>6,41346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236034" calcext:value-type="float">
            <text:p>2,36034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531673" calcext:value-type="float">
            <text:p>5,31673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538826" calcext:value-type="float">
            <text:p>5,3882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240803" calcext:value-type="float">
            <text:p>2,4080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255108" calcext:value-type="float">
            <text:p>2,55108E-05</text:p>
          </table:table-cell>
          <table:table-cell office:value-type="float" office:value="0.0000236034" calcext:value-type="float">
            <text:p>2,36034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245571" calcext:value-type="float">
            <text:p>2,45571E-05</text:p>
          </table:table-cell>
          <table:table-cell office:value-type="float" office:value="0.0000231266" calcext:value-type="float">
            <text:p>2,31266E-05</text:p>
          </table:table-cell>
          <table:table-cell office:value-type="float" office:value="0.000023365" calcext:value-type="float">
            <text:p>2,3365E-05</text:p>
          </table:table-cell>
          <table:table-cell office:value-type="float" office:value="0.0000231266" calcext:value-type="float">
            <text:p>2,31266E-05</text:p>
          </table:table-cell>
          <table:table-cell office:value-type="float" office:value="0.000023365" calcext:value-type="float">
            <text:p>2,3365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293255" calcext:value-type="float">
            <text:p>2,93255E-05</text:p>
          </table:table-cell>
          <table:table-cell office:value-type="float" office:value="0.0000255108" calcext:value-type="float">
            <text:p>2,55108E-05</text:p>
          </table:table-cell>
          <table:table-cell office:value-type="float" office:value="0.0000059605" calcext:value-type="float">
            <text:p>5,9605E-06</text:p>
          </table:table-cell>
          <table:table-cell office:value-type="float" office:value="0.000005722" calcext:value-type="float">
            <text:p>5,722E-06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27895" calcext:value-type="float">
            <text:p>2,7895E-05</text:p>
          </table:table-cell>
          <table:table-cell office:value-type="float" office:value="0.0000236034" calcext:value-type="float">
            <text:p>2,36034E-05</text:p>
          </table:table-cell>
          <table:table-cell table:number-columns-repeated="2" office:value-type="float" office:value="0.000023365" calcext:value-type="float">
            <text:p>2,3365E-05</text:p>
          </table:table-cell>
          <table:table-cell office:value-type="float" office:value="0.0000154972" calcext:value-type="float">
            <text:p>1,54972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252724" calcext:value-type="float">
            <text:p>2,52724E-05</text:p>
          </table:table-cell>
          <table:table-cell office:value-type="float" office:value="0.0000236034" calcext:value-type="float">
            <text:p>2,36034E-05</text:p>
          </table:table-cell>
          <table:table-cell office:value-type="float" office:value="0.0000059605" calcext:value-type="float">
            <text:p>5,9605E-06</text:p>
          </table:table-cell>
          <table:table-cell office:value-type="float" office:value="0.000023365" calcext:value-type="float">
            <text:p>2,3365E-05</text:p>
          </table:table-cell>
          <table:table-cell office:value-type="float" office:value="0.0000240803" calcext:value-type="float">
            <text:p>2,40803E-05</text:p>
          </table:table-cell>
          <table:table-cell office:value-type="float" office:value="0.0000238419" calcext:value-type="float">
            <text:p>2,38419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252724" calcext:value-type="float">
            <text:p>2,52724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503063" calcext:value-type="float">
            <text:p>5,03063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259876" calcext:value-type="float">
            <text:p>2,59876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25034" calcext:value-type="float">
            <text:p>2,5034E-05</text:p>
          </table:table-cell>
          <table:table-cell office:value-type="float" office:value="0.0000238419" calcext:value-type="float">
            <text:p>2,38419E-05</text:p>
          </table:table-cell>
          <table:table-cell office:value-type="float" office:value="0.000023365" calcext:value-type="float">
            <text:p>2,3365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23365" calcext:value-type="float">
            <text:p>2,3365E-05</text:p>
          </table:table-cell>
          <table:table-cell office:value-type="float" office:value="0.0000231266" calcext:value-type="float">
            <text:p>2,31266E-05</text:p>
          </table:table-cell>
          <table:table-cell office:value-type="float" office:value="0.0001373291" calcext:value-type="float">
            <text:p>0,0001373291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288486" calcext:value-type="float">
            <text:p>2,88486E-05</text:p>
          </table:table-cell>
          <table:table-cell office:value-type="float" office:value="0.0000264645" calcext:value-type="float">
            <text:p>2,6464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25034" calcext:value-type="float">
            <text:p>2,5034E-05</text:p>
          </table:table-cell>
          <table:table-cell office:value-type="float" office:value="0.0000293255" calcext:value-type="float">
            <text:p>2,93255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517368" calcext:value-type="float">
            <text:p>5,17368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832081" calcext:value-type="float">
            <text:p>8,32081E-05</text:p>
          </table:table-cell>
          <table:table-cell office:value-type="float" office:value="0.0000269413" calcext:value-type="float">
            <text:p>2,69413E-05</text:p>
          </table:table-cell>
          <table:table-cell office:value-type="float" office:value="0.000020504" calcext:value-type="float">
            <text:p>2,0504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507832" calcext:value-type="float">
            <text:p>5,07832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5126" calcext:value-type="float">
            <text:p>5,126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288486" calcext:value-type="float">
            <text:p>2,8848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281334" calcext:value-type="float">
            <text:p>2,81334E-05</text:p>
          </table:table-cell>
          <table:table-cell table:number-columns-repeated="2" office:value-type="float" office:value="0.000027895" calcext:value-type="float">
            <text:p>2,7895E-05</text:p>
          </table:table-cell>
          <table:table-cell office:value-type="float" office:value="0.0000276566" calcext:value-type="float">
            <text:p>2,76566E-05</text:p>
          </table:table-cell>
          <table:table-cell office:value-type="float" office:value="0.0000271797" calcext:value-type="float">
            <text:p>2,71797E-05</text:p>
          </table:table-cell>
          <table:table-cell office:value-type="float" office:value="0.0000243187" calcext:value-type="float">
            <text:p>2,43187E-05</text:p>
          </table:table-cell>
          <table:table-cell office:value-type="float" office:value="0.0000228882" calcext:value-type="float">
            <text:p>2,28882E-05</text:p>
          </table:table-cell>
          <table:table-cell table:number-columns-repeated="2" office:value-type="float" office:value="0.000023365" calcext:value-type="float">
            <text:p>2,3365E-05</text:p>
          </table:table-cell>
          <table:table-cell office:value-type="float" office:value="0.0000236034" calcext:value-type="float">
            <text:p>2,36034E-05</text:p>
          </table:table-cell>
          <table:table-cell office:value-type="float" office:value="0.000023365" calcext:value-type="float">
            <text:p>2,3365E-05</text:p>
          </table:table-cell>
          <table:table-cell office:value-type="float" office:value="0.0000283718" calcext:value-type="float">
            <text:p>2,83718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619888" calcext:value-type="float">
            <text:p>6,19888E-05</text:p>
          </table:table-cell>
          <table:table-cell office:value-type="float" office:value="0.0000240803" calcext:value-type="float">
            <text:p>2,40803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295639" calcext:value-type="float">
            <text:p>2,95639E-05</text:p>
          </table:table-cell>
          <table:table-cell office:value-type="float" office:value="0.0000283718" calcext:value-type="float">
            <text:p>2,83718E-05</text:p>
          </table:table-cell>
          <table:table-cell office:value-type="float" office:value="0.0000288486" calcext:value-type="float">
            <text:p>2,88486E-05</text:p>
          </table:table-cell>
          <table:table-cell office:value-type="float" office:value="0.0000281334" calcext:value-type="float">
            <text:p>2,81334E-05</text:p>
          </table:table-cell>
          <table:table-cell office:value-type="float" office:value="0.0000300407" calcext:value-type="float">
            <text:p>3,00407E-05</text:p>
          </table:table-cell>
          <table:table-cell table:number-columns-repeated="2" office:value-type="float" office:value="0.0000274181" calcext:value-type="float">
            <text:p>2,74181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91006" calcext:value-type="float">
            <text:p>3,91006E-05</text:p>
          </table:table-cell>
          <table:table-cell table:number-columns-repeated="2" office:value-type="float" office:value="0.0000360012" calcext:value-type="float">
            <text:p>3,6001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71661" calcext:value-type="float">
            <text:p>1,71661E-05</text:p>
          </table:table-cell>
          <table:table-cell office:value-type="float" office:value="0.000023365" calcext:value-type="float">
            <text:p>2,336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476837" calcext:value-type="float">
            <text:p>4,76837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19481" calcext:value-type="float">
            <text:p>3,19481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81198" calcext:value-type="float">
            <text:p>1,8119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9018" calcext:value-type="float">
            <text:p>3,29018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295639" calcext:value-type="float">
            <text:p>2,95639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629425" calcext:value-type="float">
            <text:p>6,2942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169277" calcext:value-type="float">
            <text:p>1,6927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57356" calcext:value-type="float">
            <text:p>1,57356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603199" calcext:value-type="float">
            <text:p>6,0319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679493" calcext:value-type="float">
            <text:p>6,7949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660419" calcext:value-type="float">
            <text:p>6,6041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436306" calcext:value-type="float">
            <text:p>4,3630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627041" calcext:value-type="float">
            <text:p>6,2704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422001" calcext:value-type="float">
            <text:p>4,22001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236034" calcext:value-type="float">
            <text:p>2,3603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71933" calcext:value-type="float">
            <text:p>3,71933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236034" calcext:value-type="float">
            <text:p>2,36034E-05</text:p>
          </table:table-cell>
          <table:table-cell office:value-type="float" office:value="0.0000209808" calcext:value-type="float">
            <text:p>2,0980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178814" calcext:value-type="float">
            <text:p>1,7881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166893" calcext:value-type="float">
            <text:p>1,66893E-05</text:p>
          </table:table-cell>
          <table:table-cell office:value-type="float" office:value="0.000056982" calcext:value-type="float">
            <text:p>5,698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715256" calcext:value-type="float">
            <text:p>7,1525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274181" calcext:value-type="float">
            <text:p>2,7418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195503" calcext:value-type="float">
            <text:p>1,9550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498295" calcext:value-type="float">
            <text:p>4,9829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62396" calcext:value-type="float">
            <text:p>3,6239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86238" calcext:value-type="float">
            <text:p>3,86238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288486" calcext:value-type="float">
            <text:p>2,88486E-05</text:p>
          </table:table-cell>
          <table:table-cell office:value-type="float" office:value="0.0000302792" calcext:value-type="float">
            <text:p>3,02792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09673" calcext:value-type="float">
            <text:p>1,0967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1578331" calcext:value-type="float">
            <text:p>0,0001578331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202656" calcext:value-type="float">
            <text:p>2,0265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145435" calcext:value-type="float">
            <text:p>1,4543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178814" calcext:value-type="float">
            <text:p>1,7881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464916" calcext:value-type="float">
            <text:p>4,6491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673" calcext:value-type="float">
            <text:p>4,673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424385" calcext:value-type="float">
            <text:p>4,24385E-05</text:p>
          </table:table-cell>
          <table:table-cell table:number-columns-repeated="3"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495911" calcext:value-type="float">
            <text:p>4,95911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567436" calcext:value-type="float">
            <text:p>5,6743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212193" calcext:value-type="float">
            <text:p>2,1219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445843" calcext:value-type="float">
            <text:p>4,45843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3"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78814" calcext:value-type="float">
            <text:p>1,7881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703335" calcext:value-type="float">
            <text:p>7,03335E-05</text:p>
          </table:table-cell>
          <table:table-cell table:number-columns-repeated="4"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503063" calcext:value-type="float">
            <text:p>5,0306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596046" calcext:value-type="float">
            <text:p>5,9604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231266" calcext:value-type="float">
            <text:p>2,31266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190735" calcext:value-type="float">
            <text:p>1,90735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93391" calcext:value-type="float">
            <text:p>3,93391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648499" calcext:value-type="float">
            <text:p>6,4849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81198" calcext:value-type="float">
            <text:p>1,8119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71661" calcext:value-type="float">
            <text:p>1,71661E-05</text:p>
          </table:table-cell>
          <table:table-cell office:value-type="float" office:value="0.0000157356" calcext:value-type="float">
            <text:p>1,57356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700951" calcext:value-type="float">
            <text:p>7,0095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78814" calcext:value-type="float">
            <text:p>1,78814E-05</text:p>
          </table:table-cell>
          <table:table-cell office:value-type="float" office:value="0.000020504" calcext:value-type="float">
            <text:p>2,050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426769" calcext:value-type="float">
            <text:p>4,26769E-05</text:p>
          </table:table-cell>
          <table:table-cell office:value-type="float" office:value="0.000067234" calcext:value-type="float">
            <text:p>6,723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74046" calcext:value-type="float">
            <text:p>1,7404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529289" calcext:value-type="float">
            <text:p>5,29289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164509" calcext:value-type="float">
            <text:p>1,64509E-05</text:p>
          </table:table-cell>
          <table:table-cell office:value-type="float" office:value="0.0000517368" calcext:value-type="float">
            <text:p>5,1736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419617" calcext:value-type="float">
            <text:p>4,19617E-05</text:p>
          </table:table-cell>
          <table:table-cell table:number-columns-repeated="2" office:value-type="float" office:value="0.0000309944" calcext:value-type="float">
            <text:p>3,09944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669956" calcext:value-type="float">
            <text:p>6,6995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1575947" calcext:value-type="float">
            <text:p>0,0001575947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619888" calcext:value-type="float">
            <text:p>6,1988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0252" calcext:value-type="float">
            <text:p>1,0252E-05</text:p>
          </table:table-cell>
          <table:table-cell office:value-type="float" office:value="0.0000193119" calcext:value-type="float">
            <text:p>1,9311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1402" calcext:value-type="float">
            <text:p>3,31402E-05</text:p>
          </table:table-cell>
          <table:table-cell table:number-columns-repeated="2" office:value-type="float" office:value="0.0000360012" calcext:value-type="float">
            <text:p>3,6001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472069" calcext:value-type="float">
            <text:p>4,7206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154972" calcext:value-type="float">
            <text:p>1,5497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8147" calcext:value-type="float">
            <text:p>3,8147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22001" calcext:value-type="float">
            <text:p>4,2200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27895" calcext:value-type="float">
            <text:p>2,7895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table:number-columns-repeated="3"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488758" calcext:value-type="float">
            <text:p>4,88758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17643" calcext:value-type="float">
            <text:p>1,7643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166893" calcext:value-type="float">
            <text:p>1,66893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76701" calcext:value-type="float">
            <text:p>3,76701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631809" calcext:value-type="float">
            <text:p>6,31809E-05</text:p>
          </table:table-cell>
          <table:table-cell office:value-type="float" office:value="0.0000360012" calcext:value-type="float">
            <text:p>3,60012E-05</text:p>
          </table:table-cell>
        </table:table-row>
        <table:table-row table:style-name="ro1">
          <table:table-cell office:value-type="float" office:value="0.000130415" calcext:value-type="float">
            <text:p>0,00013041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426769" calcext:value-type="float">
            <text:p>4,26769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27895" calcext:value-type="float">
            <text:p>2,7895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281334" calcext:value-type="float">
            <text:p>2,81334E-05</text:p>
          </table:table-cell>
          <table:table-cell office:value-type="float" office:value="0.0000185966" calcext:value-type="float">
            <text:p>1,85966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271797" calcext:value-type="float">
            <text:p>2,71797E-05</text:p>
          </table:table-cell>
          <table:table-cell office:value-type="float" office:value="0.0000247955" calcext:value-type="float">
            <text:p>2,47955E-05</text:p>
          </table:table-cell>
          <table:table-cell office:value-type="float" office:value="0.0000295639" calcext:value-type="float">
            <text:p>2,95639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245571" calcext:value-type="float">
            <text:p>2,45571E-05</text:p>
          </table:table-cell>
          <table:table-cell office:value-type="float" office:value="0.0000271797" calcext:value-type="float">
            <text:p>2,71797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627041" calcext:value-type="float">
            <text:p>6,2704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448227" calcext:value-type="float">
            <text:p>4,48227E-05</text:p>
          </table:table-cell>
          <table:table-cell office:value-type="float" office:value="0.0000240803" calcext:value-type="float">
            <text:p>2,40803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491142" calcext:value-type="float">
            <text:p>4,91142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431538" calcext:value-type="float">
            <text:p>4,31538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441074" calcext:value-type="float">
            <text:p>4,41074E-05</text:p>
          </table:table-cell>
          <table:table-cell office:value-type="float" office:value="0.0000879765" calcext:value-type="float">
            <text:p>8,79765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660419" calcext:value-type="float">
            <text:p>6,60419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02792" calcext:value-type="float">
            <text:p>3,02792E-05</text:p>
          </table:table-cell>
          <table:table-cell office:value-type="float" office:value="0.0000286102" calcext:value-type="float">
            <text:p>2,86102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236034" calcext:value-type="float">
            <text:p>2,36034E-05</text:p>
          </table:table-cell>
          <table:table-cell office:value-type="float" office:value="0.0000286102" calcext:value-type="float">
            <text:p>2,86102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431538" calcext:value-type="float">
            <text:p>4,31538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09944" calcext:value-type="float">
            <text:p>3,09944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2396" calcext:value-type="float">
            <text:p>3,62396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04904" calcext:value-type="float">
            <text:p>1,04904E-05</text:p>
          </table:table-cell>
          <table:table-cell office:value-type="float" office:value="0.0000226498" calcext:value-type="float">
            <text:p>2,26498E-05</text:p>
          </table:table-cell>
          <table:table-cell office:value-type="float" office:value="0.0000603199" calcext:value-type="float">
            <text:p>6,03199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3"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5126" calcext:value-type="float">
            <text:p>5,12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table:number-columns-repeated="3"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183582" calcext:value-type="float">
            <text:p>1,83582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500679" calcext:value-type="float">
            <text:p>5,0067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433922" calcext:value-type="float">
            <text:p>4,33922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290871" calcext:value-type="float">
            <text:p>2,90871E-05</text:p>
          </table:table-cell>
          <table:table-cell table:number-columns-repeated="2"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3" office:value-type="float" office:value="0.0000345707" calcext:value-type="float">
            <text:p>3,45707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634193" calcext:value-type="float">
            <text:p>6,34193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14782" calcext:value-type="float">
            <text:p>1,478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145435" calcext:value-type="float">
            <text:p>1,45435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424385" calcext:value-type="float">
            <text:p>4,2438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1680851" calcext:value-type="float">
            <text:p>0,0001680851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54972" calcext:value-type="float">
            <text:p>1,54972E-05</text:p>
          </table:table-cell>
          <table:table-cell office:value-type="float" office:value="0.0000157356" calcext:value-type="float">
            <text:p>1,57356E-05</text:p>
          </table:table-cell>
          <table:table-cell office:value-type="float" office:value="0.0000269413" calcext:value-type="float">
            <text:p>2,6941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169277" calcext:value-type="float">
            <text:p>1,69277E-05</text:p>
          </table:table-cell>
          <table:table-cell office:value-type="float" office:value="0.000023365" calcext:value-type="float">
            <text:p>2,336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12057" calcext:value-type="float">
            <text:p>1,12057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588894" calcext:value-type="float">
            <text:p>5,8889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522137" calcext:value-type="float">
            <text:p>5,2213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247955" calcext:value-type="float">
            <text:p>2,47955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171661" calcext:value-type="float">
            <text:p>1,7166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720024" calcext:value-type="float">
            <text:p>7,2002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20504" calcext:value-type="float">
            <text:p>2,0504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29018" calcext:value-type="float">
            <text:p>3,2901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14713" calcext:value-type="float">
            <text:p>3,14713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629425" calcext:value-type="float">
            <text:p>6,2942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529289" calcext:value-type="float">
            <text:p>5,29289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4782" calcext:value-type="float">
            <text:p>1,4782E-05</text:p>
          </table:table-cell>
          <table:table-cell office:value-type="float" office:value="0.0000514984" calcext:value-type="float">
            <text:p>5,1498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560284" calcext:value-type="float">
            <text:p>5,6028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20504" calcext:value-type="float">
            <text:p>2,0504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190735" calcext:value-type="float">
            <text:p>1,90735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145435" calcext:value-type="float">
            <text:p>1,4543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288486" calcext:value-type="float">
            <text:p>2,88486E-05</text:p>
          </table:table-cell>
          <table:table-cell office:value-type="float" office:value="0.0000329018" calcext:value-type="float">
            <text:p>3,29018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171661" calcext:value-type="float">
            <text:p>1,7166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4" office:value-type="float" office:value="0.0000352859" calcext:value-type="float">
            <text:p>3,52859E-05</text:p>
          </table:table-cell>
          <table:table-cell office:value-type="float" office:value="0.0000422001" calcext:value-type="float">
            <text:p>4,22001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259876" calcext:value-type="float">
            <text:p>2,59876E-05</text:p>
          </table:table-cell>
          <table:table-cell office:value-type="float" office:value="0.0000286102" calcext:value-type="float">
            <text:p>2,8610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1535416" calcext:value-type="float">
            <text:p>0,0001535416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04904" calcext:value-type="float">
            <text:p>1,04904E-05</text:p>
          </table:table-cell>
          <table:table-cell office:value-type="float" office:value="0.0000202656" calcext:value-type="float">
            <text:p>2,02656E-05</text:p>
          </table:table-cell>
          <table:table-cell office:value-type="float" office:value="0.0000231266" calcext:value-type="float">
            <text:p>2,3126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424385" calcext:value-type="float">
            <text:p>4,24385E-05</text:p>
          </table:table-cell>
          <table:table-cell office:value-type="float" office:value="0.0000274181" calcext:value-type="float">
            <text:p>2,74181E-05</text:p>
          </table:table-cell>
          <table:table-cell office:value-type="float" office:value="0.0000298023" calcext:value-type="float">
            <text:p>2,98023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3"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9799" calcext:value-type="float">
            <text:p>9,79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150204" calcext:value-type="float">
            <text:p>1,5020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3" office:value-type="float" office:value="0.000033617" calcext:value-type="float">
            <text:p>3,3617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66893" calcext:value-type="float">
            <text:p>1,66893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1402" calcext:value-type="float">
            <text:p>3,31402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476837" calcext:value-type="float">
            <text:p>4,7683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214577" calcext:value-type="float">
            <text:p>2,14577E-05</text:p>
          </table:table-cell>
          <table:table-cell office:value-type="float" office:value="0.0000329018" calcext:value-type="float">
            <text:p>3,29018E-05</text:p>
          </table:table-cell>
          <table:table-cell table:number-columns-repeated="4"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243187" calcext:value-type="float">
            <text:p>2,4318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507832" calcext:value-type="float">
            <text:p>5,07832E-05</text:p>
          </table:table-cell>
          <table:table-cell office:value-type="float" office:value="0.0000197887" calcext:value-type="float">
            <text:p>1,97887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157356" calcext:value-type="float">
            <text:p>1,5735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517368" calcext:value-type="float">
            <text:p>5,1736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452995" calcext:value-type="float">
            <text:p>4,52995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295639" calcext:value-type="float">
            <text:p>2,9563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450611" calcext:value-type="float">
            <text:p>4,50611E-05</text:p>
          </table:table-cell>
          <table:table-cell office:value-type="float" office:value="0.000061512" calcext:value-type="float">
            <text:p>6,151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29018" calcext:value-type="float">
            <text:p>3,2901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200272" calcext:value-type="float">
            <text:p>2,0027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178814" calcext:value-type="float">
            <text:p>1,7881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194788" calcext:value-type="float">
            <text:p>0,000194788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450611" calcext:value-type="float">
            <text:p>4,50611E-05</text:p>
          </table:table-cell>
          <table:table-cell office:value-type="float" office:value="0.0000505447" calcext:value-type="float">
            <text:p>5,0544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20504" calcext:value-type="float">
            <text:p>2,050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295639" calcext:value-type="float">
            <text:p>2,95639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12057" calcext:value-type="float">
            <text:p>1,12057E-05</text:p>
          </table:table-cell>
          <table:table-cell office:value-type="float" office:value="0.0000166893" calcext:value-type="float">
            <text:p>1,66893E-05</text:p>
          </table:table-cell>
          <table:table-cell office:value-type="float" office:value="0.0000157356" calcext:value-type="float">
            <text:p>1,5735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705719" calcext:value-type="float">
            <text:p>7,05719E-05</text:p>
          </table:table-cell>
          <table:table-cell office:value-type="float" office:value="0.0000362396" calcext:value-type="float">
            <text:p>3,62396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181198" calcext:value-type="float">
            <text:p>1,81198E-05</text:p>
          </table:table-cell>
          <table:table-cell office:value-type="float" office:value="0.0000216961" calcext:value-type="float">
            <text:p>2,1696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257492" calcext:value-type="float">
            <text:p>2,57492E-05</text:p>
          </table:table-cell>
          <table:table-cell office:value-type="float" office:value="0.0000264645" calcext:value-type="float">
            <text:p>2,64645E-05</text:p>
          </table:table-cell>
          <table:table-cell table:number-columns-repeated="3"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584126" calcext:value-type="float">
            <text:p>5,84126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708103" calcext:value-type="float">
            <text:p>7,08103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20504" calcext:value-type="float">
            <text:p>2,0504E-05</text:p>
          </table:table-cell>
          <table:table-cell office:value-type="float" office:value="0.0000426769" calcext:value-type="float">
            <text:p>4,26769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212193" calcext:value-type="float">
            <text:p>2,12193E-05</text:p>
          </table:table-cell>
          <table:table-cell office:value-type="float" office:value="0.0000627041" calcext:value-type="float">
            <text:p>6,27041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79086" calcext:value-type="float">
            <text:p>3,79086E-05</text:p>
          </table:table-cell>
          <table:table-cell table:number-columns-repeated="2" office:value-type="float" office:value="0.0000395775" calcext:value-type="float">
            <text:p>3,95775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441074" calcext:value-type="float">
            <text:p>4,4107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634193" calcext:value-type="float">
            <text:p>6,3419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26226" calcext:value-type="float">
            <text:p>2,6226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23365" calcext:value-type="float">
            <text:p>2,336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5974" calcext:value-type="float">
            <text:p>1,5974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207424" calcext:value-type="float">
            <text:p>2,0742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05176" calcext:value-type="float">
            <text:p>3,05176E-05</text:p>
          </table:table-cell>
        </table:table-row>
        <table:table-row table:style-name="ro1">
          <table:table-cell office:value-type="float" office:value="0.0001173019" calcext:value-type="float">
            <text:p>0,0001173019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02792" calcext:value-type="float">
            <text:p>3,02792E-05</text:p>
          </table:table-cell>
          <table:table-cell office:value-type="float" office:value="0.000025034" calcext:value-type="float">
            <text:p>2,5034E-05</text:p>
          </table:table-cell>
          <table:table-cell office:value-type="float" office:value="0.0000247955" calcext:value-type="float">
            <text:p>2,47955E-05</text:p>
          </table:table-cell>
          <table:table-cell office:value-type="float" office:value="0.0000245571" calcext:value-type="float">
            <text:p>2,45571E-05</text:p>
          </table:table-cell>
          <table:table-cell office:value-type="float" office:value="0.0000240803" calcext:value-type="float">
            <text:p>2,40803E-05</text:p>
          </table:table-cell>
          <table:table-cell office:value-type="float" office:value="0.0000231266" calcext:value-type="float">
            <text:p>2,31266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264645" calcext:value-type="float">
            <text:p>2,6464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212193" calcext:value-type="float">
            <text:p>2,1219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209808" calcext:value-type="float">
            <text:p>2,09808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576973" calcext:value-type="float">
            <text:p>5,76973E-05</text:p>
          </table:table-cell>
          <table:table-cell office:value-type="float" office:value="0.0000517368" calcext:value-type="float">
            <text:p>5,1736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45435" calcext:value-type="float">
            <text:p>1,4543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29018" calcext:value-type="float">
            <text:p>3,2901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154972" calcext:value-type="float">
            <text:p>1,5497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452995" calcext:value-type="float">
            <text:p>4,5299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231266" calcext:value-type="float">
            <text:p>2,31266E-05</text:p>
          </table:table-cell>
          <table:table-cell office:value-type="float" office:value="0.0000236034" calcext:value-type="float">
            <text:p>2,3603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269413" calcext:value-type="float">
            <text:p>2,6941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02792" calcext:value-type="float">
            <text:p>3,02792E-05</text:p>
          </table:table-cell>
          <table:table-cell office:value-type="float" office:value="0.0000298023" calcext:value-type="float">
            <text:p>2,98023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table:number-columns-repeated="3" office:value-type="float" office:value="0.0000333786" calcext:value-type="float">
            <text:p>3,33786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486374" calcext:value-type="float">
            <text:p>4,8637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169277" calcext:value-type="float">
            <text:p>1,69277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3" office:value-type="float" office:value="0.000033617" calcext:value-type="float">
            <text:p>3,3617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6633" calcext:value-type="float">
            <text:p>3,26633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15974" calcext:value-type="float">
            <text:p>1,5974E-05</text:p>
          </table:table-cell>
          <table:table-cell office:value-type="float" office:value="0.0000238419" calcext:value-type="float">
            <text:p>2,3841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4249" calcext:value-type="float">
            <text:p>3,24249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5974" calcext:value-type="float">
            <text:p>1,597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157356" calcext:value-type="float">
            <text:p>1,5735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25034" calcext:value-type="float">
            <text:p>2,503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216961" calcext:value-type="float">
            <text:p>2,16961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1659393" calcext:value-type="float">
            <text:p>0,0001659393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684261" calcext:value-type="float">
            <text:p>6,8426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457764" calcext:value-type="float">
            <text:p>4,57764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181198" calcext:value-type="float">
            <text:p>1,8119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534058" calcext:value-type="float">
            <text:p>5,34058E-05</text:p>
          </table:table-cell>
          <table:table-cell office:value-type="float" office:value="0.0000181198" calcext:value-type="float">
            <text:p>1,8119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269413" calcext:value-type="float">
            <text:p>2,69413E-05</text:p>
          </table:table-cell>
          <table:table-cell office:value-type="float" office:value="0.0000402927" calcext:value-type="float">
            <text:p>4,02927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14782" calcext:value-type="float">
            <text:p>1,4782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02792" calcext:value-type="float">
            <text:p>3,0279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62125" calcext:value-type="float">
            <text:p>1,6212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2" office:value-type="float" office:value="0.0000329018" calcext:value-type="float">
            <text:p>3,2901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60148" calcext:value-type="float">
            <text:p>4,6014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298023" calcext:value-type="float">
            <text:p>2,98023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510216" calcext:value-type="float">
            <text:p>5,10216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3" office:value-type="float" office:value="0.0000345707" calcext:value-type="float">
            <text:p>3,457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04904" calcext:value-type="float">
            <text:p>1,04904E-05</text:p>
          </table:table-cell>
          <table:table-cell office:value-type="float" office:value="0.0000653267" calcext:value-type="float">
            <text:p>6,53267E-05</text:p>
          </table:table-cell>
          <table:table-cell office:value-type="float" office:value="0.0000510216" calcext:value-type="float">
            <text:p>5,10216E-05</text:p>
          </table:table-cell>
          <table:table-cell table:number-columns-repeated="2" office:value-type="float" office:value="0.0000329018" calcext:value-type="float">
            <text:p>3,2901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50204" calcext:value-type="float">
            <text:p>1,50204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298023" calcext:value-type="float">
            <text:p>2,98023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431538" calcext:value-type="float">
            <text:p>4,3153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712872" calcext:value-type="float">
            <text:p>7,1287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622272" calcext:value-type="float">
            <text:p>6,2227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276566" calcext:value-type="float">
            <text:p>2,7656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550747" calcext:value-type="float">
            <text:p>5,50747E-05</text:p>
          </table:table-cell>
          <table:table-cell office:value-type="float" office:value="0.000026226" calcext:value-type="float">
            <text:p>2,622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624657" calcext:value-type="float">
            <text:p>6,2465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162125" calcext:value-type="float">
            <text:p>1,62125E-05</text:p>
          </table:table-cell>
          <table:table-cell office:value-type="float" office:value="0.0000181198" calcext:value-type="float">
            <text:p>1,81198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445843" calcext:value-type="float">
            <text:p>4,4584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4" office:value-type="float" office:value="0.0000350475" calcext:value-type="float">
            <text:p>3,50475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193119" calcext:value-type="float">
            <text:p>1,93119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69549" calcext:value-type="float">
            <text:p>3,69549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634193" calcext:value-type="float">
            <text:p>6,34193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1506805" calcext:value-type="float">
            <text:p>0,00015068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150204" calcext:value-type="float">
            <text:p>1,5020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283718" calcext:value-type="float">
            <text:p>2,83718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7165" calcext:value-type="float">
            <text:p>3,67165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5974" calcext:value-type="float">
            <text:p>1,5974E-05</text:p>
          </table:table-cell>
          <table:table-cell office:value-type="float" office:value="0.0000197887" calcext:value-type="float">
            <text:p>1,97887E-05</text:p>
          </table:table-cell>
          <table:table-cell office:value-type="float" office:value="0.0000457764" calcext:value-type="float">
            <text:p>4,5776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5126" calcext:value-type="float">
            <text:p>5,126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245571" calcext:value-type="float">
            <text:p>2,4557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4673" calcext:value-type="float">
            <text:p>4,67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696182" calcext:value-type="float">
            <text:p>6,96182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426769" calcext:value-type="float">
            <text:p>4,26769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200272" calcext:value-type="float">
            <text:p>2,0027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71933" calcext:value-type="float">
            <text:p>3,71933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612736" calcext:value-type="float">
            <text:p>6,12736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290871" calcext:value-type="float">
            <text:p>2,9087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259876" calcext:value-type="float">
            <text:p>2,5987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9018" calcext:value-type="float">
            <text:p>3,29018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48399" calcext:value-type="float">
            <text:p>4,839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9018" calcext:value-type="float">
            <text:p>3,29018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486374" calcext:value-type="float">
            <text:p>4,8637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243187" calcext:value-type="float">
            <text:p>2,4318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93391" calcext:value-type="float">
            <text:p>3,93391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145435" calcext:value-type="float">
            <text:p>1,45435E-05</text:p>
          </table:table-cell>
          <table:table-cell office:value-type="float" office:value="0.0000238419" calcext:value-type="float">
            <text:p>2,38419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7643" calcext:value-type="float">
            <text:p>1,764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443459" calcext:value-type="float">
            <text:p>4,434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1530647" calcext:value-type="float">
            <text:p>0,0001530647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25034" calcext:value-type="float">
            <text:p>2,5034E-05</text:p>
          </table:table-cell>
          <table:table-cell office:value-type="float" office:value="0.00005126" calcext:value-type="float">
            <text:p>5,12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631809" calcext:value-type="float">
            <text:p>6,3180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3869" calcext:value-type="float">
            <text:p>4,3869E-05</text:p>
          </table:table-cell>
          <table:table-cell office:value-type="float" office:value="0.0000450611" calcext:value-type="float">
            <text:p>4,5061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1402" calcext:value-type="float">
            <text:p>3,31402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538826" calcext:value-type="float">
            <text:p>5,3882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62396" calcext:value-type="float">
            <text:p>3,62396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50204" calcext:value-type="float">
            <text:p>1,5020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433922" calcext:value-type="float">
            <text:p>4,33922E-05</text:p>
          </table:table-cell>
          <table:table-cell office:value-type="float" office:value="0.0000369549" calcext:value-type="float">
            <text:p>3,69549E-05</text:p>
          </table:table-cell>
          <table:table-cell table:number-columns-repeated="3"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298023" calcext:value-type="float">
            <text:p>2,98023E-05</text:p>
          </table:table-cell>
          <table:table-cell office:value-type="float" office:value="0.0000247955" calcext:value-type="float">
            <text:p>2,47955E-05</text:p>
          </table:table-cell>
          <table:table-cell office:value-type="float" office:value="0.0000956059" calcext:value-type="float">
            <text:p>9,56059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269413" calcext:value-type="float">
            <text:p>2,69413E-05</text:p>
          </table:table-cell>
          <table:table-cell office:value-type="float" office:value="0.0000195503" calcext:value-type="float">
            <text:p>1,95503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188351" calcext:value-type="float">
            <text:p>1,88351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596046" calcext:value-type="float">
            <text:p>5,9604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271797" calcext:value-type="float">
            <text:p>2,71797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29018" calcext:value-type="float">
            <text:p>3,29018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31402" calcext:value-type="float">
            <text:p>3,31402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097752" calcext:value-type="float">
            <text:p>9,7752E-06</text:p>
          </table:table-cell>
          <table:table-cell office:value-type="float" office:value="0.0000202656" calcext:value-type="float">
            <text:p>2,02656E-05</text:p>
          </table:table-cell>
          <table:table-cell office:value-type="float" office:value="0.0000460148" calcext:value-type="float">
            <text:p>4,6014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</table:table-row>
        <table:table-row table:style-name="ro1">
          <table:table-cell office:value-type="float" office:value="0.0001573563" calcext:value-type="float">
            <text:p>0,0001573563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286102" calcext:value-type="float">
            <text:p>2,86102E-05</text:p>
          </table:table-cell>
          <table:table-cell office:value-type="float" office:value="0.0000271797" calcext:value-type="float">
            <text:p>2,71797E-05</text:p>
          </table:table-cell>
          <table:table-cell office:value-type="float" office:value="0.0000228882" calcext:value-type="float">
            <text:p>2,28882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5974" calcext:value-type="float">
            <text:p>1,5974E-05</text:p>
          </table:table-cell>
          <table:table-cell office:value-type="float" office:value="0.0000100136" calcext:value-type="float">
            <text:p>1,00136E-05</text:p>
          </table:table-cell>
          <table:table-cell office:value-type="float" office:value="0.0000576973" calcext:value-type="float">
            <text:p>5,76973E-05</text:p>
          </table:table-cell>
          <table:table-cell office:value-type="float" office:value="0.0000154972" calcext:value-type="float">
            <text:p>1,5497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50204" calcext:value-type="float">
            <text:p>1,50204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283718" calcext:value-type="float">
            <text:p>2,83718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office:value-type="float" office:value="0.0000493526" calcext:value-type="float">
            <text:p>4,9352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171661" calcext:value-type="float">
            <text:p>1,71661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29018" calcext:value-type="float">
            <text:p>3,29018E-05</text:p>
          </table:table-cell>
          <table:table-cell table:number-columns-repeated="2" office:value-type="float" office:value="0.0000331402" calcext:value-type="float">
            <text:p>3,3140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441074" calcext:value-type="float">
            <text:p>4,41074E-05</text:p>
          </table:table-cell>
          <table:table-cell table:number-columns-repeated="2" office:value-type="float" office:value="0.0000326633" calcext:value-type="float">
            <text:p>3,2663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54972" calcext:value-type="float">
            <text:p>1,54972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6633" calcext:value-type="float">
            <text:p>3,26633E-05</text:p>
          </table:table-cell>
          <table:table-cell table:number-columns-repeated="2" office:value-type="float" office:value="0.0000331402" calcext:value-type="float">
            <text:p>3,3140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29018" calcext:value-type="float">
            <text:p>3,2901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64509" calcext:value-type="float">
            <text:p>1,64509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31402" calcext:value-type="float">
            <text:p>3,3140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31538" calcext:value-type="float">
            <text:p>4,31538E-05</text:p>
          </table:table-cell>
          <table:table-cell office:value-type="float" office:value="0.0000627041" calcext:value-type="float">
            <text:p>6,2704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288486" calcext:value-type="float">
            <text:p>2,884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3"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26633" calcext:value-type="float">
            <text:p>3,26633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15974" calcext:value-type="float">
            <text:p>1,597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531673" calcext:value-type="float">
            <text:p>5,31673E-05</text:p>
          </table:table-cell>
          <table:table-cell office:value-type="float" office:value="0.0000195503" calcext:value-type="float">
            <text:p>1,95503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274181" calcext:value-type="float">
            <text:p>2,74181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88351" calcext:value-type="float">
            <text:p>1,88351E-05</text:p>
          </table:table-cell>
          <table:table-cell office:value-type="float" office:value="0.0000257492" calcext:value-type="float">
            <text:p>2,57492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295639" calcext:value-type="float">
            <text:p>2,95639E-05</text:p>
          </table:table-cell>
          <table:table-cell office:value-type="float" office:value="0.0000319481" calcext:value-type="float">
            <text:p>3,19481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112057" calcext:value-type="float">
            <text:p>1,12057E-05</text:p>
          </table:table-cell>
          <table:table-cell office:value-type="float" office:value="0.0000166893" calcext:value-type="float">
            <text:p>1,66893E-05</text:p>
          </table:table-cell>
          <table:table-cell office:value-type="float" office:value="0.0000514984" calcext:value-type="float">
            <text:p>5,14984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286102" calcext:value-type="float">
            <text:p>2,86102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584126" calcext:value-type="float">
            <text:p>5,84126E-05</text:p>
          </table:table-cell>
          <table:table-cell table:number-columns-repeated="2" office:value-type="float" office:value="0.0000326633" calcext:value-type="float">
            <text:p>3,26633E-05</text:p>
          </table:table-cell>
          <table:table-cell office:value-type="float" office:value="0.00004673" calcext:value-type="float">
            <text:p>4,673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6633" calcext:value-type="float">
            <text:p>3,26633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150204" calcext:value-type="float">
            <text:p>1,50204E-05</text:p>
          </table:table-cell>
          <table:table-cell office:value-type="float" office:value="0.0000195503" calcext:value-type="float">
            <text:p>1,95503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24249" calcext:value-type="float">
            <text:p>3,24249E-05</text:p>
          </table:table-cell>
          <table:table-cell table:number-columns-repeated="2" office:value-type="float" office:value="0.0000400543" calcext:value-type="float">
            <text:p>4,0054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19481" calcext:value-type="float">
            <text:p>3,19481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174046" calcext:value-type="float">
            <text:p>1,74046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3" office:value-type="float" office:value="0.0000331402" calcext:value-type="float">
            <text:p>3,3140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450611" calcext:value-type="float">
            <text:p>4,5061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243187" calcext:value-type="float">
            <text:p>2,4318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1950264" calcext:value-type="float">
            <text:p>0,0001950264</text:p>
          </table:table-cell>
          <table:table-cell office:value-type="float" office:value="0.0000286102" calcext:value-type="float">
            <text:p>2,86102E-05</text:p>
          </table:table-cell>
          <table:table-cell office:value-type="float" office:value="0.000030756" calcext:value-type="float">
            <text:p>3,0756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4673" calcext:value-type="float">
            <text:p>4,673E-05</text:p>
          </table:table-cell>
          <table:table-cell office:value-type="float" office:value="0.0000681877" calcext:value-type="float">
            <text:p>6,8187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426769" calcext:value-type="float">
            <text:p>4,2676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443459" calcext:value-type="float">
            <text:p>4,434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188351" calcext:value-type="float">
            <text:p>1,88351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641346" calcext:value-type="float">
            <text:p>6,41346E-05</text:p>
          </table:table-cell>
          <table:table-cell office:value-type="float" office:value="0.0000331402" calcext:value-type="float">
            <text:p>3,31402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64509" calcext:value-type="float">
            <text:p>1,64509E-05</text:p>
          </table:table-cell>
          <table:table-cell office:value-type="float" office:value="0.0000216961" calcext:value-type="float">
            <text:p>2,16961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14782" calcext:value-type="float">
            <text:p>1,4782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171661" calcext:value-type="float">
            <text:p>1,71661E-05</text:p>
          </table:table-cell>
          <table:table-cell office:value-type="float" office:value="0.0000238419" calcext:value-type="float">
            <text:p>2,3841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290871" calcext:value-type="float">
            <text:p>2,90871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62125" calcext:value-type="float">
            <text:p>1,6212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07288" calcext:value-type="float">
            <text:p>1,07288E-05</text:p>
          </table:table-cell>
          <table:table-cell office:value-type="float" office:value="0.0000212193" calcext:value-type="float">
            <text:p>2,12193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178814" calcext:value-type="float">
            <text:p>1,7881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441074" calcext:value-type="float">
            <text:p>4,4107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545979" calcext:value-type="float">
            <text:p>5,4597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71661" calcext:value-type="float">
            <text:p>1,71661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4249" calcext:value-type="float">
            <text:p>3,24249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6633" calcext:value-type="float">
            <text:p>3,26633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02792" calcext:value-type="float">
            <text:p>3,02792E-05</text:p>
          </table:table-cell>
          <table:table-cell office:value-type="float" office:value="0.0000283718" calcext:value-type="float">
            <text:p>2,83718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164509" calcext:value-type="float">
            <text:p>1,6450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14782" calcext:value-type="float">
            <text:p>1,4782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436306" calcext:value-type="float">
            <text:p>4,3630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150919" calcext:value-type="float">
            <text:p>0,000150919</text:p>
          </table:table-cell>
          <table:table-cell table:number-columns-repeated="2" office:value-type="float" office:value="0.0000321865" calcext:value-type="float">
            <text:p>3,2186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207424" calcext:value-type="float">
            <text:p>2,0742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17097" calcext:value-type="float">
            <text:p>3,17097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112057" calcext:value-type="float">
            <text:p>1,12057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193119" calcext:value-type="float">
            <text:p>1,93119E-05</text:p>
          </table:table-cell>
          <table:table-cell office:value-type="float" office:value="0.0000281334" calcext:value-type="float">
            <text:p>2,8133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295639" calcext:value-type="float">
            <text:p>2,95639E-05</text:p>
          </table:table-cell>
          <table:table-cell office:value-type="float" office:value="0.0000150204" calcext:value-type="float">
            <text:p>1,50204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443459" calcext:value-type="float">
            <text:p>4,43459E-05</text:p>
          </table:table-cell>
          <table:table-cell office:value-type="float" office:value="0.0000181198" calcext:value-type="float">
            <text:p>1,81198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164509" calcext:value-type="float">
            <text:p>1,6450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83582" calcext:value-type="float">
            <text:p>1,83582E-05</text:p>
          </table:table-cell>
          <table:table-cell office:value-type="float" office:value="0.0000109673" calcext:value-type="float">
            <text:p>1,0967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462532" calcext:value-type="float">
            <text:p>4,62532E-05</text:p>
          </table:table-cell>
          <table:table-cell table:number-columns-repeated="2" office:value-type="float" office:value="0.0000331402" calcext:value-type="float">
            <text:p>3,3140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424385" calcext:value-type="float">
            <text:p>4,2438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493526" calcext:value-type="float">
            <text:p>4,93526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3"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565052" calcext:value-type="float">
            <text:p>5,6505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472069" calcext:value-type="float">
            <text:p>4,72069E-05</text:p>
          </table:table-cell>
          <table:table-cell office:value-type="float" office:value="0.0000422001" calcext:value-type="float">
            <text:p>4,22001E-05</text:p>
          </table:table-cell>
          <table:table-cell office:value-type="float" office:value="0.0000708103" calcext:value-type="float">
            <text:p>7,08103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276566" calcext:value-type="float">
            <text:p>2,76566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178814" calcext:value-type="float">
            <text:p>1,7881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290871" calcext:value-type="float">
            <text:p>2,90871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76701" calcext:value-type="float">
            <text:p>3,76701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145435" calcext:value-type="float">
            <text:p>1,45435E-05</text:p>
          </table:table-cell>
          <table:table-cell office:value-type="float" office:value="0.0000238419" calcext:value-type="float">
            <text:p>2,3841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29018" calcext:value-type="float">
            <text:p>3,29018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193119" calcext:value-type="float">
            <text:p>1,9311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185966" calcext:value-type="float">
            <text:p>1,8596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293255" calcext:value-type="float">
            <text:p>2,93255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1583099" calcext:value-type="float">
            <text:p>0,0001583099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66893" calcext:value-type="float">
            <text:p>1,6689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25034" calcext:value-type="float">
            <text:p>2,503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507832" calcext:value-type="float">
            <text:p>5,0783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228882" calcext:value-type="float">
            <text:p>2,2888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295639" calcext:value-type="float">
            <text:p>2,956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107288" calcext:value-type="float">
            <text:p>1,07288E-05</text:p>
          </table:table-cell>
          <table:table-cell office:value-type="float" office:value="0.0000255108" calcext:value-type="float">
            <text:p>2,5510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97887" calcext:value-type="float">
            <text:p>1,97887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524521" calcext:value-type="float">
            <text:p>5,24521E-05</text:p>
          </table:table-cell>
          <table:table-cell office:value-type="float" office:value="0.0000538826" calcext:value-type="float">
            <text:p>5,3882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3" office:value-type="float" office:value="0.0000338554" calcext:value-type="float">
            <text:p>3,385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154972" calcext:value-type="float">
            <text:p>1,5497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4"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83582" calcext:value-type="float">
            <text:p>1,83582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529289" calcext:value-type="float">
            <text:p>5,2928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17643" calcext:value-type="float">
            <text:p>1,7643E-05</text:p>
          </table:table-cell>
          <table:table-cell office:value-type="float" office:value="0.000074625" calcext:value-type="float">
            <text:p>7,4625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</table:table-row>
        <table:table-row table:style-name="ro1">
          <table:table-cell office:value-type="float" office:value="0.0001621246" calcext:value-type="float">
            <text:p>0,0001621246</text:p>
          </table:table-cell>
          <table:table-cell office:value-type="float" office:value="0.0000286102" calcext:value-type="float">
            <text:p>2,86102E-05</text:p>
          </table:table-cell>
          <table:table-cell office:value-type="float" office:value="0.0000493526" calcext:value-type="float">
            <text:p>4,9352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54972" calcext:value-type="float">
            <text:p>1,54972E-05</text:p>
          </table:table-cell>
          <table:table-cell office:value-type="float" office:value="0.0000295639" calcext:value-type="float">
            <text:p>2,956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02792" calcext:value-type="float">
            <text:p>3,02792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255108" calcext:value-type="float">
            <text:p>2,55108E-05</text:p>
          </table:table-cell>
          <table:table-cell office:value-type="float" office:value="0.0000245571" calcext:value-type="float">
            <text:p>2,45571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252724" calcext:value-type="float">
            <text:p>2,52724E-05</text:p>
          </table:table-cell>
          <table:table-cell office:value-type="float" office:value="0.0000178814" calcext:value-type="float">
            <text:p>1,7881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576973" calcext:value-type="float">
            <text:p>5,7697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236034" calcext:value-type="float">
            <text:p>2,36034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550747" calcext:value-type="float">
            <text:p>5,5074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710487" calcext:value-type="float">
            <text:p>7,10487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214577" calcext:value-type="float">
            <text:p>2,1457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8147" calcext:value-type="float">
            <text:p>3,8147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4673" calcext:value-type="float">
            <text:p>4,67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145435" calcext:value-type="float">
            <text:p>1,45435E-05</text:p>
          </table:table-cell>
          <table:table-cell office:value-type="float" office:value="0.0000236034" calcext:value-type="float">
            <text:p>2,3603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481606" calcext:value-type="float">
            <text:p>4,81606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252724" calcext:value-type="float">
            <text:p>2,5272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736713" calcext:value-type="float">
            <text:p>7,36713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281334" calcext:value-type="float">
            <text:p>2,8133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293255" calcext:value-type="float">
            <text:p>2,93255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24385" calcext:value-type="float">
            <text:p>4,2438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64509" calcext:value-type="float">
            <text:p>1,6450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3" office:value-type="float" office:value="0.0000357628" calcext:value-type="float">
            <text:p>3,5762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14782" calcext:value-type="float">
            <text:p>1,4782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629425" calcext:value-type="float">
            <text:p>6,2942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631809" calcext:value-type="float">
            <text:p>6,3180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588894" calcext:value-type="float">
            <text:p>5,88894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15974" calcext:value-type="float">
            <text:p>1,597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7165" calcext:value-type="float">
            <text:p>3,67165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252724" calcext:value-type="float">
            <text:p>2,5272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445843" calcext:value-type="float">
            <text:p>4,4584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417233" calcext:value-type="float">
            <text:p>4,17233E-05</text:p>
          </table:table-cell>
          <table:table-cell table:number-columns-repeated="3"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74317" calcext:value-type="float">
            <text:p>3,74317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498295" calcext:value-type="float">
            <text:p>4,98295E-05</text:p>
          </table:table-cell>
          <table:table-cell office:value-type="float" office:value="0.0001633167" calcext:value-type="float">
            <text:p>0,0001633167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274181" calcext:value-type="float">
            <text:p>2,74181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171661" calcext:value-type="float">
            <text:p>1,7166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74317" calcext:value-type="float">
            <text:p>3,74317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64373" calcext:value-type="float">
            <text:p>6,437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422001" calcext:value-type="float">
            <text:p>4,2200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686646" calcext:value-type="float">
            <text:p>6,8664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478" calcext:value-type="float">
            <text:p>3,6478E-05</text:p>
          </table:table-cell>
          <table:table-cell table:number-columns-repeated="2"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221729" calcext:value-type="float">
            <text:p>2,2172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76701" calcext:value-type="float">
            <text:p>3,76701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150204" calcext:value-type="float">
            <text:p>1,5020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66893" calcext:value-type="float">
            <text:p>1,66893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565052" calcext:value-type="float">
            <text:p>5,65052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240803" calcext:value-type="float">
            <text:p>2,40803E-05</text:p>
          </table:table-cell>
          <table:table-cell office:value-type="float" office:value="0.0000424385" calcext:value-type="float">
            <text:p>4,24385E-05</text:p>
          </table:table-cell>
          <table:table-cell table:number-columns-repeated="2" office:value-type="float" office:value="0.0000405312" calcext:value-type="float">
            <text:p>4,05312E-05</text:p>
          </table:table-cell>
          <table:table-cell table:number-columns-repeated="2" office:value-type="float" office:value="0.0000402927" calcext:value-type="float">
            <text:p>4,02927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431538" calcext:value-type="float">
            <text:p>4,31538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598431" calcext:value-type="float">
            <text:p>5,98431E-05</text:p>
          </table:table-cell>
          <table:table-cell office:value-type="float" office:value="0.0000195503" calcext:value-type="float">
            <text:p>1,95503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60012" calcext:value-type="float">
            <text:p>3,6001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164509" calcext:value-type="float">
            <text:p>1,6450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567436" calcext:value-type="float">
            <text:p>5,6743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162125" calcext:value-type="float">
            <text:p>1,62125E-05</text:p>
          </table:table-cell>
          <table:table-cell office:value-type="float" office:value="0.0000255108" calcext:value-type="float">
            <text:p>2,55108E-05</text:p>
          </table:table-cell>
          <table:table-cell office:value-type="float" office:value="0.00004673" calcext:value-type="float">
            <text:p>4,67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655651" calcext:value-type="float">
            <text:p>6,5565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584126" calcext:value-type="float">
            <text:p>5,8412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15974" calcext:value-type="float">
            <text:p>1,597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724792" calcext:value-type="float">
            <text:p>7,24792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507832" calcext:value-type="float">
            <text:p>5,0783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67165" calcext:value-type="float">
            <text:p>3,67165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6633" calcext:value-type="float">
            <text:p>3,26633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1533031" calcext:value-type="float">
            <text:p>0,0001533031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91006" calcext:value-type="float">
            <text:p>3,91006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2396" calcext:value-type="float">
            <text:p>3,62396E-05</text:p>
          </table:table-cell>
          <table:table-cell table:number-columns-repeated="2" office:value-type="float" office:value="0.000036478" calcext:value-type="float">
            <text:p>3,647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200272" calcext:value-type="float">
            <text:p>2,00272E-05</text:p>
          </table:table-cell>
          <table:table-cell office:value-type="float" office:value="0.0000245571" calcext:value-type="float">
            <text:p>2,45571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426769" calcext:value-type="float">
            <text:p>4,26769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422001" calcext:value-type="float">
            <text:p>4,22001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422001" calcext:value-type="float">
            <text:p>4,22001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426769" calcext:value-type="float">
            <text:p>4,26769E-05</text:p>
          </table:table-cell>
          <table:table-cell office:value-type="float" office:value="0.0000443459" calcext:value-type="float">
            <text:p>4,43459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429153" calcext:value-type="float">
            <text:p>4,29153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166893" calcext:value-type="float">
            <text:p>1,66893E-05</text:p>
          </table:table-cell>
          <table:table-cell office:value-type="float" office:value="0.0000202656" calcext:value-type="float">
            <text:p>2,02656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426769" calcext:value-type="float">
            <text:p>4,26769E-05</text:p>
          </table:table-cell>
          <table:table-cell table:number-columns-repeated="2" office:value-type="float" office:value="0.0000407696" calcext:value-type="float">
            <text:p>4,0769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431538" calcext:value-type="float">
            <text:p>4,3153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491142" calcext:value-type="float">
            <text:p>4,91142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255108" calcext:value-type="float">
            <text:p>2,5510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6478" calcext:value-type="float">
            <text:p>3,647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162125" calcext:value-type="float">
            <text:p>1,62125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865459" calcext:value-type="float">
            <text:p>8,65459E-05</text:p>
          </table:table-cell>
          <table:table-cell office:value-type="float" office:value="0.0000498295" calcext:value-type="float">
            <text:p>4,9829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5974" calcext:value-type="float">
            <text:p>1,597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7643" calcext:value-type="float">
            <text:p>1,764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298023" calcext:value-type="float">
            <text:p>2,98023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table:number-columns-repeated="2" office:value-type="float" office:value="0.0000360012" calcext:value-type="float">
            <text:p>3,60012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478" calcext:value-type="float">
            <text:p>3,6478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09673" calcext:value-type="float">
            <text:p>1,0967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86238" calcext:value-type="float">
            <text:p>3,86238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71661" calcext:value-type="float">
            <text:p>1,7166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426769" calcext:value-type="float">
            <text:p>4,26769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60012" calcext:value-type="float">
            <text:p>3,60012E-05</text:p>
          </table:table-cell>
          <table:table-cell office:value-type="float" office:value="0.0000517368" calcext:value-type="float">
            <text:p>5,1736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478" calcext:value-type="float">
            <text:p>3,6478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245571" calcext:value-type="float">
            <text:p>2,4557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677109" calcext:value-type="float">
            <text:p>6,7710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460148" calcext:value-type="float">
            <text:p>4,6014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20504" calcext:value-type="float">
            <text:p>2,0504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48399" calcext:value-type="float">
            <text:p>4,8399E-05</text:p>
          </table:table-cell>
          <table:table-cell office:value-type="float" office:value="0.0000231266" calcext:value-type="float">
            <text:p>2,31266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181198" calcext:value-type="float">
            <text:p>1,81198E-05</text:p>
          </table:table-cell>
          <table:table-cell office:value-type="float" office:value="0.0000977516" calcext:value-type="float">
            <text:p>9,77516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295639" calcext:value-type="float">
            <text:p>2,95639E-05</text:p>
          </table:table-cell>
          <table:table-cell office:value-type="float" office:value="0.0000245571" calcext:value-type="float">
            <text:p>2,4557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69549" calcext:value-type="float">
            <text:p>3,69549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1626015" calcext:value-type="float">
            <text:p>0,000162601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45435" calcext:value-type="float">
            <text:p>1,4543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157356" calcext:value-type="float">
            <text:p>1,57356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190735" calcext:value-type="float">
            <text:p>1,90735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729561" calcext:value-type="float">
            <text:p>7,2956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5126" calcext:value-type="float">
            <text:p>5,126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20504" calcext:value-type="float">
            <text:p>2,050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312328" calcext:value-type="float">
            <text:p>3,12328E-05</text:p>
          </table:table-cell>
          <table:table-cell table:number-columns-repeated="3"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36306" calcext:value-type="float">
            <text:p>4,3630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529289" calcext:value-type="float">
            <text:p>5,2928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605583" calcext:value-type="float">
            <text:p>6,0558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74317" calcext:value-type="float">
            <text:p>3,74317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207424" calcext:value-type="float">
            <text:p>2,07424E-05</text:p>
          </table:table-cell>
          <table:table-cell office:value-type="float" office:value="0.0000240803" calcext:value-type="float">
            <text:p>2,40803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2396" calcext:value-type="float">
            <text:p>3,62396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188351" calcext:value-type="float">
            <text:p>1,88351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443459" calcext:value-type="float">
            <text:p>4,434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431538" calcext:value-type="float">
            <text:p>4,31538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109673" calcext:value-type="float">
            <text:p>1,0967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150204" calcext:value-type="float">
            <text:p>1,50204E-05</text:p>
          </table:table-cell>
          <table:table-cell office:value-type="float" office:value="0.0000228882" calcext:value-type="float">
            <text:p>2,28882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243187" calcext:value-type="float">
            <text:p>2,4318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429153" calcext:value-type="float">
            <text:p>4,29153E-05</text:p>
          </table:table-cell>
          <table:table-cell office:value-type="float" office:value="0.0000543594" calcext:value-type="float">
            <text:p>5,43594E-05</text:p>
          </table:table-cell>
          <table:table-cell office:value-type="float" office:value="0.0000460148" calcext:value-type="float">
            <text:p>4,60148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293255" calcext:value-type="float">
            <text:p>2,93255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257492" calcext:value-type="float">
            <text:p>2,57492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274181" calcext:value-type="float">
            <text:p>2,74181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326633" calcext:value-type="float">
            <text:p>3,26633E-05</text:p>
          </table:table-cell>
        </table:table-row>
        <table:table-row table:style-name="ro1">
          <table:table-cell office:value-type="float" office:value="0.0001461506" calcext:value-type="float">
            <text:p>0,0001461506</text:p>
          </table:table-cell>
          <table:table-cell office:value-type="float" office:value="0.0000169277" calcext:value-type="float">
            <text:p>1,69277E-05</text:p>
          </table:table-cell>
          <table:table-cell office:value-type="float" office:value="0.0000627041" calcext:value-type="float">
            <text:p>6,27041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245571" calcext:value-type="float">
            <text:p>2,45571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269413" calcext:value-type="float">
            <text:p>2,6941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202656" calcext:value-type="float">
            <text:p>2,02656E-05</text:p>
          </table:table-cell>
          <table:table-cell office:value-type="float" office:value="0.0000207424" calcext:value-type="float">
            <text:p>2,07424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5974" calcext:value-type="float">
            <text:p>1,5974E-05</text:p>
          </table:table-cell>
          <table:table-cell office:value-type="float" office:value="0.0000271797" calcext:value-type="float">
            <text:p>2,7179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424385" calcext:value-type="float">
            <text:p>4,2438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1402" calcext:value-type="float">
            <text:p>3,31402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64509" calcext:value-type="float">
            <text:p>1,64509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443459" calcext:value-type="float">
            <text:p>4,434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431538" calcext:value-type="float">
            <text:p>4,3153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567436" calcext:value-type="float">
            <text:p>5,6743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269413" calcext:value-type="float">
            <text:p>2,6941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236034" calcext:value-type="float">
            <text:p>2,36034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174284" calcext:value-type="float">
            <text:p>0,000174284</text:p>
          </table:table-cell>
          <table:table-cell table:number-columns-repeated="2" office:value-type="float" office:value="0.0000329018" calcext:value-type="float">
            <text:p>3,2901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12057" calcext:value-type="float">
            <text:p>1,12057E-05</text:p>
          </table:table-cell>
          <table:table-cell office:value-type="float" office:value="0.0000190735" calcext:value-type="float">
            <text:p>1,9073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331402" calcext:value-type="float">
            <text:p>3,31402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448227" calcext:value-type="float">
            <text:p>4,4822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0756" calcext:value-type="float">
            <text:p>3,0756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257492" calcext:value-type="float">
            <text:p>2,5749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29018" calcext:value-type="float">
            <text:p>3,29018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14782" calcext:value-type="float">
            <text:p>1,478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543594" calcext:value-type="float">
            <text:p>5,4359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83582" calcext:value-type="float">
            <text:p>1,83582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50204" calcext:value-type="float">
            <text:p>1,5020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445843" calcext:value-type="float">
            <text:p>4,4584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27895" calcext:value-type="float">
            <text:p>2,7895E-05</text:p>
          </table:table-cell>
          <table:table-cell office:value-type="float" office:value="0.0000319481" calcext:value-type="float">
            <text:p>3,19481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107288" calcext:value-type="float">
            <text:p>1,07288E-05</text:p>
          </table:table-cell>
          <table:table-cell office:value-type="float" office:value="0.0000526905" calcext:value-type="float">
            <text:p>5,26905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1480579" calcext:value-type="float">
            <text:p>0,0001480579</text:p>
          </table:table-cell>
          <table:table-cell office:value-type="float" office:value="0.0000641346" calcext:value-type="float">
            <text:p>6,4134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560284" calcext:value-type="float">
            <text:p>5,6028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271797" calcext:value-type="float">
            <text:p>2,71797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216961" calcext:value-type="float">
            <text:p>2,16961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3" office:value-type="float" office:value="0.000033617" calcext:value-type="float">
            <text:p>3,3617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209808" calcext:value-type="float">
            <text:p>2,0980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202656" calcext:value-type="float">
            <text:p>2,0265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164509" calcext:value-type="float">
            <text:p>1,6450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61512" calcext:value-type="float">
            <text:p>6,151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60012" calcext:value-type="float">
            <text:p>3,60012E-05</text:p>
          </table:table-cell>
          <table:table-cell office:value-type="float" office:value="0.0000283718" calcext:value-type="float">
            <text:p>2,8371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188351" calcext:value-type="float">
            <text:p>1,8835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17097" calcext:value-type="float">
            <text:p>3,1709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4673" calcext:value-type="float">
            <text:p>4,673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646114" calcext:value-type="float">
            <text:p>6,46114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3"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236034" calcext:value-type="float">
            <text:p>2,3603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269413" calcext:value-type="float">
            <text:p>2,69413E-05</text:p>
          </table:table-cell>
          <table:table-cell office:value-type="float" office:value="0.0000247955" calcext:value-type="float">
            <text:p>2,4795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20504" calcext:value-type="float">
            <text:p>2,050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1402" calcext:value-type="float">
            <text:p>3,31402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488758" calcext:value-type="float">
            <text:p>4,88758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550747" calcext:value-type="float">
            <text:p>5,5074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83582" calcext:value-type="float">
            <text:p>1,8358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66893" calcext:value-type="float">
            <text:p>1,6689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157356" calcext:value-type="float">
            <text:p>1,57356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255108" calcext:value-type="float">
            <text:p>2,55108E-05</text:p>
          </table:table-cell>
          <table:table-cell office:value-type="float" office:value="0.0000259876" calcext:value-type="float">
            <text:p>2,59876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27895" calcext:value-type="float">
            <text:p>2,7895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565052" calcext:value-type="float">
            <text:p>5,65052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157356" calcext:value-type="float">
            <text:p>1,57356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1402" calcext:value-type="float">
            <text:p>3,31402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252724" calcext:value-type="float">
            <text:p>2,52724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1525879" calcext:value-type="float">
            <text:p>0,0001525879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255108" calcext:value-type="float">
            <text:p>2,55108E-05</text:p>
          </table:table-cell>
          <table:table-cell office:value-type="float" office:value="0.0000488758" calcext:value-type="float">
            <text:p>4,8875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562668" calcext:value-type="float">
            <text:p>5,62668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193119" calcext:value-type="float">
            <text:p>1,93119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88758" calcext:value-type="float">
            <text:p>4,88758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255108" calcext:value-type="float">
            <text:p>2,55108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259876" calcext:value-type="float">
            <text:p>2,59876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445843" calcext:value-type="float">
            <text:p>4,45843E-05</text:p>
          </table:table-cell>
          <table:table-cell office:value-type="float" office:value="0.000017643" calcext:value-type="float">
            <text:p>1,7643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12057" calcext:value-type="float">
            <text:p>1,12057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698566" calcext:value-type="float">
            <text:p>6,98566E-05</text:p>
          </table:table-cell>
          <table:table-cell office:value-type="float" office:value="0.000048399" calcext:value-type="float">
            <text:p>4,8399E-05</text:p>
          </table:table-cell>
          <table:table-cell table:number-columns-repeated="2" office:value-type="float" office:value="0.000036478" calcext:value-type="float">
            <text:p>3,647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472069" calcext:value-type="float">
            <text:p>4,72069E-05</text:p>
          </table:table-cell>
          <table:table-cell office:value-type="float" office:value="0.0000200272" calcext:value-type="float">
            <text:p>2,0027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93391" calcext:value-type="float">
            <text:p>3,93391E-05</text:p>
          </table:table-cell>
          <table:table-cell table:number-columns-repeated="3"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54972" calcext:value-type="float">
            <text:p>1,54972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426769" calcext:value-type="float">
            <text:p>4,26769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882149" calcext:value-type="float">
            <text:p>8,8214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5974" calcext:value-type="float">
            <text:p>1,5974E-05</text:p>
          </table:table-cell>
          <table:table-cell office:value-type="float" office:value="0.0000231266" calcext:value-type="float">
            <text:p>2,31266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486374" calcext:value-type="float">
            <text:p>4,86374E-05</text:p>
          </table:table-cell>
          <table:table-cell office:value-type="float" office:value="0.0000283718" calcext:value-type="float">
            <text:p>2,83718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58651" calcext:value-type="float">
            <text:p>5,8651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12328" calcext:value-type="float">
            <text:p>3,12328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74046" calcext:value-type="float">
            <text:p>1,74046E-05</text:p>
          </table:table-cell>
          <table:table-cell office:value-type="float" office:value="0.0000481606" calcext:value-type="float">
            <text:p>4,8160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257492" calcext:value-type="float">
            <text:p>2,57492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7643" calcext:value-type="float">
            <text:p>1,764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452995" calcext:value-type="float">
            <text:p>4,5299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1637936" calcext:value-type="float">
            <text:p>0,0001637936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238419" calcext:value-type="float">
            <text:p>2,38419E-05</text:p>
          </table:table-cell>
          <table:table-cell table:number-columns-repeated="4"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14782" calcext:value-type="float">
            <text:p>1,4782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460148" calcext:value-type="float">
            <text:p>4,6014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8147" calcext:value-type="float">
            <text:p>3,8147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426769" calcext:value-type="float">
            <text:p>4,26769E-05</text:p>
          </table:table-cell>
          <table:table-cell office:value-type="float" office:value="0.0000181198" calcext:value-type="float">
            <text:p>1,81198E-05</text:p>
          </table:table-cell>
          <table:table-cell office:value-type="float" office:value="0.0000200272" calcext:value-type="float">
            <text:p>2,0027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212193" calcext:value-type="float">
            <text:p>2,12193E-05</text:p>
          </table:table-cell>
          <table:table-cell office:value-type="float" office:value="0.000020504" calcext:value-type="float">
            <text:p>2,0504E-05</text:p>
          </table:table-cell>
          <table:table-cell office:value-type="float" office:value="0.000071764" calcext:value-type="float">
            <text:p>7,176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66893" calcext:value-type="float">
            <text:p>1,66893E-05</text:p>
          </table:table-cell>
          <table:table-cell office:value-type="float" office:value="0.0000240803" calcext:value-type="float">
            <text:p>2,4080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431538" calcext:value-type="float">
            <text:p>4,31538E-05</text:p>
          </table:table-cell>
          <table:table-cell office:value-type="float" office:value="0.000026226" calcext:value-type="float">
            <text:p>2,6226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691414" calcext:value-type="float">
            <text:p>6,9141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7165" calcext:value-type="float">
            <text:p>3,67165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26633" calcext:value-type="float">
            <text:p>3,26633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655651" calcext:value-type="float">
            <text:p>6,5565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288486" calcext:value-type="float">
            <text:p>2,88486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171661" calcext:value-type="float">
            <text:p>1,71661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2396" calcext:value-type="float">
            <text:p>3,62396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197887" calcext:value-type="float">
            <text:p>1,9788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200272" calcext:value-type="float">
            <text:p>2,00272E-05</text:p>
          </table:table-cell>
          <table:table-cell office:value-type="float" office:value="0.0000183582" calcext:value-type="float">
            <text:p>1,83582E-05</text:p>
          </table:table-cell>
          <table:table-cell office:value-type="float" office:value="0.0000193119" calcext:value-type="float">
            <text:p>1,9311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200272" calcext:value-type="float">
            <text:p>2,0027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107288" calcext:value-type="float">
            <text:p>1,07288E-05</text:p>
          </table:table-cell>
          <table:table-cell office:value-type="float" office:value="0.000023365" calcext:value-type="float">
            <text:p>2,3365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617504" calcext:value-type="float">
            <text:p>6,1750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</table:table-row>
        <table:table-row table:style-name="ro1">
          <table:table-cell office:value-type="float" office:value="0.0003416538" calcext:value-type="float">
            <text:p>0,0003416538</text:p>
          </table:table-cell>
          <table:table-cell office:value-type="float" office:value="0.0000600815" calcext:value-type="float">
            <text:p>6,00815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226498" calcext:value-type="float">
            <text:p>2,26498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71661" calcext:value-type="float">
            <text:p>1,7166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679493" calcext:value-type="float">
            <text:p>6,7949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88351" calcext:value-type="float">
            <text:p>1,88351E-05</text:p>
          </table:table-cell>
          <table:table-cell office:value-type="float" office:value="0.0000452995" calcext:value-type="float">
            <text:p>4,5299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150204" calcext:value-type="float">
            <text:p>1,5020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422001" calcext:value-type="float">
            <text:p>4,22001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135899" calcext:value-type="float">
            <text:p>1,35899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21865" calcext:value-type="float">
            <text:p>3,21865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286102" calcext:value-type="float">
            <text:p>2,8610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429153" calcext:value-type="float">
            <text:p>4,29153E-05</text:p>
          </table:table-cell>
          <table:table-cell office:value-type="float" office:value="0.000014782" calcext:value-type="float">
            <text:p>1,4782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455379" calcext:value-type="float">
            <text:p>4,5537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150204" calcext:value-type="float">
            <text:p>1,50204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839233" calcext:value-type="float">
            <text:p>8,39233E-05</text:p>
          </table:table-cell>
          <table:table-cell office:value-type="float" office:value="0.000054121" calcext:value-type="float">
            <text:p>5,412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207424" calcext:value-type="float">
            <text:p>2,0742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3"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1402" calcext:value-type="float">
            <text:p>3,31402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240803" calcext:value-type="float">
            <text:p>2,4080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162125" calcext:value-type="float">
            <text:p>1,6212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214577" calcext:value-type="float">
            <text:p>2,14577E-05</text:p>
          </table:table-cell>
          <table:table-cell office:value-type="float" office:value="0.0000495911" calcext:value-type="float">
            <text:p>4,9591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29018" calcext:value-type="float">
            <text:p>3,2901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71933" calcext:value-type="float">
            <text:p>3,71933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290871" calcext:value-type="float">
            <text:p>2,90871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1673698" calcext:value-type="float">
            <text:p>0,0001673698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154972" calcext:value-type="float">
            <text:p>1,54972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05176" calcext:value-type="float">
            <text:p>3,05176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office:value-type="float" office:value="0.0000145435" calcext:value-type="float">
            <text:p>1,45435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228882" calcext:value-type="float">
            <text:p>2,2888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293255" calcext:value-type="float">
            <text:p>2,9325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214577" calcext:value-type="float">
            <text:p>2,14577E-05</text:p>
          </table:table-cell>
          <table:table-cell office:value-type="float" office:value="0.0000252724" calcext:value-type="float">
            <text:p>2,5272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422001" calcext:value-type="float">
            <text:p>4,22001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219345" calcext:value-type="float">
            <text:p>2,1934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27895" calcext:value-type="float">
            <text:p>2,7895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3" office:value-type="float" office:value="0.0000343323" calcext:value-type="float">
            <text:p>3,43323E-05</text:p>
          </table:table-cell>
          <table:table-cell office:value-type="float" office:value="0.0000104904" calcext:value-type="float">
            <text:p>1,04904E-05</text:p>
          </table:table-cell>
          <table:table-cell office:value-type="float" office:value="0.0000786781" calcext:value-type="float">
            <text:p>7,86781E-05</text:p>
          </table:table-cell>
          <table:table-cell office:value-type="float" office:value="0.0000236034" calcext:value-type="float">
            <text:p>2,3603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462532" calcext:value-type="float">
            <text:p>4,6253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448227" calcext:value-type="float">
            <text:p>4,48227E-05</text:p>
          </table:table-cell>
          <table:table-cell office:value-type="float" office:value="0.0000522137" calcext:value-type="float">
            <text:p>5,2213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7643" calcext:value-type="float">
            <text:p>1,7643E-05</text:p>
          </table:table-cell>
          <table:table-cell office:value-type="float" office:value="0.0000190735" calcext:value-type="float">
            <text:p>1,90735E-05</text:p>
          </table:table-cell>
          <table:table-cell office:value-type="float" office:value="0.0000443459" calcext:value-type="float">
            <text:p>4,43459E-05</text:p>
          </table:table-cell>
          <table:table-cell office:value-type="float" office:value="0.0000457764" calcext:value-type="float">
            <text:p>4,5776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154972" calcext:value-type="float">
            <text:p>1,54972E-05</text:p>
          </table:table-cell>
          <table:table-cell office:value-type="float" office:value="0.0000290871" calcext:value-type="float">
            <text:p>2,9087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450611" calcext:value-type="float">
            <text:p>4,5061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252724" calcext:value-type="float">
            <text:p>2,5272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436306" calcext:value-type="float">
            <text:p>4,3630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295639" calcext:value-type="float">
            <text:p>2,9563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598431" calcext:value-type="float">
            <text:p>5,9843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555515" calcext:value-type="float">
            <text:p>5,55515E-05</text:p>
          </table:table-cell>
          <table:table-cell office:value-type="float" office:value="0.0000436306" calcext:value-type="float">
            <text:p>4,36306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9018" calcext:value-type="float">
            <text:p>3,29018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429153" calcext:value-type="float">
            <text:p>4,29153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224113" calcext:value-type="float">
            <text:p>2,2411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57356" calcext:value-type="float">
            <text:p>1,57356E-05</text:p>
          </table:table-cell>
          <table:table-cell office:value-type="float" office:value="0.0000298023" calcext:value-type="float">
            <text:p>2,98023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1571178" calcext:value-type="float">
            <text:p>0,0001571178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71933" calcext:value-type="float">
            <text:p>3,71933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54972" calcext:value-type="float">
            <text:p>1,5497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636578" calcext:value-type="float">
            <text:p>6,3657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245571" calcext:value-type="float">
            <text:p>2,4557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503063" calcext:value-type="float">
            <text:p>5,0306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298023" calcext:value-type="float">
            <text:p>2,9802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6633" calcext:value-type="float">
            <text:p>3,26633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283718" calcext:value-type="float">
            <text:p>2,83718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15974" calcext:value-type="float">
            <text:p>1,5974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298023" calcext:value-type="float">
            <text:p>2,980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312328" calcext:value-type="float">
            <text:p>3,12328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238419" calcext:value-type="float">
            <text:p>2,38419E-05</text:p>
          </table:table-cell>
          <table:table-cell office:value-type="float" office:value="0.0000531673" calcext:value-type="float">
            <text:p>5,3167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1865" calcext:value-type="float">
            <text:p>3,21865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181198" calcext:value-type="float">
            <text:p>1,81198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302792" calcext:value-type="float">
            <text:p>3,02792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267029" calcext:value-type="float">
            <text:p>2,6702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231266" calcext:value-type="float">
            <text:p>2,3126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50204" calcext:value-type="float">
            <text:p>1,50204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665188" calcext:value-type="float">
            <text:p>6,6518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491142" calcext:value-type="float">
            <text:p>4,9114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83582" calcext:value-type="float">
            <text:p>1,8358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288486" calcext:value-type="float">
            <text:p>2,88486E-05</text:p>
          </table:table-cell>
          <table:table-cell office:value-type="float" office:value="0.0000240803" calcext:value-type="float">
            <text:p>2,4080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200272" calcext:value-type="float">
            <text:p>2,0027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154972" calcext:value-type="float">
            <text:p>1,5497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1633167" calcext:value-type="float">
            <text:p>0,0001633167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112057" calcext:value-type="float">
            <text:p>1,12057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462532" calcext:value-type="float">
            <text:p>4,62532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207424" calcext:value-type="float">
            <text:p>2,07424E-05</text:p>
          </table:table-cell>
          <table:table-cell office:value-type="float" office:value="0.0000805855" calcext:value-type="float">
            <text:p>8,0585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441074" calcext:value-type="float">
            <text:p>4,4107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243187" calcext:value-type="float">
            <text:p>2,43187E-05</text:p>
          </table:table-cell>
          <table:table-cell office:value-type="float" office:value="0.0000665188" calcext:value-type="float">
            <text:p>6,6518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478" calcext:value-type="float">
            <text:p>3,6478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457764" calcext:value-type="float">
            <text:p>4,57764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150204" calcext:value-type="float">
            <text:p>1,5020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436306" calcext:value-type="float">
            <text:p>4,3630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443459" calcext:value-type="float">
            <text:p>4,434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69685" calcext:value-type="float">
            <text:p>4,6968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734329" calcext:value-type="float">
            <text:p>7,3432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429153" calcext:value-type="float">
            <text:p>4,29153E-05</text:p>
          </table:table-cell>
          <table:table-cell office:value-type="float" office:value="0.0000157356" calcext:value-type="float">
            <text:p>1,57356E-05</text:p>
          </table:table-cell>
          <table:table-cell office:value-type="float" office:value="0.0000574589" calcext:value-type="float">
            <text:p>5,7458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3"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29153" calcext:value-type="float">
            <text:p>4,29153E-05</text:p>
          </table:table-cell>
          <table:table-cell office:value-type="float" office:value="0.0000469685" calcext:value-type="float">
            <text:p>4,69685E-05</text:p>
          </table:table-cell>
          <table:table-cell office:value-type="float" office:value="0.000026226" calcext:value-type="float">
            <text:p>2,6226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636578" calcext:value-type="float">
            <text:p>6,3657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443459" calcext:value-type="float">
            <text:p>4,434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09673" calcext:value-type="float">
            <text:p>1,09673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967979" calcext:value-type="float">
            <text:p>9,6797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445843" calcext:value-type="float">
            <text:p>4,45843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269413" calcext:value-type="float">
            <text:p>2,69413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252724" calcext:value-type="float">
            <text:p>2,52724E-05</text:p>
          </table:table-cell>
        </table:table-row>
        <table:table-row table:style-name="ro1">
          <table:table-cell office:value-type="float" office:value="0.0001199245" calcext:value-type="float">
            <text:p>0,0001199245</text:p>
          </table:table-cell>
          <table:table-cell office:value-type="float" office:value="0.0000107288" calcext:value-type="float">
            <text:p>1,07288E-05</text:p>
          </table:table-cell>
          <table:table-cell office:value-type="float" office:value="0.0000169277" calcext:value-type="float">
            <text:p>1,69277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259876" calcext:value-type="float">
            <text:p>2,59876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243187" calcext:value-type="float">
            <text:p>2,43187E-05</text:p>
          </table:table-cell>
          <table:table-cell office:value-type="float" office:value="0.0000226498" calcext:value-type="float">
            <text:p>2,26498E-05</text:p>
          </table:table-cell>
          <table:table-cell office:value-type="float" office:value="0.0000231266" calcext:value-type="float">
            <text:p>2,31266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174046" calcext:value-type="float">
            <text:p>1,7404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457764" calcext:value-type="float">
            <text:p>4,57764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6633" calcext:value-type="float">
            <text:p>3,26633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298023" calcext:value-type="float">
            <text:p>2,98023E-05</text:p>
          </table:table-cell>
          <table:table-cell office:value-type="float" office:value="0.000056982" calcext:value-type="float">
            <text:p>5,6982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09944" calcext:value-type="float">
            <text:p>3,09944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097752" calcext:value-type="float">
            <text:p>9,7752E-06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305176" calcext:value-type="float">
            <text:p>3,05176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50204" calcext:value-type="float">
            <text:p>1,50204E-05</text:p>
          </table:table-cell>
          <table:table-cell office:value-type="float" office:value="0.0000286102" calcext:value-type="float">
            <text:p>2,8610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190735" calcext:value-type="float">
            <text:p>1,90735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29018" calcext:value-type="float">
            <text:p>3,29018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495911" calcext:value-type="float">
            <text:p>4,95911E-05</text:p>
          </table:table-cell>
          <table:table-cell office:value-type="float" office:value="0.0000216961" calcext:value-type="float">
            <text:p>2,16961E-05</text:p>
          </table:table-cell>
          <table:table-cell office:value-type="float" office:value="0.000014782" calcext:value-type="float">
            <text:p>1,4782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93391" calcext:value-type="float">
            <text:p>3,93391E-05</text:p>
          </table:table-cell>
          <table:table-cell table:number-columns-repeated="2" office:value-type="float" office:value="0.0000379086" calcext:value-type="float">
            <text:p>3,79086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424385" calcext:value-type="float">
            <text:p>4,24385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422001" calcext:value-type="float">
            <text:p>4,22001E-05</text:p>
          </table:table-cell>
          <table:table-cell office:value-type="float" office:value="0.0000257492" calcext:value-type="float">
            <text:p>2,57492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office:value-type="float" office:value="0.0000579357" calcext:value-type="float">
            <text:p>5,7935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441074" calcext:value-type="float">
            <text:p>4,41074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171661" calcext:value-type="float">
            <text:p>1,7166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86238" calcext:value-type="float">
            <text:p>3,86238E-05</text:p>
          </table:table-cell>
          <table:table-cell table:number-columns-repeated="2" office:value-type="float" office:value="0.0000391006" calcext:value-type="float">
            <text:p>3,91006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228882" calcext:value-type="float">
            <text:p>2,28882E-05</text:p>
          </table:table-cell>
          <table:table-cell office:value-type="float" office:value="0.0000402927" calcext:value-type="float">
            <text:p>4,02927E-05</text:p>
          </table:table-cell>
          <table:table-cell table:number-columns-repeated="2" office:value-type="float" office:value="0.0000386238" calcext:value-type="float">
            <text:p>3,86238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422001" calcext:value-type="float">
            <text:p>4,22001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433922" calcext:value-type="float">
            <text:p>4,33922E-05</text:p>
          </table:table-cell>
          <table:table-cell office:value-type="float" office:value="0.0000274181" calcext:value-type="float">
            <text:p>2,74181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915527" calcext:value-type="float">
            <text:p>9,15527E-05</text:p>
          </table:table-cell>
          <table:table-cell office:value-type="float" office:value="0.0000524521" calcext:value-type="float">
            <text:p>5,2452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3"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12057" calcext:value-type="float">
            <text:p>1,12057E-05</text:p>
          </table:table-cell>
          <table:table-cell office:value-type="float" office:value="0.0000171661" calcext:value-type="float">
            <text:p>1,7166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29018" calcext:value-type="float">
            <text:p>3,29018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216961" calcext:value-type="float">
            <text:p>2,1696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460148" calcext:value-type="float">
            <text:p>4,6014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422001" calcext:value-type="float">
            <text:p>4,22001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441074" calcext:value-type="float">
            <text:p>4,4107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488758" calcext:value-type="float">
            <text:p>4,8875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25034" calcext:value-type="float">
            <text:p>2,5034E-05</text:p>
          </table:table-cell>
          <table:table-cell office:value-type="float" office:value="0.000017643" calcext:value-type="float">
            <text:p>1,7643E-05</text:p>
          </table:table-cell>
          <table:table-cell table:number-columns-repeated="2" office:value-type="float" office:value="0.0000383854" calcext:value-type="float">
            <text:p>3,83854E-05</text:p>
          </table:table-cell>
          <table:table-cell table:number-columns-repeated="2" office:value-type="float" office:value="0.0000393391" calcext:value-type="float">
            <text:p>3,93391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1645088" calcext:value-type="float">
            <text:p>0,0001645088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20504" calcext:value-type="float">
            <text:p>2,050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598431" calcext:value-type="float">
            <text:p>5,9843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259876" calcext:value-type="float">
            <text:p>2,59876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431538" calcext:value-type="float">
            <text:p>4,3153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770092" calcext:value-type="float">
            <text:p>7,70092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14713" calcext:value-type="float">
            <text:p>3,14713E-05</text:p>
          </table:table-cell>
          <table:table-cell table:number-columns-repeated="2" office:value-type="float" office:value="0.0000331402" calcext:value-type="float">
            <text:p>3,31402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table:number-columns-repeated="2" office:value-type="float" office:value="0.0000329018" calcext:value-type="float">
            <text:p>3,2901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183582" calcext:value-type="float">
            <text:p>1,8358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19481" calcext:value-type="float">
            <text:p>3,19481E-05</text:p>
          </table:table-cell>
          <table:table-cell table:number-columns-repeated="2" office:value-type="float" office:value="0.0000329018" calcext:value-type="float">
            <text:p>3,2901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441074" calcext:value-type="float">
            <text:p>4,41074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455379" calcext:value-type="float">
            <text:p>4,5537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224113" calcext:value-type="float">
            <text:p>2,2411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4249" calcext:value-type="float">
            <text:p>3,24249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281334" calcext:value-type="float">
            <text:p>2,8133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9018" calcext:value-type="float">
            <text:p>3,29018E-05</text:p>
          </table:table-cell>
          <table:table-cell table:number-columns-repeated="2" office:value-type="float" office:value="0.0000321865" calcext:value-type="float">
            <text:p>3,2186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443459" calcext:value-type="float">
            <text:p>4,43459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31402" calcext:value-type="float">
            <text:p>3,31402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171661" calcext:value-type="float">
            <text:p>1,71661E-05</text:p>
          </table:table-cell>
          <table:table-cell office:value-type="float" office:value="0.0000329018" calcext:value-type="float">
            <text:p>3,29018E-05</text:p>
          </table:table-cell>
          <table:table-cell table:number-columns-repeated="2" office:value-type="float" office:value="0.0000331402" calcext:value-type="float">
            <text:p>3,3140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298023" calcext:value-type="float">
            <text:p>2,98023E-05</text:p>
          </table:table-cell>
          <table:table-cell office:value-type="float" office:value="0.0000312328" calcext:value-type="float">
            <text:p>3,12328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95503" calcext:value-type="float">
            <text:p>1,95503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107288" calcext:value-type="float">
            <text:p>1,07288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743866" calcext:value-type="float">
            <text:p>7,43866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64509" calcext:value-type="float">
            <text:p>1,6450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576973" calcext:value-type="float">
            <text:p>5,7697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07288" calcext:value-type="float">
            <text:p>1,07288E-05</text:p>
          </table:table-cell>
          <table:table-cell office:value-type="float" office:value="0.0000200272" calcext:value-type="float">
            <text:p>2,00272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6633" calcext:value-type="float">
            <text:p>3,26633E-05</text:p>
          </table:table-cell>
          <table:table-cell table:number-columns-repeated="2" office:value-type="float" office:value="0.0000321865" calcext:value-type="float">
            <text:p>3,21865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14782" calcext:value-type="float">
            <text:p>1,4782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29018" calcext:value-type="float">
            <text:p>3,29018E-05</text:p>
          </table:table-cell>
          <table:table-cell table:number-columns-repeated="2" office:value-type="float" office:value="0.0000331402" calcext:value-type="float">
            <text:p>3,3140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529289" calcext:value-type="float">
            <text:p>5,2928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426769" calcext:value-type="float">
            <text:p>4,2676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1554489" calcext:value-type="float">
            <text:p>0,0001554489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505447" calcext:value-type="float">
            <text:p>5,0544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29018" calcext:value-type="float">
            <text:p>3,29018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591278" calcext:value-type="float">
            <text:p>5,91278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181198" calcext:value-type="float">
            <text:p>1,81198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6633" calcext:value-type="float">
            <text:p>3,26633E-05</text:p>
          </table:table-cell>
          <table:table-cell table:number-columns-repeated="2" office:value-type="float" office:value="0.0000329018" calcext:value-type="float">
            <text:p>3,29018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6633" calcext:value-type="float">
            <text:p>3,26633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545979" calcext:value-type="float">
            <text:p>5,45979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486374" calcext:value-type="float">
            <text:p>4,86374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174046" calcext:value-type="float">
            <text:p>1,7404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12057" calcext:value-type="float">
            <text:p>1,12057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612736" calcext:value-type="float">
            <text:p>6,12736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286102" calcext:value-type="float">
            <text:p>2,8610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422001" calcext:value-type="float">
            <text:p>4,2200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269413" calcext:value-type="float">
            <text:p>2,69413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145435" calcext:value-type="float">
            <text:p>1,4543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64509" calcext:value-type="float">
            <text:p>1,6450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4249" calcext:value-type="float">
            <text:p>3,24249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table:number-columns-repeated="2" office:value-type="float" office:value="0.0000326633" calcext:value-type="float">
            <text:p>3,26633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174046" calcext:value-type="float">
            <text:p>1,74046E-05</text:p>
          </table:table-cell>
          <table:table-cell office:value-type="float" office:value="0.0000197887" calcext:value-type="float">
            <text:p>1,9788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29018" calcext:value-type="float">
            <text:p>3,29018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81198" calcext:value-type="float">
            <text:p>1,81198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95503" calcext:value-type="float">
            <text:p>1,95503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162125" calcext:value-type="float">
            <text:p>1,62125E-05</text:p>
          </table:table-cell>
          <table:table-cell office:value-type="float" office:value="0.0000107288" calcext:value-type="float">
            <text:p>1,07288E-05</text:p>
          </table:table-cell>
          <table:table-cell office:value-type="float" office:value="0.0000178814" calcext:value-type="float">
            <text:p>1,78814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24249" calcext:value-type="float">
            <text:p>3,2424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295639" calcext:value-type="float">
            <text:p>2,95639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603199" calcext:value-type="float">
            <text:p>6,03199E-05</text:p>
          </table:table-cell>
          <table:table-cell office:value-type="float" office:value="0.0000321865" calcext:value-type="float">
            <text:p>3,21865E-05</text:p>
          </table:table-cell>
          <table:table-cell table:number-columns-repeated="2" office:value-type="float" office:value="0.0000324249" calcext:value-type="float">
            <text:p>3,24249E-05</text:p>
          </table:table-cell>
          <table:table-cell office:value-type="float" office:value="0.0000109673" calcext:value-type="float">
            <text:p>1,09673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212193" calcext:value-type="float">
            <text:p>2,12193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27895" calcext:value-type="float">
            <text:p>2,7895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145435" calcext:value-type="float">
            <text:p>1,45435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445843" calcext:value-type="float">
            <text:p>4,4584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1511574" calcext:value-type="float">
            <text:p>0,0001511574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83582" calcext:value-type="float">
            <text:p>1,8358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283718" calcext:value-type="float">
            <text:p>2,8371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61512" calcext:value-type="float">
            <text:p>6,151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62125" calcext:value-type="float">
            <text:p>1,62125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31402" calcext:value-type="float">
            <text:p>3,3140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290871" calcext:value-type="float">
            <text:p>2,9087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64373" calcext:value-type="float">
            <text:p>6,4373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190735" calcext:value-type="float">
            <text:p>1,90735E-05</text:p>
          </table:table-cell>
          <table:table-cell office:value-type="float" office:value="0.0000283718" calcext:value-type="float">
            <text:p>2,8371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662804" calcext:value-type="float">
            <text:p>6,6280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331402" calcext:value-type="float">
            <text:p>3,31402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286102" calcext:value-type="float">
            <text:p>2,86102E-05</text:p>
          </table:table-cell>
          <table:table-cell office:value-type="float" office:value="0.0000302792" calcext:value-type="float">
            <text:p>3,02792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09944" calcext:value-type="float">
            <text:p>3,09944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3"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31402" calcext:value-type="float">
            <text:p>3,3140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579357" calcext:value-type="float">
            <text:p>5,7935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3"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table:number-columns-repeated="2" office:value-type="float" office:value="0.0000331402" calcext:value-type="float">
            <text:p>3,3140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64509" calcext:value-type="float">
            <text:p>1,64509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629425" calcext:value-type="float">
            <text:p>6,29425E-05</text:p>
          </table:table-cell>
          <table:table-cell office:value-type="float" office:value="0.0000333786" calcext:value-type="float">
            <text:p>3,33786E-05</text:p>
          </table:table-cell>
        </table:table-row>
        <table:table-row table:style-name="ro1">
          <table:table-cell office:value-type="float" office:value="0.0001301765" calcext:value-type="float">
            <text:p>0,0001301765</text:p>
          </table:table-cell>
          <table:table-cell office:value-type="float" office:value="0.0000228882" calcext:value-type="float">
            <text:p>2,2888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288486" calcext:value-type="float">
            <text:p>2,884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529289" calcext:value-type="float">
            <text:p>5,29289E-05</text:p>
          </table:table-cell>
          <table:table-cell office:value-type="float" office:value="0.0000298023" calcext:value-type="float">
            <text:p>2,98023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476837" calcext:value-type="float">
            <text:p>4,76837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17097" calcext:value-type="float">
            <text:p>3,17097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15974" calcext:value-type="float">
            <text:p>1,5974E-05</text:p>
          </table:table-cell>
          <table:table-cell office:value-type="float" office:value="0.0000302792" calcext:value-type="float">
            <text:p>3,0279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166893" calcext:value-type="float">
            <text:p>1,66893E-05</text:p>
          </table:table-cell>
          <table:table-cell office:value-type="float" office:value="0.000010252" calcext:value-type="float">
            <text:p>1,0252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808239" calcext:value-type="float">
            <text:p>8,082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197887" calcext:value-type="float">
            <text:p>1,9788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252724" calcext:value-type="float">
            <text:p>2,52724E-05</text:p>
          </table:table-cell>
          <table:table-cell table:number-columns-repeated="2"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216961" calcext:value-type="float">
            <text:p>2,1696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226498" calcext:value-type="float">
            <text:p>2,2649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529289" calcext:value-type="float">
            <text:p>5,29289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474453" calcext:value-type="float">
            <text:p>4,74453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1402" calcext:value-type="float">
            <text:p>3,31402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97887" calcext:value-type="float">
            <text:p>1,97887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4673" calcext:value-type="float">
            <text:p>4,673E-05</text:p>
          </table:table-cell>
          <table:table-cell office:value-type="float" office:value="0.000036478" calcext:value-type="float">
            <text:p>3,6478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1402" calcext:value-type="float">
            <text:p>3,31402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460148" calcext:value-type="float">
            <text:p>4,6014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55379" calcext:value-type="float">
            <text:p>4,5537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112057" calcext:value-type="float">
            <text:p>1,12057E-05</text:p>
          </table:table-cell>
          <table:table-cell office:value-type="float" office:value="0.000014782" calcext:value-type="float">
            <text:p>1,478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69277" calcext:value-type="float">
            <text:p>1,6927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474453" calcext:value-type="float">
            <text:p>4,7445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450611" calcext:value-type="float">
            <text:p>4,50611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264645" calcext:value-type="float">
            <text:p>2,64645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216961" calcext:value-type="float">
            <text:p>2,1696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622272" calcext:value-type="float">
            <text:p>6,22272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1865" calcext:value-type="float">
            <text:p>3,21865E-05</text:p>
          </table:table-cell>
          <table:table-cell table:number-columns-repeated="2" office:value-type="float" office:value="0.0000331402" calcext:value-type="float">
            <text:p>3,31402E-05</text:p>
          </table:table-cell>
          <table:table-cell office:value-type="float" office:value="0.0000319481" calcext:value-type="float">
            <text:p>3,19481E-05</text:p>
          </table:table-cell>
          <table:table-cell table:number-columns-repeated="2"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1618862" calcext:value-type="float">
            <text:p>0,0001618862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455379" calcext:value-type="float">
            <text:p>4,55379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281334" calcext:value-type="float">
            <text:p>2,81334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686646" calcext:value-type="float">
            <text:p>6,86646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426769" calcext:value-type="float">
            <text:p>4,2676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4673" calcext:value-type="float">
            <text:p>4,673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197887" calcext:value-type="float">
            <text:p>1,9788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1015663" calcext:value-type="float">
            <text:p>0,0001015663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264645" calcext:value-type="float">
            <text:p>2,64645E-05</text:p>
          </table:table-cell>
          <table:table-cell office:value-type="float" office:value="0.0000295639" calcext:value-type="float">
            <text:p>2,95639E-05</text:p>
          </table:table-cell>
          <table:table-cell office:value-type="float" office:value="0.0000584126" calcext:value-type="float">
            <text:p>5,84126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31402" calcext:value-type="float">
            <text:p>3,31402E-05</text:p>
          </table:table-cell>
          <table:table-cell table:number-columns-repeated="2" office:value-type="float" office:value="0.0000329018" calcext:value-type="float">
            <text:p>3,29018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9018" calcext:value-type="float">
            <text:p>3,29018E-05</text:p>
          </table:table-cell>
          <table:table-cell table:number-columns-repeated="2" office:value-type="float" office:value="0.0000326633" calcext:value-type="float">
            <text:p>3,2663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109673" calcext:value-type="float">
            <text:p>1,09673E-05</text:p>
          </table:table-cell>
          <table:table-cell office:value-type="float" office:value="0.0000219345" calcext:value-type="float">
            <text:p>2,19345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1242161" calcext:value-type="float">
            <text:p>0,0001242161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407696" calcext:value-type="float">
            <text:p>4,07696E-05</text:p>
          </table:table-cell>
          <table:table-cell table:number-columns-repeated="4" office:value-type="float" office:value="0.0000331402" calcext:value-type="float">
            <text:p>3,3140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236034" calcext:value-type="float">
            <text:p>2,3603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112057" calcext:value-type="float">
            <text:p>1,1205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450611" calcext:value-type="float">
            <text:p>4,5061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276566" calcext:value-type="float">
            <text:p>2,76566E-05</text:p>
          </table:table-cell>
          <table:table-cell office:value-type="float" office:value="0.0000164509" calcext:value-type="float">
            <text:p>1,6450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6633" calcext:value-type="float">
            <text:p>3,26633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216961" calcext:value-type="float">
            <text:p>2,16961E-05</text:p>
          </table:table-cell>
          <table:table-cell office:value-type="float" office:value="0.0000431538" calcext:value-type="float">
            <text:p>4,31538E-05</text:p>
          </table:table-cell>
          <table:table-cell office:value-type="float" office:value="0.0000314713" calcext:value-type="float">
            <text:p>3,14713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288486" calcext:value-type="float">
            <text:p>2,88486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209808" calcext:value-type="float">
            <text:p>2,09808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31402" calcext:value-type="float">
            <text:p>3,31402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231266" calcext:value-type="float">
            <text:p>2,3126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178814" calcext:value-type="float">
            <text:p>1,78814E-05</text:p>
          </table:table-cell>
          <table:table-cell office:value-type="float" office:value="0.000027895" calcext:value-type="float">
            <text:p>2,7895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290871" calcext:value-type="float">
            <text:p>2,9087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097752" calcext:value-type="float">
            <text:p>9,7752E-06</text:p>
          </table:table-cell>
          <table:table-cell office:value-type="float" office:value="0.0000193119" calcext:value-type="float">
            <text:p>1,93119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298023" calcext:value-type="float">
            <text:p>2,980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1511574" calcext:value-type="float">
            <text:p>0,0001511574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195503" calcext:value-type="float">
            <text:p>1,95503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197887" calcext:value-type="float">
            <text:p>1,9788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841618" calcext:value-type="float">
            <text:p>8,4161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271797" calcext:value-type="float">
            <text:p>2,7179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154972" calcext:value-type="float">
            <text:p>1,54972E-05</text:p>
          </table:table-cell>
          <table:table-cell office:value-type="float" office:value="0.0000681877" calcext:value-type="float">
            <text:p>6,8187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29018" calcext:value-type="float">
            <text:p>3,29018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460148" calcext:value-type="float">
            <text:p>4,60148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214577" calcext:value-type="float">
            <text:p>2,14577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281334" calcext:value-type="float">
            <text:p>2,81334E-05</text:p>
          </table:table-cell>
          <table:table-cell office:value-type="float" office:value="0.000020504" calcext:value-type="float">
            <text:p>2,0504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436306" calcext:value-type="float">
            <text:p>4,3630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166893" calcext:value-type="float">
            <text:p>1,66893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448227" calcext:value-type="float">
            <text:p>4,4822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31402" calcext:value-type="float">
            <text:p>3,3140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264645" calcext:value-type="float">
            <text:p>2,64645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0252" calcext:value-type="float">
            <text:p>1,0252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table:number-columns-repeated="3"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2" office:value-type="float" office:value="0.0000329018" calcext:value-type="float">
            <text:p>3,2901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29018" calcext:value-type="float">
            <text:p>3,29018E-05</text:p>
          </table:table-cell>
          <table:table-cell table:number-columns-repeated="2" office:value-type="float" office:value="0.0000326633" calcext:value-type="float">
            <text:p>3,2663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207424" calcext:value-type="float">
            <text:p>2,0742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31402" calcext:value-type="float">
            <text:p>3,31402E-05</text:p>
          </table:table-cell>
          <table:table-cell office:value-type="float" office:value="0.0000157356" calcext:value-type="float">
            <text:p>1,57356E-05</text:p>
          </table:table-cell>
          <table:table-cell table:number-columns-repeated="2" office:value-type="float" office:value="0.0000329018" calcext:value-type="float">
            <text:p>3,2901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1865" calcext:value-type="float">
            <text:p>3,21865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197887" calcext:value-type="float">
            <text:p>1,97887E-05</text:p>
          </table:table-cell>
          <table:table-cell office:value-type="float" office:value="0.0000524521" calcext:value-type="float">
            <text:p>5,24521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517368" calcext:value-type="float">
            <text:p>5,1736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04904" calcext:value-type="float">
            <text:p>1,04904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457764" calcext:value-type="float">
            <text:p>4,5776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69277" calcext:value-type="float">
            <text:p>1,69277E-05</text:p>
          </table:table-cell>
          <table:table-cell office:value-type="float" office:value="0.0000154972" calcext:value-type="float">
            <text:p>1,5497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286102" calcext:value-type="float">
            <text:p>2,86102E-05</text:p>
          </table:table-cell>
          <table:table-cell office:value-type="float" office:value="0.0001652241" calcext:value-type="float">
            <text:p>0,0001652241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112057" calcext:value-type="float">
            <text:p>1,12057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office:value-type="float" office:value="0.0000331402" calcext:value-type="float">
            <text:p>3,31402E-05</text:p>
          </table:table-cell>
          <table:table-cell table:number-columns-repeated="3"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54972" calcext:value-type="float">
            <text:p>1,54972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274181" calcext:value-type="float">
            <text:p>2,7418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1402" calcext:value-type="float">
            <text:p>3,31402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505447" calcext:value-type="float">
            <text:p>5,0544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4782" calcext:value-type="float">
            <text:p>1,4782E-05</text:p>
          </table:table-cell>
          <table:table-cell office:value-type="float" office:value="0.000025034" calcext:value-type="float">
            <text:p>2,503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169277" calcext:value-type="float">
            <text:p>1,6927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593662" calcext:value-type="float">
            <text:p>5,9366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66893" calcext:value-type="float">
            <text:p>1,66893E-05</text:p>
          </table:table-cell>
          <table:table-cell office:value-type="float" office:value="0.0000271797" calcext:value-type="float">
            <text:p>2,7179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469685" calcext:value-type="float">
            <text:p>4,6968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25034" calcext:value-type="float">
            <text:p>2,5034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02792" calcext:value-type="float">
            <text:p>3,02792E-05</text:p>
          </table:table-cell>
          <table:table-cell office:value-type="float" office:value="0.0000274181" calcext:value-type="float">
            <text:p>2,74181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288486" calcext:value-type="float">
            <text:p>2,88486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240803" calcext:value-type="float">
            <text:p>2,4080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</table:table-row>
        <table:table-row table:style-name="ro1">
          <table:table-cell office:value-type="float" office:value="0.0001232624" calcext:value-type="float">
            <text:p>0,0001232624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491142" calcext:value-type="float">
            <text:p>4,91142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00136" calcext:value-type="float">
            <text:p>1,00136E-05</text:p>
          </table:table-cell>
          <table:table-cell office:value-type="float" office:value="0.0000298023" calcext:value-type="float">
            <text:p>2,980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6633" calcext:value-type="float">
            <text:p>3,26633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426769" calcext:value-type="float">
            <text:p>4,26769E-05</text:p>
          </table:table-cell>
          <table:table-cell office:value-type="float" office:value="0.0000555515" calcext:value-type="float">
            <text:p>5,5551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6633" calcext:value-type="float">
            <text:p>3,26633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700951" calcext:value-type="float">
            <text:p>7,0095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07288" calcext:value-type="float">
            <text:p>1,07288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2396" calcext:value-type="float">
            <text:p>3,62396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238419" calcext:value-type="float">
            <text:p>2,3841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15974" calcext:value-type="float">
            <text:p>1,597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93119" calcext:value-type="float">
            <text:p>1,9311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545979" calcext:value-type="float">
            <text:p>5,4597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193119" calcext:value-type="float">
            <text:p>1,9311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276566" calcext:value-type="float">
            <text:p>2,76566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422001" calcext:value-type="float">
            <text:p>4,22001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298023" calcext:value-type="float">
            <text:p>2,980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445843" calcext:value-type="float">
            <text:p>4,45843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674725" calcext:value-type="float">
            <text:p>6,74725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269413" calcext:value-type="float">
            <text:p>2,6941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29018" calcext:value-type="float">
            <text:p>3,29018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2396" calcext:value-type="float">
            <text:p>3,62396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329018" calcext:value-type="float">
            <text:p>3,29018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54972" calcext:value-type="float">
            <text:p>1,54972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245571" calcext:value-type="float">
            <text:p>2,45571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24249" calcext:value-type="float">
            <text:p>3,2424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166893" calcext:value-type="float">
            <text:p>1,66893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14782" calcext:value-type="float">
            <text:p>1,4782E-05</text:p>
          </table:table-cell>
          <table:table-cell office:value-type="float" office:value="0.0000224113" calcext:value-type="float">
            <text:p>2,24113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433922" calcext:value-type="float">
            <text:p>4,33922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221729" calcext:value-type="float">
            <text:p>2,21729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1869202" calcext:value-type="float">
            <text:p>0,0001869202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91006" calcext:value-type="float">
            <text:p>3,91006E-05</text:p>
          </table:table-cell>
          <table:table-cell table:number-columns-repeated="2" office:value-type="float" office:value="0.0000395775" calcext:value-type="float">
            <text:p>3,95775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431538" calcext:value-type="float">
            <text:p>4,31538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798702" calcext:value-type="float">
            <text:p>7,987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627041" calcext:value-type="float">
            <text:p>6,2704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495911" calcext:value-type="float">
            <text:p>4,95911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581741" calcext:value-type="float">
            <text:p>5,81741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20504" calcext:value-type="float">
            <text:p>2,050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424385" calcext:value-type="float">
            <text:p>4,24385E-05</text:p>
          </table:table-cell>
          <table:table-cell office:value-type="float" office:value="0.0000445843" calcext:value-type="float">
            <text:p>4,45843E-05</text:p>
          </table:table-cell>
          <table:table-cell office:value-type="float" office:value="0.0000264645" calcext:value-type="float">
            <text:p>2,64645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431538" calcext:value-type="float">
            <text:p>4,31538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720024" calcext:value-type="float">
            <text:p>7,2002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4673" calcext:value-type="float">
            <text:p>4,67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255108" calcext:value-type="float">
            <text:p>2,5510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27895" calcext:value-type="float">
            <text:p>2,7895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588894" calcext:value-type="float">
            <text:p>5,88894E-05</text:p>
          </table:table-cell>
          <table:table-cell table:number-columns-repeated="2" office:value-type="float" office:value="0.0000395775" calcext:value-type="float">
            <text:p>3,95775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276566" calcext:value-type="float">
            <text:p>2,76566E-05</text:p>
          </table:table-cell>
          <table:table-cell office:value-type="float" office:value="0.000038147" calcext:value-type="float">
            <text:p>3,8147E-05</text:p>
          </table:table-cell>
          <table:table-cell table:number-columns-repeated="2" office:value-type="float" office:value="0.0000391006" calcext:value-type="float">
            <text:p>3,91006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555515" calcext:value-type="float">
            <text:p>5,55515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786781" calcext:value-type="float">
            <text:p>7,86781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498295" calcext:value-type="float">
            <text:p>4,9829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4782" calcext:value-type="float">
            <text:p>1,4782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171661" calcext:value-type="float">
            <text:p>1,71661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231266" calcext:value-type="float">
            <text:p>2,3126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445843" calcext:value-type="float">
            <text:p>4,45843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183582" calcext:value-type="float">
            <text:p>1,8358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4782" calcext:value-type="float">
            <text:p>1,4782E-05</text:p>
          </table:table-cell>
          <table:table-cell office:value-type="float" office:value="0.0000202656" calcext:value-type="float">
            <text:p>2,0265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269413" calcext:value-type="float">
            <text:p>2,69413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54972" calcext:value-type="float">
            <text:p>1,5497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145435" calcext:value-type="float">
            <text:p>1,4543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21865" calcext:value-type="float">
            <text:p>3,21865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429153" calcext:value-type="float">
            <text:p>4,29153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207424" calcext:value-type="float">
            <text:p>2,0742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1533031" calcext:value-type="float">
            <text:p>0,0001533031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576973" calcext:value-type="float">
            <text:p>5,76973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441074" calcext:value-type="float">
            <text:p>4,41074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202656" calcext:value-type="float">
            <text:p>2,02656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26226" calcext:value-type="float">
            <text:p>2,6226E-05</text:p>
          </table:table-cell>
          <table:table-cell office:value-type="float" office:value="0.0000185966" calcext:value-type="float">
            <text:p>1,85966E-05</text:p>
          </table:table-cell>
          <table:table-cell office:value-type="float" office:value="0.0000100136" calcext:value-type="float">
            <text:p>1,00136E-05</text:p>
          </table:table-cell>
          <table:table-cell office:value-type="float" office:value="0.0000071526" calcext:value-type="float">
            <text:p>7,1526E-06</text:p>
          </table:table-cell>
          <table:table-cell office:value-type="float" office:value="0.0000066757" calcext:value-type="float">
            <text:p>6,6757E-06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298023" calcext:value-type="float">
            <text:p>2,98023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209808" calcext:value-type="float">
            <text:p>2,0980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45435" calcext:value-type="float">
            <text:p>1,45435E-05</text:p>
          </table:table-cell>
          <table:table-cell office:value-type="float" office:value="0.0000202656" calcext:value-type="float">
            <text:p>2,02656E-05</text:p>
          </table:table-cell>
          <table:table-cell office:value-type="float" office:value="0.0000534058" calcext:value-type="float">
            <text:p>5,3405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238419" calcext:value-type="float">
            <text:p>2,3841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286102" calcext:value-type="float">
            <text:p>2,86102E-05</text:p>
          </table:table-cell>
          <table:table-cell office:value-type="float" office:value="0.0000243187" calcext:value-type="float">
            <text:p>2,43187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469685" calcext:value-type="float">
            <text:p>4,69685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3"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02792" calcext:value-type="float">
            <text:p>3,0279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422001" calcext:value-type="float">
            <text:p>4,22001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62532" calcext:value-type="float">
            <text:p>4,6253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45435" calcext:value-type="float">
            <text:p>1,45435E-05</text:p>
          </table:table-cell>
          <table:table-cell office:value-type="float" office:value="0.0000174046" calcext:value-type="float">
            <text:p>1,7404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104904" calcext:value-type="float">
            <text:p>1,04904E-05</text:p>
          </table:table-cell>
          <table:table-cell office:value-type="float" office:value="0.0000181198" calcext:value-type="float">
            <text:p>1,8119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464916" calcext:value-type="float">
            <text:p>4,6491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519753" calcext:value-type="float">
            <text:p>5,19753E-05</text:p>
          </table:table-cell>
          <table:table-cell office:value-type="float" office:value="0.0000729561" calcext:value-type="float">
            <text:p>7,2956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510216" calcext:value-type="float">
            <text:p>5,10216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26226" calcext:value-type="float">
            <text:p>2,622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212193" calcext:value-type="float">
            <text:p>2,12193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3"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56982" calcext:value-type="float">
            <text:p>5,6982E-05</text:p>
          </table:table-cell>
          <table:table-cell office:value-type="float" office:value="0.0000686646" calcext:value-type="float">
            <text:p>6,8664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1540184" calcext:value-type="float">
            <text:p>0,0001540184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62125" calcext:value-type="float">
            <text:p>1,6212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185966" calcext:value-type="float">
            <text:p>1,8596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617504" calcext:value-type="float">
            <text:p>6,1750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543594" calcext:value-type="float">
            <text:p>5,4359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281334" calcext:value-type="float">
            <text:p>2,81334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157356" calcext:value-type="float">
            <text:p>1,5735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097752" calcext:value-type="float">
            <text:p>9,7752E-06</text:p>
          </table:table-cell>
          <table:table-cell office:value-type="float" office:value="0.0000450611" calcext:value-type="float">
            <text:p>4,50611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62396" calcext:value-type="float">
            <text:p>3,62396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209808" calcext:value-type="float">
            <text:p>2,0980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636578" calcext:value-type="float">
            <text:p>6,3657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281334" calcext:value-type="float">
            <text:p>2,8133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98159" calcext:value-type="float">
            <text:p>3,98159E-05</text:p>
          </table:table-cell>
          <table:table-cell table:number-columns-repeated="2" office:value-type="float" office:value="0.0000391006" calcext:value-type="float">
            <text:p>3,91006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281334" calcext:value-type="float">
            <text:p>2,8133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207424" calcext:value-type="float">
            <text:p>2,07424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20504" calcext:value-type="float">
            <text:p>2,050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464916" calcext:value-type="float">
            <text:p>4,64916E-05</text:p>
          </table:table-cell>
          <table:table-cell table:number-columns-repeated="2" office:value-type="float" office:value="0.0000386238" calcext:value-type="float">
            <text:p>3,86238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98159" calcext:value-type="float">
            <text:p>3,98159E-05</text:p>
          </table:table-cell>
          <table:table-cell table:number-columns-repeated="2" office:value-type="float" office:value="0.0000402927" calcext:value-type="float">
            <text:p>4,02927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388622" calcext:value-type="float">
            <text:p>3,88622E-05</text:p>
          </table:table-cell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Media</text:p>
          </table:table-cell>
          <table:table-cell table:number-columns-repeated="999"/>
        </table:table-row>
        <table:table-row table:style-name="ro1">
          <table:table-cell office:value-type="float" office:value="0.0001627207" calcext:value-type="float">
            <text:p>0,0001627207</text:p>
          </table:table-cell>
          <table:table-cell office:value-type="float" office:value="0.00002563" calcext:value-type="float">
            <text:p>2,563E-05</text:p>
          </table:table-cell>
          <table:table-cell office:value-type="float" office:value="0.0000357389" calcext:value-type="float">
            <text:p>3,57389E-05</text:p>
          </table:table-cell>
          <table:table-cell office:value-type="float" office:value="0.0000346661" calcext:value-type="float">
            <text:p>3,46661E-05</text:p>
          </table:table-cell>
          <table:table-cell office:value-type="float" office:value="0.0000316143" calcext:value-type="float">
            <text:p>3,16143E-05</text:p>
          </table:table-cell>
          <table:table-cell office:value-type="float" office:value="0.0000309229" calcext:value-type="float">
            <text:p>3,09229E-05</text:p>
          </table:table-cell>
          <table:table-cell office:value-type="float" office:value="0.0000280857" calcext:value-type="float">
            <text:p>2,80857E-05</text:p>
          </table:table-cell>
          <table:table-cell office:value-type="float" office:value="0.0000293493" calcext:value-type="float">
            <text:p>2,93493E-05</text:p>
          </table:table-cell>
          <table:table-cell office:value-type="float" office:value="0.0000299692" calcext:value-type="float">
            <text:p>2,99692E-05</text:p>
          </table:table-cell>
          <table:table-cell office:value-type="float" office:value="0.0000320196" calcext:value-type="float">
            <text:p>3,20196E-05</text:p>
          </table:table-cell>
          <table:table-cell office:value-type="float" office:value="0.000031662" calcext:value-type="float">
            <text:p>3,1662E-05</text:p>
          </table:table-cell>
          <table:table-cell office:value-type="float" office:value="0.0000318527" calcext:value-type="float">
            <text:p>3,18527E-05</text:p>
          </table:table-cell>
          <table:table-cell office:value-type="float" office:value="0.0000304461" calcext:value-type="float">
            <text:p>3,04461E-05</text:p>
          </table:table-cell>
          <table:table-cell office:value-type="float" office:value="0.0000314474" calcext:value-type="float">
            <text:p>3,14474E-05</text:p>
          </table:table-cell>
          <table:table-cell office:value-type="float" office:value="0.0000339031" calcext:value-type="float">
            <text:p>3,39031E-05</text:p>
          </table:table-cell>
          <table:table-cell office:value-type="float" office:value="0.0000318527" calcext:value-type="float">
            <text:p>3,1852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290871" calcext:value-type="float">
            <text:p>2,90871E-05</text:p>
          </table:table-cell>
          <table:table-cell office:value-type="float" office:value="0.0000272751" calcext:value-type="float">
            <text:p>2,72751E-05</text:p>
          </table:table-cell>
          <table:table-cell office:value-type="float" office:value="0.0000304222" calcext:value-type="float">
            <text:p>3,04222E-05</text:p>
          </table:table-cell>
          <table:table-cell office:value-type="float" office:value="0.0000332832" calcext:value-type="float">
            <text:p>3,32832E-05</text:p>
          </table:table-cell>
          <table:table-cell office:value-type="float" office:value="0.000030899" calcext:value-type="float">
            <text:p>3,0899E-05</text:p>
          </table:table-cell>
          <table:table-cell office:value-type="float" office:value="0.000033021" calcext:value-type="float">
            <text:p>3,3021E-05</text:p>
          </table:table-cell>
          <table:table-cell office:value-type="float" office:value="0.0000328541" calcext:value-type="float">
            <text:p>3,28541E-05</text:p>
          </table:table-cell>
          <table:table-cell office:value-type="float" office:value="0.0000315905" calcext:value-type="float">
            <text:p>3,15905E-05</text:p>
          </table:table-cell>
          <table:table-cell office:value-type="float" office:value="0.000032258" calcext:value-type="float">
            <text:p>3,2258E-05</text:p>
          </table:table-cell>
          <table:table-cell office:value-type="float" office:value="0.0000323772" calcext:value-type="float">
            <text:p>3,23772E-05</text:p>
          </table:table-cell>
          <table:table-cell office:value-type="float" office:value="0.0000322104" calcext:value-type="float">
            <text:p>3,22104E-05</text:p>
          </table:table-cell>
          <table:table-cell office:value-type="float" office:value="0.0000372887" calcext:value-type="float">
            <text:p>3,72887E-05</text:p>
          </table:table-cell>
          <table:table-cell office:value-type="float" office:value="0.0000353813" calcext:value-type="float">
            <text:p>3,53813E-05</text:p>
          </table:table-cell>
          <table:table-cell office:value-type="float" office:value="0.0000372887" calcext:value-type="float">
            <text:p>3,72887E-05</text:p>
          </table:table-cell>
          <table:table-cell office:value-type="float" office:value="0.000036788" calcext:value-type="float">
            <text:p>3,6788E-05</text:p>
          </table:table-cell>
          <table:table-cell office:value-type="float" office:value="0.0000329494" calcext:value-type="float">
            <text:p>3,29494E-05</text:p>
          </table:table-cell>
          <table:table-cell office:value-type="float" office:value="0.0000303507" calcext:value-type="float">
            <text:p>3,03507E-05</text:p>
          </table:table-cell>
          <table:table-cell office:value-type="float" office:value="0.0000353575" calcext:value-type="float">
            <text:p>3,53575E-05</text:p>
          </table:table-cell>
          <table:table-cell office:value-type="float" office:value="0.0000337601" calcext:value-type="float">
            <text:p>3,37601E-05</text:p>
          </table:table-cell>
          <table:table-cell office:value-type="float" office:value="0.0000296354" calcext:value-type="float">
            <text:p>2,9635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287294" calcext:value-type="float">
            <text:p>2,87294E-05</text:p>
          </table:table-cell>
          <table:table-cell office:value-type="float" office:value="0.0000314951" calcext:value-type="float">
            <text:p>3,14951E-05</text:p>
          </table:table-cell>
          <table:table-cell office:value-type="float" office:value="0.0000329494" calcext:value-type="float">
            <text:p>3,29494E-05</text:p>
          </table:table-cell>
          <table:table-cell office:value-type="float" office:value="0.0000364542" calcext:value-type="float">
            <text:p>3,64542E-05</text:p>
          </table:table-cell>
          <table:table-cell office:value-type="float" office:value="0.0000387907" calcext:value-type="float">
            <text:p>3,879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262499" calcext:value-type="float">
            <text:p>2,62499E-05</text:p>
          </table:table-cell>
          <table:table-cell office:value-type="float" office:value="0.0000375271" calcext:value-type="float">
            <text:p>3,75271E-05</text:p>
          </table:table-cell>
          <table:table-cell office:value-type="float" office:value="0.0000316858" calcext:value-type="float">
            <text:p>3,16858E-05</text:p>
          </table:table-cell>
          <table:table-cell office:value-type="float" office:value="0.0000337601" calcext:value-type="float">
            <text:p>3,37601E-05</text:p>
          </table:table-cell>
          <table:table-cell office:value-type="float" office:value="0.0000325918" calcext:value-type="float">
            <text:p>3,25918E-05</text:p>
          </table:table-cell>
          <table:table-cell office:value-type="float" office:value="0.000032115" calcext:value-type="float">
            <text:p>3,2115E-05</text:p>
          </table:table-cell>
          <table:table-cell office:value-type="float" office:value="0.000033927" calcext:value-type="float">
            <text:p>3,3927E-05</text:p>
          </table:table-cell>
          <table:table-cell office:value-type="float" office:value="0.0000306368" calcext:value-type="float">
            <text:p>3,06368E-05</text:p>
          </table:table-cell>
          <table:table-cell office:value-type="float" office:value="0.0000341415" calcext:value-type="float">
            <text:p>3,41415E-05</text:p>
          </table:table-cell>
          <table:table-cell office:value-type="float" office:value="0.0000333548" calcext:value-type="float">
            <text:p>3,33548E-05</text:p>
          </table:table-cell>
          <table:table-cell office:value-type="float" office:value="0.0000296593" calcext:value-type="float">
            <text:p>2,96593E-05</text:p>
          </table:table-cell>
          <table:table-cell office:value-type="float" office:value="0.0000352144" calcext:value-type="float">
            <text:p>3,52144E-05</text:p>
          </table:table-cell>
          <table:table-cell office:value-type="float" office:value="0.0000380754" calcext:value-type="float">
            <text:p>3,80754E-05</text:p>
          </table:table-cell>
          <table:table-cell office:value-type="float" office:value="0.0000303984" calcext:value-type="float">
            <text:p>3,03984E-05</text:p>
          </table:table-cell>
          <table:table-cell office:value-type="float" office:value="0.0000296354" calcext:value-type="float">
            <text:p>2,96354E-05</text:p>
          </table:table-cell>
          <table:table-cell office:value-type="float" office:value="0.0000284672" calcext:value-type="float">
            <text:p>2,84672E-05</text:p>
          </table:table-cell>
          <table:table-cell office:value-type="float" office:value="0.0000319719" calcext:value-type="float">
            <text:p>3,19719E-05</text:p>
          </table:table-cell>
          <table:table-cell office:value-type="float" office:value="0.0000293732" calcext:value-type="float">
            <text:p>2,93732E-05</text:p>
          </table:table-cell>
          <table:table-cell office:value-type="float" office:value="0.0000288725" calcext:value-type="float">
            <text:p>2,88725E-05</text:p>
          </table:table-cell>
          <table:table-cell office:value-type="float" office:value="0.0000346184" calcext:value-type="float">
            <text:p>3,46184E-05</text:p>
          </table:table-cell>
          <table:table-cell office:value-type="float" office:value="0.000036788" calcext:value-type="float">
            <text:p>3,6788E-05</text:p>
          </table:table-cell>
          <table:table-cell office:value-type="float" office:value="0.0000332594" calcext:value-type="float">
            <text:p>3,32594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29494" calcext:value-type="float">
            <text:p>3,29494E-05</text:p>
          </table:table-cell>
          <table:table-cell office:value-type="float" office:value="0.0000298023" calcext:value-type="float">
            <text:p>2,98023E-05</text:p>
          </table:table-cell>
          <table:table-cell office:value-type="float" office:value="0.0000316143" calcext:value-type="float">
            <text:p>3,16143E-05</text:p>
          </table:table-cell>
          <table:table-cell office:value-type="float" office:value="0.0000325918" calcext:value-type="float">
            <text:p>3,25918E-05</text:p>
          </table:table-cell>
          <table:table-cell office:value-type="float" office:value="0.0000320435" calcext:value-type="float">
            <text:p>3,20435E-05</text:p>
          </table:table-cell>
          <table:table-cell office:value-type="float" office:value="0.0000346899" calcext:value-type="float">
            <text:p>3,4689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22104" calcext:value-type="float">
            <text:p>3,22104E-05</text:p>
          </table:table-cell>
          <table:table-cell office:value-type="float" office:value="0.0000319958" calcext:value-type="float">
            <text:p>3,19958E-05</text:p>
          </table:table-cell>
          <table:table-cell office:value-type="float" office:value="0.0000325441" calcext:value-type="float">
            <text:p>3,25441E-05</text:p>
          </table:table-cell>
          <table:table-cell office:value-type="float" office:value="0.0000383377" calcext:value-type="float">
            <text:p>3,83377E-05</text:p>
          </table:table-cell>
          <table:table-cell office:value-type="float" office:value="0.000033164" calcext:value-type="float">
            <text:p>3,3164E-05</text:p>
          </table:table-cell>
          <table:table-cell office:value-type="float" office:value="0.0000314236" calcext:value-type="float">
            <text:p>3,14236E-05</text:p>
          </table:table-cell>
          <table:table-cell office:value-type="float" office:value="0.0000328064" calcext:value-type="float">
            <text:p>3,28064E-05</text:p>
          </table:table-cell>
          <table:table-cell office:value-type="float" office:value="0.000034523" calcext:value-type="float">
            <text:p>3,4523E-05</text:p>
          </table:table-cell>
          <table:table-cell office:value-type="float" office:value="0.0000384569" calcext:value-type="float">
            <text:p>3,84569E-05</text:p>
          </table:table-cell>
          <table:table-cell office:value-type="float" office:value="0.000031805" calcext:value-type="float">
            <text:p>3,1805E-05</text:p>
          </table:table-cell>
          <table:table-cell office:value-type="float" office:value="0.0000301123" calcext:value-type="float">
            <text:p>3,01123E-05</text:p>
          </table:table-cell>
          <table:table-cell office:value-type="float" office:value="0.0000285387" calcext:value-type="float">
            <text:p>2,8538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9746" calcext:value-type="float">
            <text:p>3,39746E-05</text:p>
          </table:table-cell>
          <table:table-cell office:value-type="float" office:value="0.0000355959" calcext:value-type="float">
            <text:p>3,5595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9522" calcext:value-type="float">
            <text:p>3,49522E-05</text:p>
          </table:table-cell>
          <table:table-cell office:value-type="float" office:value="0.0000324011" calcext:value-type="float">
            <text:p>3,24011E-05</text:p>
          </table:table-cell>
          <table:table-cell office:value-type="float" office:value="0.0000292301" calcext:value-type="float">
            <text:p>2,92301E-05</text:p>
          </table:table-cell>
          <table:table-cell office:value-type="float" office:value="0.0000324488" calcext:value-type="float">
            <text:p>3,24488E-05</text:p>
          </table:table-cell>
          <table:table-cell office:value-type="float" office:value="0.0000374794" calcext:value-type="float">
            <text:p>3,74794E-05</text:p>
          </table:table-cell>
          <table:table-cell office:value-type="float" office:value="0.0000323296" calcext:value-type="float">
            <text:p>3,2329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1177" calcext:value-type="float">
            <text:p>3,41177E-05</text:p>
          </table:table-cell>
          <table:table-cell office:value-type="float" office:value="0.0000392199" calcext:value-type="float">
            <text:p>3,92199E-05</text:p>
          </table:table-cell>
          <table:table-cell office:value-type="float" office:value="0.0000338316" calcext:value-type="float">
            <text:p>3,38316E-05</text:p>
          </table:table-cell>
          <table:table-cell office:value-type="float" office:value="0.0000329494" calcext:value-type="float">
            <text:p>3,29494E-05</text:p>
          </table:table-cell>
          <table:table-cell office:value-type="float" office:value="0.0000327826" calcext:value-type="float">
            <text:p>3,27826E-05</text:p>
          </table:table-cell>
          <table:table-cell office:value-type="float" office:value="0.0000323057" calcext:value-type="float">
            <text:p>3,23057E-05</text:p>
          </table:table-cell>
          <table:table-cell office:value-type="float" office:value="0.0000370264" calcext:value-type="float">
            <text:p>3,70264E-05</text:p>
          </table:table-cell>
          <table:table-cell office:value-type="float" office:value="0.0000348806" calcext:value-type="float">
            <text:p>3,48806E-05</text:p>
          </table:table-cell>
          <table:table-cell office:value-type="float" office:value="0.0000294924" calcext:value-type="float">
            <text:p>2,94924E-05</text:p>
          </table:table-cell>
          <table:table-cell office:value-type="float" office:value="0.0000311613" calcext:value-type="float">
            <text:p>3,11613E-05</text:p>
          </table:table-cell>
          <table:table-cell office:value-type="float" office:value="0.0000319719" calcext:value-type="float">
            <text:p>3,19719E-05</text:p>
          </table:table-cell>
          <table:table-cell office:value-type="float" office:value="0.0000337362" calcext:value-type="float">
            <text:p>3,37362E-05</text:p>
          </table:table-cell>
          <table:table-cell office:value-type="float" office:value="0.0000338078" calcext:value-type="float">
            <text:p>3,38078E-05</text:p>
          </table:table-cell>
          <table:table-cell office:value-type="float" office:value="0.0000479221" calcext:value-type="float">
            <text:p>4,79221E-05</text:p>
          </table:table-cell>
          <table:table-cell office:value-type="float" office:value="0.0000373125" calcext:value-type="float">
            <text:p>3,7312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0462" calcext:value-type="float">
            <text:p>3,40462E-05</text:p>
          </table:table-cell>
          <table:table-cell office:value-type="float" office:value="0.0000318766" calcext:value-type="float">
            <text:p>3,18766E-05</text:p>
          </table:table-cell>
          <table:table-cell office:value-type="float" office:value="0.0000333309" calcext:value-type="float">
            <text:p>3,33309E-05</text:p>
          </table:table-cell>
          <table:table-cell office:value-type="float" office:value="0.0000313044" calcext:value-type="float">
            <text:p>3,13044E-05</text:p>
          </table:table-cell>
          <table:table-cell office:value-type="float" office:value="0.0000298023" calcext:value-type="float">
            <text:p>2,98023E-05</text:p>
          </table:table-cell>
          <table:table-cell office:value-type="float" office:value="0.0000313759" calcext:value-type="float">
            <text:p>3,13759E-05</text:p>
          </table:table-cell>
          <table:table-cell office:value-type="float" office:value="0.0000359535" calcext:value-type="float">
            <text:p>3,59535E-05</text:p>
          </table:table-cell>
          <table:table-cell office:value-type="float" office:value="0.0000350952" calcext:value-type="float">
            <text:p>3,50952E-05</text:p>
          </table:table-cell>
          <table:table-cell office:value-type="float" office:value="0.0000365973" calcext:value-type="float">
            <text:p>3,65973E-05</text:p>
          </table:table-cell>
          <table:table-cell office:value-type="float" office:value="0.0000361204" calcext:value-type="float">
            <text:p>3,61204E-05</text:p>
          </table:table-cell>
          <table:table-cell office:value-type="float" office:value="0.0000323296" calcext:value-type="float">
            <text:p>3,23296E-05</text:p>
          </table:table-cell>
          <table:table-cell office:value-type="float" office:value="0.0000305653" calcext:value-type="float">
            <text:p>3,05653E-05</text:p>
          </table:table-cell>
          <table:table-cell office:value-type="float" office:value="0.0000312805" calcext:value-type="float">
            <text:p>3,12805E-05</text:p>
          </table:table-cell>
          <table:table-cell office:value-type="float" office:value="0.0000372887" calcext:value-type="float">
            <text:p>3,72887E-05</text:p>
          </table:table-cell>
          <table:table-cell office:value-type="float" office:value="0.0000332832" calcext:value-type="float">
            <text:p>3,32832E-05</text:p>
          </table:table-cell>
          <table:table-cell office:value-type="float" office:value="0.0000283003" calcext:value-type="float">
            <text:p>2,83003E-05</text:p>
          </table:table-cell>
          <table:table-cell office:value-type="float" office:value="0.0000323534" calcext:value-type="float">
            <text:p>3,23534E-05</text:p>
          </table:table-cell>
          <table:table-cell office:value-type="float" office:value="0.0000344276" calcext:value-type="float">
            <text:p>3,44276E-05</text:p>
          </table:table-cell>
          <table:table-cell office:value-type="float" office:value="0.0000337601" calcext:value-type="float">
            <text:p>3,37601E-05</text:p>
          </table:table-cell>
          <table:table-cell office:value-type="float" office:value="0.0000368118" calcext:value-type="float">
            <text:p>3,68118E-05</text:p>
          </table:table-cell>
          <table:table-cell office:value-type="float" office:value="0.0000325441" calcext:value-type="float">
            <text:p>3,25441E-05</text:p>
          </table:table-cell>
          <table:table-cell office:value-type="float" office:value="0.0000345945" calcext:value-type="float">
            <text:p>3,45945E-05</text:p>
          </table:table-cell>
          <table:table-cell office:value-type="float" office:value="0.0000323296" calcext:value-type="float">
            <text:p>3,23296E-05</text:p>
          </table:table-cell>
          <table:table-cell office:value-type="float" office:value="0.0000330448" calcext:value-type="float">
            <text:p>3,30448E-05</text:p>
          </table:table-cell>
          <table:table-cell office:value-type="float" office:value="0.0000424385" calcext:value-type="float">
            <text:p>4,24385E-05</text:p>
          </table:table-cell>
          <table:table-cell office:value-type="float" office:value="0.0000320911" calcext:value-type="float">
            <text:p>3,20911E-05</text:p>
          </table:table-cell>
          <table:table-cell office:value-type="float" office:value="0.0000308752" calcext:value-type="float">
            <text:p>3,08752E-05</text:p>
          </table:table-cell>
          <table:table-cell office:value-type="float" office:value="0.0000312805" calcext:value-type="float">
            <text:p>3,12805E-05</text:p>
          </table:table-cell>
          <table:table-cell office:value-type="float" office:value="0.0000323534" calcext:value-type="float">
            <text:p>3,23534E-05</text:p>
          </table:table-cell>
          <table:table-cell office:value-type="float" office:value="0.0000337124" calcext:value-type="float">
            <text:p>3,37124E-05</text:p>
          </table:table-cell>
          <table:table-cell office:value-type="float" office:value="0.0000339031" calcext:value-type="float">
            <text:p>3,39031E-05</text:p>
          </table:table-cell>
          <table:table-cell office:value-type="float" office:value="0.0000352383" calcext:value-type="float">
            <text:p>3,52383E-05</text:p>
          </table:table-cell>
          <table:table-cell office:value-type="float" office:value="0.000033164" calcext:value-type="float">
            <text:p>3,3164E-05</text:p>
          </table:table-cell>
          <table:table-cell office:value-type="float" office:value="0.0000334263" calcext:value-type="float">
            <text:p>3,34263E-05</text:p>
          </table:table-cell>
          <table:table-cell office:value-type="float" office:value="0.0000375032" calcext:value-type="float">
            <text:p>3,75032E-05</text:p>
          </table:table-cell>
          <table:table-cell office:value-type="float" office:value="0.0000351429" calcext:value-type="float">
            <text:p>3,51429E-05</text:p>
          </table:table-cell>
          <table:table-cell office:value-type="float" office:value="0.0000362873" calcext:value-type="float">
            <text:p>3,62873E-05</text:p>
          </table:table-cell>
          <table:table-cell office:value-type="float" office:value="0.0000340462" calcext:value-type="float">
            <text:p>3,40462E-05</text:p>
          </table:table-cell>
          <table:table-cell office:value-type="float" office:value="0.0000344753" calcext:value-type="float">
            <text:p>3,44753E-05</text:p>
          </table:table-cell>
          <table:table-cell office:value-type="float" office:value="0.0000314236" calcext:value-type="float">
            <text:p>3,14236E-05</text:p>
          </table:table-cell>
          <table:table-cell office:value-type="float" office:value="0.0000296116" calcext:value-type="float">
            <text:p>2,9611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976" calcext:value-type="float">
            <text:p>3,497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9058" calcext:value-type="float">
            <text:p>3,59058E-05</text:p>
          </table:table-cell>
          <table:table-cell office:value-type="float" office:value="0.0000367641" calcext:value-type="float">
            <text:p>3,67641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27826" calcext:value-type="float">
            <text:p>3,27826E-05</text:p>
          </table:table-cell>
          <table:table-cell office:value-type="float" office:value="0.0000355005" calcext:value-type="float">
            <text:p>3,55005E-05</text:p>
          </table:table-cell>
          <table:table-cell office:value-type="float" office:value="0.0000339985" calcext:value-type="float">
            <text:p>3,39985E-05</text:p>
          </table:table-cell>
          <table:table-cell office:value-type="float" office:value="0.0000396013" calcext:value-type="float">
            <text:p>3,96013E-05</text:p>
          </table:table-cell>
          <table:table-cell office:value-type="float" office:value="0.000032711" calcext:value-type="float">
            <text:p>3,2711E-05</text:p>
          </table:table-cell>
          <table:table-cell office:value-type="float" office:value="0.0000329256" calcext:value-type="float">
            <text:p>3,29256E-05</text:p>
          </table:table-cell>
          <table:table-cell office:value-type="float" office:value="0.0000307083" calcext:value-type="float">
            <text:p>3,07083E-05</text:p>
          </table:table-cell>
          <table:table-cell office:value-type="float" office:value="0.0000323534" calcext:value-type="float">
            <text:p>3,23534E-05</text:p>
          </table:table-cell>
          <table:table-cell office:value-type="float" office:value="0.0000328064" calcext:value-type="float">
            <text:p>3,28064E-05</text:p>
          </table:table-cell>
          <table:table-cell office:value-type="float" office:value="0.0000332117" calcext:value-type="float">
            <text:p>3,32117E-05</text:p>
          </table:table-cell>
          <table:table-cell office:value-type="float" office:value="0.0000326157" calcext:value-type="float">
            <text:p>3,26157E-05</text:p>
          </table:table-cell>
          <table:table-cell office:value-type="float" office:value="0.0000353098" calcext:value-type="float">
            <text:p>3,53098E-05</text:p>
          </table:table-cell>
          <table:table-cell office:value-type="float" office:value="0.0000337362" calcext:value-type="float">
            <text:p>3,37362E-05</text:p>
          </table:table-cell>
          <table:table-cell office:value-type="float" office:value="0.0000334024" calcext:value-type="float">
            <text:p>3,34024E-05</text:p>
          </table:table-cell>
          <table:table-cell office:value-type="float" office:value="0.0000388384" calcext:value-type="float">
            <text:p>3,88384E-05</text:p>
          </table:table-cell>
          <table:table-cell office:value-type="float" office:value="0.0000446796" calcext:value-type="float">
            <text:p>4,46796E-05</text:p>
          </table:table-cell>
          <table:table-cell office:value-type="float" office:value="0.0000361204" calcext:value-type="float">
            <text:p>3,61204E-05</text:p>
          </table:table-cell>
          <table:table-cell office:value-type="float" office:value="0.0000337362" calcext:value-type="float">
            <text:p>3,37362E-05</text:p>
          </table:table-cell>
          <table:table-cell office:value-type="float" office:value="0.0000333548" calcext:value-type="float">
            <text:p>3,33548E-05</text:p>
          </table:table-cell>
          <table:table-cell office:value-type="float" office:value="0.0000339508" calcext:value-type="float">
            <text:p>3,39508E-05</text:p>
          </table:table-cell>
          <table:table-cell office:value-type="float" office:value="0.0000315905" calcext:value-type="float">
            <text:p>3,15905E-05</text:p>
          </table:table-cell>
          <table:table-cell office:value-type="float" office:value="0.0000349522" calcext:value-type="float">
            <text:p>3,49522E-05</text:p>
          </table:table-cell>
          <table:table-cell office:value-type="float" office:value="0.000032568" calcext:value-type="float">
            <text:p>3,2568E-05</text:p>
          </table:table-cell>
          <table:table-cell office:value-type="float" office:value="0.0000324965" calcext:value-type="float">
            <text:p>3,24965E-05</text:p>
          </table:table-cell>
          <table:table-cell office:value-type="float" office:value="0.0000311136" calcext:value-type="float">
            <text:p>3,11136E-05</text:p>
          </table:table-cell>
          <table:table-cell office:value-type="float" office:value="0.0000355959" calcext:value-type="float">
            <text:p>3,55959E-05</text:p>
          </table:table-cell>
          <table:table-cell office:value-type="float" office:value="0.0000377893" calcext:value-type="float">
            <text:p>3,77893E-05</text:p>
          </table:table-cell>
          <table:table-cell office:value-type="float" office:value="0.0000339508" calcext:value-type="float">
            <text:p>3,39508E-05</text:p>
          </table:table-cell>
          <table:table-cell office:value-type="float" office:value="0.0000338793" calcext:value-type="float">
            <text:p>3,38793E-05</text:p>
          </table:table-cell>
          <table:table-cell office:value-type="float" office:value="0.0000352144" calcext:value-type="float">
            <text:p>3,52144E-05</text:p>
          </table:table-cell>
          <table:table-cell office:value-type="float" office:value="0.000034833" calcext:value-type="float">
            <text:p>3,4833E-05</text:p>
          </table:table-cell>
          <table:table-cell office:value-type="float" office:value="0.0000276327" calcext:value-type="float">
            <text:p>2,76327E-05</text:p>
          </table:table-cell>
          <table:table-cell office:value-type="float" office:value="0.000029707" calcext:value-type="float">
            <text:p>2,9707E-05</text:p>
          </table:table-cell>
          <table:table-cell office:value-type="float" office:value="0.0000307322" calcext:value-type="float">
            <text:p>3,07322E-05</text:p>
          </table:table-cell>
          <table:table-cell office:value-type="float" office:value="0.0000286818" calcext:value-type="float">
            <text:p>2,86818E-05</text:p>
          </table:table-cell>
          <table:table-cell office:value-type="float" office:value="0.0000336409" calcext:value-type="float">
            <text:p>3,36409E-05</text:p>
          </table:table-cell>
          <table:table-cell office:value-type="float" office:value="0.0000315189" calcext:value-type="float">
            <text:p>3,15189E-05</text:p>
          </table:table-cell>
          <table:table-cell office:value-type="float" office:value="0.0000336409" calcext:value-type="float">
            <text:p>3,36409E-05</text:p>
          </table:table-cell>
          <table:table-cell office:value-type="float" office:value="0.0000318766" calcext:value-type="float">
            <text:p>3,18766E-05</text:p>
          </table:table-cell>
          <table:table-cell office:value-type="float" office:value="0.0000335217" calcext:value-type="float">
            <text:p>3,35217E-05</text:p>
          </table:table-cell>
          <table:table-cell office:value-type="float" office:value="0.0000313997" calcext:value-type="float">
            <text:p>3,13997E-05</text:p>
          </table:table-cell>
          <table:table-cell office:value-type="float" office:value="0.0000332355" calcext:value-type="float">
            <text:p>3,32355E-05</text:p>
          </table:table-cell>
          <table:table-cell office:value-type="float" office:value="0.0000347137" calcext:value-type="float">
            <text:p>3,47137E-05</text:p>
          </table:table-cell>
          <table:table-cell office:value-type="float" office:value="0.0000310659" calcext:value-type="float">
            <text:p>3,10659E-05</text:p>
          </table:table-cell>
          <table:table-cell office:value-type="float" office:value="0.0000327349" calcext:value-type="float">
            <text:p>3,27349E-05</text:p>
          </table:table-cell>
          <table:table-cell office:value-type="float" office:value="0.0000357866" calcext:value-type="float">
            <text:p>3,57866E-05</text:p>
          </table:table-cell>
          <table:table-cell office:value-type="float" office:value="0.0000319719" calcext:value-type="float">
            <text:p>3,19719E-05</text:p>
          </table:table-cell>
          <table:table-cell office:value-type="float" office:value="0.0000332594" calcext:value-type="float">
            <text:p>3,32594E-05</text:p>
          </table:table-cell>
          <table:table-cell office:value-type="float" office:value="0.0000332117" calcext:value-type="float">
            <text:p>3,32117E-05</text:p>
          </table:table-cell>
          <table:table-cell office:value-type="float" office:value="0.0000310183" calcext:value-type="float">
            <text:p>3,10183E-05</text:p>
          </table:table-cell>
          <table:table-cell office:value-type="float" office:value="0.0000340223" calcext:value-type="float">
            <text:p>3,402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11613" calcext:value-type="float">
            <text:p>3,11613E-05</text:p>
          </table:table-cell>
          <table:table-cell office:value-type="float" office:value="0.0000331879" calcext:value-type="float">
            <text:p>3,31879E-05</text:p>
          </table:table-cell>
          <table:table-cell office:value-type="float" office:value="0.000034833" calcext:value-type="float">
            <text:p>3,4833E-05</text:p>
          </table:table-cell>
          <table:table-cell office:value-type="float" office:value="0.000029254" calcext:value-type="float">
            <text:p>2,9254E-05</text:p>
          </table:table-cell>
          <table:table-cell office:value-type="float" office:value="0.0000301838" calcext:value-type="float">
            <text:p>3,01838E-05</text:p>
          </table:table-cell>
          <table:table-cell office:value-type="float" office:value="0.0000341177" calcext:value-type="float">
            <text:p>3,41177E-05</text:p>
          </table:table-cell>
          <table:table-cell office:value-type="float" office:value="0.0000323296" calcext:value-type="float">
            <text:p>3,23296E-05</text:p>
          </table:table-cell>
          <table:table-cell office:value-type="float" office:value="0.0000339508" calcext:value-type="float">
            <text:p>3,39508E-05</text:p>
          </table:table-cell>
          <table:table-cell office:value-type="float" office:value="0.0000361204" calcext:value-type="float">
            <text:p>3,61204E-05</text:p>
          </table:table-cell>
          <table:table-cell office:value-type="float" office:value="0.000033164" calcext:value-type="float">
            <text:p>3,3164E-05</text:p>
          </table:table-cell>
          <table:table-cell office:value-type="float" office:value="0.0000342131" calcext:value-type="float">
            <text:p>3,42131E-05</text:p>
          </table:table-cell>
          <table:table-cell office:value-type="float" office:value="0.0000340462" calcext:value-type="float">
            <text:p>3,40462E-05</text:p>
          </table:table-cell>
          <table:table-cell office:value-type="float" office:value="0.000031662" calcext:value-type="float">
            <text:p>3,1662E-05</text:p>
          </table:table-cell>
          <table:table-cell office:value-type="float" office:value="0.0000314236" calcext:value-type="float">
            <text:p>3,14236E-05</text:p>
          </table:table-cell>
          <table:table-cell office:value-type="float" office:value="0.0000295639" calcext:value-type="float">
            <text:p>2,95639E-05</text:p>
          </table:table-cell>
          <table:table-cell office:value-type="float" office:value="0.0000292778" calcext:value-type="float">
            <text:p>2,92778E-05</text:p>
          </table:table-cell>
          <table:table-cell office:value-type="float" office:value="0.000037694" calcext:value-type="float">
            <text:p>3,7694E-05</text:p>
          </table:table-cell>
          <table:table-cell office:value-type="float" office:value="0.0000296354" calcext:value-type="float">
            <text:p>2,96354E-05</text:p>
          </table:table-cell>
          <table:table-cell office:value-type="float" office:value="0.0000309229" calcext:value-type="float">
            <text:p>3,09229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28302" calcext:value-type="float">
            <text:p>3,2830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05891" calcext:value-type="float">
            <text:p>3,05891E-05</text:p>
          </table:table-cell>
          <table:table-cell office:value-type="float" office:value="0.0000336409" calcext:value-type="float">
            <text:p>3,3640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4978" calcext:value-type="float">
            <text:p>3,34978E-05</text:p>
          </table:table-cell>
          <table:table-cell office:value-type="float" office:value="0.0000311136" calcext:value-type="float">
            <text:p>3,11136E-05</text:p>
          </table:table-cell>
          <table:table-cell office:value-type="float" office:value="0.0000314951" calcext:value-type="float">
            <text:p>3,14951E-05</text:p>
          </table:table-cell>
          <table:table-cell office:value-type="float" office:value="0.000033164" calcext:value-type="float">
            <text:p>3,3164E-05</text:p>
          </table:table-cell>
          <table:table-cell office:value-type="float" office:value="0.0000313044" calcext:value-type="float">
            <text:p>3,13044E-05</text:p>
          </table:table-cell>
          <table:table-cell office:value-type="float" office:value="0.0000308514" calcext:value-type="float">
            <text:p>3,08514E-05</text:p>
          </table:table-cell>
          <table:table-cell office:value-type="float" office:value="0.0000349998" calcext:value-type="float">
            <text:p>3,49998E-05</text:p>
          </table:table-cell>
          <table:table-cell office:value-type="float" office:value="0.000033021" calcext:value-type="float">
            <text:p>3,3021E-05</text:p>
          </table:table-cell>
          <table:table-cell office:value-type="float" office:value="0.0000314951" calcext:value-type="float">
            <text:p>3,14951E-05</text:p>
          </table:table-cell>
          <table:table-cell office:value-type="float" office:value="0.0000332594" calcext:value-type="float">
            <text:p>3,32594E-05</text:p>
          </table:table-cell>
          <table:table-cell office:value-type="float" office:value="0.0000303984" calcext:value-type="float">
            <text:p>3,03984E-05</text:p>
          </table:table-cell>
          <table:table-cell office:value-type="float" office:value="0.0000282526" calcext:value-type="float">
            <text:p>2,82526E-05</text:p>
          </table:table-cell>
          <table:table-cell office:value-type="float" office:value="0.0000295162" calcext:value-type="float">
            <text:p>2,95162E-05</text:p>
          </table:table-cell>
          <table:table-cell office:value-type="float" office:value="0.0000338793" calcext:value-type="float">
            <text:p>3,38793E-05</text:p>
          </table:table-cell>
          <table:table-cell office:value-type="float" office:value="0.0000306368" calcext:value-type="float">
            <text:p>3,06368E-05</text:p>
          </table:table-cell>
          <table:table-cell office:value-type="float" office:value="0.0000250101" calcext:value-type="float">
            <text:p>2,50101E-05</text:p>
          </table:table-cell>
          <table:table-cell office:value-type="float" office:value="0.000030303" calcext:value-type="float">
            <text:p>3,0303E-05</text:p>
          </table:table-cell>
          <table:table-cell office:value-type="float" office:value="0.0000317812" calcext:value-type="float">
            <text:p>3,17812E-05</text:p>
          </table:table-cell>
          <table:table-cell office:value-type="float" office:value="0.0000330925" calcext:value-type="float">
            <text:p>3,30925E-05</text:p>
          </table:table-cell>
          <table:table-cell office:value-type="float" office:value="0.0000378847" calcext:value-type="float">
            <text:p>3,78847E-05</text:p>
          </table:table-cell>
          <table:table-cell office:value-type="float" office:value="0.0000364304" calcext:value-type="float">
            <text:p>3,6430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9733" calcext:value-type="float">
            <text:p>3,29733E-05</text:p>
          </table:table-cell>
          <table:table-cell office:value-type="float" office:value="0.0000347853" calcext:value-type="float">
            <text:p>3,47853E-05</text:p>
          </table:table-cell>
          <table:table-cell office:value-type="float" office:value="0.0000336647" calcext:value-type="float">
            <text:p>3,36647E-05</text:p>
          </table:table-cell>
          <table:table-cell office:value-type="float" office:value="0.0000341654" calcext:value-type="float">
            <text:p>3,41654E-05</text:p>
          </table:table-cell>
          <table:table-cell office:value-type="float" office:value="0.0000302792" calcext:value-type="float">
            <text:p>3,02792E-05</text:p>
          </table:table-cell>
          <table:table-cell office:value-type="float" office:value="0.0000297546" calcext:value-type="float">
            <text:p>2,97546E-05</text:p>
          </table:table-cell>
          <table:table-cell office:value-type="float" office:value="0.0000312567" calcext:value-type="float">
            <text:p>3,1256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19004" calcext:value-type="float">
            <text:p>3,19004E-05</text:p>
          </table:table-cell>
          <table:table-cell office:value-type="float" office:value="0.0000341654" calcext:value-type="float">
            <text:p>3,416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927" calcext:value-type="float">
            <text:p>3,3927E-05</text:p>
          </table:table-cell>
          <table:table-cell office:value-type="float" office:value="0.0000360489" calcext:value-type="float">
            <text:p>3,60489E-05</text:p>
          </table:table-cell>
          <table:table-cell office:value-type="float" office:value="0.000165844" calcext:value-type="float">
            <text:p>0,000165844</text:p>
          </table:table-cell>
          <table:table-cell office:value-type="float" office:value="0.0000349522" calcext:value-type="float">
            <text:p>3,49522E-05</text:p>
          </table:table-cell>
          <table:table-cell office:value-type="float" office:value="0.0000316381" calcext:value-type="float">
            <text:p>3,16381E-05</text:p>
          </table:table-cell>
          <table:table-cell office:value-type="float" office:value="0.0000327349" calcext:value-type="float">
            <text:p>3,27349E-05</text:p>
          </table:table-cell>
          <table:table-cell office:value-type="float" office:value="0.0000326872" calcext:value-type="float">
            <text:p>3,26872E-05</text:p>
          </table:table-cell>
          <table:table-cell office:value-type="float" office:value="0.0000310898" calcext:value-type="float">
            <text:p>3,10898E-05</text:p>
          </table:table-cell>
          <table:table-cell office:value-type="float" office:value="0.0000316381" calcext:value-type="float">
            <text:p>3,16381E-05</text:p>
          </table:table-cell>
          <table:table-cell office:value-type="float" office:value="0.0000327349" calcext:value-type="float">
            <text:p>3,27349E-05</text:p>
          </table:table-cell>
          <table:table-cell office:value-type="float" office:value="0.0000370979" calcext:value-type="float">
            <text:p>3,70979E-05</text:p>
          </table:table-cell>
          <table:table-cell office:value-type="float" office:value="0.0000335932" calcext:value-type="float">
            <text:p>3,35932E-05</text:p>
          </table:table-cell>
          <table:table-cell office:value-type="float" office:value="0.0000338316" calcext:value-type="float">
            <text:p>3,38316E-05</text:p>
          </table:table-cell>
          <table:table-cell office:value-type="float" office:value="0.0000369072" calcext:value-type="float">
            <text:p>3,69072E-05</text:p>
          </table:table-cell>
          <table:table-cell office:value-type="float" office:value="0.0000333548" calcext:value-type="float">
            <text:p>3,33548E-05</text:p>
          </table:table-cell>
          <table:table-cell office:value-type="float" office:value="0.0000436783" calcext:value-type="float">
            <text:p>4,36783E-05</text:p>
          </table:table-cell>
          <table:table-cell office:value-type="float" office:value="0.0000317812" calcext:value-type="float">
            <text:p>3,17812E-05</text:p>
          </table:table-cell>
          <table:table-cell office:value-type="float" office:value="0.0000357866" calcext:value-type="float">
            <text:p>3,57866E-05</text:p>
          </table:table-cell>
          <table:table-cell office:value-type="float" office:value="0.0000318527" calcext:value-type="float">
            <text:p>3,18527E-05</text:p>
          </table:table-cell>
          <table:table-cell office:value-type="float" office:value="0.0000339985" calcext:value-type="float">
            <text:p>3,39985E-05</text:p>
          </table:table-cell>
          <table:table-cell office:value-type="float" office:value="0.0000339746" calcext:value-type="float">
            <text:p>3,39746E-05</text:p>
          </table:table-cell>
          <table:table-cell office:value-type="float" office:value="0.0000317335" calcext:value-type="float">
            <text:p>3,17335E-05</text:p>
          </table:table-cell>
          <table:table-cell office:value-type="float" office:value="0.0000394344" calcext:value-type="float">
            <text:p>3,94344E-05</text:p>
          </table:table-cell>
          <table:table-cell office:value-type="float" office:value="0.0000320673" calcext:value-type="float">
            <text:p>3,20673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20196" calcext:value-type="float">
            <text:p>3,20196E-05</text:p>
          </table:table-cell>
          <table:table-cell office:value-type="float" office:value="0.0000335217" calcext:value-type="float">
            <text:p>3,35217E-05</text:p>
          </table:table-cell>
          <table:table-cell office:value-type="float" office:value="0.0000347376" calcext:value-type="float">
            <text:p>3,47376E-05</text:p>
          </table:table-cell>
          <table:table-cell office:value-type="float" office:value="0.0000336409" calcext:value-type="float">
            <text:p>3,36409E-05</text:p>
          </table:table-cell>
          <table:table-cell office:value-type="float" office:value="0.0000377655" calcext:value-type="float">
            <text:p>3,77655E-05</text:p>
          </table:table-cell>
          <table:table-cell office:value-type="float" office:value="0.0000314236" calcext:value-type="float">
            <text:p>3,14236E-05</text:p>
          </table:table-cell>
          <table:table-cell office:value-type="float" office:value="0.0000312567" calcext:value-type="float">
            <text:p>3,12567E-05</text:p>
          </table:table-cell>
          <table:table-cell office:value-type="float" office:value="0.00003438" calcext:value-type="float">
            <text:p>3,438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10183" calcext:value-type="float">
            <text:p>3,10183E-05</text:p>
          </table:table-cell>
          <table:table-cell office:value-type="float" office:value="0.0000308275" calcext:value-type="float">
            <text:p>3,08275E-05</text:p>
          </table:table-cell>
          <table:table-cell office:value-type="float" office:value="0.0000359297" calcext:value-type="float">
            <text:p>3,59297E-05</text:p>
          </table:table-cell>
          <table:table-cell office:value-type="float" office:value="0.0000325441" calcext:value-type="float">
            <text:p>3,25441E-05</text:p>
          </table:table-cell>
          <table:table-cell office:value-type="float" office:value="0.0000313044" calcext:value-type="float">
            <text:p>3,13044E-05</text:p>
          </table:table-cell>
          <table:table-cell office:value-type="float" office:value="0.0000348568" calcext:value-type="float">
            <text:p>3,48568E-05</text:p>
          </table:table-cell>
          <table:table-cell office:value-type="float" office:value="0.0000363827" calcext:value-type="float">
            <text:p>3,63827E-05</text:p>
          </table:table-cell>
          <table:table-cell office:value-type="float" office:value="0.0000331163" calcext:value-type="float">
            <text:p>3,31163E-05</text:p>
          </table:table-cell>
          <table:table-cell office:value-type="float" office:value="0.00003438" calcext:value-type="float">
            <text:p>3,438E-05</text:p>
          </table:table-cell>
          <table:table-cell office:value-type="float" office:value="0.0000341415" calcext:value-type="float">
            <text:p>3,41415E-05</text:p>
          </table:table-cell>
          <table:table-cell office:value-type="float" office:value="0.0000347614" calcext:value-type="float">
            <text:p>3,47614E-05</text:p>
          </table:table-cell>
          <table:table-cell office:value-type="float" office:value="0.0000289202" calcext:value-type="float">
            <text:p>2,89202E-05</text:p>
          </table:table-cell>
          <table:table-cell office:value-type="float" office:value="0.0000297785" calcext:value-type="float">
            <text:p>2,97785E-05</text:p>
          </table:table-cell>
          <table:table-cell office:value-type="float" office:value="0.0000368595" calcext:value-type="float">
            <text:p>3,68595E-05</text:p>
          </table:table-cell>
          <table:table-cell office:value-type="float" office:value="0.0000329256" calcext:value-type="float">
            <text:p>3,29256E-05</text:p>
          </table:table-cell>
          <table:table-cell office:value-type="float" office:value="0.0000310898" calcext:value-type="float">
            <text:p>3,10898E-05</text:p>
          </table:table-cell>
          <table:table-cell office:value-type="float" office:value="0.0000403404" calcext:value-type="float">
            <text:p>4,03404E-05</text:p>
          </table:table-cell>
          <table:table-cell office:value-type="float" office:value="0.0000350237" calcext:value-type="float">
            <text:p>3,50237E-05</text:p>
          </table:table-cell>
          <table:table-cell office:value-type="float" office:value="0.000033927" calcext:value-type="float">
            <text:p>3,3927E-05</text:p>
          </table:table-cell>
          <table:table-cell office:value-type="float" office:value="0.0000321627" calcext:value-type="float">
            <text:p>3,21627E-05</text:p>
          </table:table-cell>
          <table:table-cell office:value-type="float" office:value="0.0000347853" calcext:value-type="float">
            <text:p>3,47853E-05</text:p>
          </table:table-cell>
          <table:table-cell office:value-type="float" office:value="0.0000345945" calcext:value-type="float">
            <text:p>3,45945E-05</text:p>
          </table:table-cell>
          <table:table-cell office:value-type="float" office:value="0.0000342607" calcext:value-type="float">
            <text:p>3,42607E-05</text:p>
          </table:table-cell>
          <table:table-cell office:value-type="float" office:value="0.0000315666" calcext:value-type="float">
            <text:p>3,15666E-05</text:p>
          </table:table-cell>
          <table:table-cell office:value-type="float" office:value="0.0000332594" calcext:value-type="float">
            <text:p>3,32594E-05</text:p>
          </table:table-cell>
          <table:table-cell office:value-type="float" office:value="0.0000406027" calcext:value-type="float">
            <text:p>4,06027E-05</text:p>
          </table:table-cell>
          <table:table-cell office:value-type="float" office:value="0.0000329256" calcext:value-type="float">
            <text:p>3,29256E-05</text:p>
          </table:table-cell>
          <table:table-cell office:value-type="float" office:value="0.0000319719" calcext:value-type="float">
            <text:p>3,19719E-05</text:p>
          </table:table-cell>
          <table:table-cell office:value-type="float" office:value="0.000034833" calcext:value-type="float">
            <text:p>3,4833E-05</text:p>
          </table:table-cell>
          <table:table-cell office:value-type="float" office:value="0.0000323296" calcext:value-type="float">
            <text:p>3,23296E-05</text:p>
          </table:table-cell>
          <table:table-cell office:value-type="float" office:value="0.0000308752" calcext:value-type="float">
            <text:p>3,08752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90291" calcext:value-type="float">
            <text:p>3,90291E-05</text:p>
          </table:table-cell>
          <table:table-cell office:value-type="float" office:value="0.0000324965" calcext:value-type="float">
            <text:p>3,2496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10421" calcext:value-type="float">
            <text:p>3,10421E-05</text:p>
          </table:table-cell>
          <table:table-cell office:value-type="float" office:value="0.0000331879" calcext:value-type="float">
            <text:p>3,31879E-05</text:p>
          </table:table-cell>
          <table:table-cell office:value-type="float" office:value="0.0000306845" calcext:value-type="float">
            <text:p>3,06845E-05</text:p>
          </table:table-cell>
          <table:table-cell office:value-type="float" office:value="0.0000344038" calcext:value-type="float">
            <text:p>3,44038E-05</text:p>
          </table:table-cell>
          <table:table-cell office:value-type="float" office:value="0.0000353575" calcext:value-type="float">
            <text:p>3,53575E-05</text:p>
          </table:table-cell>
          <table:table-cell office:value-type="float" office:value="0.0000328064" calcext:value-type="float">
            <text:p>3,28064E-05</text:p>
          </table:table-cell>
          <table:table-cell office:value-type="float" office:value="0.0000340223" calcext:value-type="float">
            <text:p>3,40223E-05</text:p>
          </table:table-cell>
          <table:table-cell office:value-type="float" office:value="0.0000372171" calcext:value-type="float">
            <text:p>3,72171E-05</text:p>
          </table:table-cell>
          <table:table-cell office:value-type="float" office:value="0.0000343561" calcext:value-type="float">
            <text:p>3,43561E-05</text:p>
          </table:table-cell>
          <table:table-cell office:value-type="float" office:value="0.0000363827" calcext:value-type="float">
            <text:p>3,63827E-05</text:p>
          </table:table-cell>
          <table:table-cell office:value-type="float" office:value="0.0000333309" calcext:value-type="float">
            <text:p>3,33309E-05</text:p>
          </table:table-cell>
          <table:table-cell office:value-type="float" office:value="0.0000351906" calcext:value-type="float">
            <text:p>3,51906E-05</text:p>
          </table:table-cell>
          <table:table-cell office:value-type="float" office:value="0.0000326157" calcext:value-type="float">
            <text:p>3,26157E-05</text:p>
          </table:table-cell>
          <table:table-cell office:value-type="float" office:value="0.0000368118" calcext:value-type="float">
            <text:p>3,68118E-05</text:p>
          </table:table-cell>
          <table:table-cell office:value-type="float" office:value="0.0000334501" calcext:value-type="float">
            <text:p>3,34501E-05</text:p>
          </table:table-cell>
          <table:table-cell office:value-type="float" office:value="0.0000303745" calcext:value-type="float">
            <text:p>3,03745E-05</text:p>
          </table:table-cell>
          <table:table-cell office:value-type="float" office:value="0.0000307322" calcext:value-type="float">
            <text:p>3,07322E-05</text:p>
          </table:table-cell>
          <table:table-cell office:value-type="float" office:value="0.0000342846" calcext:value-type="float">
            <text:p>3,42846E-05</text:p>
          </table:table-cell>
          <table:table-cell office:value-type="float" office:value="0.0000335932" calcext:value-type="float">
            <text:p>3,35932E-05</text:p>
          </table:table-cell>
          <table:table-cell office:value-type="float" office:value="0.0000323534" calcext:value-type="float">
            <text:p>3,23534E-05</text:p>
          </table:table-cell>
          <table:table-cell office:value-type="float" office:value="0.0000353575" calcext:value-type="float">
            <text:p>3,53575E-05</text:p>
          </table:table-cell>
          <table:table-cell office:value-type="float" office:value="0.0000342131" calcext:value-type="float">
            <text:p>3,42131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2846" calcext:value-type="float">
            <text:p>3,42846E-05</text:p>
          </table:table-cell>
          <table:table-cell office:value-type="float" office:value="0.0000335932" calcext:value-type="float">
            <text:p>3,3593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9031" calcext:value-type="float">
            <text:p>3,39031E-05</text:p>
          </table:table-cell>
          <table:table-cell table:number-columns-repeated="2" office:value-type="float" office:value="0.0000322342" calcext:value-type="float">
            <text:p>3,22342E-05</text:p>
          </table:table-cell>
          <table:table-cell office:value-type="float" office:value="0.0000339508" calcext:value-type="float">
            <text:p>3,3950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1892" calcext:value-type="float">
            <text:p>3,41892E-05</text:p>
          </table:table-cell>
          <table:table-cell office:value-type="float" office:value="0.0000347614" calcext:value-type="float">
            <text:p>3,47614E-05</text:p>
          </table:table-cell>
          <table:table-cell office:value-type="float" office:value="0.0000300169" calcext:value-type="float">
            <text:p>3,00169E-05</text:p>
          </table:table-cell>
          <table:table-cell office:value-type="float" office:value="0.0000328064" calcext:value-type="float">
            <text:p>3,28064E-05</text:p>
          </table:table-cell>
          <table:table-cell office:value-type="float" office:value="0.0000335693" calcext:value-type="float">
            <text:p>3,35693E-05</text:p>
          </table:table-cell>
          <table:table-cell office:value-type="float" office:value="0.0000337362" calcext:value-type="float">
            <text:p>3,37362E-05</text:p>
          </table:table-cell>
          <table:table-cell office:value-type="float" office:value="0.0000363827" calcext:value-type="float">
            <text:p>3,6382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8793" calcext:value-type="float">
            <text:p>3,38793E-05</text:p>
          </table:table-cell>
          <table:table-cell office:value-type="float" office:value="0.0000304222" calcext:value-type="float">
            <text:p>3,04222E-05</text:p>
          </table:table-cell>
          <table:table-cell office:value-type="float" office:value="0.0000318289" calcext:value-type="float">
            <text:p>3,18289E-05</text:p>
          </table:table-cell>
          <table:table-cell office:value-type="float" office:value="0.0000321388" calcext:value-type="float">
            <text:p>3,21388E-05</text:p>
          </table:table-cell>
          <table:table-cell office:value-type="float" office:value="0.0000334501" calcext:value-type="float">
            <text:p>3,34501E-05</text:p>
          </table:table-cell>
          <table:table-cell office:value-type="float" office:value="0.0000361204" calcext:value-type="float">
            <text:p>3,61204E-05</text:p>
          </table:table-cell>
          <table:table-cell office:value-type="float" office:value="0.000031662" calcext:value-type="float">
            <text:p>3,1662E-05</text:p>
          </table:table-cell>
          <table:table-cell office:value-type="float" office:value="0.0000338793" calcext:value-type="float">
            <text:p>3,38793E-05</text:p>
          </table:table-cell>
          <table:table-cell office:value-type="float" office:value="0.0000339985" calcext:value-type="float">
            <text:p>3,39985E-05</text:p>
          </table:table-cell>
          <table:table-cell office:value-type="float" office:value="0.0000302315" calcext:value-type="float">
            <text:p>3,02315E-05</text:p>
          </table:table-cell>
          <table:table-cell office:value-type="float" office:value="0.0000321388" calcext:value-type="float">
            <text:p>3,21388E-05</text:p>
          </table:table-cell>
          <table:table-cell office:value-type="float" office:value="0.000032711" calcext:value-type="float">
            <text:p>3,2711E-05</text:p>
          </table:table-cell>
          <table:table-cell office:value-type="float" office:value="0.0000408649" calcext:value-type="float">
            <text:p>4,08649E-05</text:p>
          </table:table-cell>
          <table:table-cell office:value-type="float" office:value="0.0000329256" calcext:value-type="float">
            <text:p>3,29256E-05</text:p>
          </table:table-cell>
          <table:table-cell office:value-type="float" office:value="0.0000362873" calcext:value-type="float">
            <text:p>3,62873E-05</text:p>
          </table:table-cell>
          <table:table-cell office:value-type="float" office:value="0.0000339031" calcext:value-type="float">
            <text:p>3,39031E-05</text:p>
          </table:table-cell>
          <table:table-cell office:value-type="float" office:value="0.0000351429" calcext:value-type="float">
            <text:p>3,5142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3534" calcext:value-type="float">
            <text:p>3,23534E-05</text:p>
          </table:table-cell>
          <table:table-cell office:value-type="float" office:value="0.0000339746" calcext:value-type="float">
            <text:p>3,39746E-05</text:p>
          </table:table-cell>
          <table:table-cell office:value-type="float" office:value="0.0000339508" calcext:value-type="float">
            <text:p>3,39508E-05</text:p>
          </table:table-cell>
          <table:table-cell office:value-type="float" office:value="0.0000340223" calcext:value-type="float">
            <text:p>3,40223E-05</text:p>
          </table:table-cell>
          <table:table-cell office:value-type="float" office:value="0.000033021" calcext:value-type="float">
            <text:p>3,3021E-05</text:p>
          </table:table-cell>
          <table:table-cell office:value-type="float" office:value="0.000030899" calcext:value-type="float">
            <text:p>3,0899E-05</text:p>
          </table:table-cell>
          <table:table-cell office:value-type="float" office:value="0.0000394106" calcext:value-type="float">
            <text:p>3,94106E-05</text:p>
          </table:table-cell>
          <table:table-cell office:value-type="float" office:value="0.0000392914" calcext:value-type="float">
            <text:p>3,92914E-05</text:p>
          </table:table-cell>
          <table:table-cell office:value-type="float" office:value="0.0000374556" calcext:value-type="float">
            <text:p>3,74556E-05</text:p>
          </table:table-cell>
          <table:table-cell office:value-type="float" office:value="0.0000349045" calcext:value-type="float">
            <text:p>3,49045E-05</text:p>
          </table:table-cell>
          <table:table-cell office:value-type="float" office:value="0.000033474" calcext:value-type="float">
            <text:p>3,3474E-05</text:p>
          </table:table-cell>
          <table:table-cell office:value-type="float" office:value="0.0000353813" calcext:value-type="float">
            <text:p>3,53813E-05</text:p>
          </table:table-cell>
          <table:table-cell office:value-type="float" office:value="0.0000330448" calcext:value-type="float">
            <text:p>3,30448E-05</text:p>
          </table:table-cell>
          <table:table-cell office:value-type="float" office:value="0.0000344992" calcext:value-type="float">
            <text:p>3,44992E-05</text:p>
          </table:table-cell>
          <table:table-cell office:value-type="float" office:value="0.0000390053" calcext:value-type="float">
            <text:p>3,90053E-05</text:p>
          </table:table-cell>
          <table:table-cell office:value-type="float" office:value="0.0000329733" calcext:value-type="float">
            <text:p>3,29733E-05</text:p>
          </table:table-cell>
          <table:table-cell office:value-type="float" office:value="0.0000299215" calcext:value-type="float">
            <text:p>2,99215E-05</text:p>
          </table:table-cell>
          <table:table-cell office:value-type="float" office:value="0.0000433207" calcext:value-type="float">
            <text:p>4,33207E-05</text:p>
          </table:table-cell>
          <table:table-cell office:value-type="float" office:value="0.0000351906" calcext:value-type="float">
            <text:p>3,51906E-05</text:p>
          </table:table-cell>
          <table:table-cell office:value-type="float" office:value="0.000031805" calcext:value-type="float">
            <text:p>3,1805E-05</text:p>
          </table:table-cell>
          <table:table-cell office:value-type="float" office:value="0.000043416" calcext:value-type="float">
            <text:p>4,3416E-05</text:p>
          </table:table-cell>
          <table:table-cell office:value-type="float" office:value="0.0000372887" calcext:value-type="float">
            <text:p>3,72887E-05</text:p>
          </table:table-cell>
          <table:table-cell office:value-type="float" office:value="0.0000355482" calcext:value-type="float">
            <text:p>3,55482E-05</text:p>
          </table:table-cell>
          <table:table-cell office:value-type="float" office:value="0.0000360727" calcext:value-type="float">
            <text:p>3,60727E-05</text:p>
          </table:table-cell>
          <table:table-cell office:value-type="float" office:value="0.0000313759" calcext:value-type="float">
            <text:p>3,13759E-05</text:p>
          </table:table-cell>
          <table:table-cell office:value-type="float" office:value="0.0000337839" calcext:value-type="float">
            <text:p>3,37839E-05</text:p>
          </table:table-cell>
          <table:table-cell office:value-type="float" office:value="0.0000327349" calcext:value-type="float">
            <text:p>3,27349E-05</text:p>
          </table:table-cell>
          <table:table-cell office:value-type="float" office:value="0.0000353098" calcext:value-type="float">
            <text:p>3,53098E-05</text:p>
          </table:table-cell>
          <table:table-cell office:value-type="float" office:value="0.0000298262" calcext:value-type="float">
            <text:p>2,98262E-05</text:p>
          </table:table-cell>
          <table:table-cell office:value-type="float" office:value="0.0000242472" calcext:value-type="float">
            <text:p>2,42472E-05</text:p>
          </table:table-cell>
          <table:table-cell office:value-type="float" office:value="0.0000309467" calcext:value-type="float">
            <text:p>3,09467E-05</text:p>
          </table:table-cell>
          <table:table-cell office:value-type="float" office:value="0.0000313282" calcext:value-type="float">
            <text:p>3,1328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016" calcext:value-type="float">
            <text:p>3,01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727" calcext:value-type="float">
            <text:p>3,60727E-05</text:p>
          </table:table-cell>
          <table:table-cell office:value-type="float" office:value="0.0000320196" calcext:value-type="float">
            <text:p>3,20196E-05</text:p>
          </table:table-cell>
          <table:table-cell office:value-type="float" office:value="0.0000332117" calcext:value-type="float">
            <text:p>3,321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2832" calcext:value-type="float">
            <text:p>3,32832E-05</text:p>
          </table:table-cell>
          <table:table-cell office:value-type="float" office:value="0.0000364065" calcext:value-type="float">
            <text:p>3,64065E-05</text:p>
          </table:table-cell>
          <table:table-cell office:value-type="float" office:value="0.0000341415" calcext:value-type="float">
            <text:p>3,41415E-05</text:p>
          </table:table-cell>
          <table:table-cell office:value-type="float" office:value="0.0000389099" calcext:value-type="float">
            <text:p>3,89099E-05</text:p>
          </table:table-cell>
          <table:table-cell office:value-type="float" office:value="0.000028944" calcext:value-type="float">
            <text:p>2,8944E-05</text:p>
          </table:table-cell>
          <table:table-cell office:value-type="float" office:value="0.0000385046" calcext:value-type="float">
            <text:p>3,85046E-05</text:p>
          </table:table-cell>
          <table:table-cell office:value-type="float" office:value="0.0000344038" calcext:value-type="float">
            <text:p>3,44038E-05</text:p>
          </table:table-cell>
          <table:table-cell office:value-type="float" office:value="0.0000393867" calcext:value-type="float">
            <text:p>3,93867E-05</text:p>
          </table:table-cell>
          <table:table-cell office:value-type="float" office:value="0.0000337839" calcext:value-type="float">
            <text:p>3,37839E-05</text:p>
          </table:table-cell>
          <table:table-cell office:value-type="float" office:value="0.0000312805" calcext:value-type="float">
            <text:p>3,12805E-05</text:p>
          </table:table-cell>
          <table:table-cell office:value-type="float" office:value="0.0000332355" calcext:value-type="float">
            <text:p>3,32355E-05</text:p>
          </table:table-cell>
          <table:table-cell office:value-type="float" office:value="0.0000353575" calcext:value-type="float">
            <text:p>3,53575E-05</text:p>
          </table:table-cell>
          <table:table-cell office:value-type="float" office:value="0.0000365973" calcext:value-type="float">
            <text:p>3,65973E-05</text:p>
          </table:table-cell>
          <table:table-cell office:value-type="float" office:value="0.0000324488" calcext:value-type="float">
            <text:p>3,24488E-05</text:p>
          </table:table-cell>
          <table:table-cell office:value-type="float" office:value="0.0000337362" calcext:value-type="float">
            <text:p>3,37362E-05</text:p>
          </table:table-cell>
          <table:table-cell office:value-type="float" office:value="0.0000370502" calcext:value-type="float">
            <text:p>3,70502E-05</text:p>
          </table:table-cell>
          <table:table-cell office:value-type="float" office:value="0.0000280142" calcext:value-type="float">
            <text:p>2,80142E-05</text:p>
          </table:table-cell>
          <table:table-cell office:value-type="float" office:value="0.0000314951" calcext:value-type="float">
            <text:p>3,14951E-05</text:p>
          </table:table-cell>
          <table:table-cell office:value-type="float" office:value="0.0000305891" calcext:value-type="float">
            <text:p>3,05891E-05</text:p>
          </table:table-cell>
          <table:table-cell office:value-type="float" office:value="0.0000349522" calcext:value-type="float">
            <text:p>3,49522E-05</text:p>
          </table:table-cell>
          <table:table-cell office:value-type="float" office:value="0.000033474" calcext:value-type="float">
            <text:p>3,3474E-05</text:p>
          </table:table-cell>
          <table:table-cell office:value-type="float" office:value="0.0000338793" calcext:value-type="float">
            <text:p>3,38793E-05</text:p>
          </table:table-cell>
          <table:table-cell office:value-type="float" office:value="0.0000324011" calcext:value-type="float">
            <text:p>3,24011E-05</text:p>
          </table:table-cell>
          <table:table-cell office:value-type="float" office:value="0.0000314474" calcext:value-type="float">
            <text:p>3,14474E-05</text:p>
          </table:table-cell>
          <table:table-cell office:value-type="float" office:value="0.000033164" calcext:value-type="float">
            <text:p>3,3164E-05</text:p>
          </table:table-cell>
          <table:table-cell office:value-type="float" office:value="0.0000344276" calcext:value-type="float">
            <text:p>3,44276E-05</text:p>
          </table:table-cell>
          <table:table-cell office:value-type="float" office:value="0.0000325918" calcext:value-type="float">
            <text:p>3,25918E-05</text:p>
          </table:table-cell>
          <table:table-cell office:value-type="float" office:value="0.0000331879" calcext:value-type="float">
            <text:p>3,31879E-05</text:p>
          </table:table-cell>
          <table:table-cell office:value-type="float" office:value="0.0000339031" calcext:value-type="float">
            <text:p>3,39031E-05</text:p>
          </table:table-cell>
          <table:table-cell office:value-type="float" office:value="0.0000309467" calcext:value-type="float">
            <text:p>3,09467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23057" calcext:value-type="float">
            <text:p>3,23057E-05</text:p>
          </table:table-cell>
          <table:table-cell office:value-type="float" office:value="0.0000365496" calcext:value-type="float">
            <text:p>3,65496E-05</text:p>
          </table:table-cell>
          <table:table-cell office:value-type="float" office:value="0.0000329256" calcext:value-type="float">
            <text:p>3,29256E-05</text:p>
          </table:table-cell>
          <table:table-cell office:value-type="float" office:value="0.0000340223" calcext:value-type="float">
            <text:p>3,40223E-05</text:p>
          </table:table-cell>
          <table:table-cell office:value-type="float" office:value="0.0000349045" calcext:value-type="float">
            <text:p>3,49045E-05</text:p>
          </table:table-cell>
          <table:table-cell office:value-type="float" office:value="0.0000356674" calcext:value-type="float">
            <text:p>3,56674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34501" calcext:value-type="float">
            <text:p>3,34501E-05</text:p>
          </table:table-cell>
          <table:table-cell office:value-type="float" office:value="0.0000393867" calcext:value-type="float">
            <text:p>3,93867E-05</text:p>
          </table:table-cell>
          <table:table-cell office:value-type="float" office:value="0.0000341654" calcext:value-type="float">
            <text:p>3,41654E-05</text:p>
          </table:table-cell>
          <table:table-cell office:value-type="float" office:value="0.0000334024" calcext:value-type="float">
            <text:p>3,34024E-05</text:p>
          </table:table-cell>
          <table:table-cell office:value-type="float" office:value="0.0000327587" calcext:value-type="float">
            <text:p>3,27587E-05</text:p>
          </table:table-cell>
          <table:table-cell office:value-type="float" office:value="0.0000266552" calcext:value-type="float">
            <text:p>2,66552E-05</text:p>
          </table:table-cell>
          <table:table-cell office:value-type="float" office:value="0.0000315428" calcext:value-type="float">
            <text:p>3,1542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9787" calcext:value-type="float">
            <text:p>3,69787E-05</text:p>
          </table:table-cell>
          <table:table-cell office:value-type="float" office:value="0.0000326395" calcext:value-type="float">
            <text:p>3,26395E-05</text:p>
          </table:table-cell>
          <table:table-cell office:value-type="float" office:value="0.0000352383" calcext:value-type="float">
            <text:p>3,52383E-05</text:p>
          </table:table-cell>
          <table:table-cell office:value-type="float" office:value="0.0000362635" calcext:value-type="float">
            <text:p>3,62635E-05</text:p>
          </table:table-cell>
          <table:table-cell office:value-type="float" office:value="0.0000343084" calcext:value-type="float">
            <text:p>3,43084E-05</text:p>
          </table:table-cell>
          <table:table-cell office:value-type="float" office:value="0.0000379324" calcext:value-type="float">
            <text:p>3,79324E-05</text:p>
          </table:table-cell>
          <table:table-cell office:value-type="float" office:value="0.0000343561" calcext:value-type="float">
            <text:p>3,43561E-05</text:p>
          </table:table-cell>
          <table:table-cell office:value-type="float" office:value="0.0000344038" calcext:value-type="float">
            <text:p>3,44038E-05</text:p>
          </table:table-cell>
          <table:table-cell office:value-type="float" office:value="0.0000317574" calcext:value-type="float">
            <text:p>3,17574E-05</text:p>
          </table:table-cell>
          <table:table-cell office:value-type="float" office:value="0.0000305891" calcext:value-type="float">
            <text:p>3,05891E-05</text:p>
          </table:table-cell>
          <table:table-cell office:value-type="float" office:value="0.0000324488" calcext:value-type="float">
            <text:p>3,24488E-05</text:p>
          </table:table-cell>
          <table:table-cell office:value-type="float" office:value="0.0000370026" calcext:value-type="float">
            <text:p>3,70026E-05</text:p>
          </table:table-cell>
          <table:table-cell office:value-type="float" office:value="0.0000368118" calcext:value-type="float">
            <text:p>3,68118E-05</text:p>
          </table:table-cell>
          <table:table-cell office:value-type="float" office:value="0.0000325918" calcext:value-type="float">
            <text:p>3,25918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343084" calcext:value-type="float">
            <text:p>3,43084E-05</text:p>
          </table:table-cell>
          <table:table-cell office:value-type="float" office:value="0.0000363827" calcext:value-type="float">
            <text:p>3,63827E-05</text:p>
          </table:table-cell>
          <table:table-cell office:value-type="float" office:value="0.0000351906" calcext:value-type="float">
            <text:p>3,51906E-05</text:p>
          </table:table-cell>
          <table:table-cell office:value-type="float" office:value="0.0000362635" calcext:value-type="float">
            <text:p>3,62635E-05</text:p>
          </table:table-cell>
          <table:table-cell office:value-type="float" office:value="0.0000333071" calcext:value-type="float">
            <text:p>3,33071E-05</text:p>
          </table:table-cell>
          <table:table-cell office:value-type="float" office:value="0.000034833" calcext:value-type="float">
            <text:p>3,4833E-05</text:p>
          </table:table-cell>
          <table:table-cell office:value-type="float" office:value="0.000033164" calcext:value-type="float">
            <text:p>3,3164E-05</text:p>
          </table:table-cell>
          <table:table-cell office:value-type="float" office:value="0.0000338078" calcext:value-type="float">
            <text:p>3,38078E-05</text:p>
          </table:table-cell>
          <table:table-cell office:value-type="float" office:value="0.000029254" calcext:value-type="float">
            <text:p>2,9254E-05</text:p>
          </table:table-cell>
          <table:table-cell office:value-type="float" office:value="0.0000324726" calcext:value-type="float">
            <text:p>3,24726E-05</text:p>
          </table:table-cell>
          <table:table-cell office:value-type="float" office:value="0.0000324011" calcext:value-type="float">
            <text:p>3,24011E-05</text:p>
          </table:table-cell>
          <table:table-cell office:value-type="float" office:value="0.0000359774" calcext:value-type="float">
            <text:p>3,5977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3098" calcext:value-type="float">
            <text:p>3,53098E-05</text:p>
          </table:table-cell>
          <table:table-cell office:value-type="float" office:value="0.0000321627" calcext:value-type="float">
            <text:p>3,2162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621" calcext:value-type="float">
            <text:p>3,52621E-05</text:p>
          </table:table-cell>
          <table:table-cell office:value-type="float" office:value="0.000033927" calcext:value-type="float">
            <text:p>3,3927E-05</text:p>
          </table:table-cell>
          <table:table-cell office:value-type="float" office:value="0.0000330448" calcext:value-type="float">
            <text:p>3,30448E-05</text:p>
          </table:table-cell>
          <table:table-cell office:value-type="float" office:value="0.0000349522" calcext:value-type="float">
            <text:p>3,49522E-05</text:p>
          </table:table-cell>
          <table:table-cell office:value-type="float" office:value="0.0000344515" calcext:value-type="float">
            <text:p>3,4451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8" calcext:value-type="float">
            <text:p>3,438E-05</text:p>
          </table:table-cell>
          <table:table-cell office:value-type="float" office:value="0.0000347853" calcext:value-type="float">
            <text:p>3,47853E-05</text:p>
          </table:table-cell>
          <table:table-cell office:value-type="float" office:value="0.0000320673" calcext:value-type="float">
            <text:p>3,20673E-05</text:p>
          </table:table-cell>
          <table:table-cell office:value-type="float" office:value="0.0000350237" calcext:value-type="float">
            <text:p>3,50237E-05</text:p>
          </table:table-cell>
          <table:table-cell office:value-type="float" office:value="0.0000317812" calcext:value-type="float">
            <text:p>3,17812E-05</text:p>
          </table:table-cell>
          <table:table-cell office:value-type="float" office:value="0.0000329971" calcext:value-type="float">
            <text:p>3,29971E-05</text:p>
          </table:table-cell>
          <table:table-cell office:value-type="float" office:value="0.0000347614" calcext:value-type="float">
            <text:p>3,47614E-05</text:p>
          </table:table-cell>
          <table:table-cell office:value-type="float" office:value="0.0000311613" calcext:value-type="float">
            <text:p>3,11613E-05</text:p>
          </table:table-cell>
          <table:table-cell office:value-type="float" office:value="0.0000327587" calcext:value-type="float">
            <text:p>3,27587E-05</text:p>
          </table:table-cell>
          <table:table-cell office:value-type="float" office:value="0.000031352" calcext:value-type="float">
            <text:p>3,1352E-05</text:p>
          </table:table-cell>
          <table:table-cell office:value-type="float" office:value="0.0000314474" calcext:value-type="float">
            <text:p>3,14474E-05</text:p>
          </table:table-cell>
          <table:table-cell office:value-type="float" office:value="0.0000331163" calcext:value-type="float">
            <text:p>3,31163E-05</text:p>
          </table:table-cell>
          <table:table-cell office:value-type="float" office:value="0.0000312805" calcext:value-type="float">
            <text:p>3,12805E-05</text:p>
          </table:table-cell>
          <table:table-cell office:value-type="float" office:value="0.0000326872" calcext:value-type="float">
            <text:p>3,26872E-05</text:p>
          </table:table-cell>
          <table:table-cell office:value-type="float" office:value="0.0000337839" calcext:value-type="float">
            <text:p>3,37839E-05</text:p>
          </table:table-cell>
          <table:table-cell office:value-type="float" office:value="0.0000329733" calcext:value-type="float">
            <text:p>3,29733E-05</text:p>
          </table:table-cell>
          <table:table-cell office:value-type="float" office:value="0.000031805" calcext:value-type="float">
            <text:p>3,1805E-05</text:p>
          </table:table-cell>
          <table:table-cell office:value-type="float" office:value="0.0000351667" calcext:value-type="float">
            <text:p>3,51667E-05</text:p>
          </table:table-cell>
          <table:table-cell office:value-type="float" office:value="0.0000308752" calcext:value-type="float">
            <text:p>3,08752E-05</text:p>
          </table:table-cell>
          <table:table-cell office:value-type="float" office:value="0.0000317812" calcext:value-type="float">
            <text:p>3,17812E-05</text:p>
          </table:table-cell>
          <table:table-cell office:value-type="float" office:value="0.0000375032" calcext:value-type="float">
            <text:p>3,75032E-05</text:p>
          </table:table-cell>
          <table:table-cell office:value-type="float" office:value="0.0000325918" calcext:value-type="float">
            <text:p>3,25918E-05</text:p>
          </table:table-cell>
          <table:table-cell office:value-type="float" office:value="0.0000327587" calcext:value-type="float">
            <text:p>3,27587E-05</text:p>
          </table:table-cell>
          <table:table-cell office:value-type="float" office:value="0.0000342607" calcext:value-type="float">
            <text:p>3,42607E-05</text:p>
          </table:table-cell>
          <table:table-cell office:value-type="float" office:value="0.0000340223" calcext:value-type="float">
            <text:p>3,40223E-05</text:p>
          </table:table-cell>
          <table:table-cell office:value-type="float" office:value="0.0001535892" calcext:value-type="float">
            <text:p>0,0001535892</text:p>
          </table:table-cell>
          <table:table-cell office:value-type="float" office:value="0.0000339508" calcext:value-type="float">
            <text:p>3,39508E-05</text:p>
          </table:table-cell>
          <table:table-cell office:value-type="float" office:value="0.0000329494" calcext:value-type="float">
            <text:p>3,29494E-05</text:p>
          </table:table-cell>
          <table:table-cell office:value-type="float" office:value="0.0000347376" calcext:value-type="float">
            <text:p>3,47376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19004" calcext:value-type="float">
            <text:p>3,19004E-05</text:p>
          </table:table-cell>
          <table:table-cell office:value-type="float" office:value="0.0000329256" calcext:value-type="float">
            <text:p>3,29256E-05</text:p>
          </table:table-cell>
          <table:table-cell office:value-type="float" office:value="0.0000326395" calcext:value-type="float">
            <text:p>3,26395E-05</text:p>
          </table:table-cell>
          <table:table-cell office:value-type="float" office:value="0.000032258" calcext:value-type="float">
            <text:p>3,2258E-05</text:p>
          </table:table-cell>
          <table:table-cell office:value-type="float" office:value="0.0000321388" calcext:value-type="float">
            <text:p>3,21388E-05</text:p>
          </table:table-cell>
          <table:table-cell office:value-type="float" office:value="0.0000350237" calcext:value-type="float">
            <text:p>3,50237E-05</text:p>
          </table:table-cell>
          <table:table-cell office:value-type="float" office:value="0.0000339985" calcext:value-type="float">
            <text:p>3,39985E-05</text:p>
          </table:table-cell>
          <table:table-cell office:value-type="float" office:value="0.0000327826" calcext:value-type="float">
            <text:p>3,27826E-05</text:p>
          </table:table-cell>
          <table:table-cell office:value-type="float" office:value="0.0000334501" calcext:value-type="float">
            <text:p>3,3450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7839" calcext:value-type="float">
            <text:p>3,37839E-05</text:p>
          </table:table-cell>
          <table:table-cell office:value-type="float" office:value="0.0000330925" calcext:value-type="float">
            <text:p>3,30925E-05</text:p>
          </table:table-cell>
          <table:table-cell office:value-type="float" office:value="0.0000342131" calcext:value-type="float">
            <text:p>3,42131E-05</text:p>
          </table:table-cell>
          <table:table-cell office:value-type="float" office:value="0.0000316381" calcext:value-type="float">
            <text:p>3,16381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70502" calcext:value-type="float">
            <text:p>3,70502E-05</text:p>
          </table:table-cell>
          <table:table-cell office:value-type="float" office:value="0.0000340223" calcext:value-type="float">
            <text:p>3,40223E-05</text:p>
          </table:table-cell>
          <table:table-cell office:value-type="float" office:value="0.0000332594" calcext:value-type="float">
            <text:p>3,32594E-05</text:p>
          </table:table-cell>
          <table:table-cell office:value-type="float" office:value="0.0000352383" calcext:value-type="float">
            <text:p>3,52383E-05</text:p>
          </table:table-cell>
          <table:table-cell office:value-type="float" office:value="0.000035882" calcext:value-type="float">
            <text:p>3,5882E-05</text:p>
          </table:table-cell>
          <table:table-cell office:value-type="float" office:value="0.0000376225" calcext:value-type="float">
            <text:p>3,76225E-05</text:p>
          </table:table-cell>
          <table:table-cell office:value-type="float" office:value="0.0000354052" calcext:value-type="float">
            <text:p>3,54052E-05</text:p>
          </table:table-cell>
          <table:table-cell office:value-type="float" office:value="0.0000341177" calcext:value-type="float">
            <text:p>3,41177E-05</text:p>
          </table:table-cell>
          <table:table-cell office:value-type="float" office:value="0.0000346184" calcext:value-type="float">
            <text:p>3,46184E-05</text:p>
          </table:table-cell>
          <table:table-cell office:value-type="float" office:value="0.0000338793" calcext:value-type="float">
            <text:p>3,38793E-05</text:p>
          </table:table-cell>
          <table:table-cell office:value-type="float" office:value="0.0000293016" calcext:value-type="float">
            <text:p>2,93016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71695" calcext:value-type="float">
            <text:p>3,71695E-05</text:p>
          </table:table-cell>
          <table:table-cell office:value-type="float" office:value="0.0000337839" calcext:value-type="float">
            <text:p>3,37839E-05</text:p>
          </table:table-cell>
          <table:table-cell office:value-type="float" office:value="0.0000298262" calcext:value-type="float">
            <text:p>2,98262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29971" calcext:value-type="float">
            <text:p>3,2997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6899" calcext:value-type="float">
            <text:p>3,46899E-05</text:p>
          </table:table-cell>
          <table:table-cell office:value-type="float" office:value="0.0000352383" calcext:value-type="float">
            <text:p>3,52383E-05</text:p>
          </table:table-cell>
          <table:table-cell office:value-type="float" office:value="0.0000345469" calcext:value-type="float">
            <text:p>3,45469E-05</text:p>
          </table:table-cell>
          <table:table-cell office:value-type="float" office:value="0.0000326872" calcext:value-type="float">
            <text:p>3,26872E-05</text:p>
          </table:table-cell>
          <table:table-cell office:value-type="float" office:value="0.0000380278" calcext:value-type="float">
            <text:p>3,80278E-05</text:p>
          </table:table-cell>
          <table:table-cell office:value-type="float" office:value="0.0000308037" calcext:value-type="float">
            <text:p>3,08037E-05</text:p>
          </table:table-cell>
          <table:table-cell office:value-type="float" office:value="0.000034523" calcext:value-type="float">
            <text:p>3,4523E-05</text:p>
          </table:table-cell>
          <table:table-cell office:value-type="float" office:value="0.0000341415" calcext:value-type="float">
            <text:p>3,41415E-05</text:p>
          </table:table-cell>
          <table:table-cell office:value-type="float" office:value="0.0000347137" calcext:value-type="float">
            <text:p>3,47137E-05</text:p>
          </table:table-cell>
          <table:table-cell office:value-type="float" office:value="0.0000321388" calcext:value-type="float">
            <text:p>3,21388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19004" calcext:value-type="float">
            <text:p>3,19004E-05</text:p>
          </table:table-cell>
          <table:table-cell office:value-type="float" office:value="0.0000313282" calcext:value-type="float">
            <text:p>3,13282E-05</text:p>
          </table:table-cell>
          <table:table-cell office:value-type="float" office:value="0.0000342607" calcext:value-type="float">
            <text:p>3,42607E-05</text:p>
          </table:table-cell>
          <table:table-cell office:value-type="float" office:value="0.0000347137" calcext:value-type="float">
            <text:p>3,47137E-05</text:p>
          </table:table-cell>
          <table:table-cell office:value-type="float" office:value="0.0000349045" calcext:value-type="float">
            <text:p>3,49045E-05</text:p>
          </table:table-cell>
          <table:table-cell office:value-type="float" office:value="0.0000332117" calcext:value-type="float">
            <text:p>3,32117E-05</text:p>
          </table:table-cell>
          <table:table-cell office:value-type="float" office:value="0.00003438" calcext:value-type="float">
            <text:p>3,438E-05</text:p>
          </table:table-cell>
          <table:table-cell office:value-type="float" office:value="0.0000319242" calcext:value-type="float">
            <text:p>3,19242E-05</text:p>
          </table:table-cell>
          <table:table-cell office:value-type="float" office:value="0.0000299454" calcext:value-type="float">
            <text:p>2,99454E-05</text:p>
          </table:table-cell>
          <table:table-cell office:value-type="float" office:value="0.0000344753" calcext:value-type="float">
            <text:p>3,4475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02553" calcext:value-type="float">
            <text:p>3,02553E-05</text:p>
          </table:table-cell>
          <table:table-cell office:value-type="float" office:value="0.0000341177" calcext:value-type="float">
            <text:p>3,41177E-05</text:p>
          </table:table-cell>
          <table:table-cell office:value-type="float" office:value="0.0000355005" calcext:value-type="float">
            <text:p>3,55005E-05</text:p>
          </table:table-cell>
          <table:table-cell office:value-type="float" office:value="0.0000368357" calcext:value-type="float">
            <text:p>3,68357E-05</text:p>
          </table:table-cell>
          <table:table-cell office:value-type="float" office:value="0.0000342131" calcext:value-type="float">
            <text:p>3,42131E-05</text:p>
          </table:table-cell>
          <table:table-cell office:value-type="float" office:value="0.0000375986" calcext:value-type="float">
            <text:p>3,75986E-05</text:p>
          </table:table-cell>
          <table:table-cell office:value-type="float" office:value="0.0000310183" calcext:value-type="float">
            <text:p>3,10183E-05</text:p>
          </table:table-cell>
          <table:table-cell office:value-type="float" office:value="0.0000344753" calcext:value-type="float">
            <text:p>3,44753E-05</text:p>
          </table:table-cell>
          <table:table-cell office:value-type="float" office:value="0.0000328541" calcext:value-type="float">
            <text:p>3,28541E-05</text:p>
          </table:table-cell>
          <table:table-cell office:value-type="float" office:value="0.0000313759" calcext:value-type="float">
            <text:p>3,13759E-05</text:p>
          </table:table-cell>
          <table:table-cell office:value-type="float" office:value="0.0000309229" calcext:value-type="float">
            <text:p>3,09229E-05</text:p>
          </table:table-cell>
          <table:table-cell office:value-type="float" office:value="0.0000350714" calcext:value-type="float">
            <text:p>3,50714E-05</text:p>
          </table:table-cell>
          <table:table-cell office:value-type="float" office:value="0.0000339746" calcext:value-type="float">
            <text:p>3,39746E-05</text:p>
          </table:table-cell>
          <table:table-cell office:value-type="float" office:value="0.0000385523" calcext:value-type="float">
            <text:p>3,85523E-05</text:p>
          </table:table-cell>
          <table:table-cell office:value-type="float" office:value="0.0000310421" calcext:value-type="float">
            <text:p>3,10421E-05</text:p>
          </table:table-cell>
          <table:table-cell office:value-type="float" office:value="0.0000295162" calcext:value-type="float">
            <text:p>2,95162E-05</text:p>
          </table:table-cell>
          <table:table-cell office:value-type="float" office:value="0.0000324011" calcext:value-type="float">
            <text:p>3,24011E-05</text:p>
          </table:table-cell>
          <table:table-cell office:value-type="float" office:value="0.0000351429" calcext:value-type="float">
            <text:p>3,51429E-05</text:p>
          </table:table-cell>
          <table:table-cell office:value-type="float" office:value="0.0000339985" calcext:value-type="float">
            <text:p>3,39985E-05</text:p>
          </table:table-cell>
          <table:table-cell office:value-type="float" office:value="0.0000329256" calcext:value-type="float">
            <text:p>3,2925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29494" calcext:value-type="float">
            <text:p>3,29494E-05</text:p>
          </table:table-cell>
          <table:table-cell office:value-type="float" office:value="0.0000302792" calcext:value-type="float">
            <text:p>3,02792E-05</text:p>
          </table:table-cell>
          <table:table-cell office:value-type="float" office:value="0.0000335932" calcext:value-type="float">
            <text:p>3,35932E-05</text:p>
          </table:table-cell>
          <table:table-cell office:value-type="float" office:value="0.0000332355" calcext:value-type="float">
            <text:p>3,32355E-05</text:p>
          </table:table-cell>
          <table:table-cell office:value-type="float" office:value="0.0000342369" calcext:value-type="float">
            <text:p>3,42369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63827" calcext:value-type="float">
            <text:p>3,63827E-05</text:p>
          </table:table-cell>
          <table:table-cell office:value-type="float" office:value="0.0000305414" calcext:value-type="float">
            <text:p>3,05414E-05</text:p>
          </table:table-cell>
          <table:table-cell office:value-type="float" office:value="0.0000283718" calcext:value-type="float">
            <text:p>2,83718E-05</text:p>
          </table:table-cell>
          <table:table-cell office:value-type="float" office:value="0.0000303745" calcext:value-type="float">
            <text:p>3,03745E-05</text:p>
          </table:table-cell>
          <table:table-cell office:value-type="float" office:value="0.0000368118" calcext:value-type="float">
            <text:p>3,68118E-05</text:p>
          </table:table-cell>
          <table:table-cell office:value-type="float" office:value="0.0000352144" calcext:value-type="float">
            <text:p>3,52144E-05</text:p>
          </table:table-cell>
          <table:table-cell office:value-type="float" office:value="0.00003438" calcext:value-type="float">
            <text:p>3,438E-05</text:p>
          </table:table-cell>
          <table:table-cell office:value-type="float" office:value="0.0000324011" calcext:value-type="float">
            <text:p>3,24011E-05</text:p>
          </table:table-cell>
          <table:table-cell office:value-type="float" office:value="0.0000358105" calcext:value-type="float">
            <text:p>3,58105E-05</text:p>
          </table:table-cell>
          <table:table-cell office:value-type="float" office:value="0.0000318527" calcext:value-type="float">
            <text:p>3,18527E-05</text:p>
          </table:table-cell>
          <table:table-cell office:value-type="float" office:value="0.0000327826" calcext:value-type="float">
            <text:p>3,27826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40462" calcext:value-type="float">
            <text:p>3,40462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016" calcext:value-type="float">
            <text:p>3,016E-05</text:p>
          </table:table-cell>
          <table:table-cell office:value-type="float" office:value="0.0000333309" calcext:value-type="float">
            <text:p>3,33309E-05</text:p>
          </table:table-cell>
          <table:table-cell office:value-type="float" office:value="0.0000370741" calcext:value-type="float">
            <text:p>3,7074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18289" calcext:value-type="float">
            <text:p>3,18289E-05</text:p>
          </table:table-cell>
          <table:table-cell office:value-type="float" office:value="0.0000334263" calcext:value-type="float">
            <text:p>3,34263E-05</text:p>
          </table:table-cell>
          <table:table-cell office:value-type="float" office:value="0.000033021" calcext:value-type="float">
            <text:p>3,3021E-05</text:p>
          </table:table-cell>
          <table:table-cell office:value-type="float" office:value="0.0000341892" calcext:value-type="float">
            <text:p>3,41892E-05</text:p>
          </table:table-cell>
          <table:table-cell office:value-type="float" office:value="0.0000343561" calcext:value-type="float">
            <text:p>3,43561E-05</text:p>
          </table:table-cell>
          <table:table-cell office:value-type="float" office:value="0.0000350952" calcext:value-type="float">
            <text:p>3,50952E-05</text:p>
          </table:table-cell>
          <table:table-cell office:value-type="float" office:value="0.0000338078" calcext:value-type="float">
            <text:p>3,3807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7241" calcext:value-type="float">
            <text:p>3,7241E-05</text:p>
          </table:table-cell>
          <table:table-cell office:value-type="float" office:value="0.0000339985" calcext:value-type="float">
            <text:p>3,39985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27587" calcext:value-type="float">
            <text:p>3,27587E-05</text:p>
          </table:table-cell>
          <table:table-cell office:value-type="float" office:value="0.0000332832" calcext:value-type="float">
            <text:p>3,32832E-05</text:p>
          </table:table-cell>
          <table:table-cell office:value-type="float" office:value="0.0000314236" calcext:value-type="float">
            <text:p>3,14236E-05</text:p>
          </table:table-cell>
          <table:table-cell office:value-type="float" office:value="0.0000326872" calcext:value-type="float">
            <text:p>3,26872E-05</text:p>
          </table:table-cell>
          <table:table-cell office:value-type="float" office:value="0.0000351191" calcext:value-type="float">
            <text:p>3,51191E-05</text:p>
          </table:table-cell>
          <table:table-cell office:value-type="float" office:value="0.0000351429" calcext:value-type="float">
            <text:p>3,51429E-05</text:p>
          </table:table-cell>
          <table:table-cell office:value-type="float" office:value="0.0000342607" calcext:value-type="float">
            <text:p>3,42607E-05</text:p>
          </table:table-cell>
          <table:table-cell office:value-type="float" office:value="0.0000347137" calcext:value-type="float">
            <text:p>3,47137E-05</text:p>
          </table:table-cell>
          <table:table-cell office:value-type="float" office:value="0.0000343561" calcext:value-type="float">
            <text:p>3,43561E-05</text:p>
          </table:table-cell>
          <table:table-cell office:value-type="float" office:value="0.00003407" calcext:value-type="float">
            <text:p>3,407E-05</text:p>
          </table:table-cell>
          <table:table-cell office:value-type="float" office:value="0.000033021" calcext:value-type="float">
            <text:p>3,3021E-05</text:p>
          </table:table-cell>
          <table:table-cell office:value-type="float" office:value="0.0000342369" calcext:value-type="float">
            <text:p>3,42369E-05</text:p>
          </table:table-cell>
          <table:table-cell office:value-type="float" office:value="0.000036335" calcext:value-type="float">
            <text:p>3,6335E-05</text:p>
          </table:table-cell>
          <table:table-cell office:value-type="float" office:value="0.0000359535" calcext:value-type="float">
            <text:p>3,59535E-05</text:p>
          </table:table-cell>
          <table:table-cell office:value-type="float" office:value="0.0000309467" calcext:value-type="float">
            <text:p>3,09467E-05</text:p>
          </table:table-cell>
          <table:table-cell office:value-type="float" office:value="0.0000318289" calcext:value-type="float">
            <text:p>3,18289E-05</text:p>
          </table:table-cell>
          <table:table-cell office:value-type="float" office:value="0.0000305891" calcext:value-type="float">
            <text:p>3,05891E-05</text:p>
          </table:table-cell>
          <table:table-cell office:value-type="float" office:value="0.0000340223" calcext:value-type="float">
            <text:p>3,40223E-05</text:p>
          </table:table-cell>
          <table:table-cell office:value-type="float" office:value="0.0000354528" calcext:value-type="float">
            <text:p>3,54528E-05</text:p>
          </table:table-cell>
          <table:table-cell office:value-type="float" office:value="0.0000319242" calcext:value-type="float">
            <text:p>3,19242E-05</text:p>
          </table:table-cell>
          <table:table-cell office:value-type="float" office:value="0.0000343084" calcext:value-type="float">
            <text:p>3,4308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6913" calcext:value-type="float">
            <text:p>3,56913E-05</text:p>
          </table:table-cell>
          <table:table-cell office:value-type="float" office:value="0.0000339746" calcext:value-type="float">
            <text:p>3,39746E-05</text:p>
          </table:table-cell>
          <table:table-cell office:value-type="float" office:value="0.0000318527" calcext:value-type="float">
            <text:p>3,18527E-05</text:p>
          </table:table-cell>
          <table:table-cell office:value-type="float" office:value="0.0000341415" calcext:value-type="float">
            <text:p>3,41415E-05</text:p>
          </table:table-cell>
          <table:table-cell office:value-type="float" office:value="0.0000341654" calcext:value-type="float">
            <text:p>3,41654E-05</text:p>
          </table:table-cell>
          <table:table-cell office:value-type="float" office:value="0.0000329494" calcext:value-type="float">
            <text:p>3,29494E-05</text:p>
          </table:table-cell>
          <table:table-cell office:value-type="float" office:value="0.0000322104" calcext:value-type="float">
            <text:p>3,22104E-05</text:p>
          </table:table-cell>
          <table:table-cell office:value-type="float" office:value="0.0000328064" calcext:value-type="float">
            <text:p>3,28064E-05</text:p>
          </table:table-cell>
          <table:table-cell office:value-type="float" office:value="0.0000332832" calcext:value-type="float">
            <text:p>3,32832E-05</text:p>
          </table:table-cell>
          <table:table-cell office:value-type="float" office:value="0.0000345945" calcext:value-type="float">
            <text:p>3,4594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8" calcext:value-type="float">
            <text:p>3,438E-05</text:p>
          </table:table-cell>
          <table:table-cell office:value-type="float" office:value="0.0000335693" calcext:value-type="float">
            <text:p>3,35693E-05</text:p>
          </table:table-cell>
          <table:table-cell office:value-type="float" office:value="0.0000341177" calcext:value-type="float">
            <text:p>3,41177E-05</text:p>
          </table:table-cell>
          <table:table-cell office:value-type="float" office:value="0.0000324488" calcext:value-type="float">
            <text:p>3,24488E-05</text:p>
          </table:table-cell>
          <table:table-cell office:value-type="float" office:value="0.0000343084" calcext:value-type="float">
            <text:p>3,43084E-05</text:p>
          </table:table-cell>
          <table:table-cell office:value-type="float" office:value="0.0000324726" calcext:value-type="float">
            <text:p>3,24726E-05</text:p>
          </table:table-cell>
          <table:table-cell office:value-type="float" office:value="0.0000376225" calcext:value-type="float">
            <text:p>3,76225E-05</text:p>
          </table:table-cell>
          <table:table-cell office:value-type="float" office:value="0.000029707" calcext:value-type="float">
            <text:p>2,9707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38078" calcext:value-type="float">
            <text:p>3,38078E-05</text:p>
          </table:table-cell>
          <table:table-cell office:value-type="float" office:value="0.0000333548" calcext:value-type="float">
            <text:p>3,33548E-05</text:p>
          </table:table-cell>
          <table:table-cell office:value-type="float" office:value="0.0000320196" calcext:value-type="float">
            <text:p>3,20196E-05</text:p>
          </table:table-cell>
          <table:table-cell office:value-type="float" office:value="0.0000338078" calcext:value-type="float">
            <text:p>3,38078E-05</text:p>
          </table:table-cell>
          <table:table-cell office:value-type="float" office:value="0.0000334978" calcext:value-type="float">
            <text:p>3,34978E-05</text:p>
          </table:table-cell>
          <table:table-cell office:value-type="float" office:value="0.0000314951" calcext:value-type="float">
            <text:p>3,14951E-05</text:p>
          </table:table-cell>
          <table:table-cell office:value-type="float" office:value="0.0000319719" calcext:value-type="float">
            <text:p>3,19719E-05</text:p>
          </table:table-cell>
          <table:table-cell office:value-type="float" office:value="0.00003438" calcext:value-type="float">
            <text:p>3,438E-05</text:p>
          </table:table-cell>
          <table:table-cell office:value-type="float" office:value="0.0000328779" calcext:value-type="float">
            <text:p>3,28779E-05</text:p>
          </table:table-cell>
          <table:table-cell office:value-type="float" office:value="0.0000332117" calcext:value-type="float">
            <text:p>3,32117E-05</text:p>
          </table:table-cell>
          <table:table-cell office:value-type="float" office:value="0.0000315666" calcext:value-type="float">
            <text:p>3,15666E-05</text:p>
          </table:table-cell>
          <table:table-cell office:value-type="float" office:value="0.0000334501" calcext:value-type="float">
            <text:p>3,3450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4038" calcext:value-type="float">
            <text:p>3,44038E-05</text:p>
          </table:table-cell>
          <table:table-cell office:value-type="float" office:value="0.0000342369" calcext:value-type="float">
            <text:p>3,42369E-05</text:p>
          </table:table-cell>
          <table:table-cell office:value-type="float" office:value="0.0000362158" calcext:value-type="float">
            <text:p>3,6215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09467" calcext:value-type="float">
            <text:p>3,09467E-05</text:p>
          </table:table-cell>
          <table:table-cell office:value-type="float" office:value="0.0000341892" calcext:value-type="float">
            <text:p>3,41892E-05</text:p>
          </table:table-cell>
          <table:table-cell office:value-type="float" office:value="0.000033021" calcext:value-type="float">
            <text:p>3,3021E-05</text:p>
          </table:table-cell>
          <table:table-cell office:value-type="float" office:value="0.0000304699" calcext:value-type="float">
            <text:p>3,04699E-05</text:p>
          </table:table-cell>
          <table:table-cell office:value-type="float" office:value="0.0000341177" calcext:value-type="float">
            <text:p>3,41177E-05</text:p>
          </table:table-cell>
          <table:table-cell office:value-type="float" office:value="0.0000255585" calcext:value-type="float">
            <text:p>2,55585E-05</text:p>
          </table:table-cell>
          <table:table-cell office:value-type="float" office:value="0.0000318527" calcext:value-type="float">
            <text:p>3,1852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72648" calcext:value-type="float">
            <text:p>3,72648E-05</text:p>
          </table:table-cell>
          <table:table-cell office:value-type="float" office:value="0.0000321627" calcext:value-type="float">
            <text:p>3,21627E-05</text:p>
          </table:table-cell>
          <table:table-cell office:value-type="float" office:value="0.0000320911" calcext:value-type="float">
            <text:p>3,20911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7403" calcext:value-type="float">
            <text:p>3,67403E-05</text:p>
          </table:table-cell>
          <table:table-cell office:value-type="float" office:value="0.0000320435" calcext:value-type="float">
            <text:p>3,20435E-05</text:p>
          </table:table-cell>
          <table:table-cell office:value-type="float" office:value="0.0000330687" calcext:value-type="float">
            <text:p>3,30687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315666" calcext:value-type="float">
            <text:p>3,15666E-05</text:p>
          </table:table-cell>
          <table:table-cell office:value-type="float" office:value="0.0000332832" calcext:value-type="float">
            <text:p>3,32832E-05</text:p>
          </table:table-cell>
          <table:table-cell office:value-type="float" office:value="0.0000367403" calcext:value-type="float">
            <text:p>3,6740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4515" calcext:value-type="float">
            <text:p>3,44515E-05</text:p>
          </table:table-cell>
          <table:table-cell office:value-type="float" office:value="0.0000344992" calcext:value-type="float">
            <text:p>3,44992E-05</text:p>
          </table:table-cell>
          <table:table-cell office:value-type="float" office:value="0.0000303984" calcext:value-type="float">
            <text:p>3,03984E-05</text:p>
          </table:table-cell>
          <table:table-cell office:value-type="float" office:value="0.0000341654" calcext:value-type="float">
            <text:p>3,41654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3927" calcext:value-type="float">
            <text:p>3,3927E-05</text:p>
          </table:table-cell>
          <table:table-cell office:value-type="float" office:value="0.0000313044" calcext:value-type="float">
            <text:p>3,13044E-05</text:p>
          </table:table-cell>
          <table:table-cell office:value-type="float" office:value="0.0000345469" calcext:value-type="float">
            <text:p>3,45469E-05</text:p>
          </table:table-cell>
          <table:table-cell office:value-type="float" office:value="0.0000342846" calcext:value-type="float">
            <text:p>3,42846E-05</text:p>
          </table:table-cell>
          <table:table-cell office:value-type="float" office:value="0.0000332594" calcext:value-type="float">
            <text:p>3,32594E-05</text:p>
          </table:table-cell>
          <table:table-cell office:value-type="float" office:value="0.0000319958" calcext:value-type="float">
            <text:p>3,1995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78609" calcext:value-type="float">
            <text:p>3,78609E-05</text:p>
          </table:table-cell>
          <table:table-cell office:value-type="float" office:value="0.0000347853" calcext:value-type="float">
            <text:p>3,47853E-05</text:p>
          </table:table-cell>
          <table:table-cell office:value-type="float" office:value="0.0000320196" calcext:value-type="float">
            <text:p>3,20196E-05</text:p>
          </table:table-cell>
          <table:table-cell office:value-type="float" office:value="0.0000291824" calcext:value-type="float">
            <text:p>2,91824E-05</text:p>
          </table:table-cell>
          <table:table-cell office:value-type="float" office:value="0.0000326872" calcext:value-type="float">
            <text:p>3,26872E-05</text:p>
          </table:table-cell>
          <table:table-cell office:value-type="float" office:value="0.0000320673" calcext:value-type="float">
            <text:p>3,20673E-05</text:p>
          </table:table-cell>
          <table:table-cell office:value-type="float" office:value="0.0000325203" calcext:value-type="float">
            <text:p>3,25203E-05</text:p>
          </table:table-cell>
          <table:table-cell office:value-type="float" office:value="0.0000351906" calcext:value-type="float">
            <text:p>3,51906E-05</text:p>
          </table:table-cell>
          <table:table-cell office:value-type="float" office:value="0.0000320435" calcext:value-type="float">
            <text:p>3,20435E-05</text:p>
          </table:table-cell>
          <table:table-cell office:value-type="float" office:value="0.0000336409" calcext:value-type="float">
            <text:p>3,36409E-05</text:p>
          </table:table-cell>
          <table:table-cell office:value-type="float" office:value="0.0000352144" calcext:value-type="float">
            <text:p>3,52144E-05</text:p>
          </table:table-cell>
          <table:table-cell office:value-type="float" office:value="0.0000344992" calcext:value-type="float">
            <text:p>3,44992E-05</text:p>
          </table:table-cell>
          <table:table-cell office:value-type="float" office:value="0.0000396252" calcext:value-type="float">
            <text:p>3,96252E-05</text:p>
          </table:table-cell>
          <table:table-cell office:value-type="float" office:value="0.0000349283" calcext:value-type="float">
            <text:p>3,49283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49283" calcext:value-type="float">
            <text:p>3,49283E-05</text:p>
          </table:table-cell>
          <table:table-cell office:value-type="float" office:value="0.0000317335" calcext:value-type="float">
            <text:p>3,17335E-05</text:p>
          </table:table-cell>
          <table:table-cell office:value-type="float" office:value="0.000033021" calcext:value-type="float">
            <text:p>3,3021E-05</text:p>
          </table:table-cell>
          <table:table-cell office:value-type="float" office:value="0.0000340462" calcext:value-type="float">
            <text:p>3,40462E-05</text:p>
          </table:table-cell>
          <table:table-cell office:value-type="float" office:value="0.0000329256" calcext:value-type="float">
            <text:p>3,29256E-05</text:p>
          </table:table-cell>
          <table:table-cell office:value-type="float" office:value="0.0000367403" calcext:value-type="float">
            <text:p>3,67403E-05</text:p>
          </table:table-cell>
          <table:table-cell office:value-type="float" office:value="0.0000349045" calcext:value-type="float">
            <text:p>3,49045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37124" calcext:value-type="float">
            <text:p>3,37124E-05</text:p>
          </table:table-cell>
          <table:table-cell office:value-type="float" office:value="0.0000364065" calcext:value-type="float">
            <text:p>3,64065E-05</text:p>
          </table:table-cell>
          <table:table-cell office:value-type="float" office:value="0.0000345469" calcext:value-type="float">
            <text:p>3,45469E-05</text:p>
          </table:table-cell>
          <table:table-cell office:value-type="float" office:value="0.0000326157" calcext:value-type="float">
            <text:p>3,26157E-05</text:p>
          </table:table-cell>
          <table:table-cell office:value-type="float" office:value="0.0000300169" calcext:value-type="float">
            <text:p>3,00169E-05</text:p>
          </table:table-cell>
          <table:table-cell office:value-type="float" office:value="0.0000362158" calcext:value-type="float">
            <text:p>3,62158E-05</text:p>
          </table:table-cell>
          <table:table-cell office:value-type="float" office:value="0.0000341654" calcext:value-type="float">
            <text:p>3,41654E-05</text:p>
          </table:table-cell>
          <table:table-cell office:value-type="float" office:value="0.0000344038" calcext:value-type="float">
            <text:p>3,44038E-05</text:p>
          </table:table-cell>
          <table:table-cell office:value-type="float" office:value="0.000032711" calcext:value-type="float">
            <text:p>3,2711E-05</text:p>
          </table:table-cell>
          <table:table-cell office:value-type="float" office:value="0.0000320196" calcext:value-type="float">
            <text:p>3,20196E-05</text:p>
          </table:table-cell>
          <table:table-cell office:value-type="float" office:value="0.0000344038" calcext:value-type="float">
            <text:p>3,44038E-05</text:p>
          </table:table-cell>
          <table:table-cell office:value-type="float" office:value="0.0000344515" calcext:value-type="float">
            <text:p>3,44515E-05</text:p>
          </table:table-cell>
          <table:table-cell office:value-type="float" office:value="0.0000359535" calcext:value-type="float">
            <text:p>3,59535E-05</text:p>
          </table:table-cell>
          <table:table-cell office:value-type="float" office:value="0.0000357389" calcext:value-type="float">
            <text:p>3,57389E-05</text:p>
          </table:table-cell>
          <table:table-cell office:value-type="float" office:value="0.0000310421" calcext:value-type="float">
            <text:p>3,10421E-05</text:p>
          </table:table-cell>
          <table:table-cell office:value-type="float" office:value="0.0000313044" calcext:value-type="float">
            <text:p>3,13044E-05</text:p>
          </table:table-cell>
          <table:table-cell office:value-type="float" office:value="0.0000328779" calcext:value-type="float">
            <text:p>3,28779E-05</text:p>
          </table:table-cell>
          <table:table-cell office:value-type="float" office:value="0.0000339031" calcext:value-type="float">
            <text:p>3,39031E-05</text:p>
          </table:table-cell>
          <table:table-cell office:value-type="float" office:value="0.0000224352" calcext:value-type="float">
            <text:p>2,24352E-05</text:p>
          </table:table-cell>
          <table:table-cell office:value-type="float" office:value="0.0000352621" calcext:value-type="float">
            <text:p>3,52621E-05</text:p>
          </table:table-cell>
          <table:table-cell office:value-type="float" office:value="0.000032115" calcext:value-type="float">
            <text:p>3,2115E-05</text:p>
          </table:table-cell>
          <table:table-cell office:value-type="float" office:value="0.00003407" calcext:value-type="float">
            <text:p>3,407E-05</text:p>
          </table:table-cell>
          <table:table-cell office:value-type="float" office:value="0.0000346899" calcext:value-type="float">
            <text:p>3,46899E-05</text:p>
          </table:table-cell>
          <table:table-cell office:value-type="float" office:value="0.0000304937" calcext:value-type="float">
            <text:p>3,04937E-05</text:p>
          </table:table-cell>
          <table:table-cell office:value-type="float" office:value="0.0000331879" calcext:value-type="float">
            <text:p>3,31879E-05</text:p>
          </table:table-cell>
          <table:table-cell office:value-type="float" office:value="0.0000356197" calcext:value-type="float">
            <text:p>3,56197E-05</text:p>
          </table:table-cell>
          <table:table-cell office:value-type="float" office:value="0.00003438" calcext:value-type="float">
            <text:p>3,438E-05</text:p>
          </table:table-cell>
          <table:table-cell table:number-columns-repeated="2" office:value-type="float" office:value="0.0000348568" calcext:value-type="float">
            <text:p>3,48568E-05</text:p>
          </table:table-cell>
          <table:table-cell office:value-type="float" office:value="0.0000351191" calcext:value-type="float">
            <text:p>3,51191E-05</text:p>
          </table:table-cell>
          <table:table-cell office:value-type="float" office:value="0.0000346184" calcext:value-type="float">
            <text:p>3,46184E-05</text:p>
          </table:table-cell>
          <table:table-cell office:value-type="float" office:value="0.000032115" calcext:value-type="float">
            <text:p>3,2115E-05</text:p>
          </table:table-cell>
          <table:table-cell office:value-type="float" office:value="0.0000336647" calcext:value-type="float">
            <text:p>3,36647E-05</text:p>
          </table:table-cell>
          <table:table-cell office:value-type="float" office:value="0.0000334978" calcext:value-type="float">
            <text:p>3,34978E-05</text:p>
          </table:table-cell>
          <table:table-cell office:value-type="float" office:value="0.0000346661" calcext:value-type="float">
            <text:p>3,46661E-05</text:p>
          </table:table-cell>
          <table:table-cell office:value-type="float" office:value="0.0000285625" calcext:value-type="float">
            <text:p>2,85625E-05</text:p>
          </table:table-cell>
          <table:table-cell office:value-type="float" office:value="0.0000327349" calcext:value-type="float">
            <text:p>3,27349E-05</text:p>
          </table:table-cell>
          <table:table-cell office:value-type="float" office:value="0.0000339031" calcext:value-type="float">
            <text:p>3,39031E-05</text:p>
          </table:table-cell>
          <table:table-cell office:value-type="float" office:value="0.000040102" calcext:value-type="float">
            <text:p>4,0102E-05</text:p>
          </table:table-cell>
          <table:table-cell office:value-type="float" office:value="0.0000380993" calcext:value-type="float">
            <text:p>3,80993E-05</text:p>
          </table:table-cell>
          <table:table-cell office:value-type="float" office:value="0.0000342369" calcext:value-type="float">
            <text:p>3,42369E-05</text:p>
          </table:table-cell>
          <table:table-cell office:value-type="float" office:value="0.0001623869" calcext:value-type="float">
            <text:p>0,0001623869</text:p>
          </table:table-cell>
          <table:table-cell office:value-type="float" office:value="0.0000348806" calcext:value-type="float">
            <text:p>3,48806E-05</text:p>
          </table:table-cell>
          <table:table-cell office:value-type="float" office:value="0.0000323057" calcext:value-type="float">
            <text:p>3,2305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6157" calcext:value-type="float">
            <text:p>3,26157E-05</text:p>
          </table:table-cell>
          <table:table-cell office:value-type="float" office:value="0.0000332594" calcext:value-type="float">
            <text:p>3,3259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24011" calcext:value-type="float">
            <text:p>3,24011E-05</text:p>
          </table:table-cell>
          <table:table-cell office:value-type="float" office:value="0.0000313044" calcext:value-type="float">
            <text:p>3,13044E-05</text:p>
          </table:table-cell>
          <table:table-cell office:value-type="float" office:value="0.0000344276" calcext:value-type="float">
            <text:p>3,44276E-05</text:p>
          </table:table-cell>
          <table:table-cell office:value-type="float" office:value="0.0000399828" calcext:value-type="float">
            <text:p>3,99828E-05</text:p>
          </table:table-cell>
          <table:table-cell office:value-type="float" office:value="0.0000343561" calcext:value-type="float">
            <text:p>3,43561E-05</text:p>
          </table:table-cell>
          <table:table-cell office:value-type="float" office:value="0.0000306368" calcext:value-type="float">
            <text:p>3,06368E-05</text:p>
          </table:table-cell>
          <table:table-cell office:value-type="float" office:value="0.0000337362" calcext:value-type="float">
            <text:p>3,37362E-05</text:p>
          </table:table-cell>
          <table:table-cell office:value-type="float" office:value="0.0000332832" calcext:value-type="float">
            <text:p>3,32832E-05</text:p>
          </table:table-cell>
          <table:table-cell office:value-type="float" office:value="0.0000348806" calcext:value-type="float">
            <text:p>3,48806E-05</text:p>
          </table:table-cell>
          <table:table-cell office:value-type="float" office:value="0.0000326395" calcext:value-type="float">
            <text:p>3,26395E-05</text:p>
          </table:table-cell>
          <table:table-cell office:value-type="float" office:value="0.0000325203" calcext:value-type="float">
            <text:p>3,25203E-05</text:p>
          </table:table-cell>
          <table:table-cell office:value-type="float" office:value="0.0000323057" calcext:value-type="float">
            <text:p>3,23057E-05</text:p>
          </table:table-cell>
          <table:table-cell office:value-type="float" office:value="0.0000261307" calcext:value-type="float">
            <text:p>2,61307E-05</text:p>
          </table:table-cell>
          <table:table-cell office:value-type="float" office:value="0.000031662" calcext:value-type="float">
            <text:p>3,1662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323296" calcext:value-type="float">
            <text:p>3,2329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7853" calcext:value-type="float">
            <text:p>3,47853E-05</text:p>
          </table:table-cell>
          <table:table-cell office:value-type="float" office:value="0.0000353575" calcext:value-type="float">
            <text:p>3,53575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29971" calcext:value-type="float">
            <text:p>3,29971E-05</text:p>
          </table:table-cell>
          <table:table-cell office:value-type="float" office:value="0.0000347376" calcext:value-type="float">
            <text:p>3,47376E-05</text:p>
          </table:table-cell>
          <table:table-cell office:value-type="float" office:value="0.0000353098" calcext:value-type="float">
            <text:p>3,53098E-05</text:p>
          </table:table-cell>
          <table:table-cell office:value-type="float" office:value="0.0000317574" calcext:value-type="float">
            <text:p>3,17574E-05</text:p>
          </table:table-cell>
          <table:table-cell office:value-type="float" office:value="0.0000366926" calcext:value-type="float">
            <text:p>3,66926E-05</text:p>
          </table:table-cell>
          <table:table-cell office:value-type="float" office:value="0.0000294209" calcext:value-type="float">
            <text:p>2,94209E-05</text:p>
          </table:table-cell>
          <table:table-cell office:value-type="float" office:value="0.0000285625" calcext:value-type="float">
            <text:p>2,85625E-05</text:p>
          </table:table-cell>
          <table:table-cell office:value-type="float" office:value="0.0000324488" calcext:value-type="float">
            <text:p>3,24488E-05</text:p>
          </table:table-cell>
          <table:table-cell office:value-type="float" office:value="0.0000382662" calcext:value-type="float">
            <text:p>3,82662E-05</text:p>
          </table:table-cell>
          <table:table-cell office:value-type="float" office:value="0.0000337124" calcext:value-type="float">
            <text:p>3,37124E-05</text:p>
          </table:table-cell>
          <table:table-cell office:value-type="float" office:value="0.0000344515" calcext:value-type="float">
            <text:p>3,44515E-05</text:p>
          </table:table-cell>
          <table:table-cell office:value-type="float" office:value="0.0000344038" calcext:value-type="float">
            <text:p>3,44038E-05</text:p>
          </table:table-cell>
          <table:table-cell office:value-type="float" office:value="0.0000339031" calcext:value-type="float">
            <text:p>3,39031E-05</text:p>
          </table:table-cell>
          <table:table-cell office:value-type="float" office:value="0.0000349522" calcext:value-type="float">
            <text:p>3,4952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05891" calcext:value-type="float">
            <text:p>3,05891E-05</text:p>
          </table:table-cell>
          <table:table-cell office:value-type="float" office:value="0.0000328541" calcext:value-type="float">
            <text:p>3,28541E-05</text:p>
          </table:table-cell>
          <table:table-cell office:value-type="float" office:value="0.0000301838" calcext:value-type="float">
            <text:p>3,01838E-05</text:p>
          </table:table-cell>
          <table:table-cell office:value-type="float" office:value="0.0000416756" calcext:value-type="float">
            <text:p>4,16756E-05</text:p>
          </table:table-cell>
          <table:table-cell office:value-type="float" office:value="0.0000356674" calcext:value-type="float">
            <text:p>3,56674E-05</text:p>
          </table:table-cell>
          <table:table-cell office:value-type="float" office:value="0.0000325203" calcext:value-type="float">
            <text:p>3,25203E-05</text:p>
          </table:table-cell>
          <table:table-cell office:value-type="float" office:value="0.0000318527" calcext:value-type="float">
            <text:p>3,18527E-05</text:p>
          </table:table-cell>
          <table:table-cell office:value-type="float" office:value="0.0000334978" calcext:value-type="float">
            <text:p>3,34978E-05</text:p>
          </table:table-cell>
          <table:table-cell office:value-type="float" office:value="0.0000294924" calcext:value-type="float">
            <text:p>2,94924E-05</text:p>
          </table:table-cell>
          <table:table-cell office:value-type="float" office:value="0.000031805" calcext:value-type="float">
            <text:p>3,1805E-05</text:p>
          </table:table-cell>
          <table:table-cell office:value-type="float" office:value="0.0000377178" calcext:value-type="float">
            <text:p>3,7717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86477" calcext:value-type="float">
            <text:p>3,86477E-05</text:p>
          </table:table-cell>
          <table:table-cell office:value-type="float" office:value="0.0000303984" calcext:value-type="float">
            <text:p>3,03984E-05</text:p>
          </table:table-cell>
          <table:table-cell office:value-type="float" office:value="0.0000329971" calcext:value-type="float">
            <text:p>3,29971E-05</text:p>
          </table:table-cell>
          <table:table-cell office:value-type="float" office:value="0.0000331163" calcext:value-type="float">
            <text:p>3,31163E-05</text:p>
          </table:table-cell>
          <table:table-cell office:value-type="float" office:value="0.0000334024" calcext:value-type="float">
            <text:p>3,3402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78609" calcext:value-type="float">
            <text:p>3,78609E-05</text:p>
          </table:table-cell>
          <table:table-cell office:value-type="float" office:value="0.0000322819" calcext:value-type="float">
            <text:p>3,22819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25203" calcext:value-type="float">
            <text:p>3,25203E-05</text:p>
          </table:table-cell>
          <table:table-cell office:value-type="float" office:value="0.0000363827" calcext:value-type="float">
            <text:p>3,63827E-05</text:p>
          </table:table-cell>
          <table:table-cell office:value-type="float" office:value="0.0000320911" calcext:value-type="float">
            <text:p>3,20911E-05</text:p>
          </table:table-cell>
          <table:table-cell office:value-type="float" office:value="0.0000288248" calcext:value-type="float">
            <text:p>2,88248E-05</text:p>
          </table:table-cell>
          <table:table-cell office:value-type="float" office:value="0.000035882" calcext:value-type="float">
            <text:p>3,5882E-05</text:p>
          </table:table-cell>
          <table:table-cell office:value-type="float" office:value="0.000031805" calcext:value-type="float">
            <text:p>3,1805E-05</text:p>
          </table:table-cell>
          <table:table-cell office:value-type="float" office:value="0.0000350952" calcext:value-type="float">
            <text:p>3,50952E-05</text:p>
          </table:table-cell>
          <table:table-cell office:value-type="float" office:value="0.0000324488" calcext:value-type="float">
            <text:p>3,24488E-05</text:p>
          </table:table-cell>
          <table:table-cell office:value-type="float" office:value="0.0000355959" calcext:value-type="float">
            <text:p>3,55959E-05</text:p>
          </table:table-cell>
          <table:table-cell office:value-type="float" office:value="0.0000376463" calcext:value-type="float">
            <text:p>3,76463E-05</text:p>
          </table:table-cell>
          <table:table-cell office:value-type="float" office:value="0.0000358582" calcext:value-type="float">
            <text:p>3,58582E-05</text:p>
          </table:table-cell>
          <table:table-cell office:value-type="float" office:value="0.000037384" calcext:value-type="float">
            <text:p>3,7384E-05</text:p>
          </table:table-cell>
          <table:table-cell office:value-type="float" office:value="0.0000345469" calcext:value-type="float">
            <text:p>3,45469E-05</text:p>
          </table:table-cell>
          <table:table-cell office:value-type="float" office:value="0.000033474" calcext:value-type="float">
            <text:p>3,3474E-05</text:p>
          </table:table-cell>
          <table:table-cell office:value-type="float" office:value="0.0000321388" calcext:value-type="float">
            <text:p>3,21388E-05</text:p>
          </table:table-cell>
          <table:table-cell office:value-type="float" office:value="0.0000345469" calcext:value-type="float">
            <text:p>3,45469E-05</text:p>
          </table:table-cell>
          <table:table-cell office:value-type="float" office:value="0.0000351429" calcext:value-type="float">
            <text:p>3,51429E-05</text:p>
          </table:table-cell>
          <table:table-cell office:value-type="float" office:value="0.0000354052" calcext:value-type="float">
            <text:p>3,54052E-05</text:p>
          </table:table-cell>
          <table:table-cell office:value-type="float" office:value="0.000033164" calcext:value-type="float">
            <text:p>3,3164E-05</text:p>
          </table:table-cell>
          <table:table-cell office:value-type="float" office:value="0.0000296831" calcext:value-type="float">
            <text:p>2,96831E-05</text:p>
          </table:table-cell>
          <table:table-cell office:value-type="float" office:value="0.000035429" calcext:value-type="float">
            <text:p>3,5429E-05</text:p>
          </table:table-cell>
          <table:table-cell office:value-type="float" office:value="0.0000344515" calcext:value-type="float">
            <text:p>3,44515E-05</text:p>
          </table:table-cell>
          <table:table-cell office:value-type="float" office:value="0.0000339985" calcext:value-type="float">
            <text:p>3,39985E-05</text:p>
          </table:table-cell>
          <table:table-cell office:value-type="float" office:value="0.0000329494" calcext:value-type="float">
            <text:p>3,29494E-05</text:p>
          </table:table-cell>
          <table:table-cell office:value-type="float" office:value="0.0000306606" calcext:value-type="float">
            <text:p>3,06606E-05</text:p>
          </table:table-cell>
          <table:table-cell office:value-type="float" office:value="0.0000362635" calcext:value-type="float">
            <text:p>3,62635E-05</text:p>
          </table:table-cell>
          <table:table-cell office:value-type="float" office:value="0.0000380993" calcext:value-type="float">
            <text:p>3,8099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67403" calcext:value-type="float">
            <text:p>3,67403E-05</text:p>
          </table:table-cell>
          <table:table-cell office:value-type="float" office:value="0.0000299215" calcext:value-type="float">
            <text:p>2,99215E-05</text:p>
          </table:table-cell>
          <table:table-cell office:value-type="float" office:value="0.0000323534" calcext:value-type="float">
            <text:p>3,23534E-05</text:p>
          </table:table-cell>
          <table:table-cell office:value-type="float" office:value="0.0000334978" calcext:value-type="float">
            <text:p>3,34978E-05</text:p>
          </table:table-cell>
          <table:table-cell office:value-type="float" office:value="0.0000431538" calcext:value-type="float">
            <text:p>4,31538E-05</text:p>
          </table:table-cell>
          <table:table-cell office:value-type="float" office:value="0.0000322819" calcext:value-type="float">
            <text:p>3,22819E-05</text:p>
          </table:table-cell>
          <table:table-cell office:value-type="float" office:value="0.0000344515" calcext:value-type="float">
            <text:p>3,44515E-05</text:p>
          </table:table-cell>
          <table:table-cell office:value-type="float" office:value="0.0000343084" calcext:value-type="float">
            <text:p>3,43084E-05</text:p>
          </table:table-cell>
          <table:table-cell office:value-type="float" office:value="0.0000376463" calcext:value-type="float">
            <text:p>3,76463E-05</text:p>
          </table:table-cell>
          <table:table-cell office:value-type="float" office:value="0.0000334024" calcext:value-type="float">
            <text:p>3,34024E-05</text:p>
          </table:table-cell>
          <table:table-cell office:value-type="float" office:value="0.000035429" calcext:value-type="float">
            <text:p>3,5429E-05</text:p>
          </table:table-cell>
          <table:table-cell office:value-type="float" office:value="0.000036931" calcext:value-type="float">
            <text:p>3,6931E-05</text:p>
          </table:table-cell>
          <table:table-cell office:value-type="float" office:value="0.0000322819" calcext:value-type="float">
            <text:p>3,22819E-05</text:p>
          </table:table-cell>
          <table:table-cell office:value-type="float" office:value="0.0000362158" calcext:value-type="float">
            <text:p>3,62158E-05</text:p>
          </table:table-cell>
          <table:table-cell office:value-type="float" office:value="0.000034523" calcext:value-type="float">
            <text:p>3,4523E-05</text:p>
          </table:table-cell>
          <table:table-cell office:value-type="float" office:value="0.0000324726" calcext:value-type="float">
            <text:p>3,2472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0714" calcext:value-type="float">
            <text:p>3,50714E-05</text:p>
          </table:table-cell>
          <table:table-cell office:value-type="float" office:value="0.0000350237" calcext:value-type="float">
            <text:p>3,50237E-05</text:p>
          </table:table-cell>
          <table:table-cell office:value-type="float" office:value="0.0000324488" calcext:value-type="float">
            <text:p>3,24488E-05</text:p>
          </table:table-cell>
          <table:table-cell office:value-type="float" office:value="0.0000357389" calcext:value-type="float">
            <text:p>3,57389E-05</text:p>
          </table:table-cell>
          <table:table-cell office:value-type="float" office:value="0.000032711" calcext:value-type="float">
            <text:p>3,2711E-05</text:p>
          </table:table-cell>
          <table:table-cell office:value-type="float" office:value="0.0000346661" calcext:value-type="float">
            <text:p>3,46661E-05</text:p>
          </table:table-cell>
          <table:table-cell office:value-type="float" office:value="0.0000349283" calcext:value-type="float">
            <text:p>3,49283E-05</text:p>
          </table:table-cell>
          <table:table-cell office:value-type="float" office:value="0.0000330448" calcext:value-type="float">
            <text:p>3,30448E-05</text:p>
          </table:table-cell>
          <table:table-cell office:value-type="float" office:value="0.0000350237" calcext:value-type="float">
            <text:p>3,50237E-05</text:p>
          </table:table-cell>
          <table:table-cell office:value-type="float" office:value="0.0000300646" calcext:value-type="float">
            <text:p>3,00646E-05</text:p>
          </table:table-cell>
          <table:table-cell office:value-type="float" office:value="0.0000312567" calcext:value-type="float">
            <text:p>3,12567E-05</text:p>
          </table:table-cell>
          <table:table-cell office:value-type="float" office:value="0.0000346422" calcext:value-type="float">
            <text:p>3,46422E-05</text:p>
          </table:table-cell>
          <table:table-cell office:value-type="float" office:value="0.0000303507" calcext:value-type="float">
            <text:p>3,03507E-05</text:p>
          </table:table-cell>
          <table:table-cell office:value-type="float" office:value="0.0000348806" calcext:value-type="float">
            <text:p>3,48806E-05</text:p>
          </table:table-cell>
          <table:table-cell table:number-columns-repeated="2" office:value-type="float" office:value="0.0000344038" calcext:value-type="float">
            <text:p>3,44038E-05</text:p>
          </table:table-cell>
          <table:table-cell office:value-type="float" office:value="0.0000342846" calcext:value-type="float">
            <text:p>3,42846E-05</text:p>
          </table:table-cell>
          <table:table-cell office:value-type="float" office:value="0.0000387669" calcext:value-type="float">
            <text:p>3,87669E-05</text:p>
          </table:table-cell>
          <table:table-cell office:value-type="float" office:value="0.0000349522" calcext:value-type="float">
            <text:p>3,49522E-05</text:p>
          </table:table-cell>
          <table:table-cell office:value-type="float" office:value="0.0000389338" calcext:value-type="float">
            <text:p>3,89338E-05</text:p>
          </table:table-cell>
          <table:table-cell office:value-type="float" office:value="0.0000362158" calcext:value-type="float">
            <text:p>3,62158E-05</text:p>
          </table:table-cell>
          <table:table-cell office:value-type="float" office:value="0.000032711" calcext:value-type="float">
            <text:p>3,2711E-05</text:p>
          </table:table-cell>
          <table:table-cell office:value-type="float" office:value="0.0000386" calcext:value-type="float">
            <text:p>3,86E-05</text:p>
          </table:table-cell>
          <table:table-cell office:value-type="float" office:value="0.0000347137" calcext:value-type="float">
            <text:p>3,4713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6661" calcext:value-type="float">
            <text:p>3,46661E-05</text:p>
          </table:table-cell>
          <table:table-cell office:value-type="float" office:value="0.0000344992" calcext:value-type="float">
            <text:p>3,44992E-05</text:p>
          </table:table-cell>
          <table:table-cell office:value-type="float" office:value="0.0000332117" calcext:value-type="float">
            <text:p>3,32117E-05</text:p>
          </table:table-cell>
          <table:table-cell office:value-type="float" office:value="0.0000356913" calcext:value-type="float">
            <text:p>3,56913E-05</text:p>
          </table:table-cell>
          <table:table-cell office:value-type="float" office:value="0.00003829" calcext:value-type="float">
            <text:p>3,829E-05</text:p>
          </table:table-cell>
          <table:table-cell office:value-type="float" office:value="0.000034833" calcext:value-type="float">
            <text:p>3,4833E-05</text:p>
          </table:table-cell>
          <table:table-cell office:value-type="float" office:value="0.0000324726" calcext:value-type="float">
            <text:p>3,24726E-05</text:p>
          </table:table-cell>
          <table:table-cell office:value-type="float" office:value="0.0000344753" calcext:value-type="float">
            <text:p>3,44753E-05</text:p>
          </table:table-cell>
          <table:table-cell office:value-type="float" office:value="0.0000337124" calcext:value-type="float">
            <text:p>3,37124E-05</text:p>
          </table:table-cell>
          <table:table-cell office:value-type="float" office:value="0.0000281572" calcext:value-type="float">
            <text:p>2,81572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353575" calcext:value-type="float">
            <text:p>3,53575E-05</text:p>
          </table:table-cell>
          <table:table-cell office:value-type="float" office:value="0.0000341654" calcext:value-type="float">
            <text:p>3,41654E-05</text:p>
          </table:table-cell>
          <table:table-cell office:value-type="float" office:value="0.0000341892" calcext:value-type="float">
            <text:p>3,41892E-05</text:p>
          </table:table-cell>
          <table:table-cell office:value-type="float" office:value="0.00003407" calcext:value-type="float">
            <text:p>3,407E-05</text:p>
          </table:table-cell>
          <table:table-cell office:value-type="float" office:value="0.0000327826" calcext:value-type="float">
            <text:p>3,27826E-05</text:p>
          </table:table-cell>
          <table:table-cell office:value-type="float" office:value="0.0000344515" calcext:value-type="float">
            <text:p>3,4451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976" calcext:value-type="float">
            <text:p>3,4976E-05</text:p>
          </table:table-cell>
          <table:table-cell table:number-columns-repeated="2" office:value-type="float" office:value="0.0000329256" calcext:value-type="float">
            <text:p>3,29256E-05</text:p>
          </table:table-cell>
          <table:table-cell office:value-type="float" office:value="0.0000411987" calcext:value-type="float">
            <text:p>4,11987E-05</text:p>
          </table:table-cell>
          <table:table-cell office:value-type="float" office:value="0.0000311375" calcext:value-type="float">
            <text:p>3,11375E-05</text:p>
          </table:table-cell>
          <table:table-cell office:value-type="float" office:value="0.0000303268" calcext:value-type="float">
            <text:p>3,03268E-05</text:p>
          </table:table-cell>
          <table:table-cell office:value-type="float" office:value="0.0000314236" calcext:value-type="float">
            <text:p>3,14236E-05</text:p>
          </table:table-cell>
          <table:table-cell office:value-type="float" office:value="0.0000351906" calcext:value-type="float">
            <text:p>3,51906E-05</text:p>
          </table:table-cell>
          <table:table-cell office:value-type="float" office:value="0.0000350237" calcext:value-type="float">
            <text:p>3,50237E-05</text:p>
          </table:table-cell>
          <table:table-cell office:value-type="float" office:value="0.0000272989" calcext:value-type="float">
            <text:p>2,72989E-05</text:p>
          </table:table-cell>
          <table:table-cell office:value-type="float" office:value="0.0000336647" calcext:value-type="float">
            <text:p>3,36647E-05</text:p>
          </table:table-cell>
          <table:table-cell office:value-type="float" office:value="0.0000365257" calcext:value-type="float">
            <text:p>3,65257E-05</text:p>
          </table:table-cell>
          <table:table-cell office:value-type="float" office:value="0.0000357151" calcext:value-type="float">
            <text:p>3,57151E-05</text:p>
          </table:table-cell>
          <table:table-cell office:value-type="float" office:value="0.0000359535" calcext:value-type="float">
            <text:p>3,59535E-05</text:p>
          </table:table-cell>
          <table:table-cell office:value-type="float" office:value="0.0000368595" calcext:value-type="float">
            <text:p>3,68595E-05</text:p>
          </table:table-cell>
          <table:table-cell office:value-type="float" office:value="0.0000335217" calcext:value-type="float">
            <text:p>3,35217E-05</text:p>
          </table:table-cell>
          <table:table-cell office:value-type="float" office:value="0.0000293493" calcext:value-type="float">
            <text:p>2,9349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1177" calcext:value-type="float">
            <text:p>3,41177E-05</text:p>
          </table:table-cell>
          <table:table-cell office:value-type="float" office:value="0.0000354528" calcext:value-type="float">
            <text:p>3,54528E-05</text:p>
          </table:table-cell>
          <table:table-cell office:value-type="float" office:value="0.0000349522" calcext:value-type="float">
            <text:p>3,49522E-05</text:p>
          </table:table-cell>
          <table:table-cell office:value-type="float" office:value="0.0000344276" calcext:value-type="float">
            <text:p>3,44276E-05</text:p>
          </table:table-cell>
          <table:table-cell office:value-type="float" office:value="0.0000302553" calcext:value-type="float">
            <text:p>3,02553E-05</text:p>
          </table:table-cell>
          <table:table-cell office:value-type="float" office:value="0.0000330925" calcext:value-type="float">
            <text:p>3,30925E-05</text:p>
          </table:table-cell>
          <table:table-cell office:value-type="float" office:value="0.000037384" calcext:value-type="float">
            <text:p>3,7384E-05</text:p>
          </table:table-cell>
          <table:table-cell office:value-type="float" office:value="0.0000322819" calcext:value-type="float">
            <text:p>3,22819E-05</text:p>
          </table:table-cell>
          <table:table-cell office:value-type="float" office:value="0.0000323772" calcext:value-type="float">
            <text:p>3,23772E-05</text:p>
          </table:table-cell>
          <table:table-cell office:value-type="float" office:value="0.0000411749" calcext:value-type="float">
            <text:p>4,11749E-05</text:p>
          </table:table-cell>
          <table:table-cell office:value-type="float" office:value="0.0000333548" calcext:value-type="float">
            <text:p>3,33548E-0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$A13:.$AMJ13])" office:value-type="float" office:value="0.0341246615" calcext:value-type="float">
            <text:p>0,03412466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dia</text:p>
          </table:table-cell>
          <table:table-cell table:formula="of:=SUM([.$A13:.$AMJ13])/1000" office:value-type="float" office:value="0.0000341246615" calcext:value-type="float">
            <text:p>3,41246615E-05</text:p>
          </table:table-cell>
          <table:table-cell table:number-columns-repeated="998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Desvio</text:p>
          </table:table-cell>
          <table:table-cell table:number-columns-repeated="999"/>
        </table:table-row>
        <table:table-row table:style-name="ro1">
          <table:table-cell office:value-type="float" office:value="0.0000676425" calcext:value-type="float">
            <text:p>6,76425E-05</text:p>
          </table:table-cell>
          <table:table-cell office:value-type="float" office:value="0.0000154828" calcext:value-type="float">
            <text:p>1,54828E-05</text:p>
          </table:table-cell>
          <table:table-cell office:value-type="float" office:value="0.0000143018" calcext:value-type="float">
            <text:p>1,43018E-05</text:p>
          </table:table-cell>
          <table:table-cell office:value-type="float" office:value="0.000005752" calcext:value-type="float">
            <text:p>5,752E-06</text:p>
          </table:table-cell>
          <table:table-cell office:value-type="float" office:value="0.0000052874" calcext:value-type="float">
            <text:p>5,2874E-06</text:p>
          </table:table-cell>
          <table:table-cell office:value-type="float" office:value="0.0000064516" calcext:value-type="float">
            <text:p>6,4516E-06</text:p>
          </table:table-cell>
          <table:table-cell office:value-type="float" office:value="0.0000050097" calcext:value-type="float">
            <text:p>5,0097E-06</text:p>
          </table:table-cell>
          <table:table-cell office:value-type="float" office:value="0.0000064997" calcext:value-type="float">
            <text:p>6,4997E-06</text:p>
          </table:table-cell>
          <table:table-cell office:value-type="float" office:value="0.0000055643" calcext:value-type="float">
            <text:p>5,5643E-06</text:p>
          </table:table-cell>
          <table:table-cell office:value-type="float" office:value="0.0000059579" calcext:value-type="float">
            <text:p>5,9579E-06</text:p>
          </table:table-cell>
          <table:table-cell office:value-type="float" office:value="0.0000103966" calcext:value-type="float">
            <text:p>1,03966E-05</text:p>
          </table:table-cell>
          <table:table-cell office:value-type="float" office:value="0.0000091812" calcext:value-type="float">
            <text:p>9,1812E-06</text:p>
          </table:table-cell>
          <table:table-cell office:value-type="float" office:value="0.0000130515" calcext:value-type="float">
            <text:p>1,30515E-05</text:p>
          </table:table-cell>
          <table:table-cell office:value-type="float" office:value="0.0000098978" calcext:value-type="float">
            <text:p>9,8978E-06</text:p>
          </table:table-cell>
          <table:table-cell office:value-type="float" office:value="0.0000032686" calcext:value-type="float">
            <text:p>3,2686E-06</text:p>
          </table:table-cell>
          <table:table-cell office:value-type="float" office:value="0.0000065902" calcext:value-type="float">
            <text:p>6,5902E-06</text:p>
          </table:table-cell>
          <table:table-cell office:value-type="float" office:value="0.0000117011" calcext:value-type="float">
            <text:p>1,17011E-05</text:p>
          </table:table-cell>
          <table:table-cell office:value-type="float" office:value="0.0000077109" calcext:value-type="float">
            <text:p>7,7109E-06</text:p>
          </table:table-cell>
          <table:table-cell office:value-type="float" office:value="0.0000118759" calcext:value-type="float">
            <text:p>1,18759E-05</text:p>
          </table:table-cell>
          <table:table-cell office:value-type="float" office:value="0.0000049938" calcext:value-type="float">
            <text:p>4,9938E-06</text:p>
          </table:table-cell>
          <table:table-cell office:value-type="float" office:value="0.0000036922" calcext:value-type="float">
            <text:p>3,6922E-06</text:p>
          </table:table-cell>
          <table:table-cell office:value-type="float" office:value="0.0000073941" calcext:value-type="float">
            <text:p>7,3941E-06</text:p>
          </table:table-cell>
          <table:table-cell office:value-type="float" office:value="0.0000038135" calcext:value-type="float">
            <text:p>3,8135E-06</text:p>
          </table:table-cell>
          <table:table-cell office:value-type="float" office:value="0.0000034674" calcext:value-type="float">
            <text:p>3,4674E-06</text:p>
          </table:table-cell>
          <table:table-cell office:value-type="float" office:value="0.0000092512" calcext:value-type="float">
            <text:p>9,2512E-06</text:p>
          </table:table-cell>
          <table:table-cell office:value-type="float" office:value="0.000010248" calcext:value-type="float">
            <text:p>1,0248E-05</text:p>
          </table:table-cell>
          <table:table-cell office:value-type="float" office:value="0.0000041384" calcext:value-type="float">
            <text:p>4,1384E-06</text:p>
          </table:table-cell>
          <table:table-cell office:value-type="float" office:value="0.0000022798" calcext:value-type="float">
            <text:p>2,2798E-06</text:p>
          </table:table-cell>
          <table:table-cell office:value-type="float" office:value="0.000007424" calcext:value-type="float">
            <text:p>7,424E-06</text:p>
          </table:table-cell>
          <table:table-cell office:value-type="float" office:value="0.0000092961" calcext:value-type="float">
            <text:p>9,2961E-06</text:p>
          </table:table-cell>
          <table:table-cell office:value-type="float" office:value="0.000007866" calcext:value-type="float">
            <text:p>7,866E-06</text:p>
          </table:table-cell>
          <table:table-cell office:value-type="float" office:value="0.000009712" calcext:value-type="float">
            <text:p>9,712E-06</text:p>
          </table:table-cell>
          <table:table-cell office:value-type="float" office:value="0.0000067283" calcext:value-type="float">
            <text:p>6,7283E-06</text:p>
          </table:table-cell>
          <table:table-cell office:value-type="float" office:value="0.0000073503" calcext:value-type="float">
            <text:p>7,3503E-06</text:p>
          </table:table-cell>
          <table:table-cell office:value-type="float" office:value="0.0000058043" calcext:value-type="float">
            <text:p>5,8043E-06</text:p>
          </table:table-cell>
          <table:table-cell office:value-type="float" office:value="0.0000011473" calcext:value-type="float">
            <text:p>1,1473E-06</text:p>
          </table:table-cell>
          <table:table-cell office:value-type="float" office:value="0.0000090537" calcext:value-type="float">
            <text:p>9,0537E-06</text:p>
          </table:table-cell>
          <table:table-cell office:value-type="float" office:value="0.0000085432" calcext:value-type="float">
            <text:p>8,5432E-06</text:p>
          </table:table-cell>
          <table:table-cell office:value-type="float" office:value="0.0000092238" calcext:value-type="float">
            <text:p>9,2238E-06</text:p>
          </table:table-cell>
          <table:table-cell office:value-type="float" office:value="0.0000064038" calcext:value-type="float">
            <text:p>6,4038E-06</text:p>
          </table:table-cell>
          <table:table-cell office:value-type="float" office:value="0.0000035821" calcext:value-type="float">
            <text:p>3,5821E-06</text:p>
          </table:table-cell>
          <table:table-cell office:value-type="float" office:value="0.0000141312" calcext:value-type="float">
            <text:p>1,41312E-05</text:p>
          </table:table-cell>
          <table:table-cell office:value-type="float" office:value="0.000017332" calcext:value-type="float">
            <text:p>1,7332E-05</text:p>
          </table:table-cell>
          <table:table-cell office:value-type="float" office:value="0.0000113638" calcext:value-type="float">
            <text:p>1,13638E-05</text:p>
          </table:table-cell>
          <table:table-cell office:value-type="float" office:value="0.0000097725" calcext:value-type="float">
            <text:p>9,7725E-06</text:p>
          </table:table-cell>
          <table:table-cell office:value-type="float" office:value="0.0000108847" calcext:value-type="float">
            <text:p>1,08847E-05</text:p>
          </table:table-cell>
          <table:table-cell office:value-type="float" office:value="0.000006678" calcext:value-type="float">
            <text:p>6,678E-06</text:p>
          </table:table-cell>
          <table:table-cell office:value-type="float" office:value="0.0000012424" calcext:value-type="float">
            <text:p>1,2424E-06</text:p>
          </table:table-cell>
          <table:table-cell office:value-type="float" office:value="0.0000034788" calcext:value-type="float">
            <text:p>3,4788E-06</text:p>
          </table:table-cell>
          <table:table-cell office:value-type="float" office:value="0.0000067407" calcext:value-type="float">
            <text:p>6,7407E-06</text:p>
          </table:table-cell>
          <table:table-cell office:value-type="float" office:value="0.0000014219" calcext:value-type="float">
            <text:p>1,4219E-06</text:p>
          </table:table-cell>
          <table:table-cell office:value-type="float" office:value="0.0000081994" calcext:value-type="float">
            <text:p>8,1994E-06</text:p>
          </table:table-cell>
          <table:table-cell office:value-type="float" office:value="0.0000132792" calcext:value-type="float">
            <text:p>1,32792E-05</text:p>
          </table:table-cell>
          <table:table-cell office:value-type="float" office:value="0.0000013694" calcext:value-type="float">
            <text:p>1,3694E-06</text:p>
          </table:table-cell>
          <table:table-cell office:value-type="float" office:value="0.0000104773" calcext:value-type="float">
            <text:p>1,04773E-05</text:p>
          </table:table-cell>
          <table:table-cell office:value-type="float" office:value="0.000003828" calcext:value-type="float">
            <text:p>3,828E-06</text:p>
          </table:table-cell>
          <table:table-cell office:value-type="float" office:value="0.0000151295" calcext:value-type="float">
            <text:p>1,51295E-05</text:p>
          </table:table-cell>
          <table:table-cell office:value-type="float" office:value="0.0000103396" calcext:value-type="float">
            <text:p>1,03396E-05</text:p>
          </table:table-cell>
          <table:table-cell office:value-type="float" office:value="0.0000093292" calcext:value-type="float">
            <text:p>9,3292E-06</text:p>
          </table:table-cell>
          <table:table-cell office:value-type="float" office:value="0.000008827" calcext:value-type="float">
            <text:p>8,827E-06</text:p>
          </table:table-cell>
          <table:table-cell office:value-type="float" office:value="0.0000071477" calcext:value-type="float">
            <text:p>7,1477E-06</text:p>
          </table:table-cell>
          <table:table-cell office:value-type="float" office:value="0.0000080608" calcext:value-type="float">
            <text:p>8,0608E-06</text:p>
          </table:table-cell>
          <table:table-cell office:value-type="float" office:value="0.0000093173" calcext:value-type="float">
            <text:p>9,3173E-06</text:p>
          </table:table-cell>
          <table:table-cell office:value-type="float" office:value="0.0000047985" calcext:value-type="float">
            <text:p>4,7985E-06</text:p>
          </table:table-cell>
          <table:table-cell office:value-type="float" office:value="0.0000032087" calcext:value-type="float">
            <text:p>3,2087E-06</text:p>
          </table:table-cell>
          <table:table-cell office:value-type="float" office:value="0.0000028439" calcext:value-type="float">
            <text:p>2,8439E-06</text:p>
          </table:table-cell>
          <table:table-cell office:value-type="float" office:value="0.0000074696" calcext:value-type="float">
            <text:p>7,4696E-06</text:p>
          </table:table-cell>
          <table:table-cell office:value-type="float" office:value="0.0000034418" calcext:value-type="float">
            <text:p>3,4418E-06</text:p>
          </table:table-cell>
          <table:table-cell office:value-type="float" office:value="0.000008469" calcext:value-type="float">
            <text:p>8,469E-06</text:p>
          </table:table-cell>
          <table:table-cell office:value-type="float" office:value="0.0000072431" calcext:value-type="float">
            <text:p>7,2431E-06</text:p>
          </table:table-cell>
          <table:table-cell office:value-type="float" office:value="0.0000058789" calcext:value-type="float">
            <text:p>5,8789E-06</text:p>
          </table:table-cell>
          <table:table-cell office:value-type="float" office:value="0.0000123386" calcext:value-type="float">
            <text:p>1,23386E-05</text:p>
          </table:table-cell>
          <table:table-cell office:value-type="float" office:value="0.0000030846" calcext:value-type="float">
            <text:p>3,0846E-06</text:p>
          </table:table-cell>
          <table:table-cell office:value-type="float" office:value="0.0000033774" calcext:value-type="float">
            <text:p>3,3774E-06</text:p>
          </table:table-cell>
          <table:table-cell office:value-type="float" office:value="0.0000073305" calcext:value-type="float">
            <text:p>7,3305E-06</text:p>
          </table:table-cell>
          <table:table-cell office:value-type="float" office:value="0.000007311" calcext:value-type="float">
            <text:p>7,311E-06</text:p>
          </table:table-cell>
          <table:table-cell office:value-type="float" office:value="0.00000964" calcext:value-type="float">
            <text:p>9,64E-06</text:p>
          </table:table-cell>
          <table:table-cell office:value-type="float" office:value="0.0000048332" calcext:value-type="float">
            <text:p>4,8332E-06</text:p>
          </table:table-cell>
          <table:table-cell office:value-type="float" office:value="0.0000117134" calcext:value-type="float">
            <text:p>1,17134E-05</text:p>
          </table:table-cell>
          <table:table-cell office:value-type="float" office:value="0.0000034302" calcext:value-type="float">
            <text:p>3,4302E-06</text:p>
          </table:table-cell>
          <table:table-cell office:value-type="float" office:value="0.0000059523" calcext:value-type="float">
            <text:p>5,9523E-06</text:p>
          </table:table-cell>
          <table:table-cell office:value-type="float" office:value="0.0000022001" calcext:value-type="float">
            <text:p>2,2001E-06</text:p>
          </table:table-cell>
          <table:table-cell office:value-type="float" office:value="0.0000051318" calcext:value-type="float">
            <text:p>5,1318E-06</text:p>
          </table:table-cell>
          <table:table-cell office:value-type="float" office:value="0.0000144567" calcext:value-type="float">
            <text:p>1,44567E-05</text:p>
          </table:table-cell>
          <table:table-cell office:value-type="float" office:value="0.000004976" calcext:value-type="float">
            <text:p>4,976E-06</text:p>
          </table:table-cell>
          <table:table-cell office:value-type="float" office:value="0.0000090327" calcext:value-type="float">
            <text:p>9,0327E-06</text:p>
          </table:table-cell>
          <table:table-cell office:value-type="float" office:value="0.0000089886" calcext:value-type="float">
            <text:p>8,9886E-06</text:p>
          </table:table-cell>
          <table:table-cell office:value-type="float" office:value="0.0000020386" calcext:value-type="float">
            <text:p>2,0386E-06</text:p>
          </table:table-cell>
          <table:table-cell office:value-type="float" office:value="0.0000015462" calcext:value-type="float">
            <text:p>1,5462E-06</text:p>
          </table:table-cell>
          <table:table-cell office:value-type="float" office:value="0.0000007951" calcext:value-type="float">
            <text:p>7,951E-07</text:p>
          </table:table-cell>
          <table:table-cell office:value-type="float" office:value="0.0000094783" calcext:value-type="float">
            <text:p>9,4783E-06</text:p>
          </table:table-cell>
          <table:table-cell office:value-type="float" office:value="0.0000074993" calcext:value-type="float">
            <text:p>7,4993E-06</text:p>
          </table:table-cell>
          <table:table-cell office:value-type="float" office:value="0.0000069241" calcext:value-type="float">
            <text:p>6,9241E-06</text:p>
          </table:table-cell>
          <table:table-cell office:value-type="float" office:value="0.0000082055" calcext:value-type="float">
            <text:p>8,2055E-06</text:p>
          </table:table-cell>
          <table:table-cell office:value-type="float" office:value="0.0000040686" calcext:value-type="float">
            <text:p>4,0686E-06</text:p>
          </table:table-cell>
          <table:table-cell office:value-type="float" office:value="0.0000092091" calcext:value-type="float">
            <text:p>9,2091E-06</text:p>
          </table:table-cell>
          <table:table-cell office:value-type="float" office:value="0.0000080422" calcext:value-type="float">
            <text:p>8,0422E-06</text:p>
          </table:table-cell>
          <table:table-cell office:value-type="float" office:value="0.0000030574" calcext:value-type="float">
            <text:p>3,0574E-06</text:p>
          </table:table-cell>
          <table:table-cell office:value-type="float" office:value="0.0000025168" calcext:value-type="float">
            <text:p>2,5168E-06</text:p>
          </table:table-cell>
          <table:table-cell office:value-type="float" office:value="0.0000101391" calcext:value-type="float">
            <text:p>1,01391E-05</text:p>
          </table:table-cell>
          <table:table-cell office:value-type="float" office:value="0.0000026914" calcext:value-type="float">
            <text:p>2,6914E-06</text:p>
          </table:table-cell>
          <table:table-cell office:value-type="float" office:value="0.0000070591" calcext:value-type="float">
            <text:p>7,0591E-06</text:p>
          </table:table-cell>
          <table:table-cell office:value-type="float" office:value="0.0000066939" calcext:value-type="float">
            <text:p>6,6939E-06</text:p>
          </table:table-cell>
          <table:table-cell office:value-type="float" office:value="0.0000079737" calcext:value-type="float">
            <text:p>7,9737E-06</text:p>
          </table:table-cell>
          <table:table-cell office:value-type="float" office:value="0.0000078715" calcext:value-type="float">
            <text:p>7,8715E-06</text:p>
          </table:table-cell>
          <table:table-cell office:value-type="float" office:value="0.0000032185" calcext:value-type="float">
            <text:p>3,2185E-06</text:p>
          </table:table-cell>
          <table:table-cell office:value-type="float" office:value="0.0000091024" calcext:value-type="float">
            <text:p>9,1024E-06</text:p>
          </table:table-cell>
          <table:table-cell office:value-type="float" office:value="0.0000093637" calcext:value-type="float">
            <text:p>9,3637E-06</text:p>
          </table:table-cell>
          <table:table-cell office:value-type="float" office:value="0.0000045452" calcext:value-type="float">
            <text:p>4,5452E-06</text:p>
          </table:table-cell>
          <table:table-cell office:value-type="float" office:value="0.000001538" calcext:value-type="float">
            <text:p>1,538E-06</text:p>
          </table:table-cell>
          <table:table-cell office:value-type="float" office:value="0.0000008691" calcext:value-type="float">
            <text:p>8,691E-07</text:p>
          </table:table-cell>
          <table:table-cell office:value-type="float" office:value="0.0000450914" calcext:value-type="float">
            <text:p>4,50914E-05</text:p>
          </table:table-cell>
          <table:table-cell office:value-type="float" office:value="0.0000077674" calcext:value-type="float">
            <text:p>7,7674E-06</text:p>
          </table:table-cell>
          <table:table-cell office:value-type="float" office:value="0.000007865" calcext:value-type="float">
            <text:p>7,865E-06</text:p>
          </table:table-cell>
          <table:table-cell office:value-type="float" office:value="0.000001532" calcext:value-type="float">
            <text:p>1,532E-06</text:p>
          </table:table-cell>
          <table:table-cell office:value-type="float" office:value="0.0000061468" calcext:value-type="float">
            <text:p>6,1468E-06</text:p>
          </table:table-cell>
          <table:table-cell office:value-type="float" office:value="0.0000039028" calcext:value-type="float">
            <text:p>3,9028E-06</text:p>
          </table:table-cell>
          <table:table-cell office:value-type="float" office:value="0.0000079608" calcext:value-type="float">
            <text:p>7,9608E-06</text:p>
          </table:table-cell>
          <table:table-cell office:value-type="float" office:value="0.0000080648" calcext:value-type="float">
            <text:p>8,0648E-06</text:p>
          </table:table-cell>
          <table:table-cell office:value-type="float" office:value="0.0000065845" calcext:value-type="float">
            <text:p>6,5845E-06</text:p>
          </table:table-cell>
          <table:table-cell office:value-type="float" office:value="0.0000044912" calcext:value-type="float">
            <text:p>4,4912E-06</text:p>
          </table:table-cell>
          <table:table-cell office:value-type="float" office:value="0.0000020779" calcext:value-type="float">
            <text:p>2,0779E-06</text:p>
          </table:table-cell>
          <table:table-cell office:value-type="float" office:value="0.0000076014" calcext:value-type="float">
            <text:p>7,6014E-06</text:p>
          </table:table-cell>
          <table:table-cell office:value-type="float" office:value="0.0000099796" calcext:value-type="float">
            <text:p>9,9796E-06</text:p>
          </table:table-cell>
          <table:table-cell office:value-type="float" office:value="0.0000047937" calcext:value-type="float">
            <text:p>4,7937E-06</text:p>
          </table:table-cell>
          <table:table-cell office:value-type="float" office:value="0.0000093067" calcext:value-type="float">
            <text:p>9,3067E-06</text:p>
          </table:table-cell>
          <table:table-cell office:value-type="float" office:value="0.0000055957" calcext:value-type="float">
            <text:p>5,5957E-06</text:p>
          </table:table-cell>
          <table:table-cell office:value-type="float" office:value="0.0000046042" calcext:value-type="float">
            <text:p>4,6042E-06</text:p>
          </table:table-cell>
          <table:table-cell office:value-type="float" office:value="0.0000115732" calcext:value-type="float">
            <text:p>1,15732E-05</text:p>
          </table:table-cell>
          <table:table-cell office:value-type="float" office:value="0.0000110001" calcext:value-type="float">
            <text:p>1,10001E-05</text:p>
          </table:table-cell>
          <table:table-cell office:value-type="float" office:value="0.0000047869" calcext:value-type="float">
            <text:p>4,7869E-06</text:p>
          </table:table-cell>
          <table:table-cell office:value-type="float" office:value="0.0000118796" calcext:value-type="float">
            <text:p>1,18796E-05</text:p>
          </table:table-cell>
          <table:table-cell office:value-type="float" office:value="0.0000043241" calcext:value-type="float">
            <text:p>4,3241E-06</text:p>
          </table:table-cell>
          <table:table-cell office:value-type="float" office:value="0.0000065652" calcext:value-type="float">
            <text:p>6,5652E-06</text:p>
          </table:table-cell>
          <table:table-cell office:value-type="float" office:value="0.0000060663" calcext:value-type="float">
            <text:p>6,0663E-06</text:p>
          </table:table-cell>
          <table:table-cell office:value-type="float" office:value="0.0000022265" calcext:value-type="float">
            <text:p>2,2265E-06</text:p>
          </table:table-cell>
          <table:table-cell office:value-type="float" office:value="0.0000092832" calcext:value-type="float">
            <text:p>9,2832E-06</text:p>
          </table:table-cell>
          <table:table-cell office:value-type="float" office:value="0.0000030267" calcext:value-type="float">
            <text:p>3,0267E-06</text:p>
          </table:table-cell>
          <table:table-cell office:value-type="float" office:value="0.0000135529" calcext:value-type="float">
            <text:p>1,35529E-05</text:p>
          </table:table-cell>
          <table:table-cell office:value-type="float" office:value="0.000006724" calcext:value-type="float">
            <text:p>6,724E-06</text:p>
          </table:table-cell>
          <table:table-cell office:value-type="float" office:value="0.0000067867" calcext:value-type="float">
            <text:p>6,7867E-06</text:p>
          </table:table-cell>
          <table:table-cell office:value-type="float" office:value="0.0000044757" calcext:value-type="float">
            <text:p>4,4757E-06</text:p>
          </table:table-cell>
          <table:table-cell office:value-type="float" office:value="0.0000044221" calcext:value-type="float">
            <text:p>4,4221E-06</text:p>
          </table:table-cell>
          <table:table-cell office:value-type="float" office:value="0.0000078426" calcext:value-type="float">
            <text:p>7,8426E-06</text:p>
          </table:table-cell>
          <table:table-cell office:value-type="float" office:value="0.0000022133" calcext:value-type="float">
            <text:p>2,2133E-06</text:p>
          </table:table-cell>
          <table:table-cell office:value-type="float" office:value="0.0000025101" calcext:value-type="float">
            <text:p>2,5101E-06</text:p>
          </table:table-cell>
          <table:table-cell office:value-type="float" office:value="0.0000071459" calcext:value-type="float">
            <text:p>7,1459E-06</text:p>
          </table:table-cell>
          <table:table-cell office:value-type="float" office:value="0.0000029174" calcext:value-type="float">
            <text:p>2,9174E-06</text:p>
          </table:table-cell>
          <table:table-cell office:value-type="float" office:value="0.0000099611" calcext:value-type="float">
            <text:p>9,9611E-06</text:p>
          </table:table-cell>
          <table:table-cell office:value-type="float" office:value="0.000003926" calcext:value-type="float">
            <text:p>3,926E-06</text:p>
          </table:table-cell>
          <table:table-cell office:value-type="float" office:value="0.0000062766" calcext:value-type="float">
            <text:p>6,2766E-06</text:p>
          </table:table-cell>
          <table:table-cell office:value-type="float" office:value="0.0000020004" calcext:value-type="float">
            <text:p>2,0004E-06</text:p>
          </table:table-cell>
          <table:table-cell office:value-type="float" office:value="0.00000235" calcext:value-type="float">
            <text:p>2,35E-06</text:p>
          </table:table-cell>
          <table:table-cell office:value-type="float" office:value="0.0000059214" calcext:value-type="float">
            <text:p>5,9214E-06</text:p>
          </table:table-cell>
          <table:table-cell office:value-type="float" office:value="0.0000087707" calcext:value-type="float">
            <text:p>8,7707E-06</text:p>
          </table:table-cell>
          <table:table-cell office:value-type="float" office:value="0.0000050912" calcext:value-type="float">
            <text:p>5,0912E-06</text:p>
          </table:table-cell>
          <table:table-cell office:value-type="float" office:value="0.0000079123" calcext:value-type="float">
            <text:p>7,9123E-06</text:p>
          </table:table-cell>
          <table:table-cell office:value-type="float" office:value="0.0000018365" calcext:value-type="float">
            <text:p>1,8365E-06</text:p>
          </table:table-cell>
          <table:table-cell office:value-type="float" office:value="0.0000041359" calcext:value-type="float">
            <text:p>4,1359E-06</text:p>
          </table:table-cell>
          <table:table-cell office:value-type="float" office:value="0.0000022133" calcext:value-type="float">
            <text:p>2,2133E-06</text:p>
          </table:table-cell>
          <table:table-cell office:value-type="float" office:value="0.0000073597" calcext:value-type="float">
            <text:p>7,3597E-06</text:p>
          </table:table-cell>
          <table:table-cell office:value-type="float" office:value="0.0000057882" calcext:value-type="float">
            <text:p>5,7882E-06</text:p>
          </table:table-cell>
          <table:table-cell office:value-type="float" office:value="0.0000057599" calcext:value-type="float">
            <text:p>5,7599E-06</text:p>
          </table:table-cell>
          <table:table-cell office:value-type="float" office:value="0.000001427" calcext:value-type="float">
            <text:p>1,427E-06</text:p>
          </table:table-cell>
          <table:table-cell office:value-type="float" office:value="0.00001635" calcext:value-type="float">
            <text:p>1,635E-05</text:p>
          </table:table-cell>
          <table:table-cell office:value-type="float" office:value="0.0000073946" calcext:value-type="float">
            <text:p>7,3946E-06</text:p>
          </table:table-cell>
          <table:table-cell office:value-type="float" office:value="0.0000033651" calcext:value-type="float">
            <text:p>3,3651E-06</text:p>
          </table:table-cell>
          <table:table-cell office:value-type="float" office:value="0.0000065793" calcext:value-type="float">
            <text:p>6,5793E-06</text:p>
          </table:table-cell>
          <table:table-cell office:value-type="float" office:value="0.0000087853" calcext:value-type="float">
            <text:p>8,7853E-06</text:p>
          </table:table-cell>
          <table:table-cell office:value-type="float" office:value="0.000003637" calcext:value-type="float">
            <text:p>3,637E-06</text:p>
          </table:table-cell>
          <table:table-cell office:value-type="float" office:value="0.0000034441" calcext:value-type="float">
            <text:p>3,4441E-06</text:p>
          </table:table-cell>
          <table:table-cell office:value-type="float" office:value="0.0000096995" calcext:value-type="float">
            <text:p>9,6995E-06</text:p>
          </table:table-cell>
          <table:table-cell office:value-type="float" office:value="0.0000034302" calcext:value-type="float">
            <text:p>3,4302E-06</text:p>
          </table:table-cell>
          <table:table-cell office:value-type="float" office:value="0.0000014836" calcext:value-type="float">
            <text:p>1,4836E-06</text:p>
          </table:table-cell>
          <table:table-cell office:value-type="float" office:value="0.0000022547" calcext:value-type="float">
            <text:p>2,2547E-06</text:p>
          </table:table-cell>
          <table:table-cell office:value-type="float" office:value="0.0000158936" calcext:value-type="float">
            <text:p>1,58936E-05</text:p>
          </table:table-cell>
          <table:table-cell office:value-type="float" office:value="0.0000196927" calcext:value-type="float">
            <text:p>1,96927E-05</text:p>
          </table:table-cell>
          <table:table-cell office:value-type="float" office:value="0.0000058121" calcext:value-type="float">
            <text:p>5,8121E-06</text:p>
          </table:table-cell>
          <table:table-cell office:value-type="float" office:value="0.0000040574" calcext:value-type="float">
            <text:p>4,0574E-06</text:p>
          </table:table-cell>
          <table:table-cell office:value-type="float" office:value="0.0000066657" calcext:value-type="float">
            <text:p>6,6657E-06</text:p>
          </table:table-cell>
          <table:table-cell office:value-type="float" office:value="0.0000042727" calcext:value-type="float">
            <text:p>4,2727E-06</text:p>
          </table:table-cell>
          <table:table-cell office:value-type="float" office:value="0.0000062093" calcext:value-type="float">
            <text:p>6,2093E-06</text:p>
          </table:table-cell>
          <table:table-cell office:value-type="float" office:value="0.0000069212" calcext:value-type="float">
            <text:p>6,9212E-06</text:p>
          </table:table-cell>
          <table:table-cell office:value-type="float" office:value="0.0000041588" calcext:value-type="float">
            <text:p>4,1588E-06</text:p>
          </table:table-cell>
          <table:table-cell office:value-type="float" office:value="0.000003338" calcext:value-type="float">
            <text:p>3,338E-06</text:p>
          </table:table-cell>
          <table:table-cell office:value-type="float" office:value="0.0000074766" calcext:value-type="float">
            <text:p>7,4766E-06</text:p>
          </table:table-cell>
          <table:table-cell office:value-type="float" office:value="0.0000126948" calcext:value-type="float">
            <text:p>1,26948E-05</text:p>
          </table:table-cell>
          <table:table-cell office:value-type="float" office:value="0.0000083004" calcext:value-type="float">
            <text:p>8,3004E-06</text:p>
          </table:table-cell>
          <table:table-cell office:value-type="float" office:value="0.0000011418" calcext:value-type="float">
            <text:p>1,1418E-06</text:p>
          </table:table-cell>
          <table:table-cell office:value-type="float" office:value="0.00000095" calcext:value-type="float">
            <text:p>9,5E-07</text:p>
          </table:table-cell>
          <table:table-cell office:value-type="float" office:value="0.0000085418" calcext:value-type="float">
            <text:p>8,5418E-06</text:p>
          </table:table-cell>
          <table:table-cell office:value-type="float" office:value="0.0000031917" calcext:value-type="float">
            <text:p>3,1917E-06</text:p>
          </table:table-cell>
          <table:table-cell office:value-type="float" office:value="0.0000098093" calcext:value-type="float">
            <text:p>9,8093E-06</text:p>
          </table:table-cell>
          <table:table-cell office:value-type="float" office:value="0.0000083905" calcext:value-type="float">
            <text:p>8,3905E-06</text:p>
          </table:table-cell>
          <table:table-cell office:value-type="float" office:value="0.0000071104" calcext:value-type="float">
            <text:p>7,1104E-06</text:p>
          </table:table-cell>
          <table:table-cell office:value-type="float" office:value="0.0000085919" calcext:value-type="float">
            <text:p>8,5919E-06</text:p>
          </table:table-cell>
          <table:table-cell office:value-type="float" office:value="0.0000021219" calcext:value-type="float">
            <text:p>2,1219E-06</text:p>
          </table:table-cell>
          <table:table-cell office:value-type="float" office:value="0.0000087035" calcext:value-type="float">
            <text:p>8,7035E-06</text:p>
          </table:table-cell>
          <table:table-cell office:value-type="float" office:value="0.0000012024" calcext:value-type="float">
            <text:p>1,2024E-06</text:p>
          </table:table-cell>
          <table:table-cell office:value-type="float" office:value="0.0000055358" calcext:value-type="float">
            <text:p>5,5358E-06</text:p>
          </table:table-cell>
          <table:table-cell office:value-type="float" office:value="0.0000015942" calcext:value-type="float">
            <text:p>1,5942E-06</text:p>
          </table:table-cell>
          <table:table-cell office:value-type="float" office:value="0.0000084735" calcext:value-type="float">
            <text:p>8,4735E-06</text:p>
          </table:table-cell>
          <table:table-cell office:value-type="float" office:value="0.0000062781" calcext:value-type="float">
            <text:p>6,2781E-06</text:p>
          </table:table-cell>
          <table:table-cell office:value-type="float" office:value="0.000002008" calcext:value-type="float">
            <text:p>2,008E-06</text:p>
          </table:table-cell>
          <table:table-cell office:value-type="float" office:value="0.0000064014" calcext:value-type="float">
            <text:p>6,4014E-06</text:p>
          </table:table-cell>
          <table:table-cell office:value-type="float" office:value="0.0000032999" calcext:value-type="float">
            <text:p>3,2999E-06</text:p>
          </table:table-cell>
          <table:table-cell office:value-type="float" office:value="0.0000061307" calcext:value-type="float">
            <text:p>6,1307E-06</text:p>
          </table:table-cell>
          <table:table-cell office:value-type="float" office:value="0.0000083439" calcext:value-type="float">
            <text:p>8,3439E-06</text:p>
          </table:table-cell>
          <table:table-cell office:value-type="float" office:value="0.0000066027" calcext:value-type="float">
            <text:p>6,6027E-06</text:p>
          </table:table-cell>
          <table:table-cell office:value-type="float" office:value="0.0000015616" calcext:value-type="float">
            <text:p>1,5616E-06</text:p>
          </table:table-cell>
          <table:table-cell office:value-type="float" office:value="0.0000060842" calcext:value-type="float">
            <text:p>6,0842E-06</text:p>
          </table:table-cell>
          <table:table-cell office:value-type="float" office:value="0.0000061406" calcext:value-type="float">
            <text:p>6,1406E-06</text:p>
          </table:table-cell>
          <table:table-cell office:value-type="float" office:value="0.0000125984" calcext:value-type="float">
            <text:p>1,25984E-05</text:p>
          </table:table-cell>
          <table:table-cell office:value-type="float" office:value="0.0000098393" calcext:value-type="float">
            <text:p>9,8393E-06</text:p>
          </table:table-cell>
          <table:table-cell office:value-type="float" office:value="0.0000096636" calcext:value-type="float">
            <text:p>9,6636E-06</text:p>
          </table:table-cell>
          <table:table-cell office:value-type="float" office:value="0.0000038892" calcext:value-type="float">
            <text:p>3,8892E-06</text:p>
          </table:table-cell>
          <table:table-cell office:value-type="float" office:value="0.0000083322" calcext:value-type="float">
            <text:p>8,3322E-06</text:p>
          </table:table-cell>
          <table:table-cell office:value-type="float" office:value="0.0000108289" calcext:value-type="float">
            <text:p>1,08289E-05</text:p>
          </table:table-cell>
          <table:table-cell office:value-type="float" office:value="0.0000091965" calcext:value-type="float">
            <text:p>9,1965E-06</text:p>
          </table:table-cell>
          <table:table-cell office:value-type="float" office:value="0.0000031991" calcext:value-type="float">
            <text:p>3,1991E-06</text:p>
          </table:table-cell>
          <table:table-cell office:value-type="float" office:value="0.0000091156" calcext:value-type="float">
            <text:p>9,1156E-06</text:p>
          </table:table-cell>
          <table:table-cell office:value-type="float" office:value="0.0000097342" calcext:value-type="float">
            <text:p>9,7342E-06</text:p>
          </table:table-cell>
          <table:table-cell office:value-type="float" office:value="0.0000012232" calcext:value-type="float">
            <text:p>1,2232E-06</text:p>
          </table:table-cell>
          <table:table-cell office:value-type="float" office:value="0.0000008578" calcext:value-type="float">
            <text:p>8,578E-07</text:p>
          </table:table-cell>
          <table:table-cell office:value-type="float" office:value="0.0000010531" calcext:value-type="float">
            <text:p>1,0531E-06</text:p>
          </table:table-cell>
          <table:table-cell office:value-type="float" office:value="0.0000070088" calcext:value-type="float">
            <text:p>7,0088E-06</text:p>
          </table:table-cell>
          <table:table-cell office:value-type="float" office:value="0.0000066925" calcext:value-type="float">
            <text:p>6,6925E-06</text:p>
          </table:table-cell>
          <table:table-cell office:value-type="float" office:value="0.0000077518" calcext:value-type="float">
            <text:p>7,7518E-06</text:p>
          </table:table-cell>
          <table:table-cell office:value-type="float" office:value="0.0000077719" calcext:value-type="float">
            <text:p>7,7719E-06</text:p>
          </table:table-cell>
          <table:table-cell office:value-type="float" office:value="0.0000104696" calcext:value-type="float">
            <text:p>1,04696E-05</text:p>
          </table:table-cell>
          <table:table-cell office:value-type="float" office:value="0.0000083632" calcext:value-type="float">
            <text:p>8,3632E-06</text:p>
          </table:table-cell>
          <table:table-cell office:value-type="float" office:value="0.0000077069" calcext:value-type="float">
            <text:p>7,7069E-06</text:p>
          </table:table-cell>
          <table:table-cell office:value-type="float" office:value="0.0000063349" calcext:value-type="float">
            <text:p>6,3349E-06</text:p>
          </table:table-cell>
          <table:table-cell office:value-type="float" office:value="0.0000034514" calcext:value-type="float">
            <text:p>3,4514E-06</text:p>
          </table:table-cell>
          <table:table-cell office:value-type="float" office:value="0.0000035148" calcext:value-type="float">
            <text:p>3,5148E-06</text:p>
          </table:table-cell>
          <table:table-cell office:value-type="float" office:value="0.0000068449" calcext:value-type="float">
            <text:p>6,8449E-06</text:p>
          </table:table-cell>
          <table:table-cell office:value-type="float" office:value="0.0000014673" calcext:value-type="float">
            <text:p>1,4673E-06</text:p>
          </table:table-cell>
          <table:table-cell office:value-type="float" office:value="0.000001078" calcext:value-type="float">
            <text:p>1,078E-06</text:p>
          </table:table-cell>
          <table:table-cell office:value-type="float" office:value="0.0000017054" calcext:value-type="float">
            <text:p>1,7054E-06</text:p>
          </table:table-cell>
          <table:table-cell office:value-type="float" office:value="0.000007329" calcext:value-type="float">
            <text:p>7,329E-06</text:p>
          </table:table-cell>
          <table:table-cell office:value-type="float" office:value="0.0000090477" calcext:value-type="float">
            <text:p>9,0477E-06</text:p>
          </table:table-cell>
          <table:table-cell office:value-type="float" office:value="0.0000155045" calcext:value-type="float">
            <text:p>1,55045E-05</text:p>
          </table:table-cell>
          <table:table-cell office:value-type="float" office:value="0.0000059324" calcext:value-type="float">
            <text:p>5,9324E-06</text:p>
          </table:table-cell>
          <table:table-cell office:value-type="float" office:value="0.0000084385" calcext:value-type="float">
            <text:p>8,4385E-06</text:p>
          </table:table-cell>
          <table:table-cell office:value-type="float" office:value="0.0000090283" calcext:value-type="float">
            <text:p>9,0283E-06</text:p>
          </table:table-cell>
          <table:table-cell office:value-type="float" office:value="0.0000036717" calcext:value-type="float">
            <text:p>3,6717E-06</text:p>
          </table:table-cell>
          <table:table-cell office:value-type="float" office:value="0.0000065075" calcext:value-type="float">
            <text:p>6,5075E-06</text:p>
          </table:table-cell>
          <table:table-cell office:value-type="float" office:value="0.0000036145" calcext:value-type="float">
            <text:p>3,6145E-06</text:p>
          </table:table-cell>
          <table:table-cell office:value-type="float" office:value="0.0000088627" calcext:value-type="float">
            <text:p>8,8627E-06</text:p>
          </table:table-cell>
          <table:table-cell office:value-type="float" office:value="0.0000096318" calcext:value-type="float">
            <text:p>9,6318E-06</text:p>
          </table:table-cell>
          <table:table-cell office:value-type="float" office:value="0.0000084277" calcext:value-type="float">
            <text:p>8,4277E-06</text:p>
          </table:table-cell>
          <table:table-cell office:value-type="float" office:value="0.0000044893" calcext:value-type="float">
            <text:p>4,4893E-06</text:p>
          </table:table-cell>
          <table:table-cell office:value-type="float" office:value="0.0000088542" calcext:value-type="float">
            <text:p>8,8542E-06</text:p>
          </table:table-cell>
          <table:table-cell office:value-type="float" office:value="0.0000101995" calcext:value-type="float">
            <text:p>1,01995E-05</text:p>
          </table:table-cell>
          <table:table-cell office:value-type="float" office:value="0.0000072049" calcext:value-type="float">
            <text:p>7,2049E-06</text:p>
          </table:table-cell>
          <table:table-cell office:value-type="float" office:value="0.0000087059" calcext:value-type="float">
            <text:p>8,7059E-06</text:p>
          </table:table-cell>
          <table:table-cell office:value-type="float" office:value="0.0000048846" calcext:value-type="float">
            <text:p>4,8846E-06</text:p>
          </table:table-cell>
          <table:table-cell office:value-type="float" office:value="0.000006727" calcext:value-type="float">
            <text:p>6,727E-06</text:p>
          </table:table-cell>
          <table:table-cell office:value-type="float" office:value="0.0000097805" calcext:value-type="float">
            <text:p>9,7805E-06</text:p>
          </table:table-cell>
          <table:table-cell office:value-type="float" office:value="0.0000033848" calcext:value-type="float">
            <text:p>3,3848E-06</text:p>
          </table:table-cell>
          <table:table-cell office:value-type="float" office:value="0.0000015857" calcext:value-type="float">
            <text:p>1,5857E-06</text:p>
          </table:table-cell>
          <table:table-cell office:value-type="float" office:value="0.0000063424" calcext:value-type="float">
            <text:p>6,3424E-06</text:p>
          </table:table-cell>
          <table:table-cell office:value-type="float" office:value="0.0000012199" calcext:value-type="float">
            <text:p>1,2199E-06</text:p>
          </table:table-cell>
          <table:table-cell office:value-type="float" office:value="0.0000020294" calcext:value-type="float">
            <text:p>2,0294E-06</text:p>
          </table:table-cell>
          <table:table-cell office:value-type="float" office:value="0.0000068853" calcext:value-type="float">
            <text:p>6,8853E-06</text:p>
          </table:table-cell>
          <table:table-cell office:value-type="float" office:value="0.0000077833" calcext:value-type="float">
            <text:p>7,7833E-06</text:p>
          </table:table-cell>
          <table:table-cell office:value-type="float" office:value="0.0000079516" calcext:value-type="float">
            <text:p>7,9516E-06</text:p>
          </table:table-cell>
          <table:table-cell office:value-type="float" office:value="0.0000075277" calcext:value-type="float">
            <text:p>7,5277E-06</text:p>
          </table:table-cell>
          <table:table-cell office:value-type="float" office:value="0.0000052245" calcext:value-type="float">
            <text:p>5,2245E-06</text:p>
          </table:table-cell>
          <table:table-cell office:value-type="float" office:value="0.0000056477" calcext:value-type="float">
            <text:p>5,6477E-06</text:p>
          </table:table-cell>
          <table:table-cell office:value-type="float" office:value="0.0000081923" calcext:value-type="float">
            <text:p>8,1923E-06</text:p>
          </table:table-cell>
          <table:table-cell office:value-type="float" office:value="0.0000046586" calcext:value-type="float">
            <text:p>4,6586E-06</text:p>
          </table:table-cell>
          <table:table-cell office:value-type="float" office:value="0.0000069044" calcext:value-type="float">
            <text:p>6,9044E-06</text:p>
          </table:table-cell>
          <table:table-cell office:value-type="float" office:value="0.0000165209" calcext:value-type="float">
            <text:p>1,65209E-05</text:p>
          </table:table-cell>
          <table:table-cell office:value-type="float" office:value="0.0000127088" calcext:value-type="float">
            <text:p>1,27088E-05</text:p>
          </table:table-cell>
          <table:table-cell office:value-type="float" office:value="0.0000072229" calcext:value-type="float">
            <text:p>7,2229E-06</text:p>
          </table:table-cell>
          <table:table-cell office:value-type="float" office:value="0.0000052211" calcext:value-type="float">
            <text:p>5,2211E-06</text:p>
          </table:table-cell>
          <table:table-cell office:value-type="float" office:value="0.0000063134" calcext:value-type="float">
            <text:p>6,3134E-06</text:p>
          </table:table-cell>
          <table:table-cell office:value-type="float" office:value="0.0000088534" calcext:value-type="float">
            <text:p>8,8534E-06</text:p>
          </table:table-cell>
          <table:table-cell office:value-type="float" office:value="0.0000063" calcext:value-type="float">
            <text:p>6,3E-06</text:p>
          </table:table-cell>
          <table:table-cell office:value-type="float" office:value="0.0000087392" calcext:value-type="float">
            <text:p>8,7392E-06</text:p>
          </table:table-cell>
          <table:table-cell office:value-type="float" office:value="0.0000116352" calcext:value-type="float">
            <text:p>1,16352E-05</text:p>
          </table:table-cell>
          <table:table-cell office:value-type="float" office:value="0.000002949" calcext:value-type="float">
            <text:p>2,949E-06</text:p>
          </table:table-cell>
          <table:table-cell office:value-type="float" office:value="0.0000027701" calcext:value-type="float">
            <text:p>2,7701E-06</text:p>
          </table:table-cell>
          <table:table-cell office:value-type="float" office:value="0.0000122712" calcext:value-type="float">
            <text:p>1,22712E-05</text:p>
          </table:table-cell>
          <table:table-cell office:value-type="float" office:value="0.0000080769" calcext:value-type="float">
            <text:p>8,0769E-06</text:p>
          </table:table-cell>
          <table:table-cell office:value-type="float" office:value="0.0000226323" calcext:value-type="float">
            <text:p>2,26323E-05</text:p>
          </table:table-cell>
          <table:table-cell office:value-type="float" office:value="0.0000076162" calcext:value-type="float">
            <text:p>7,6162E-06</text:p>
          </table:table-cell>
          <table:table-cell office:value-type="float" office:value="0.0000086201" calcext:value-type="float">
            <text:p>8,6201E-06</text:p>
          </table:table-cell>
          <table:table-cell office:value-type="float" office:value="0.0000067894" calcext:value-type="float">
            <text:p>6,7894E-06</text:p>
          </table:table-cell>
          <table:table-cell office:value-type="float" office:value="0.0000092825" calcext:value-type="float">
            <text:p>9,2825E-06</text:p>
          </table:table-cell>
          <table:table-cell office:value-type="float" office:value="0.0000044224" calcext:value-type="float">
            <text:p>4,4224E-06</text:p>
          </table:table-cell>
          <table:table-cell office:value-type="float" office:value="0.0000114587" calcext:value-type="float">
            <text:p>1,14587E-05</text:p>
          </table:table-cell>
          <table:table-cell office:value-type="float" office:value="0.0000146261" calcext:value-type="float">
            <text:p>1,46261E-05</text:p>
          </table:table-cell>
          <table:table-cell office:value-type="float" office:value="0.0000070854" calcext:value-type="float">
            <text:p>7,0854E-06</text:p>
          </table:table-cell>
          <table:table-cell office:value-type="float" office:value="0.0000066168" calcext:value-type="float">
            <text:p>6,6168E-06</text:p>
          </table:table-cell>
          <table:table-cell office:value-type="float" office:value="0.0000069647" calcext:value-type="float">
            <text:p>6,9647E-06</text:p>
          </table:table-cell>
          <table:table-cell office:value-type="float" office:value="0.0000037918" calcext:value-type="float">
            <text:p>3,7918E-06</text:p>
          </table:table-cell>
          <table:table-cell office:value-type="float" office:value="0.0000043877" calcext:value-type="float">
            <text:p>4,3877E-06</text:p>
          </table:table-cell>
          <table:table-cell office:value-type="float" office:value="0.000002092" calcext:value-type="float">
            <text:p>2,092E-06</text:p>
          </table:table-cell>
          <table:table-cell office:value-type="float" office:value="0.000014027" calcext:value-type="float">
            <text:p>1,4027E-05</text:p>
          </table:table-cell>
          <table:table-cell office:value-type="float" office:value="0.0000068897" calcext:value-type="float">
            <text:p>6,8897E-06</text:p>
          </table:table-cell>
          <table:table-cell office:value-type="float" office:value="0.0000061183" calcext:value-type="float">
            <text:p>6,1183E-06</text:p>
          </table:table-cell>
          <table:table-cell office:value-type="float" office:value="0.0000117302" calcext:value-type="float">
            <text:p>1,17302E-05</text:p>
          </table:table-cell>
          <table:table-cell office:value-type="float" office:value="0.0000045819" calcext:value-type="float">
            <text:p>4,5819E-06</text:p>
          </table:table-cell>
          <table:table-cell office:value-type="float" office:value="0.0000076504" calcext:value-type="float">
            <text:p>7,6504E-06</text:p>
          </table:table-cell>
          <table:table-cell office:value-type="float" office:value="0.0000056174" calcext:value-type="float">
            <text:p>5,6174E-06</text:p>
          </table:table-cell>
          <table:table-cell office:value-type="float" office:value="0.0000105235" calcext:value-type="float">
            <text:p>1,05235E-05</text:p>
          </table:table-cell>
          <table:table-cell office:value-type="float" office:value="0.0000033383" calcext:value-type="float">
            <text:p>3,3383E-06</text:p>
          </table:table-cell>
          <table:table-cell office:value-type="float" office:value="0.0000064133" calcext:value-type="float">
            <text:p>6,4133E-06</text:p>
          </table:table-cell>
          <table:table-cell office:value-type="float" office:value="0.000007959" calcext:value-type="float">
            <text:p>7,959E-06</text:p>
          </table:table-cell>
          <table:table-cell office:value-type="float" office:value="0.0000090412" calcext:value-type="float">
            <text:p>9,0412E-06</text:p>
          </table:table-cell>
          <table:table-cell office:value-type="float" office:value="0.0000043084" calcext:value-type="float">
            <text:p>4,3084E-06</text:p>
          </table:table-cell>
          <table:table-cell office:value-type="float" office:value="0.0000010943" calcext:value-type="float">
            <text:p>1,0943E-06</text:p>
          </table:table-cell>
          <table:table-cell office:value-type="float" office:value="0.0000034874" calcext:value-type="float">
            <text:p>3,4874E-06</text:p>
          </table:table-cell>
          <table:table-cell office:value-type="float" office:value="0.0000033751" calcext:value-type="float">
            <text:p>3,3751E-06</text:p>
          </table:table-cell>
          <table:table-cell office:value-type="float" office:value="0.000009296" calcext:value-type="float">
            <text:p>9,296E-06</text:p>
          </table:table-cell>
          <table:table-cell office:value-type="float" office:value="0.0000105135" calcext:value-type="float">
            <text:p>1,05135E-05</text:p>
          </table:table-cell>
          <table:table-cell office:value-type="float" office:value="0.0000043994" calcext:value-type="float">
            <text:p>4,3994E-06</text:p>
          </table:table-cell>
          <table:table-cell office:value-type="float" office:value="0.0000101068" calcext:value-type="float">
            <text:p>1,01068E-05</text:p>
          </table:table-cell>
          <table:table-cell office:value-type="float" office:value="0.0000071412" calcext:value-type="float">
            <text:p>7,1412E-06</text:p>
          </table:table-cell>
          <table:table-cell office:value-type="float" office:value="0.0000126313" calcext:value-type="float">
            <text:p>1,26313E-05</text:p>
          </table:table-cell>
          <table:table-cell office:value-type="float" office:value="0.0000017355" calcext:value-type="float">
            <text:p>1,7355E-06</text:p>
          </table:table-cell>
          <table:table-cell office:value-type="float" office:value="0.0000012108" calcext:value-type="float">
            <text:p>1,2108E-06</text:p>
          </table:table-cell>
          <table:table-cell office:value-type="float" office:value="0.0000092588" calcext:value-type="float">
            <text:p>9,2588E-06</text:p>
          </table:table-cell>
          <table:table-cell office:value-type="float" office:value="0.0000074674" calcext:value-type="float">
            <text:p>7,4674E-06</text:p>
          </table:table-cell>
          <table:table-cell office:value-type="float" office:value="0.0000105489" calcext:value-type="float">
            <text:p>1,05489E-05</text:p>
          </table:table-cell>
          <table:table-cell office:value-type="float" office:value="0.0000046095" calcext:value-type="float">
            <text:p>4,6095E-06</text:p>
          </table:table-cell>
          <table:table-cell office:value-type="float" office:value="0.000006973" calcext:value-type="float">
            <text:p>6,973E-06</text:p>
          </table:table-cell>
          <table:table-cell office:value-type="float" office:value="0.0000030558" calcext:value-type="float">
            <text:p>3,0558E-06</text:p>
          </table:table-cell>
          <table:table-cell office:value-type="float" office:value="0.0000214539" calcext:value-type="float">
            <text:p>2,14539E-05</text:p>
          </table:table-cell>
          <table:table-cell office:value-type="float" office:value="0.0000075205" calcext:value-type="float">
            <text:p>7,5205E-06</text:p>
          </table:table-cell>
          <table:table-cell office:value-type="float" office:value="0.0000046645" calcext:value-type="float">
            <text:p>4,6645E-06</text:p>
          </table:table-cell>
          <table:table-cell office:value-type="float" office:value="0.000002104" calcext:value-type="float">
            <text:p>2,104E-06</text:p>
          </table:table-cell>
          <table:table-cell office:value-type="float" office:value="0.0000066332" calcext:value-type="float">
            <text:p>6,6332E-06</text:p>
          </table:table-cell>
          <table:table-cell office:value-type="float" office:value="0.0000068828" calcext:value-type="float">
            <text:p>6,8828E-06</text:p>
          </table:table-cell>
          <table:table-cell office:value-type="float" office:value="0.0000038395" calcext:value-type="float">
            <text:p>3,8395E-06</text:p>
          </table:table-cell>
          <table:table-cell office:value-type="float" office:value="0.0000088854" calcext:value-type="float">
            <text:p>8,8854E-06</text:p>
          </table:table-cell>
          <table:table-cell office:value-type="float" office:value="0.0000054508" calcext:value-type="float">
            <text:p>5,4508E-06</text:p>
          </table:table-cell>
          <table:table-cell office:value-type="float" office:value="0.0000025382" calcext:value-type="float">
            <text:p>2,5382E-06</text:p>
          </table:table-cell>
          <table:table-cell office:value-type="float" office:value="0.0000095074" calcext:value-type="float">
            <text:p>9,5074E-06</text:p>
          </table:table-cell>
          <table:table-cell office:value-type="float" office:value="0.0000075385" calcext:value-type="float">
            <text:p>7,5385E-06</text:p>
          </table:table-cell>
          <table:table-cell office:value-type="float" office:value="0.0000097276" calcext:value-type="float">
            <text:p>9,7276E-06</text:p>
          </table:table-cell>
          <table:table-cell office:value-type="float" office:value="0.0000031229" calcext:value-type="float">
            <text:p>3,1229E-06</text:p>
          </table:table-cell>
          <table:table-cell office:value-type="float" office:value="0.0000080657" calcext:value-type="float">
            <text:p>8,0657E-06</text:p>
          </table:table-cell>
          <table:table-cell office:value-type="float" office:value="0.0000056523" calcext:value-type="float">
            <text:p>5,6523E-06</text:p>
          </table:table-cell>
          <table:table-cell office:value-type="float" office:value="0.0000029631" calcext:value-type="float">
            <text:p>2,9631E-06</text:p>
          </table:table-cell>
          <table:table-cell office:value-type="float" office:value="0.0000076032" calcext:value-type="float">
            <text:p>7,6032E-06</text:p>
          </table:table-cell>
          <table:table-cell office:value-type="float" office:value="0.0000017822" calcext:value-type="float">
            <text:p>1,7822E-06</text:p>
          </table:table-cell>
          <table:table-cell office:value-type="float" office:value="0.000008916" calcext:value-type="float">
            <text:p>8,916E-06</text:p>
          </table:table-cell>
          <table:table-cell office:value-type="float" office:value="0.0000044743" calcext:value-type="float">
            <text:p>4,4743E-06</text:p>
          </table:table-cell>
          <table:table-cell office:value-type="float" office:value="0.000001806" calcext:value-type="float">
            <text:p>1,806E-06</text:p>
          </table:table-cell>
          <table:table-cell office:value-type="float" office:value="0.0000063982" calcext:value-type="float">
            <text:p>6,3982E-06</text:p>
          </table:table-cell>
          <table:table-cell office:value-type="float" office:value="0.0000130641" calcext:value-type="float">
            <text:p>1,30641E-05</text:p>
          </table:table-cell>
          <table:table-cell office:value-type="float" office:value="0.0000160461" calcext:value-type="float">
            <text:p>1,60461E-05</text:p>
          </table:table-cell>
          <table:table-cell office:value-type="float" office:value="0.0000085101" calcext:value-type="float">
            <text:p>8,5101E-06</text:p>
          </table:table-cell>
          <table:table-cell office:value-type="float" office:value="0.0000075189" calcext:value-type="float">
            <text:p>7,5189E-06</text:p>
          </table:table-cell>
          <table:table-cell office:value-type="float" office:value="0.0000012556" calcext:value-type="float">
            <text:p>1,2556E-06</text:p>
          </table:table-cell>
          <table:table-cell office:value-type="float" office:value="0.0000004957" calcext:value-type="float">
            <text:p>4,957E-07</text:p>
          </table:table-cell>
          <table:table-cell office:value-type="float" office:value="0.0000057022" calcext:value-type="float">
            <text:p>5,7022E-06</text:p>
          </table:table-cell>
          <table:table-cell office:value-type="float" office:value="0.0000100287" calcext:value-type="float">
            <text:p>1,00287E-05</text:p>
          </table:table-cell>
          <table:table-cell office:value-type="float" office:value="0.0000006951" calcext:value-type="float">
            <text:p>6,951E-07</text:p>
          </table:table-cell>
          <table:table-cell office:value-type="float" office:value="0.0000005947" calcext:value-type="float">
            <text:p>5,947E-07</text:p>
          </table:table-cell>
          <table:table-cell office:value-type="float" office:value="0.0000014902" calcext:value-type="float">
            <text:p>1,4902E-06</text:p>
          </table:table-cell>
          <table:table-cell office:value-type="float" office:value="0.0000014413" calcext:value-type="float">
            <text:p>1,4413E-06</text:p>
          </table:table-cell>
          <table:table-cell office:value-type="float" office:value="0.0000041295" calcext:value-type="float">
            <text:p>4,1295E-06</text:p>
          </table:table-cell>
          <table:table-cell office:value-type="float" office:value="0.0000028429" calcext:value-type="float">
            <text:p>2,8429E-06</text:p>
          </table:table-cell>
          <table:table-cell office:value-type="float" office:value="0.0000065523" calcext:value-type="float">
            <text:p>6,5523E-06</text:p>
          </table:table-cell>
          <table:table-cell office:value-type="float" office:value="0.0000048365" calcext:value-type="float">
            <text:p>4,8365E-06</text:p>
          </table:table-cell>
          <table:table-cell office:value-type="float" office:value="0.0000014181" calcext:value-type="float">
            <text:p>1,4181E-06</text:p>
          </table:table-cell>
          <table:table-cell office:value-type="float" office:value="0.0000023736" calcext:value-type="float">
            <text:p>2,3736E-06</text:p>
          </table:table-cell>
          <table:table-cell office:value-type="float" office:value="0.0000012219" calcext:value-type="float">
            <text:p>1,2219E-06</text:p>
          </table:table-cell>
          <table:table-cell office:value-type="float" office:value="0.0000116756" calcext:value-type="float">
            <text:p>1,16756E-05</text:p>
          </table:table-cell>
          <table:table-cell office:value-type="float" office:value="0.0000087467" calcext:value-type="float">
            <text:p>8,7467E-06</text:p>
          </table:table-cell>
          <table:table-cell office:value-type="float" office:value="0.0000066532" calcext:value-type="float">
            <text:p>6,6532E-06</text:p>
          </table:table-cell>
          <table:table-cell office:value-type="float" office:value="0.0000021467" calcext:value-type="float">
            <text:p>2,1467E-06</text:p>
          </table:table-cell>
          <table:table-cell office:value-type="float" office:value="0.0000089415" calcext:value-type="float">
            <text:p>8,9415E-06</text:p>
          </table:table-cell>
          <table:table-cell office:value-type="float" office:value="0.0000164046" calcext:value-type="float">
            <text:p>1,64046E-05</text:p>
          </table:table-cell>
          <table:table-cell office:value-type="float" office:value="0.0000033642" calcext:value-type="float">
            <text:p>3,3642E-06</text:p>
          </table:table-cell>
          <table:table-cell office:value-type="float" office:value="0.0000100516" calcext:value-type="float">
            <text:p>1,00516E-05</text:p>
          </table:table-cell>
          <table:table-cell office:value-type="float" office:value="0.0000066636" calcext:value-type="float">
            <text:p>6,6636E-06</text:p>
          </table:table-cell>
          <table:table-cell office:value-type="float" office:value="0.0000059432" calcext:value-type="float">
            <text:p>5,9432E-06</text:p>
          </table:table-cell>
          <table:table-cell office:value-type="float" office:value="0.0000073243" calcext:value-type="float">
            <text:p>7,3243E-06</text:p>
          </table:table-cell>
          <table:table-cell office:value-type="float" office:value="0.0000015165" calcext:value-type="float">
            <text:p>1,5165E-06</text:p>
          </table:table-cell>
          <table:table-cell office:value-type="float" office:value="0.0000085833" calcext:value-type="float">
            <text:p>8,5833E-06</text:p>
          </table:table-cell>
          <table:table-cell office:value-type="float" office:value="0.0000057964" calcext:value-type="float">
            <text:p>5,7964E-06</text:p>
          </table:table-cell>
          <table:table-cell office:value-type="float" office:value="0.000000567" calcext:value-type="float">
            <text:p>5,67E-07</text:p>
          </table:table-cell>
          <table:table-cell office:value-type="float" office:value="0.0000008574" calcext:value-type="float">
            <text:p>8,574E-07</text:p>
          </table:table-cell>
          <table:table-cell office:value-type="float" office:value="0.0000084949" calcext:value-type="float">
            <text:p>8,4949E-06</text:p>
          </table:table-cell>
          <table:table-cell office:value-type="float" office:value="0.0000055447" calcext:value-type="float">
            <text:p>5,5447E-06</text:p>
          </table:table-cell>
          <table:table-cell office:value-type="float" office:value="0.0000072454" calcext:value-type="float">
            <text:p>7,2454E-06</text:p>
          </table:table-cell>
          <table:table-cell office:value-type="float" office:value="0.0000095574" calcext:value-type="float">
            <text:p>9,5574E-06</text:p>
          </table:table-cell>
          <table:table-cell office:value-type="float" office:value="0.0000030562" calcext:value-type="float">
            <text:p>3,0562E-06</text:p>
          </table:table-cell>
          <table:table-cell office:value-type="float" office:value="0.0000016279" calcext:value-type="float">
            <text:p>1,6279E-06</text:p>
          </table:table-cell>
          <table:table-cell office:value-type="float" office:value="0.0000012656" calcext:value-type="float">
            <text:p>1,2656E-06</text:p>
          </table:table-cell>
          <table:table-cell office:value-type="float" office:value="0.0000021972" calcext:value-type="float">
            <text:p>2,1972E-06</text:p>
          </table:table-cell>
          <table:table-cell office:value-type="float" office:value="0.0000022281" calcext:value-type="float">
            <text:p>2,2281E-06</text:p>
          </table:table-cell>
          <table:table-cell office:value-type="float" office:value="0.0000073889" calcext:value-type="float">
            <text:p>7,3889E-06</text:p>
          </table:table-cell>
          <table:table-cell office:value-type="float" office:value="0.0000011694" calcext:value-type="float">
            <text:p>1,1694E-06</text:p>
          </table:table-cell>
          <table:table-cell office:value-type="float" office:value="0.0000025634" calcext:value-type="float">
            <text:p>2,5634E-06</text:p>
          </table:table-cell>
          <table:table-cell office:value-type="float" office:value="0.000001216" calcext:value-type="float">
            <text:p>1,216E-06</text:p>
          </table:table-cell>
          <table:table-cell office:value-type="float" office:value="0.0000054672" calcext:value-type="float">
            <text:p>5,4672E-06</text:p>
          </table:table-cell>
          <table:table-cell office:value-type="float" office:value="0.0000078483" calcext:value-type="float">
            <text:p>7,8483E-06</text:p>
          </table:table-cell>
          <table:table-cell office:value-type="float" office:value="0.000011475" calcext:value-type="float">
            <text:p>1,1475E-05</text:p>
          </table:table-cell>
          <table:table-cell office:value-type="float" office:value="0.0000094434" calcext:value-type="float">
            <text:p>9,4434E-06</text:p>
          </table:table-cell>
          <table:table-cell office:value-type="float" office:value="0.0000069823" calcext:value-type="float">
            <text:p>6,9823E-06</text:p>
          </table:table-cell>
          <table:table-cell office:value-type="float" office:value="0.0000030681" calcext:value-type="float">
            <text:p>3,0681E-06</text:p>
          </table:table-cell>
          <table:table-cell office:value-type="float" office:value="0.0000064134" calcext:value-type="float">
            <text:p>6,4134E-06</text:p>
          </table:table-cell>
          <table:table-cell office:value-type="float" office:value="0.0000022087" calcext:value-type="float">
            <text:p>2,2087E-06</text:p>
          </table:table-cell>
          <table:table-cell office:value-type="float" office:value="0.0000067661" calcext:value-type="float">
            <text:p>6,7661E-06</text:p>
          </table:table-cell>
          <table:table-cell office:value-type="float" office:value="0.0000026167" calcext:value-type="float">
            <text:p>2,6167E-06</text:p>
          </table:table-cell>
          <table:table-cell office:value-type="float" office:value="0.0000078884" calcext:value-type="float">
            <text:p>7,8884E-06</text:p>
          </table:table-cell>
          <table:table-cell office:value-type="float" office:value="0.0000065333" calcext:value-type="float">
            <text:p>6,5333E-06</text:p>
          </table:table-cell>
          <table:table-cell office:value-type="float" office:value="0.0000081181" calcext:value-type="float">
            <text:p>8,1181E-06</text:p>
          </table:table-cell>
          <table:table-cell office:value-type="float" office:value="0.0000285008" calcext:value-type="float">
            <text:p>2,85008E-05</text:p>
          </table:table-cell>
          <table:table-cell office:value-type="float" office:value="0.0000133236" calcext:value-type="float">
            <text:p>1,33236E-05</text:p>
          </table:table-cell>
          <table:table-cell office:value-type="float" office:value="0.0000088755" calcext:value-type="float">
            <text:p>8,8755E-06</text:p>
          </table:table-cell>
          <table:table-cell office:value-type="float" office:value="0.0000140918" calcext:value-type="float">
            <text:p>1,40918E-05</text:p>
          </table:table-cell>
          <table:table-cell office:value-type="float" office:value="0.000005595" calcext:value-type="float">
            <text:p>5,595E-06</text:p>
          </table:table-cell>
          <table:table-cell office:value-type="float" office:value="0.0000029682" calcext:value-type="float">
            <text:p>2,9682E-06</text:p>
          </table:table-cell>
          <table:table-cell office:value-type="float" office:value="0.0000090989" calcext:value-type="float">
            <text:p>9,0989E-06</text:p>
          </table:table-cell>
          <table:table-cell office:value-type="float" office:value="0.0000055017" calcext:value-type="float">
            <text:p>5,5017E-06</text:p>
          </table:table-cell>
          <table:table-cell office:value-type="float" office:value="0.0000060931" calcext:value-type="float">
            <text:p>6,0931E-06</text:p>
          </table:table-cell>
          <table:table-cell office:value-type="float" office:value="0.0000075621" calcext:value-type="float">
            <text:p>7,5621E-06</text:p>
          </table:table-cell>
          <table:table-cell office:value-type="float" office:value="0.0000017136" calcext:value-type="float">
            <text:p>1,7136E-06</text:p>
          </table:table-cell>
          <table:table-cell office:value-type="float" office:value="0.000009158" calcext:value-type="float">
            <text:p>9,158E-06</text:p>
          </table:table-cell>
          <table:table-cell office:value-type="float" office:value="0.000010315" calcext:value-type="float">
            <text:p>1,0315E-05</text:p>
          </table:table-cell>
          <table:table-cell office:value-type="float" office:value="0.0000073182" calcext:value-type="float">
            <text:p>7,3182E-06</text:p>
          </table:table-cell>
          <table:table-cell office:value-type="float" office:value="0.0000074018" calcext:value-type="float">
            <text:p>7,4018E-06</text:p>
          </table:table-cell>
          <table:table-cell office:value-type="float" office:value="0.000013133" calcext:value-type="float">
            <text:p>1,3133E-05</text:p>
          </table:table-cell>
          <table:table-cell office:value-type="float" office:value="0.0000098221" calcext:value-type="float">
            <text:p>9,8221E-06</text:p>
          </table:table-cell>
          <table:table-cell office:value-type="float" office:value="0.0000034016" calcext:value-type="float">
            <text:p>3,4016E-06</text:p>
          </table:table-cell>
          <table:table-cell office:value-type="float" office:value="0.0000011015" calcext:value-type="float">
            <text:p>1,1015E-06</text:p>
          </table:table-cell>
          <table:table-cell office:value-type="float" office:value="0.0000075387" calcext:value-type="float">
            <text:p>7,5387E-06</text:p>
          </table:table-cell>
          <table:table-cell office:value-type="float" office:value="0.0000113438" calcext:value-type="float">
            <text:p>1,13438E-05</text:p>
          </table:table-cell>
          <table:table-cell office:value-type="float" office:value="0.0000076567" calcext:value-type="float">
            <text:p>7,6567E-06</text:p>
          </table:table-cell>
          <table:table-cell office:value-type="float" office:value="0.0000035188" calcext:value-type="float">
            <text:p>3,5188E-06</text:p>
          </table:table-cell>
          <table:table-cell office:value-type="float" office:value="0.0000067538" calcext:value-type="float">
            <text:p>6,7538E-06</text:p>
          </table:table-cell>
          <table:table-cell office:value-type="float" office:value="0.0000011723" calcext:value-type="float">
            <text:p>1,1723E-06</text:p>
          </table:table-cell>
          <table:table-cell office:value-type="float" office:value="0.0000116258" calcext:value-type="float">
            <text:p>1,16258E-05</text:p>
          </table:table-cell>
          <table:table-cell office:value-type="float" office:value="0.0000114828" calcext:value-type="float">
            <text:p>1,14828E-05</text:p>
          </table:table-cell>
          <table:table-cell office:value-type="float" office:value="0.0000163395" calcext:value-type="float">
            <text:p>1,63395E-05</text:p>
          </table:table-cell>
          <table:table-cell office:value-type="float" office:value="0.0000014263" calcext:value-type="float">
            <text:p>1,4263E-06</text:p>
          </table:table-cell>
          <table:table-cell office:value-type="float" office:value="0.0000137223" calcext:value-type="float">
            <text:p>1,37223E-05</text:p>
          </table:table-cell>
          <table:table-cell office:value-type="float" office:value="0.0000070584" calcext:value-type="float">
            <text:p>7,0584E-06</text:p>
          </table:table-cell>
          <table:table-cell office:value-type="float" office:value="0.0000088303" calcext:value-type="float">
            <text:p>8,8303E-06</text:p>
          </table:table-cell>
          <table:table-cell office:value-type="float" office:value="0.0000029183" calcext:value-type="float">
            <text:p>2,9183E-06</text:p>
          </table:table-cell>
          <table:table-cell office:value-type="float" office:value="0.0000040509" calcext:value-type="float">
            <text:p>4,0509E-06</text:p>
          </table:table-cell>
          <table:table-cell office:value-type="float" office:value="0.0000065267" calcext:value-type="float">
            <text:p>6,5267E-06</text:p>
          </table:table-cell>
          <table:table-cell office:value-type="float" office:value="0.0000056671" calcext:value-type="float">
            <text:p>5,6671E-06</text:p>
          </table:table-cell>
          <table:table-cell office:value-type="float" office:value="0.0000013545" calcext:value-type="float">
            <text:p>1,3545E-06</text:p>
          </table:table-cell>
          <table:table-cell office:value-type="float" office:value="0.0000073272" calcext:value-type="float">
            <text:p>7,3272E-06</text:p>
          </table:table-cell>
          <table:table-cell office:value-type="float" office:value="0.0000101658" calcext:value-type="float">
            <text:p>1,01658E-05</text:p>
          </table:table-cell>
          <table:table-cell office:value-type="float" office:value="0.0000138499" calcext:value-type="float">
            <text:p>1,38499E-05</text:p>
          </table:table-cell>
          <table:table-cell office:value-type="float" office:value="0.000007751" calcext:value-type="float">
            <text:p>7,751E-06</text:p>
          </table:table-cell>
          <table:table-cell office:value-type="float" office:value="0.0000068376" calcext:value-type="float">
            <text:p>6,8376E-06</text:p>
          </table:table-cell>
          <table:table-cell office:value-type="float" office:value="0.0000024884" calcext:value-type="float">
            <text:p>2,4884E-06</text:p>
          </table:table-cell>
          <table:table-cell office:value-type="float" office:value="0.0000012437" calcext:value-type="float">
            <text:p>1,2437E-06</text:p>
          </table:table-cell>
          <table:table-cell office:value-type="float" office:value="0.000007211" calcext:value-type="float">
            <text:p>7,211E-06</text:p>
          </table:table-cell>
          <table:table-cell office:value-type="float" office:value="0.0000058675" calcext:value-type="float">
            <text:p>5,8675E-06</text:p>
          </table:table-cell>
          <table:table-cell office:value-type="float" office:value="0.0000044907" calcext:value-type="float">
            <text:p>4,4907E-06</text:p>
          </table:table-cell>
          <table:table-cell office:value-type="float" office:value="0.0000009213" calcext:value-type="float">
            <text:p>9,213E-07</text:p>
          </table:table-cell>
          <table:table-cell office:value-type="float" office:value="0.0000051173" calcext:value-type="float">
            <text:p>5,1173E-06</text:p>
          </table:table-cell>
          <table:table-cell office:value-type="float" office:value="0.0000067946" calcext:value-type="float">
            <text:p>6,7946E-06</text:p>
          </table:table-cell>
          <table:table-cell office:value-type="float" office:value="0.0000011615" calcext:value-type="float">
            <text:p>1,1615E-06</text:p>
          </table:table-cell>
          <table:table-cell office:value-type="float" office:value="0.0000090101" calcext:value-type="float">
            <text:p>9,0101E-06</text:p>
          </table:table-cell>
          <table:table-cell office:value-type="float" office:value="0.0000086036" calcext:value-type="float">
            <text:p>8,6036E-06</text:p>
          </table:table-cell>
          <table:table-cell office:value-type="float" office:value="0.0000036683" calcext:value-type="float">
            <text:p>3,6683E-06</text:p>
          </table:table-cell>
          <table:table-cell office:value-type="float" office:value="0.0000065555" calcext:value-type="float">
            <text:p>6,5555E-06</text:p>
          </table:table-cell>
          <table:table-cell office:value-type="float" office:value="0.0000032291" calcext:value-type="float">
            <text:p>3,2291E-06</text:p>
          </table:table-cell>
          <table:table-cell office:value-type="float" office:value="0.0000012618" calcext:value-type="float">
            <text:p>1,2618E-06</text:p>
          </table:table-cell>
          <table:table-cell office:value-type="float" office:value="0.0000020638" calcext:value-type="float">
            <text:p>2,0638E-06</text:p>
          </table:table-cell>
          <table:table-cell office:value-type="float" office:value="0.0000031171" calcext:value-type="float">
            <text:p>3,1171E-06</text:p>
          </table:table-cell>
          <table:table-cell office:value-type="float" office:value="0.0000076575" calcext:value-type="float">
            <text:p>7,6575E-06</text:p>
          </table:table-cell>
          <table:table-cell office:value-type="float" office:value="0.0000051896" calcext:value-type="float">
            <text:p>5,1896E-06</text:p>
          </table:table-cell>
          <table:table-cell office:value-type="float" office:value="0.0000097702" calcext:value-type="float">
            <text:p>9,7702E-06</text:p>
          </table:table-cell>
          <table:table-cell office:value-type="float" office:value="0.0000010783" calcext:value-type="float">
            <text:p>1,0783E-06</text:p>
          </table:table-cell>
          <table:table-cell office:value-type="float" office:value="0.0000065046" calcext:value-type="float">
            <text:p>6,5046E-06</text:p>
          </table:table-cell>
          <table:table-cell office:value-type="float" office:value="0.00000606" calcext:value-type="float">
            <text:p>6,06E-06</text:p>
          </table:table-cell>
          <table:table-cell office:value-type="float" office:value="0.0000101482" calcext:value-type="float">
            <text:p>1,01482E-05</text:p>
          </table:table-cell>
          <table:table-cell office:value-type="float" office:value="0.0000066663" calcext:value-type="float">
            <text:p>6,6663E-06</text:p>
          </table:table-cell>
          <table:table-cell office:value-type="float" office:value="0.000001168" calcext:value-type="float">
            <text:p>1,168E-06</text:p>
          </table:table-cell>
          <table:table-cell office:value-type="float" office:value="0.0000090588" calcext:value-type="float">
            <text:p>9,0588E-06</text:p>
          </table:table-cell>
          <table:table-cell office:value-type="float" office:value="0.000006905" calcext:value-type="float">
            <text:p>6,905E-06</text:p>
          </table:table-cell>
          <table:table-cell office:value-type="float" office:value="0.0000089792" calcext:value-type="float">
            <text:p>8,9792E-06</text:p>
          </table:table-cell>
          <table:table-cell office:value-type="float" office:value="0.0000073222" calcext:value-type="float">
            <text:p>7,3222E-06</text:p>
          </table:table-cell>
          <table:table-cell office:value-type="float" office:value="0.0000010267" calcext:value-type="float">
            <text:p>1,0267E-06</text:p>
          </table:table-cell>
          <table:table-cell office:value-type="float" office:value="0.0000118441" calcext:value-type="float">
            <text:p>1,18441E-05</text:p>
          </table:table-cell>
          <table:table-cell office:value-type="float" office:value="0.0000007323" calcext:value-type="float">
            <text:p>7,323E-07</text:p>
          </table:table-cell>
          <table:table-cell office:value-type="float" office:value="0.0000045627" calcext:value-type="float">
            <text:p>4,5627E-06</text:p>
          </table:table-cell>
          <table:table-cell office:value-type="float" office:value="0.0000075435" calcext:value-type="float">
            <text:p>7,5435E-06</text:p>
          </table:table-cell>
          <table:table-cell office:value-type="float" office:value="0.0000074043" calcext:value-type="float">
            <text:p>7,4043E-06</text:p>
          </table:table-cell>
          <table:table-cell office:value-type="float" office:value="0.000005119" calcext:value-type="float">
            <text:p>5,119E-06</text:p>
          </table:table-cell>
          <table:table-cell office:value-type="float" office:value="0.0000075769" calcext:value-type="float">
            <text:p>7,5769E-06</text:p>
          </table:table-cell>
          <table:table-cell office:value-type="float" office:value="0.0000081468" calcext:value-type="float">
            <text:p>8,1468E-06</text:p>
          </table:table-cell>
          <table:table-cell office:value-type="float" office:value="0.000006326" calcext:value-type="float">
            <text:p>6,326E-06</text:p>
          </table:table-cell>
          <table:table-cell office:value-type="float" office:value="0.0000080766" calcext:value-type="float">
            <text:p>8,0766E-06</text:p>
          </table:table-cell>
          <table:table-cell office:value-type="float" office:value="0.0000089243" calcext:value-type="float">
            <text:p>8,9243E-06</text:p>
          </table:table-cell>
          <table:table-cell office:value-type="float" office:value="0.0000027449" calcext:value-type="float">
            <text:p>2,7449E-06</text:p>
          </table:table-cell>
          <table:table-cell office:value-type="float" office:value="0.0000037432" calcext:value-type="float">
            <text:p>3,7432E-06</text:p>
          </table:table-cell>
          <table:table-cell office:value-type="float" office:value="0.0000024032" calcext:value-type="float">
            <text:p>2,4032E-06</text:p>
          </table:table-cell>
          <table:table-cell office:value-type="float" office:value="0.0000069305" calcext:value-type="float">
            <text:p>6,9305E-06</text:p>
          </table:table-cell>
          <table:table-cell office:value-type="float" office:value="0.0000068366" calcext:value-type="float">
            <text:p>6,8366E-06</text:p>
          </table:table-cell>
          <table:table-cell office:value-type="float" office:value="0.0000030891" calcext:value-type="float">
            <text:p>3,0891E-06</text:p>
          </table:table-cell>
          <table:table-cell office:value-type="float" office:value="0.0000037012" calcext:value-type="float">
            <text:p>3,7012E-06</text:p>
          </table:table-cell>
          <table:table-cell office:value-type="float" office:value="0.000002381" calcext:value-type="float">
            <text:p>2,381E-06</text:p>
          </table:table-cell>
          <table:table-cell office:value-type="float" office:value="0.0000078296" calcext:value-type="float">
            <text:p>7,8296E-06</text:p>
          </table:table-cell>
          <table:table-cell office:value-type="float" office:value="0.0000050449" calcext:value-type="float">
            <text:p>5,0449E-06</text:p>
          </table:table-cell>
          <table:table-cell office:value-type="float" office:value="0.0000055272" calcext:value-type="float">
            <text:p>5,5272E-06</text:p>
          </table:table-cell>
          <table:table-cell office:value-type="float" office:value="0.0000026512" calcext:value-type="float">
            <text:p>2,6512E-06</text:p>
          </table:table-cell>
          <table:table-cell office:value-type="float" office:value="0.0000013719" calcext:value-type="float">
            <text:p>1,3719E-06</text:p>
          </table:table-cell>
          <table:table-cell office:value-type="float" office:value="0.0000051706" calcext:value-type="float">
            <text:p>5,1706E-06</text:p>
          </table:table-cell>
          <table:table-cell office:value-type="float" office:value="0.0000072206" calcext:value-type="float">
            <text:p>7,2206E-06</text:p>
          </table:table-cell>
          <table:table-cell office:value-type="float" office:value="0.0000141667" calcext:value-type="float">
            <text:p>1,41667E-05</text:p>
          </table:table-cell>
          <table:table-cell office:value-type="float" office:value="0.000002421" calcext:value-type="float">
            <text:p>2,421E-06</text:p>
          </table:table-cell>
          <table:table-cell office:value-type="float" office:value="0.0000098869" calcext:value-type="float">
            <text:p>9,8869E-06</text:p>
          </table:table-cell>
          <table:table-cell office:value-type="float" office:value="0.0000075227" calcext:value-type="float">
            <text:p>7,5227E-06</text:p>
          </table:table-cell>
          <table:table-cell office:value-type="float" office:value="0.0000069011" calcext:value-type="float">
            <text:p>6,9011E-06</text:p>
          </table:table-cell>
          <table:table-cell office:value-type="float" office:value="0.0000019827" calcext:value-type="float">
            <text:p>1,9827E-06</text:p>
          </table:table-cell>
          <table:table-cell office:value-type="float" office:value="0.0000014094" calcext:value-type="float">
            <text:p>1,4094E-06</text:p>
          </table:table-cell>
          <table:table-cell office:value-type="float" office:value="0.0000018399" calcext:value-type="float">
            <text:p>1,8399E-06</text:p>
          </table:table-cell>
          <table:table-cell office:value-type="float" office:value="0.0000023246" calcext:value-type="float">
            <text:p>2,3246E-06</text:p>
          </table:table-cell>
          <table:table-cell office:value-type="float" office:value="0.0000039264" calcext:value-type="float">
            <text:p>3,9264E-06</text:p>
          </table:table-cell>
          <table:table-cell office:value-type="float" office:value="0.0000065855" calcext:value-type="float">
            <text:p>6,5855E-06</text:p>
          </table:table-cell>
          <table:table-cell office:value-type="float" office:value="0.0000031257" calcext:value-type="float">
            <text:p>3,1257E-06</text:p>
          </table:table-cell>
          <table:table-cell office:value-type="float" office:value="0.0000064349" calcext:value-type="float">
            <text:p>6,4349E-06</text:p>
          </table:table-cell>
          <table:table-cell office:value-type="float" office:value="0.0000037701" calcext:value-type="float">
            <text:p>3,7701E-06</text:p>
          </table:table-cell>
          <table:table-cell office:value-type="float" office:value="0.0000068796" calcext:value-type="float">
            <text:p>6,8796E-06</text:p>
          </table:table-cell>
          <table:table-cell office:value-type="float" office:value="0.0000077697" calcext:value-type="float">
            <text:p>7,7697E-06</text:p>
          </table:table-cell>
          <table:table-cell office:value-type="float" office:value="0.000004799" calcext:value-type="float">
            <text:p>4,799E-06</text:p>
          </table:table-cell>
          <table:table-cell office:value-type="float" office:value="0.0000092361" calcext:value-type="float">
            <text:p>9,2361E-06</text:p>
          </table:table-cell>
          <table:table-cell office:value-type="float" office:value="0.000006728" calcext:value-type="float">
            <text:p>6,728E-06</text:p>
          </table:table-cell>
          <table:table-cell office:value-type="float" office:value="0.0000015098" calcext:value-type="float">
            <text:p>1,5098E-06</text:p>
          </table:table-cell>
          <table:table-cell office:value-type="float" office:value="0.0000073053" calcext:value-type="float">
            <text:p>7,3053E-06</text:p>
          </table:table-cell>
          <table:table-cell office:value-type="float" office:value="0.0000057917" calcext:value-type="float">
            <text:p>5,7917E-06</text:p>
          </table:table-cell>
          <table:table-cell office:value-type="float" office:value="0.0000008853" calcext:value-type="float">
            <text:p>8,853E-07</text:p>
          </table:table-cell>
          <table:table-cell office:value-type="float" office:value="0.0000066168" calcext:value-type="float">
            <text:p>6,6168E-06</text:p>
          </table:table-cell>
          <table:table-cell office:value-type="float" office:value="0.0000069549" calcext:value-type="float">
            <text:p>6,9549E-06</text:p>
          </table:table-cell>
          <table:table-cell office:value-type="float" office:value="0.0000031913" calcext:value-type="float">
            <text:p>3,1913E-06</text:p>
          </table:table-cell>
          <table:table-cell office:value-type="float" office:value="0.0000095561" calcext:value-type="float">
            <text:p>9,5561E-06</text:p>
          </table:table-cell>
          <table:table-cell office:value-type="float" office:value="0.0000048185" calcext:value-type="float">
            <text:p>4,8185E-06</text:p>
          </table:table-cell>
          <table:table-cell office:value-type="float" office:value="0.0000096729" calcext:value-type="float">
            <text:p>9,6729E-06</text:p>
          </table:table-cell>
          <table:table-cell office:value-type="float" office:value="0.0000070342" calcext:value-type="float">
            <text:p>7,0342E-06</text:p>
          </table:table-cell>
          <table:table-cell office:value-type="float" office:value="0.0000068154" calcext:value-type="float">
            <text:p>6,8154E-06</text:p>
          </table:table-cell>
          <table:table-cell office:value-type="float" office:value="0.0000013767" calcext:value-type="float">
            <text:p>1,3767E-06</text:p>
          </table:table-cell>
          <table:table-cell office:value-type="float" office:value="0.0000009134" calcext:value-type="float">
            <text:p>9,134E-07</text:p>
          </table:table-cell>
          <table:table-cell office:value-type="float" office:value="0.0000025076" calcext:value-type="float">
            <text:p>2,5076E-06</text:p>
          </table:table-cell>
          <table:table-cell office:value-type="float" office:value="0.0000010733" calcext:value-type="float">
            <text:p>1,0733E-06</text:p>
          </table:table-cell>
          <table:table-cell office:value-type="float" office:value="0.0000067536" calcext:value-type="float">
            <text:p>6,7536E-06</text:p>
          </table:table-cell>
          <table:table-cell office:value-type="float" office:value="0.0000011897" calcext:value-type="float">
            <text:p>1,1897E-06</text:p>
          </table:table-cell>
          <table:table-cell office:value-type="float" office:value="0.0000073339" calcext:value-type="float">
            <text:p>7,3339E-06</text:p>
          </table:table-cell>
          <table:table-cell office:value-type="float" office:value="0.0000118629" calcext:value-type="float">
            <text:p>1,18629E-05</text:p>
          </table:table-cell>
          <table:table-cell office:value-type="float" office:value="0.0000047357" calcext:value-type="float">
            <text:p>4,7357E-06</text:p>
          </table:table-cell>
          <table:table-cell office:value-type="float" office:value="0.000003465" calcext:value-type="float">
            <text:p>3,465E-06</text:p>
          </table:table-cell>
          <table:table-cell office:value-type="float" office:value="0.0000061096" calcext:value-type="float">
            <text:p>6,1096E-06</text:p>
          </table:table-cell>
          <table:table-cell office:value-type="float" office:value="0.0000062716" calcext:value-type="float">
            <text:p>6,2716E-06</text:p>
          </table:table-cell>
          <table:table-cell office:value-type="float" office:value="0.000001922" calcext:value-type="float">
            <text:p>1,922E-06</text:p>
          </table:table-cell>
          <table:table-cell office:value-type="float" office:value="0.0000013402" calcext:value-type="float">
            <text:p>1,3402E-06</text:p>
          </table:table-cell>
          <table:table-cell office:value-type="float" office:value="0.0000115404" calcext:value-type="float">
            <text:p>1,15404E-05</text:p>
          </table:table-cell>
          <table:table-cell office:value-type="float" office:value="0.0000048159" calcext:value-type="float">
            <text:p>4,8159E-06</text:p>
          </table:table-cell>
          <table:table-cell office:value-type="float" office:value="0.0000012053" calcext:value-type="float">
            <text:p>1,2053E-06</text:p>
          </table:table-cell>
          <table:table-cell office:value-type="float" office:value="0.0000013301" calcext:value-type="float">
            <text:p>1,3301E-06</text:p>
          </table:table-cell>
          <table:table-cell office:value-type="float" office:value="0.0000046758" calcext:value-type="float">
            <text:p>4,6758E-06</text:p>
          </table:table-cell>
          <table:table-cell office:value-type="float" office:value="0.0000047235" calcext:value-type="float">
            <text:p>4,7235E-06</text:p>
          </table:table-cell>
          <table:table-cell office:value-type="float" office:value="0.0000100539" calcext:value-type="float">
            <text:p>1,00539E-05</text:p>
          </table:table-cell>
          <table:table-cell office:value-type="float" office:value="0.0000084166" calcext:value-type="float">
            <text:p>8,4166E-06</text:p>
          </table:table-cell>
          <table:table-cell office:value-type="float" office:value="0.0000050115" calcext:value-type="float">
            <text:p>5,0115E-06</text:p>
          </table:table-cell>
          <table:table-cell office:value-type="float" office:value="0.0000084638" calcext:value-type="float">
            <text:p>8,4638E-06</text:p>
          </table:table-cell>
          <table:table-cell office:value-type="float" office:value="0.0000075547" calcext:value-type="float">
            <text:p>7,5547E-06</text:p>
          </table:table-cell>
          <table:table-cell office:value-type="float" office:value="0.0000020626" calcext:value-type="float">
            <text:p>2,0626E-06</text:p>
          </table:table-cell>
          <table:table-cell office:value-type="float" office:value="0.0000023928" calcext:value-type="float">
            <text:p>2,3928E-06</text:p>
          </table:table-cell>
          <table:table-cell office:value-type="float" office:value="0.0000079503" calcext:value-type="float">
            <text:p>7,9503E-06</text:p>
          </table:table-cell>
          <table:table-cell office:value-type="float" office:value="0.0000026768" calcext:value-type="float">
            <text:p>2,6768E-06</text:p>
          </table:table-cell>
          <table:table-cell office:value-type="float" office:value="0.0000064744" calcext:value-type="float">
            <text:p>6,4744E-06</text:p>
          </table:table-cell>
          <table:table-cell office:value-type="float" office:value="0.0000027388" calcext:value-type="float">
            <text:p>2,7388E-06</text:p>
          </table:table-cell>
          <table:table-cell office:value-type="float" office:value="0.0000068388" calcext:value-type="float">
            <text:p>6,8388E-06</text:p>
          </table:table-cell>
          <table:table-cell office:value-type="float" office:value="0.000011804" calcext:value-type="float">
            <text:p>1,1804E-05</text:p>
          </table:table-cell>
          <table:table-cell office:value-type="float" office:value="0.0000057198" calcext:value-type="float">
            <text:p>5,7198E-06</text:p>
          </table:table-cell>
          <table:table-cell office:value-type="float" office:value="0.0000075331" calcext:value-type="float">
            <text:p>7,5331E-06</text:p>
          </table:table-cell>
          <table:table-cell office:value-type="float" office:value="0.0000035221" calcext:value-type="float">
            <text:p>3,5221E-06</text:p>
          </table:table-cell>
          <table:table-cell office:value-type="float" office:value="0.0000095826" calcext:value-type="float">
            <text:p>9,5826E-06</text:p>
          </table:table-cell>
          <table:table-cell office:value-type="float" office:value="0.0000093623" calcext:value-type="float">
            <text:p>9,3623E-06</text:p>
          </table:table-cell>
          <table:table-cell office:value-type="float" office:value="0.0000082301" calcext:value-type="float">
            <text:p>8,2301E-06</text:p>
          </table:table-cell>
          <table:table-cell office:value-type="float" office:value="0.0000062019" calcext:value-type="float">
            <text:p>6,2019E-06</text:p>
          </table:table-cell>
          <table:table-cell office:value-type="float" office:value="0.0000029528" calcext:value-type="float">
            <text:p>2,9528E-06</text:p>
          </table:table-cell>
          <table:table-cell office:value-type="float" office:value="0.0000071885" calcext:value-type="float">
            <text:p>7,1885E-06</text:p>
          </table:table-cell>
          <table:table-cell office:value-type="float" office:value="0.0000038121" calcext:value-type="float">
            <text:p>3,8121E-06</text:p>
          </table:table-cell>
          <table:table-cell office:value-type="float" office:value="0.00000586" calcext:value-type="float">
            <text:p>5,86E-06</text:p>
          </table:table-cell>
          <table:table-cell office:value-type="float" office:value="0.0000169149" calcext:value-type="float">
            <text:p>1,69149E-05</text:p>
          </table:table-cell>
          <table:table-cell office:value-type="float" office:value="0.0000097274" calcext:value-type="float">
            <text:p>9,7274E-06</text:p>
          </table:table-cell>
          <table:table-cell office:value-type="float" office:value="0.0000081535" calcext:value-type="float">
            <text:p>8,1535E-06</text:p>
          </table:table-cell>
          <table:table-cell office:value-type="float" office:value="0.0000048129" calcext:value-type="float">
            <text:p>4,8129E-06</text:p>
          </table:table-cell>
          <table:table-cell office:value-type="float" office:value="0.0000080986" calcext:value-type="float">
            <text:p>8,0986E-06</text:p>
          </table:table-cell>
          <table:table-cell office:value-type="float" office:value="0.0000087057" calcext:value-type="float">
            <text:p>8,7057E-06</text:p>
          </table:table-cell>
          <table:table-cell office:value-type="float" office:value="0.0000103309" calcext:value-type="float">
            <text:p>1,03309E-05</text:p>
          </table:table-cell>
          <table:table-cell office:value-type="float" office:value="0.0000093985" calcext:value-type="float">
            <text:p>9,3985E-06</text:p>
          </table:table-cell>
          <table:table-cell office:value-type="float" office:value="0.0000063351" calcext:value-type="float">
            <text:p>6,3351E-06</text:p>
          </table:table-cell>
          <table:table-cell office:value-type="float" office:value="0.0000008563" calcext:value-type="float">
            <text:p>8,563E-07</text:p>
          </table:table-cell>
          <table:table-cell office:value-type="float" office:value="0.0000016716" calcext:value-type="float">
            <text:p>1,6716E-06</text:p>
          </table:table-cell>
          <table:table-cell office:value-type="float" office:value="0.0000028725" calcext:value-type="float">
            <text:p>2,8725E-06</text:p>
          </table:table-cell>
          <table:table-cell office:value-type="float" office:value="0.0000068393" calcext:value-type="float">
            <text:p>6,8393E-06</text:p>
          </table:table-cell>
          <table:table-cell office:value-type="float" office:value="0.0000017728" calcext:value-type="float">
            <text:p>1,7728E-06</text:p>
          </table:table-cell>
          <table:table-cell office:value-type="float" office:value="0.0000066752" calcext:value-type="float">
            <text:p>6,6752E-06</text:p>
          </table:table-cell>
          <table:table-cell office:value-type="float" office:value="0.0000085115" calcext:value-type="float">
            <text:p>8,5115E-06</text:p>
          </table:table-cell>
          <table:table-cell office:value-type="float" office:value="0.0000136102" calcext:value-type="float">
            <text:p>1,36102E-05</text:p>
          </table:table-cell>
          <table:table-cell office:value-type="float" office:value="0.0000015451" calcext:value-type="float">
            <text:p>1,5451E-06</text:p>
          </table:table-cell>
          <table:table-cell office:value-type="float" office:value="0.0000089303" calcext:value-type="float">
            <text:p>8,9303E-06</text:p>
          </table:table-cell>
          <table:table-cell office:value-type="float" office:value="0.0000088458" calcext:value-type="float">
            <text:p>8,8458E-06</text:p>
          </table:table-cell>
          <table:table-cell office:value-type="float" office:value="0.0000054222" calcext:value-type="float">
            <text:p>5,4222E-06</text:p>
          </table:table-cell>
          <table:table-cell office:value-type="float" office:value="0.0000117734" calcext:value-type="float">
            <text:p>1,17734E-05</text:p>
          </table:table-cell>
          <table:table-cell office:value-type="float" office:value="0.0000070236" calcext:value-type="float">
            <text:p>7,0236E-06</text:p>
          </table:table-cell>
          <table:table-cell office:value-type="float" office:value="0.0000052223" calcext:value-type="float">
            <text:p>5,2223E-06</text:p>
          </table:table-cell>
          <table:table-cell office:value-type="float" office:value="0.0000084409" calcext:value-type="float">
            <text:p>8,4409E-06</text:p>
          </table:table-cell>
          <table:table-cell office:value-type="float" office:value="0.0000022484" calcext:value-type="float">
            <text:p>2,2484E-06</text:p>
          </table:table-cell>
          <table:table-cell office:value-type="float" office:value="0.0000027086" calcext:value-type="float">
            <text:p>2,7086E-06</text:p>
          </table:table-cell>
          <table:table-cell office:value-type="float" office:value="0.0000057245" calcext:value-type="float">
            <text:p>5,7245E-06</text:p>
          </table:table-cell>
          <table:table-cell office:value-type="float" office:value="0.0000056376" calcext:value-type="float">
            <text:p>5,6376E-06</text:p>
          </table:table-cell>
          <table:table-cell office:value-type="float" office:value="0.0000038038" calcext:value-type="float">
            <text:p>3,8038E-06</text:p>
          </table:table-cell>
          <table:table-cell office:value-type="float" office:value="0.0000017384" calcext:value-type="float">
            <text:p>1,7384E-06</text:p>
          </table:table-cell>
          <table:table-cell office:value-type="float" office:value="0.0000219598" calcext:value-type="float">
            <text:p>2,19598E-05</text:p>
          </table:table-cell>
          <table:table-cell office:value-type="float" office:value="0.0000083743" calcext:value-type="float">
            <text:p>8,3743E-06</text:p>
          </table:table-cell>
          <table:table-cell office:value-type="float" office:value="0.0000087129" calcext:value-type="float">
            <text:p>8,7129E-06</text:p>
          </table:table-cell>
          <table:table-cell office:value-type="float" office:value="0.0000089642" calcext:value-type="float">
            <text:p>8,9642E-06</text:p>
          </table:table-cell>
          <table:table-cell office:value-type="float" office:value="0.0000012676" calcext:value-type="float">
            <text:p>1,2676E-06</text:p>
          </table:table-cell>
          <table:table-cell office:value-type="float" office:value="0.0000010615" calcext:value-type="float">
            <text:p>1,0615E-06</text:p>
          </table:table-cell>
          <table:table-cell office:value-type="float" office:value="0.0000128983" calcext:value-type="float">
            <text:p>1,28983E-05</text:p>
          </table:table-cell>
          <table:table-cell office:value-type="float" office:value="0.0000063905" calcext:value-type="float">
            <text:p>6,3905E-06</text:p>
          </table:table-cell>
          <table:table-cell office:value-type="float" office:value="0.0000067751" calcext:value-type="float">
            <text:p>6,7751E-06</text:p>
          </table:table-cell>
          <table:table-cell office:value-type="float" office:value="0.0000086724" calcext:value-type="float">
            <text:p>8,6724E-06</text:p>
          </table:table-cell>
          <table:table-cell office:value-type="float" office:value="0.0000050918" calcext:value-type="float">
            <text:p>5,0918E-06</text:p>
          </table:table-cell>
          <table:table-cell office:value-type="float" office:value="0.0000016372" calcext:value-type="float">
            <text:p>1,6372E-06</text:p>
          </table:table-cell>
          <table:table-cell office:value-type="float" office:value="0.0000007883" calcext:value-type="float">
            <text:p>7,883E-07</text:p>
          </table:table-cell>
          <table:table-cell office:value-type="float" office:value="0.0000054877" calcext:value-type="float">
            <text:p>5,4877E-06</text:p>
          </table:table-cell>
          <table:table-cell office:value-type="float" office:value="0.0000063848" calcext:value-type="float">
            <text:p>6,3848E-06</text:p>
          </table:table-cell>
          <table:table-cell office:value-type="float" office:value="0.0000083135" calcext:value-type="float">
            <text:p>8,3135E-06</text:p>
          </table:table-cell>
          <table:table-cell office:value-type="float" office:value="0.0000108555" calcext:value-type="float">
            <text:p>1,08555E-05</text:p>
          </table:table-cell>
          <table:table-cell office:value-type="float" office:value="0.0000072649" calcext:value-type="float">
            <text:p>7,2649E-06</text:p>
          </table:table-cell>
          <table:table-cell office:value-type="float" office:value="0.0000186696" calcext:value-type="float">
            <text:p>1,86696E-05</text:p>
          </table:table-cell>
          <table:table-cell office:value-type="float" office:value="0.0000053111" calcext:value-type="float">
            <text:p>5,3111E-06</text:p>
          </table:table-cell>
          <table:table-cell office:value-type="float" office:value="0.0000084629" calcext:value-type="float">
            <text:p>8,4629E-06</text:p>
          </table:table-cell>
          <table:table-cell office:value-type="float" office:value="0.0000081555" calcext:value-type="float">
            <text:p>8,1555E-06</text:p>
          </table:table-cell>
          <table:table-cell office:value-type="float" office:value="0.0000063397" calcext:value-type="float">
            <text:p>6,3397E-06</text:p>
          </table:table-cell>
          <table:table-cell office:value-type="float" office:value="0.0000068099" calcext:value-type="float">
            <text:p>6,8099E-06</text:p>
          </table:table-cell>
          <table:table-cell office:value-type="float" office:value="0.0000041038" calcext:value-type="float">
            <text:p>4,1038E-06</text:p>
          </table:table-cell>
          <table:table-cell office:value-type="float" office:value="0.0000056655" calcext:value-type="float">
            <text:p>5,6655E-06</text:p>
          </table:table-cell>
          <table:table-cell office:value-type="float" office:value="0.0000011395" calcext:value-type="float">
            <text:p>1,1395E-06</text:p>
          </table:table-cell>
          <table:table-cell office:value-type="float" office:value="0.0000071922" calcext:value-type="float">
            <text:p>7,1922E-06</text:p>
          </table:table-cell>
          <table:table-cell office:value-type="float" office:value="0.0000091219" calcext:value-type="float">
            <text:p>9,1219E-06</text:p>
          </table:table-cell>
          <table:table-cell office:value-type="float" office:value="0.0000022247" calcext:value-type="float">
            <text:p>2,2247E-06</text:p>
          </table:table-cell>
          <table:table-cell office:value-type="float" office:value="0.0000128575" calcext:value-type="float">
            <text:p>1,28575E-05</text:p>
          </table:table-cell>
          <table:table-cell office:value-type="float" office:value="0.0000048589" calcext:value-type="float">
            <text:p>4,8589E-06</text:p>
          </table:table-cell>
          <table:table-cell office:value-type="float" office:value="0.0000055418" calcext:value-type="float">
            <text:p>5,5418E-06</text:p>
          </table:table-cell>
          <table:table-cell office:value-type="float" office:value="0.0000027295" calcext:value-type="float">
            <text:p>2,7295E-06</text:p>
          </table:table-cell>
          <table:table-cell office:value-type="float" office:value="0.000004448" calcext:value-type="float">
            <text:p>4,448E-06</text:p>
          </table:table-cell>
          <table:table-cell office:value-type="float" office:value="0.0000009075" calcext:value-type="float">
            <text:p>9,075E-07</text:p>
          </table:table-cell>
          <table:table-cell office:value-type="float" office:value="0.000000814" calcext:value-type="float">
            <text:p>8,14E-07</text:p>
          </table:table-cell>
          <table:table-cell office:value-type="float" office:value="0.0000026185" calcext:value-type="float">
            <text:p>2,6185E-06</text:p>
          </table:table-cell>
          <table:table-cell office:value-type="float" office:value="0.0000014559" calcext:value-type="float">
            <text:p>1,4559E-06</text:p>
          </table:table-cell>
          <table:table-cell office:value-type="float" office:value="0.0000060733" calcext:value-type="float">
            <text:p>6,0733E-06</text:p>
          </table:table-cell>
          <table:table-cell office:value-type="float" office:value="0.0000114418" calcext:value-type="float">
            <text:p>1,14418E-05</text:p>
          </table:table-cell>
          <table:table-cell office:value-type="float" office:value="0.000000955" calcext:value-type="float">
            <text:p>9,55E-07</text:p>
          </table:table-cell>
          <table:table-cell office:value-type="float" office:value="0.0000068807" calcext:value-type="float">
            <text:p>6,8807E-06</text:p>
          </table:table-cell>
          <table:table-cell office:value-type="float" office:value="0.0000034001" calcext:value-type="float">
            <text:p>3,4001E-06</text:p>
          </table:table-cell>
          <table:table-cell office:value-type="float" office:value="0.0000023634" calcext:value-type="float">
            <text:p>2,3634E-06</text:p>
          </table:table-cell>
          <table:table-cell office:value-type="float" office:value="0.0000067433" calcext:value-type="float">
            <text:p>6,7433E-06</text:p>
          </table:table-cell>
          <table:table-cell office:value-type="float" office:value="0.0000031957" calcext:value-type="float">
            <text:p>3,1957E-06</text:p>
          </table:table-cell>
          <table:table-cell office:value-type="float" office:value="0.0000022592" calcext:value-type="float">
            <text:p>2,2592E-06</text:p>
          </table:table-cell>
          <table:table-cell office:value-type="float" office:value="0.0000029183" calcext:value-type="float">
            <text:p>2,9183E-06</text:p>
          </table:table-cell>
          <table:table-cell office:value-type="float" office:value="0.0000007023" calcext:value-type="float">
            <text:p>7,023E-07</text:p>
          </table:table-cell>
          <table:table-cell office:value-type="float" office:value="0.0000015823" calcext:value-type="float">
            <text:p>1,5823E-06</text:p>
          </table:table-cell>
          <table:table-cell office:value-type="float" office:value="0.0000010018" calcext:value-type="float">
            <text:p>1,0018E-06</text:p>
          </table:table-cell>
          <table:table-cell office:value-type="float" office:value="0.0000010081" calcext:value-type="float">
            <text:p>1,0081E-06</text:p>
          </table:table-cell>
          <table:table-cell office:value-type="float" office:value="0.0000066056" calcext:value-type="float">
            <text:p>6,6056E-06</text:p>
          </table:table-cell>
          <table:table-cell office:value-type="float" office:value="0.0000013068" calcext:value-type="float">
            <text:p>1,3068E-06</text:p>
          </table:table-cell>
          <table:table-cell office:value-type="float" office:value="0.0000144362" calcext:value-type="float">
            <text:p>1,44362E-05</text:p>
          </table:table-cell>
          <table:table-cell office:value-type="float" office:value="0.0000061342" calcext:value-type="float">
            <text:p>6,1342E-06</text:p>
          </table:table-cell>
          <table:table-cell office:value-type="float" office:value="0.0000072975" calcext:value-type="float">
            <text:p>7,2975E-06</text:p>
          </table:table-cell>
          <table:table-cell office:value-type="float" office:value="0.0000068015" calcext:value-type="float">
            <text:p>6,8015E-06</text:p>
          </table:table-cell>
          <table:table-cell office:value-type="float" office:value="0.0000093866" calcext:value-type="float">
            <text:p>9,3866E-06</text:p>
          </table:table-cell>
          <table:table-cell office:value-type="float" office:value="0.0000057243" calcext:value-type="float">
            <text:p>5,7243E-06</text:p>
          </table:table-cell>
          <table:table-cell office:value-type="float" office:value="0.000004154" calcext:value-type="float">
            <text:p>4,154E-06</text:p>
          </table:table-cell>
          <table:table-cell office:value-type="float" office:value="0.0000071547" calcext:value-type="float">
            <text:p>7,1547E-06</text:p>
          </table:table-cell>
          <table:table-cell office:value-type="float" office:value="0.0000018415" calcext:value-type="float">
            <text:p>1,8415E-06</text:p>
          </table:table-cell>
          <table:table-cell office:value-type="float" office:value="0.0000052644" calcext:value-type="float">
            <text:p>5,2644E-06</text:p>
          </table:table-cell>
          <table:table-cell office:value-type="float" office:value="0.0000011737" calcext:value-type="float">
            <text:p>1,1737E-06</text:p>
          </table:table-cell>
          <table:table-cell office:value-type="float" office:value="0.0000009079" calcext:value-type="float">
            <text:p>9,079E-07</text:p>
          </table:table-cell>
          <table:table-cell office:value-type="float" office:value="0.0000074435" calcext:value-type="float">
            <text:p>7,4435E-06</text:p>
          </table:table-cell>
          <table:table-cell office:value-type="float" office:value="0.0000010103" calcext:value-type="float">
            <text:p>1,0103E-06</text:p>
          </table:table-cell>
          <table:table-cell office:value-type="float" office:value="0.0000114392" calcext:value-type="float">
            <text:p>1,14392E-05</text:p>
          </table:table-cell>
          <table:table-cell office:value-type="float" office:value="0.0000085763" calcext:value-type="float">
            <text:p>8,5763E-06</text:p>
          </table:table-cell>
          <table:table-cell office:value-type="float" office:value="0.0000060005" calcext:value-type="float">
            <text:p>6,0005E-06</text:p>
          </table:table-cell>
          <table:table-cell office:value-type="float" office:value="0.0000059176" calcext:value-type="float">
            <text:p>5,9176E-06</text:p>
          </table:table-cell>
          <table:table-cell office:value-type="float" office:value="0.0000073839" calcext:value-type="float">
            <text:p>7,3839E-06</text:p>
          </table:table-cell>
          <table:table-cell office:value-type="float" office:value="0.0000007903" calcext:value-type="float">
            <text:p>7,903E-07</text:p>
          </table:table-cell>
          <table:table-cell office:value-type="float" office:value="0.0000008991" calcext:value-type="float">
            <text:p>8,991E-07</text:p>
          </table:table-cell>
          <table:table-cell office:value-type="float" office:value="0.0000013902" calcext:value-type="float">
            <text:p>1,3902E-06</text:p>
          </table:table-cell>
          <table:table-cell office:value-type="float" office:value="0.0000011058" calcext:value-type="float">
            <text:p>1,1058E-06</text:p>
          </table:table-cell>
          <table:table-cell office:value-type="float" office:value="0.0000057899" calcext:value-type="float">
            <text:p>5,7899E-06</text:p>
          </table:table-cell>
          <table:table-cell office:value-type="float" office:value="0.0000060623" calcext:value-type="float">
            <text:p>6,0623E-06</text:p>
          </table:table-cell>
          <table:table-cell office:value-type="float" office:value="0.0000069187" calcext:value-type="float">
            <text:p>6,9187E-06</text:p>
          </table:table-cell>
          <table:table-cell office:value-type="float" office:value="0.0000077244" calcext:value-type="float">
            <text:p>7,7244E-06</text:p>
          </table:table-cell>
          <table:table-cell office:value-type="float" office:value="0.0000047708" calcext:value-type="float">
            <text:p>4,7708E-06</text:p>
          </table:table-cell>
          <table:table-cell office:value-type="float" office:value="0.0000087209" calcext:value-type="float">
            <text:p>8,7209E-06</text:p>
          </table:table-cell>
          <table:table-cell office:value-type="float" office:value="0.0000094303" calcext:value-type="float">
            <text:p>9,4303E-06</text:p>
          </table:table-cell>
          <table:table-cell office:value-type="float" office:value="0.0000064486" calcext:value-type="float">
            <text:p>6,4486E-06</text:p>
          </table:table-cell>
          <table:table-cell office:value-type="float" office:value="0.000007199" calcext:value-type="float">
            <text:p>7,199E-06</text:p>
          </table:table-cell>
          <table:table-cell office:value-type="float" office:value="0.0000039376" calcext:value-type="float">
            <text:p>3,9376E-06</text:p>
          </table:table-cell>
          <table:table-cell office:value-type="float" office:value="0.0000073709" calcext:value-type="float">
            <text:p>7,3709E-06</text:p>
          </table:table-cell>
          <table:table-cell office:value-type="float" office:value="0.0000086875" calcext:value-type="float">
            <text:p>8,6875E-06</text:p>
          </table:table-cell>
          <table:table-cell office:value-type="float" office:value="0.0000055962" calcext:value-type="float">
            <text:p>5,5962E-06</text:p>
          </table:table-cell>
          <table:table-cell office:value-type="float" office:value="0.0000067495" calcext:value-type="float">
            <text:p>6,7495E-06</text:p>
          </table:table-cell>
          <table:table-cell office:value-type="float" office:value="0.0000057949" calcext:value-type="float">
            <text:p>5,7949E-06</text:p>
          </table:table-cell>
          <table:table-cell office:value-type="float" office:value="0.000000777" calcext:value-type="float">
            <text:p>7,77E-07</text:p>
          </table:table-cell>
          <table:table-cell office:value-type="float" office:value="0.0000077047" calcext:value-type="float">
            <text:p>7,7047E-06</text:p>
          </table:table-cell>
          <table:table-cell office:value-type="float" office:value="0.0000077559" calcext:value-type="float">
            <text:p>7,7559E-06</text:p>
          </table:table-cell>
          <table:table-cell office:value-type="float" office:value="0.0000077152" calcext:value-type="float">
            <text:p>7,7152E-06</text:p>
          </table:table-cell>
          <table:table-cell office:value-type="float" office:value="0.0000029352" calcext:value-type="float">
            <text:p>2,9352E-06</text:p>
          </table:table-cell>
          <table:table-cell office:value-type="float" office:value="0.0000013857" calcext:value-type="float">
            <text:p>1,3857E-06</text:p>
          </table:table-cell>
          <table:table-cell office:value-type="float" office:value="0.0000032165" calcext:value-type="float">
            <text:p>3,2165E-06</text:p>
          </table:table-cell>
          <table:table-cell office:value-type="float" office:value="0.000000955" calcext:value-type="float">
            <text:p>9,55E-07</text:p>
          </table:table-cell>
          <table:table-cell office:value-type="float" office:value="0.0000072049" calcext:value-type="float">
            <text:p>7,2049E-06</text:p>
          </table:table-cell>
          <table:table-cell office:value-type="float" office:value="0.0000017448" calcext:value-type="float">
            <text:p>1,7448E-06</text:p>
          </table:table-cell>
          <table:table-cell office:value-type="float" office:value="0.0000074855" calcext:value-type="float">
            <text:p>7,4855E-06</text:p>
          </table:table-cell>
          <table:table-cell office:value-type="float" office:value="0.0000009213" calcext:value-type="float">
            <text:p>9,213E-07</text:p>
          </table:table-cell>
          <table:table-cell office:value-type="float" office:value="0.0000074985" calcext:value-type="float">
            <text:p>7,4985E-06</text:p>
          </table:table-cell>
          <table:table-cell office:value-type="float" office:value="0.0000075124" calcext:value-type="float">
            <text:p>7,5124E-06</text:p>
          </table:table-cell>
          <table:table-cell office:value-type="float" office:value="0.0000146569" calcext:value-type="float">
            <text:p>1,46569E-05</text:p>
          </table:table-cell>
          <table:table-cell office:value-type="float" office:value="0.0000115533" calcext:value-type="float">
            <text:p>1,15533E-05</text:p>
          </table:table-cell>
          <table:table-cell office:value-type="float" office:value="0.0000084788" calcext:value-type="float">
            <text:p>8,4788E-06</text:p>
          </table:table-cell>
          <table:table-cell office:value-type="float" office:value="0.0000007705" calcext:value-type="float">
            <text:p>7,705E-07</text:p>
          </table:table-cell>
          <table:table-cell office:value-type="float" office:value="0.000009747" calcext:value-type="float">
            <text:p>9,747E-06</text:p>
          </table:table-cell>
          <table:table-cell office:value-type="float" office:value="0.0000070021" calcext:value-type="float">
            <text:p>7,0021E-06</text:p>
          </table:table-cell>
          <table:table-cell office:value-type="float" office:value="0.0000050491" calcext:value-type="float">
            <text:p>5,0491E-06</text:p>
          </table:table-cell>
          <table:table-cell office:value-type="float" office:value="0.0000170968" calcext:value-type="float">
            <text:p>1,70968E-05</text:p>
          </table:table-cell>
          <table:table-cell office:value-type="float" office:value="0.0000028053" calcext:value-type="float">
            <text:p>2,8053E-06</text:p>
          </table:table-cell>
          <table:table-cell office:value-type="float" office:value="0.0000133871" calcext:value-type="float">
            <text:p>1,33871E-05</text:p>
          </table:table-cell>
          <table:table-cell office:value-type="float" office:value="0.000007563" calcext:value-type="float">
            <text:p>7,563E-06</text:p>
          </table:table-cell>
          <table:table-cell office:value-type="float" office:value="0.000006063" calcext:value-type="float">
            <text:p>6,063E-06</text:p>
          </table:table-cell>
          <table:table-cell office:value-type="float" office:value="0.0000095042" calcext:value-type="float">
            <text:p>9,5042E-06</text:p>
          </table:table-cell>
          <table:table-cell office:value-type="float" office:value="0.0000059538" calcext:value-type="float">
            <text:p>5,9538E-06</text:p>
          </table:table-cell>
          <table:table-cell office:value-type="float" office:value="0.0000065825" calcext:value-type="float">
            <text:p>6,5825E-06</text:p>
          </table:table-cell>
          <table:table-cell office:value-type="float" office:value="0.0000067458" calcext:value-type="float">
            <text:p>6,7458E-06</text:p>
          </table:table-cell>
          <table:table-cell office:value-type="float" office:value="0.0000057682" calcext:value-type="float">
            <text:p>5,7682E-06</text:p>
          </table:table-cell>
          <table:table-cell office:value-type="float" office:value="0.0000016141" calcext:value-type="float">
            <text:p>1,6141E-06</text:p>
          </table:table-cell>
          <table:table-cell office:value-type="float" office:value="0.0000013109" calcext:value-type="float">
            <text:p>1,3109E-06</text:p>
          </table:table-cell>
          <table:table-cell office:value-type="float" office:value="0.0000085471" calcext:value-type="float">
            <text:p>8,5471E-06</text:p>
          </table:table-cell>
          <table:table-cell office:value-type="float" office:value="0.0000088183" calcext:value-type="float">
            <text:p>8,8183E-06</text:p>
          </table:table-cell>
          <table:table-cell office:value-type="float" office:value="0.0000122099" calcext:value-type="float">
            <text:p>1,22099E-05</text:p>
          </table:table-cell>
          <table:table-cell office:value-type="float" office:value="0.0000016405" calcext:value-type="float">
            <text:p>1,6405E-06</text:p>
          </table:table-cell>
          <table:table-cell office:value-type="float" office:value="0.0000063926" calcext:value-type="float">
            <text:p>6,3926E-06</text:p>
          </table:table-cell>
          <table:table-cell office:value-type="float" office:value="0.0000094445" calcext:value-type="float">
            <text:p>9,4445E-06</text:p>
          </table:table-cell>
          <table:table-cell office:value-type="float" office:value="0.0000010651" calcext:value-type="float">
            <text:p>1,0651E-06</text:p>
          </table:table-cell>
          <table:table-cell office:value-type="float" office:value="0.0000086573" calcext:value-type="float">
            <text:p>8,6573E-06</text:p>
          </table:table-cell>
          <table:table-cell office:value-type="float" office:value="0.0000044601" calcext:value-type="float">
            <text:p>4,4601E-06</text:p>
          </table:table-cell>
          <table:table-cell office:value-type="float" office:value="0.0000043616" calcext:value-type="float">
            <text:p>4,3616E-06</text:p>
          </table:table-cell>
          <table:table-cell office:value-type="float" office:value="0.0000113848" calcext:value-type="float">
            <text:p>1,13848E-05</text:p>
          </table:table-cell>
          <table:table-cell office:value-type="float" office:value="0.0000113039" calcext:value-type="float">
            <text:p>1,13039E-05</text:p>
          </table:table-cell>
          <table:table-cell office:value-type="float" office:value="0.0000055586" calcext:value-type="float">
            <text:p>5,5586E-06</text:p>
          </table:table-cell>
          <table:table-cell office:value-type="float" office:value="0.0000091523" calcext:value-type="float">
            <text:p>9,1523E-06</text:p>
          </table:table-cell>
          <table:table-cell office:value-type="float" office:value="0.0000053116" calcext:value-type="float">
            <text:p>5,3116E-06</text:p>
          </table:table-cell>
          <table:table-cell office:value-type="float" office:value="0.0000074529" calcext:value-type="float">
            <text:p>7,4529E-06</text:p>
          </table:table-cell>
          <table:table-cell office:value-type="float" office:value="0.0000068432" calcext:value-type="float">
            <text:p>6,8432E-06</text:p>
          </table:table-cell>
          <table:table-cell office:value-type="float" office:value="0.0000064409" calcext:value-type="float">
            <text:p>6,4409E-06</text:p>
          </table:table-cell>
          <table:table-cell office:value-type="float" office:value="0.0000072892" calcext:value-type="float">
            <text:p>7,2892E-06</text:p>
          </table:table-cell>
          <table:table-cell office:value-type="float" office:value="0.0000033235" calcext:value-type="float">
            <text:p>3,3235E-06</text:p>
          </table:table-cell>
          <table:table-cell office:value-type="float" office:value="0.0000015535" calcext:value-type="float">
            <text:p>1,5535E-06</text:p>
          </table:table-cell>
          <table:table-cell office:value-type="float" office:value="0.0000008339" calcext:value-type="float">
            <text:p>8,339E-07</text:p>
          </table:table-cell>
          <table:table-cell office:value-type="float" office:value="0.0000108362" calcext:value-type="float">
            <text:p>1,08362E-05</text:p>
          </table:table-cell>
          <table:table-cell office:value-type="float" office:value="0.0000028923" calcext:value-type="float">
            <text:p>2,8923E-06</text:p>
          </table:table-cell>
          <table:table-cell office:value-type="float" office:value="0.0000106417" calcext:value-type="float">
            <text:p>1,06417E-05</text:p>
          </table:table-cell>
          <table:table-cell office:value-type="float" office:value="0.0000012678" calcext:value-type="float">
            <text:p>1,2678E-06</text:p>
          </table:table-cell>
          <table:table-cell office:value-type="float" office:value="0.0000074759" calcext:value-type="float">
            <text:p>7,4759E-06</text:p>
          </table:table-cell>
          <table:table-cell office:value-type="float" office:value="0.0000044395" calcext:value-type="float">
            <text:p>4,4395E-06</text:p>
          </table:table-cell>
          <table:table-cell office:value-type="float" office:value="0.0000011228" calcext:value-type="float">
            <text:p>1,1228E-06</text:p>
          </table:table-cell>
          <table:table-cell office:value-type="float" office:value="0.0000052782" calcext:value-type="float">
            <text:p>5,2782E-06</text:p>
          </table:table-cell>
          <table:table-cell office:value-type="float" office:value="0.0000078025" calcext:value-type="float">
            <text:p>7,8025E-06</text:p>
          </table:table-cell>
          <table:table-cell office:value-type="float" office:value="0.0000039308" calcext:value-type="float">
            <text:p>3,9308E-06</text:p>
          </table:table-cell>
          <table:table-cell office:value-type="float" office:value="0.0000086709" calcext:value-type="float">
            <text:p>8,6709E-06</text:p>
          </table:table-cell>
          <table:table-cell office:value-type="float" office:value="0.0000051113" calcext:value-type="float">
            <text:p>5,1113E-06</text:p>
          </table:table-cell>
          <table:table-cell office:value-type="float" office:value="0.0000059811" calcext:value-type="float">
            <text:p>5,9811E-06</text:p>
          </table:table-cell>
          <table:table-cell office:value-type="float" office:value="0.0000013032" calcext:value-type="float">
            <text:p>1,3032E-06</text:p>
          </table:table-cell>
          <table:table-cell office:value-type="float" office:value="0.0000065379" calcext:value-type="float">
            <text:p>6,5379E-06</text:p>
          </table:table-cell>
          <table:table-cell office:value-type="float" office:value="0.0000065866" calcext:value-type="float">
            <text:p>6,5866E-06</text:p>
          </table:table-cell>
          <table:table-cell office:value-type="float" office:value="0.0000009632" calcext:value-type="float">
            <text:p>9,632E-07</text:p>
          </table:table-cell>
          <table:table-cell office:value-type="float" office:value="0.0000013205" calcext:value-type="float">
            <text:p>1,3205E-06</text:p>
          </table:table-cell>
          <table:table-cell office:value-type="float" office:value="0.0000012366" calcext:value-type="float">
            <text:p>1,2366E-06</text:p>
          </table:table-cell>
          <table:table-cell office:value-type="float" office:value="0.0000044785" calcext:value-type="float">
            <text:p>4,4785E-06</text:p>
          </table:table-cell>
          <table:table-cell office:value-type="float" office:value="0.0000067031" calcext:value-type="float">
            <text:p>6,7031E-06</text:p>
          </table:table-cell>
          <table:table-cell office:value-type="float" office:value="0.0000084257" calcext:value-type="float">
            <text:p>8,4257E-06</text:p>
          </table:table-cell>
          <table:table-cell office:value-type="float" office:value="0.0000058241" calcext:value-type="float">
            <text:p>5,8241E-06</text:p>
          </table:table-cell>
          <table:table-cell office:value-type="float" office:value="0.0000044088" calcext:value-type="float">
            <text:p>4,4088E-06</text:p>
          </table:table-cell>
          <table:table-cell office:value-type="float" office:value="0.0000075415" calcext:value-type="float">
            <text:p>7,5415E-06</text:p>
          </table:table-cell>
          <table:table-cell office:value-type="float" office:value="0.0000063636" calcext:value-type="float">
            <text:p>6,3636E-06</text:p>
          </table:table-cell>
          <table:table-cell office:value-type="float" office:value="0.0000077028" calcext:value-type="float">
            <text:p>7,7028E-06</text:p>
          </table:table-cell>
          <table:table-cell office:value-type="float" office:value="0.000006054" calcext:value-type="float">
            <text:p>6,054E-06</text:p>
          </table:table-cell>
          <table:table-cell office:value-type="float" office:value="0.0000093358" calcext:value-type="float">
            <text:p>9,3358E-06</text:p>
          </table:table-cell>
          <table:table-cell office:value-type="float" office:value="0.0000113857" calcext:value-type="float">
            <text:p>1,13857E-05</text:p>
          </table:table-cell>
          <table:table-cell office:value-type="float" office:value="0.0000234835" calcext:value-type="float">
            <text:p>2,34835E-05</text:p>
          </table:table-cell>
          <table:table-cell office:value-type="float" office:value="0.0000070485" calcext:value-type="float">
            <text:p>7,0485E-06</text:p>
          </table:table-cell>
          <table:table-cell office:value-type="float" office:value="0.0000012837" calcext:value-type="float">
            <text:p>1,2837E-06</text:p>
          </table:table-cell>
          <table:table-cell office:value-type="float" office:value="0.0000009685" calcext:value-type="float">
            <text:p>9,685E-07</text:p>
          </table:table-cell>
          <table:table-cell office:value-type="float" office:value="0.0000093646" calcext:value-type="float">
            <text:p>9,3646E-06</text:p>
          </table:table-cell>
          <table:table-cell office:value-type="float" office:value="0.0000070232" calcext:value-type="float">
            <text:p>7,0232E-06</text:p>
          </table:table-cell>
          <table:table-cell office:value-type="float" office:value="0.0000061479" calcext:value-type="float">
            <text:p>6,1479E-06</text:p>
          </table:table-cell>
          <table:table-cell office:value-type="float" office:value="0.0000014208" calcext:value-type="float">
            <text:p>1,4208E-06</text:p>
          </table:table-cell>
          <table:table-cell office:value-type="float" office:value="0.0000022247" calcext:value-type="float">
            <text:p>2,2247E-06</text:p>
          </table:table-cell>
          <table:table-cell office:value-type="float" office:value="0.0000010651" calcext:value-type="float">
            <text:p>1,0651E-06</text:p>
          </table:table-cell>
          <table:table-cell office:value-type="float" office:value="0.0000028077" calcext:value-type="float">
            <text:p>2,8077E-06</text:p>
          </table:table-cell>
          <table:table-cell office:value-type="float" office:value="0.00000191" calcext:value-type="float">
            <text:p>1,91E-06</text:p>
          </table:table-cell>
          <table:table-cell office:value-type="float" office:value="0.000006568" calcext:value-type="float">
            <text:p>6,568E-06</text:p>
          </table:table-cell>
          <table:table-cell office:value-type="float" office:value="0.000001815" calcext:value-type="float">
            <text:p>1,815E-06</text:p>
          </table:table-cell>
          <table:table-cell office:value-type="float" office:value="0.0000032404" calcext:value-type="float">
            <text:p>3,2404E-06</text:p>
          </table:table-cell>
          <table:table-cell office:value-type="float" office:value="0.0000007387" calcext:value-type="float">
            <text:p>7,387E-07</text:p>
          </table:table-cell>
          <table:table-cell office:value-type="float" office:value="0.0000089475" calcext:value-type="float">
            <text:p>8,9475E-06</text:p>
          </table:table-cell>
          <table:table-cell office:value-type="float" office:value="0.0000052884" calcext:value-type="float">
            <text:p>5,2884E-06</text:p>
          </table:table-cell>
          <table:table-cell office:value-type="float" office:value="0.0000067686" calcext:value-type="float">
            <text:p>6,7686E-06</text:p>
          </table:table-cell>
          <table:table-cell office:value-type="float" office:value="0.0000139133" calcext:value-type="float">
            <text:p>1,39133E-05</text:p>
          </table:table-cell>
          <table:table-cell office:value-type="float" office:value="0.0000109325" calcext:value-type="float">
            <text:p>1,09325E-05</text:p>
          </table:table-cell>
          <table:table-cell office:value-type="float" office:value="0.0000022984" calcext:value-type="float">
            <text:p>2,2984E-06</text:p>
          </table:table-cell>
          <table:table-cell office:value-type="float" office:value="0.000012398" calcext:value-type="float">
            <text:p>1,2398E-05</text:p>
          </table:table-cell>
          <table:table-cell office:value-type="float" office:value="0.000001413" calcext:value-type="float">
            <text:p>1,413E-06</text:p>
          </table:table-cell>
          <table:table-cell office:value-type="float" office:value="0.0000096206" calcext:value-type="float">
            <text:p>9,6206E-06</text:p>
          </table:table-cell>
          <table:table-cell office:value-type="float" office:value="0.0000065255" calcext:value-type="float">
            <text:p>6,5255E-06</text:p>
          </table:table-cell>
          <table:table-cell office:value-type="float" office:value="0.0000077784" calcext:value-type="float">
            <text:p>7,7784E-06</text:p>
          </table:table-cell>
          <table:table-cell office:value-type="float" office:value="0.0000066788" calcext:value-type="float">
            <text:p>6,6788E-06</text:p>
          </table:table-cell>
          <table:table-cell office:value-type="float" office:value="0.0000043471" calcext:value-type="float">
            <text:p>4,3471E-06</text:p>
          </table:table-cell>
          <table:table-cell office:value-type="float" office:value="0.0000071406" calcext:value-type="float">
            <text:p>7,1406E-06</text:p>
          </table:table-cell>
          <table:table-cell office:value-type="float" office:value="0.0000073228" calcext:value-type="float">
            <text:p>7,3228E-06</text:p>
          </table:table-cell>
          <table:table-cell office:value-type="float" office:value="0.0000017527" calcext:value-type="float">
            <text:p>1,7527E-06</text:p>
          </table:table-cell>
          <table:table-cell office:value-type="float" office:value="0.0000115665" calcext:value-type="float">
            <text:p>1,15665E-05</text:p>
          </table:table-cell>
          <table:table-cell office:value-type="float" office:value="0.000001374" calcext:value-type="float">
            <text:p>1,374E-06</text:p>
          </table:table-cell>
          <table:table-cell office:value-type="float" office:value="0.0000093307" calcext:value-type="float">
            <text:p>9,3307E-06</text:p>
          </table:table-cell>
          <table:table-cell office:value-type="float" office:value="0.0000051898" calcext:value-type="float">
            <text:p>5,1898E-06</text:p>
          </table:table-cell>
          <table:table-cell office:value-type="float" office:value="0.0000030204" calcext:value-type="float">
            <text:p>3,0204E-06</text:p>
          </table:table-cell>
          <table:table-cell office:value-type="float" office:value="0.0000015535" calcext:value-type="float">
            <text:p>1,5535E-06</text:p>
          </table:table-cell>
          <table:table-cell office:value-type="float" office:value="0.0000061039" calcext:value-type="float">
            <text:p>6,1039E-06</text:p>
          </table:table-cell>
          <table:table-cell office:value-type="float" office:value="0.0000065344" calcext:value-type="float">
            <text:p>6,5344E-06</text:p>
          </table:table-cell>
          <table:table-cell office:value-type="float" office:value="0.0000096246" calcext:value-type="float">
            <text:p>9,6246E-06</text:p>
          </table:table-cell>
          <table:table-cell office:value-type="float" office:value="0.0000100716" calcext:value-type="float">
            <text:p>1,00716E-05</text:p>
          </table:table-cell>
          <table:table-cell office:value-type="float" office:value="0.0000050122" calcext:value-type="float">
            <text:p>5,0122E-06</text:p>
          </table:table-cell>
          <table:table-cell office:value-type="float" office:value="0.0000153026" calcext:value-type="float">
            <text:p>1,53026E-05</text:p>
          </table:table-cell>
          <table:table-cell office:value-type="float" office:value="0.0000071004" calcext:value-type="float">
            <text:p>7,1004E-06</text:p>
          </table:table-cell>
          <table:table-cell office:value-type="float" office:value="0.0000014127" calcext:value-type="float">
            <text:p>1,4127E-06</text:p>
          </table:table-cell>
          <table:table-cell office:value-type="float" office:value="0.0000017822" calcext:value-type="float">
            <text:p>1,7822E-06</text:p>
          </table:table-cell>
          <table:table-cell office:value-type="float" office:value="0.0000032633" calcext:value-type="float">
            <text:p>3,2633E-06</text:p>
          </table:table-cell>
          <table:table-cell office:value-type="float" office:value="0.0000090585" calcext:value-type="float">
            <text:p>9,0585E-06</text:p>
          </table:table-cell>
          <table:table-cell office:value-type="float" office:value="0.0000059379" calcext:value-type="float">
            <text:p>5,9379E-06</text:p>
          </table:table-cell>
          <table:table-cell office:value-type="float" office:value="0.0000033285" calcext:value-type="float">
            <text:p>3,3285E-06</text:p>
          </table:table-cell>
          <table:table-cell office:value-type="float" office:value="0.0000099156" calcext:value-type="float">
            <text:p>9,9156E-06</text:p>
          </table:table-cell>
          <table:table-cell office:value-type="float" office:value="0.0000080725" calcext:value-type="float">
            <text:p>8,0725E-06</text:p>
          </table:table-cell>
          <table:table-cell office:value-type="float" office:value="0.0000123054" calcext:value-type="float">
            <text:p>1,23054E-05</text:p>
          </table:table-cell>
          <table:table-cell office:value-type="float" office:value="0.000009044" calcext:value-type="float">
            <text:p>9,044E-06</text:p>
          </table:table-cell>
          <table:table-cell office:value-type="float" office:value="0.000009596" calcext:value-type="float">
            <text:p>9,596E-06</text:p>
          </table:table-cell>
          <table:table-cell office:value-type="float" office:value="0.0000054651" calcext:value-type="float">
            <text:p>5,4651E-06</text:p>
          </table:table-cell>
          <table:table-cell office:value-type="float" office:value="0.0000122126" calcext:value-type="float">
            <text:p>1,22126E-05</text:p>
          </table:table-cell>
          <table:table-cell office:value-type="float" office:value="0.0000006278" calcext:value-type="float">
            <text:p>6,278E-07</text:p>
          </table:table-cell>
          <table:table-cell office:value-type="float" office:value="0.0000104163" calcext:value-type="float">
            <text:p>1,04163E-05</text:p>
          </table:table-cell>
          <table:table-cell office:value-type="float" office:value="0.0000013675" calcext:value-type="float">
            <text:p>1,3675E-06</text:p>
          </table:table-cell>
          <table:table-cell office:value-type="float" office:value="0.0000008089" calcext:value-type="float">
            <text:p>8,089E-07</text:p>
          </table:table-cell>
          <table:table-cell office:value-type="float" office:value="0.0000010733" calcext:value-type="float">
            <text:p>1,0733E-06</text:p>
          </table:table-cell>
          <table:table-cell office:value-type="float" office:value="0.0000114678" calcext:value-type="float">
            <text:p>1,14678E-05</text:p>
          </table:table-cell>
          <table:table-cell office:value-type="float" office:value="0.0000079656" calcext:value-type="float">
            <text:p>7,9656E-06</text:p>
          </table:table-cell>
          <table:table-cell office:value-type="float" office:value="0.00000422" calcext:value-type="float">
            <text:p>4,22E-06</text:p>
          </table:table-cell>
          <table:table-cell office:value-type="float" office:value="0.0000174298" calcext:value-type="float">
            <text:p>1,74298E-05</text:p>
          </table:table-cell>
          <table:table-cell office:value-type="float" office:value="0.000012725" calcext:value-type="float">
            <text:p>1,2725E-05</text:p>
          </table:table-cell>
          <table:table-cell office:value-type="float" office:value="0.0000042697" calcext:value-type="float">
            <text:p>4,2697E-06</text:p>
          </table:table-cell>
          <table:table-cell office:value-type="float" office:value="0.0000056344" calcext:value-type="float">
            <text:p>5,6344E-06</text:p>
          </table:table-cell>
          <table:table-cell office:value-type="float" office:value="0.0000077942" calcext:value-type="float">
            <text:p>7,7942E-06</text:p>
          </table:table-cell>
          <table:table-cell office:value-type="float" office:value="0.0000013167" calcext:value-type="float">
            <text:p>1,3167E-06</text:p>
          </table:table-cell>
          <table:table-cell office:value-type="float" office:value="0.0000087066" calcext:value-type="float">
            <text:p>8,7066E-06</text:p>
          </table:table-cell>
          <table:table-cell office:value-type="float" office:value="0.0000060777" calcext:value-type="float">
            <text:p>6,0777E-06</text:p>
          </table:table-cell>
          <table:table-cell office:value-type="float" office:value="0.0000094005" calcext:value-type="float">
            <text:p>9,4005E-06</text:p>
          </table:table-cell>
          <table:table-cell office:value-type="float" office:value="0.0000014825" calcext:value-type="float">
            <text:p>1,4825E-06</text:p>
          </table:table-cell>
          <table:table-cell office:value-type="float" office:value="0.0000045922" calcext:value-type="float">
            <text:p>4,5922E-06</text:p>
          </table:table-cell>
          <table:table-cell office:value-type="float" office:value="0.0000119639" calcext:value-type="float">
            <text:p>1,19639E-05</text:p>
          </table:table-cell>
          <table:table-cell office:value-type="float" office:value="0.0000040072" calcext:value-type="float">
            <text:p>4,0072E-06</text:p>
          </table:table-cell>
          <table:table-cell office:value-type="float" office:value="0.0000071051" calcext:value-type="float">
            <text:p>7,1051E-06</text:p>
          </table:table-cell>
          <table:table-cell office:value-type="float" office:value="0.000004765" calcext:value-type="float">
            <text:p>4,765E-06</text:p>
          </table:table-cell>
          <table:table-cell office:value-type="float" office:value="0.0000038395" calcext:value-type="float">
            <text:p>3,8395E-06</text:p>
          </table:table-cell>
          <table:table-cell office:value-type="float" office:value="0.0000110515" calcext:value-type="float">
            <text:p>1,10515E-05</text:p>
          </table:table-cell>
          <table:table-cell office:value-type="float" office:value="0.0000076329" calcext:value-type="float">
            <text:p>7,6329E-06</text:p>
          </table:table-cell>
          <table:table-cell office:value-type="float" office:value="0.0000062708" calcext:value-type="float">
            <text:p>6,2708E-06</text:p>
          </table:table-cell>
          <table:table-cell office:value-type="float" office:value="0.0000072718" calcext:value-type="float">
            <text:p>7,2718E-06</text:p>
          </table:table-cell>
          <table:table-cell office:value-type="float" office:value="0.0000012971" calcext:value-type="float">
            <text:p>1,2971E-06</text:p>
          </table:table-cell>
          <table:table-cell office:value-type="float" office:value="0.0000070719" calcext:value-type="float">
            <text:p>7,0719E-06</text:p>
          </table:table-cell>
          <table:table-cell office:value-type="float" office:value="0.0000106585" calcext:value-type="float">
            <text:p>1,06585E-05</text:p>
          </table:table-cell>
          <table:table-cell office:value-type="float" office:value="0.0000061654" calcext:value-type="float">
            <text:p>6,1654E-06</text:p>
          </table:table-cell>
          <table:table-cell office:value-type="float" office:value="0.0000078322" calcext:value-type="float">
            <text:p>7,8322E-06</text:p>
          </table:table-cell>
          <table:table-cell office:value-type="float" office:value="0.0000036224" calcext:value-type="float">
            <text:p>3,6224E-06</text:p>
          </table:table-cell>
          <table:table-cell office:value-type="float" office:value="0.0000066733" calcext:value-type="float">
            <text:p>6,6733E-06</text:p>
          </table:table-cell>
          <table:table-cell office:value-type="float" office:value="0.000003173" calcext:value-type="float">
            <text:p>3,173E-06</text:p>
          </table:table-cell>
          <table:table-cell office:value-type="float" office:value="0.0000085021" calcext:value-type="float">
            <text:p>8,5021E-06</text:p>
          </table:table-cell>
          <table:table-cell office:value-type="float" office:value="0.0000023094" calcext:value-type="float">
            <text:p>2,3094E-06</text:p>
          </table:table-cell>
          <table:table-cell office:value-type="float" office:value="0.0000099197" calcext:value-type="float">
            <text:p>9,9197E-06</text:p>
          </table:table-cell>
          <table:table-cell office:value-type="float" office:value="0.000001045" calcext:value-type="float">
            <text:p>1,045E-06</text:p>
          </table:table-cell>
          <table:table-cell office:value-type="float" office:value="0.0000071836" calcext:value-type="float">
            <text:p>7,1836E-06</text:p>
          </table:table-cell>
          <table:table-cell office:value-type="float" office:value="0.0000050959" calcext:value-type="float">
            <text:p>5,0959E-06</text:p>
          </table:table-cell>
          <table:table-cell office:value-type="float" office:value="0.000003002" calcext:value-type="float">
            <text:p>3,002E-06</text:p>
          </table:table-cell>
          <table:table-cell office:value-type="float" office:value="0.0000024189" calcext:value-type="float">
            <text:p>2,4189E-06</text:p>
          </table:table-cell>
          <table:table-cell office:value-type="float" office:value="0.0000126416" calcext:value-type="float">
            <text:p>1,26416E-05</text:p>
          </table:table-cell>
          <table:table-cell office:value-type="float" office:value="0.0000030417" calcext:value-type="float">
            <text:p>3,0417E-06</text:p>
          </table:table-cell>
          <table:table-cell office:value-type="float" office:value="0.0000076791" calcext:value-type="float">
            <text:p>7,6791E-06</text:p>
          </table:table-cell>
          <table:table-cell office:value-type="float" office:value="0.0000041527" calcext:value-type="float">
            <text:p>4,1527E-06</text:p>
          </table:table-cell>
          <table:table-cell office:value-type="float" office:value="0.0000011908" calcext:value-type="float">
            <text:p>1,1908E-06</text:p>
          </table:table-cell>
          <table:table-cell office:value-type="float" office:value="0.0000008274" calcext:value-type="float">
            <text:p>8,274E-07</text:p>
          </table:table-cell>
          <table:table-cell office:value-type="float" office:value="0.000004692" calcext:value-type="float">
            <text:p>4,692E-06</text:p>
          </table:table-cell>
          <table:table-cell office:value-type="float" office:value="0.000009597" calcext:value-type="float">
            <text:p>9,597E-06</text:p>
          </table:table-cell>
          <table:table-cell office:value-type="float" office:value="0.0000068286" calcext:value-type="float">
            <text:p>6,8286E-06</text:p>
          </table:table-cell>
          <table:table-cell office:value-type="float" office:value="0.0000058225" calcext:value-type="float">
            <text:p>5,8225E-06</text:p>
          </table:table-cell>
          <table:table-cell office:value-type="float" office:value="0.0000006456" calcext:value-type="float">
            <text:p>6,456E-07</text:p>
          </table:table-cell>
          <table:table-cell office:value-type="float" office:value="0.0000043194" calcext:value-type="float">
            <text:p>4,3194E-06</text:p>
          </table:table-cell>
          <table:table-cell office:value-type="float" office:value="0.0000133993" calcext:value-type="float">
            <text:p>1,33993E-05</text:p>
          </table:table-cell>
          <table:table-cell office:value-type="float" office:value="0.000008443" calcext:value-type="float">
            <text:p>8,443E-06</text:p>
          </table:table-cell>
          <table:table-cell office:value-type="float" office:value="0.0000044235" calcext:value-type="float">
            <text:p>4,4235E-06</text:p>
          </table:table-cell>
          <table:table-cell office:value-type="float" office:value="0.0000032248" calcext:value-type="float">
            <text:p>3,2248E-06</text:p>
          </table:table-cell>
          <table:table-cell office:value-type="float" office:value="0.0000200735" calcext:value-type="float">
            <text:p>2,00735E-05</text:p>
          </table:table-cell>
          <table:table-cell office:value-type="float" office:value="0.0000064888" calcext:value-type="float">
            <text:p>6,4888E-06</text:p>
          </table:table-cell>
          <table:table-cell office:value-type="float" office:value="0.0000008202" calcext:value-type="float">
            <text:p>8,202E-07</text:p>
          </table:table-cell>
          <table:table-cell office:value-type="float" office:value="0.0000006202" calcext:value-type="float">
            <text:p>6,202E-07</text:p>
          </table:table-cell>
          <table:table-cell office:value-type="float" office:value="0.0000092041" calcext:value-type="float">
            <text:p>9,2041E-06</text:p>
          </table:table-cell>
          <table:table-cell office:value-type="float" office:value="0.0000065962" calcext:value-type="float">
            <text:p>6,5962E-06</text:p>
          </table:table-cell>
          <table:table-cell office:value-type="float" office:value="0.0000021449" calcext:value-type="float">
            <text:p>2,1449E-06</text:p>
          </table:table-cell>
          <table:table-cell office:value-type="float" office:value="0.0000023399" calcext:value-type="float">
            <text:p>2,3399E-06</text:p>
          </table:table-cell>
          <table:table-cell office:value-type="float" office:value="0.0000059548" calcext:value-type="float">
            <text:p>5,9548E-06</text:p>
          </table:table-cell>
          <table:table-cell office:value-type="float" office:value="0.0000076496" calcext:value-type="float">
            <text:p>7,6496E-06</text:p>
          </table:table-cell>
          <table:table-cell office:value-type="float" office:value="0.0000010943" calcext:value-type="float">
            <text:p>1,0943E-06</text:p>
          </table:table-cell>
          <table:table-cell office:value-type="float" office:value="0.0000062484" calcext:value-type="float">
            <text:p>6,2484E-06</text:p>
          </table:table-cell>
          <table:table-cell office:value-type="float" office:value="0.0000058227" calcext:value-type="float">
            <text:p>5,8227E-06</text:p>
          </table:table-cell>
          <table:table-cell office:value-type="float" office:value="0.0000017644" calcext:value-type="float">
            <text:p>1,7644E-06</text:p>
          </table:table-cell>
          <table:table-cell office:value-type="float" office:value="0.0000017428" calcext:value-type="float">
            <text:p>1,7428E-06</text:p>
          </table:table-cell>
          <table:table-cell office:value-type="float" office:value="0.0000126106" calcext:value-type="float">
            <text:p>1,26106E-05</text:p>
          </table:table-cell>
          <table:table-cell office:value-type="float" office:value="0.0000053883" calcext:value-type="float">
            <text:p>5,3883E-06</text:p>
          </table:table-cell>
          <table:table-cell office:value-type="float" office:value="0.0000065831" calcext:value-type="float">
            <text:p>6,5831E-06</text:p>
          </table:table-cell>
          <table:table-cell office:value-type="float" office:value="0.0000149253" calcext:value-type="float">
            <text:p>1,49253E-05</text:p>
          </table:table-cell>
          <table:table-cell office:value-type="float" office:value="0.0000018096" calcext:value-type="float">
            <text:p>1,8096E-06</text:p>
          </table:table-cell>
          <table:table-cell office:value-type="float" office:value="0.0000053704" calcext:value-type="float">
            <text:p>5,3704E-06</text:p>
          </table:table-cell>
          <table:table-cell office:value-type="float" office:value="0.0000018956" calcext:value-type="float">
            <text:p>1,8956E-06</text:p>
          </table:table-cell>
          <table:table-cell office:value-type="float" office:value="0.0000104967" calcext:value-type="float">
            <text:p>1,04967E-05</text:p>
          </table:table-cell>
          <table:table-cell office:value-type="float" office:value="0.0000062622" calcext:value-type="float">
            <text:p>6,2622E-06</text:p>
          </table:table-cell>
          <table:table-cell office:value-type="float" office:value="0.0000085144" calcext:value-type="float">
            <text:p>8,5144E-06</text:p>
          </table:table-cell>
          <table:table-cell office:value-type="float" office:value="0.0000096846" calcext:value-type="float">
            <text:p>9,6846E-06</text:p>
          </table:table-cell>
          <table:table-cell office:value-type="float" office:value="0.0000023253" calcext:value-type="float">
            <text:p>2,3253E-06</text:p>
          </table:table-cell>
          <table:table-cell office:value-type="float" office:value="0.0000012964" calcext:value-type="float">
            <text:p>1,2964E-06</text:p>
          </table:table-cell>
          <table:table-cell office:value-type="float" office:value="0.0000020542" calcext:value-type="float">
            <text:p>2,0542E-06</text:p>
          </table:table-cell>
          <table:table-cell office:value-type="float" office:value="0.000002311" calcext:value-type="float">
            <text:p>2,311E-06</text:p>
          </table:table-cell>
          <table:table-cell office:value-type="float" office:value="0.0000079602" calcext:value-type="float">
            <text:p>7,9602E-06</text:p>
          </table:table-cell>
          <table:table-cell office:value-type="float" office:value="0.0000021944" calcext:value-type="float">
            <text:p>2,1944E-06</text:p>
          </table:table-cell>
          <table:table-cell office:value-type="float" office:value="0.0000072604" calcext:value-type="float">
            <text:p>7,2604E-06</text:p>
          </table:table-cell>
          <table:table-cell office:value-type="float" office:value="0.0000041789" calcext:value-type="float">
            <text:p>4,1789E-06</text:p>
          </table:table-cell>
          <table:table-cell office:value-type="float" office:value="0.0000051281" calcext:value-type="float">
            <text:p>5,1281E-06</text:p>
          </table:table-cell>
          <table:table-cell office:value-type="float" office:value="0.0000094265" calcext:value-type="float">
            <text:p>9,4265E-06</text:p>
          </table:table-cell>
          <table:table-cell office:value-type="float" office:value="0.0000018164" calcext:value-type="float">
            <text:p>1,8164E-06</text:p>
          </table:table-cell>
          <table:table-cell office:value-type="float" office:value="0.0000040352" calcext:value-type="float">
            <text:p>4,0352E-06</text:p>
          </table:table-cell>
          <table:table-cell office:value-type="float" office:value="0.0000022371" calcext:value-type="float">
            <text:p>2,2371E-06</text:p>
          </table:table-cell>
          <table:table-cell office:value-type="float" office:value="0.0000021882" calcext:value-type="float">
            <text:p>2,1882E-06</text:p>
          </table:table-cell>
          <table:table-cell office:value-type="float" office:value="0.0000065766" calcext:value-type="float">
            <text:p>6,5766E-06</text:p>
          </table:table-cell>
          <table:table-cell office:value-type="float" office:value="0.0000027577" calcext:value-type="float">
            <text:p>2,7577E-06</text:p>
          </table:table-cell>
          <table:table-cell office:value-type="float" office:value="0.0000114055" calcext:value-type="float">
            <text:p>1,14055E-05</text:p>
          </table:table-cell>
          <table:table-cell office:value-type="float" office:value="0.000001547" calcext:value-type="float">
            <text:p>1,547E-06</text:p>
          </table:table-cell>
          <table:table-cell office:value-type="float" office:value="0.0000076416" calcext:value-type="float">
            <text:p>7,6416E-06</text:p>
          </table:table-cell>
          <table:table-cell office:value-type="float" office:value="0.0000010065" calcext:value-type="float">
            <text:p>1,0065E-06</text:p>
          </table:table-cell>
          <table:table-cell office:value-type="float" office:value="0.0000129398" calcext:value-type="float">
            <text:p>1,29398E-05</text:p>
          </table:table-cell>
          <table:table-cell office:value-type="float" office:value="0.0000100176" calcext:value-type="float">
            <text:p>1,00176E-05</text:p>
          </table:table-cell>
          <table:table-cell office:value-type="float" office:value="0.0000062688" calcext:value-type="float">
            <text:p>6,2688E-06</text:p>
          </table:table-cell>
          <table:table-cell office:value-type="float" office:value="0.0000038461" calcext:value-type="float">
            <text:p>3,8461E-06</text:p>
          </table:table-cell>
          <table:table-cell office:value-type="float" office:value="0.0000017231" calcext:value-type="float">
            <text:p>1,7231E-06</text:p>
          </table:table-cell>
          <table:table-cell office:value-type="float" office:value="0.0000024782" calcext:value-type="float">
            <text:p>2,4782E-06</text:p>
          </table:table-cell>
          <table:table-cell office:value-type="float" office:value="0.0000014148" calcext:value-type="float">
            <text:p>1,4148E-06</text:p>
          </table:table-cell>
          <table:table-cell office:value-type="float" office:value="0.0000068644" calcext:value-type="float">
            <text:p>6,8644E-06</text:p>
          </table:table-cell>
          <table:table-cell office:value-type="float" office:value="0.0000053704" calcext:value-type="float">
            <text:p>5,3704E-06</text:p>
          </table:table-cell>
          <table:table-cell office:value-type="float" office:value="0.0000019073" calcext:value-type="float">
            <text:p>1,9073E-06</text:p>
          </table:table-cell>
          <table:table-cell office:value-type="float" office:value="0.0000020998" calcext:value-type="float">
            <text:p>2,0998E-06</text:p>
          </table:table-cell>
          <table:table-cell office:value-type="float" office:value="0.0000080691" calcext:value-type="float">
            <text:p>8,0691E-06</text:p>
          </table:table-cell>
          <table:table-cell office:value-type="float" office:value="0.0000064146" calcext:value-type="float">
            <text:p>6,4146E-06</text:p>
          </table:table-cell>
          <table:table-cell office:value-type="float" office:value="0.0000196983" calcext:value-type="float">
            <text:p>1,96983E-05</text:p>
          </table:table-cell>
          <table:table-cell office:value-type="float" office:value="0.0000087861" calcext:value-type="float">
            <text:p>8,7861E-06</text:p>
          </table:table-cell>
          <table:table-cell office:value-type="float" office:value="0.000007928" calcext:value-type="float">
            <text:p>7,928E-06</text:p>
          </table:table-cell>
          <table:table-cell office:value-type="float" office:value="0.0000066604" calcext:value-type="float">
            <text:p>6,6604E-06</text:p>
          </table:table-cell>
          <table:table-cell office:value-type="float" office:value="0.0000045295" calcext:value-type="float">
            <text:p>4,5295E-06</text:p>
          </table:table-cell>
          <table:table-cell office:value-type="float" office:value="0.0000022066" calcext:value-type="float">
            <text:p>2,2066E-06</text:p>
          </table:table-cell>
          <table:table-cell office:value-type="float" office:value="0.0000097931" calcext:value-type="float">
            <text:p>9,7931E-06</text:p>
          </table:table-cell>
          <table:table-cell office:value-type="float" office:value="0.0000048208" calcext:value-type="float">
            <text:p>4,8208E-06</text:p>
          </table:table-cell>
          <table:table-cell office:value-type="float" office:value="0.0000062261" calcext:value-type="float">
            <text:p>6,2261E-06</text:p>
          </table:table-cell>
          <table:table-cell office:value-type="float" office:value="0.0000035874" calcext:value-type="float">
            <text:p>3,5874E-06</text:p>
          </table:table-cell>
          <table:table-cell office:value-type="float" office:value="0.0000028384" calcext:value-type="float">
            <text:p>2,8384E-06</text:p>
          </table:table-cell>
          <table:table-cell office:value-type="float" office:value="0.0000064517" calcext:value-type="float">
            <text:p>6,4517E-06</text:p>
          </table:table-cell>
          <table:table-cell office:value-type="float" office:value="0.000008862" calcext:value-type="float">
            <text:p>8,862E-06</text:p>
          </table:table-cell>
          <table:table-cell office:value-type="float" office:value="0.0000076463" calcext:value-type="float">
            <text:p>7,6463E-06</text:p>
          </table:table-cell>
          <table:table-cell office:value-type="float" office:value="0.0000038246" calcext:value-type="float">
            <text:p>3,8246E-06</text:p>
          </table:table-cell>
          <table:table-cell office:value-type="float" office:value="0.0000023318" calcext:value-type="float">
            <text:p>2,3318E-06</text:p>
          </table:table-cell>
          <table:table-cell office:value-type="float" office:value="0.0000025108" calcext:value-type="float">
            <text:p>2,5108E-06</text:p>
          </table:table-cell>
          <table:table-cell office:value-type="float" office:value="0.0000049811" calcext:value-type="float">
            <text:p>4,9811E-06</text:p>
          </table:table-cell>
          <table:table-cell office:value-type="float" office:value="0.0000015662" calcext:value-type="float">
            <text:p>1,5662E-06</text:p>
          </table:table-cell>
          <table:table-cell office:value-type="float" office:value="0.0000093592" calcext:value-type="float">
            <text:p>9,3592E-06</text:p>
          </table:table-cell>
          <table:table-cell office:value-type="float" office:value="0.000012922" calcext:value-type="float">
            <text:p>1,2922E-05</text:p>
          </table:table-cell>
          <table:table-cell office:value-type="float" office:value="0.0000145045" calcext:value-type="float">
            <text:p>1,45045E-05</text:p>
          </table:table-cell>
          <table:table-cell office:value-type="float" office:value="0.0000073633" calcext:value-type="float">
            <text:p>7,3633E-06</text:p>
          </table:table-cell>
          <table:table-cell office:value-type="float" office:value="0.0000074838" calcext:value-type="float">
            <text:p>7,4838E-06</text:p>
          </table:table-cell>
          <table:table-cell office:value-type="float" office:value="0.0000119051" calcext:value-type="float">
            <text:p>1,19051E-05</text:p>
          </table:table-cell>
          <table:table-cell office:value-type="float" office:value="0.0000035991" calcext:value-type="float">
            <text:p>3,5991E-06</text:p>
          </table:table-cell>
        </table:table-row>
        <table:table-row table:style-name="ro1" table:number-rows-repeated="9">
          <table:table-cell table:number-columns-repeated="1000"/>
        </table:table-row>
        <table:table-row table:style-name="ro1">
          <table:table-cell table:number-columns-repeated="3"/>
          <table:table-cell office:value-type="float" office:value="0.0341246615" calcext:value-type="float">
            <text:p>0,0341246615</text:p>
          </table:table-cell>
          <table:table-cell table:number-columns-repeated="99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12T10:05:00.676162866</dc:date>
    <meta:editing-duration>PT17H28M2S</meta:editing-duration>
    <meta:editing-cycles>1</meta:editing-cycles>
    <meta:document-statistic meta:table-count="1" meta:cell-count="12007" meta:object-count="0"/>
    <meta:generator>LibreOffice/6.4.7.2$Linux_X86_64 LibreOffice_project/40$Build-2</meta:generator>
  </office:meta>
</office:document-meta>
</file>